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2201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3.6in"/>
    </style:style>
    <style:style style:name="co7" style:family="table-column">
      <style:table-column-properties fo:break-before="auto" style:column-width="1.8016in"/>
    </style:style>
    <style:style style:name="co8" style:family="table-column">
      <style:table-column-properties fo:break-before="auto" style:column-width="0.892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Globals">
      <style:table-properties table:display="true" style:writing-mode="lr-tb"/>
    </style:style>
    <style:style style:name="ta2" style:family="table" style:master-page-name="PageStyle_5f_QuadCannon_20_Invert_20_Scale_20_Buff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729fc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7dade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7dade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39">
      <style:table-cell-properties fo:background-color="#99ff99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1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1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f819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ffb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eeeeee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b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[#REF!]" style:apply-style-name="ConditionalStyle_5f_1" style:base-cell-address="GLAInfantryStingerSoldier.D103"/>
      <style:map style:condition="cell-content()&lt;[#REF!]" style:apply-style-name="ConditionalStyle_5f_2" style:base-cell-address="GLAInfantryStingerSoldier.D103"/>
    </style:style>
    <style:style style:name="ce43" style:family="table-cell" style:parent-style-name="Default" style:data-style-name="N2">
      <style:table-cell-properties fo:background-color="#ffffa6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[#REF!]" style:apply-style-name="ConditionalStyle_5f_1" style:base-cell-address="GLAInfantryStingerSoldier.D103"/>
      <style:map style:condition="cell-content()&lt;[#REF!]" style:apply-style-name="ConditionalStyle_5f_2" style:base-cell-address="GLAInfantryStingerSoldier.D103"/>
    </style:style>
    <style:style style:name="ce155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[#REF!]" style:apply-style-name="ConditionalStyle_5f_2" style:base-cell-address="GLAInfantryStingerSoldier.D148"/>
      <style:map style:condition="cell-content()&lt;[#REF!]" style:apply-style-name="ConditionalStyle_5f_1" style:base-cell-address="GLAInfantryStingerSoldier.D148"/>
    </style:style>
    <style:style style:name="ce156" style:family="table-cell" style:parent-style-name="GreenBackground" style:data-style-name="N2">
      <style:table-cell-properties fo:background-color="#ffffa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[#REF!]" style:apply-style-name="ConditionalStyle_5f_1" style:base-cell-address="GLAInfantryStingerSoldier.D193"/>
      <style:map style:condition="cell-content()&lt;[#REF!]" style:apply-style-name="ConditionalStyle_5f_2" style:base-cell-address="GLAInfantryStingerSoldier.D193"/>
    </style:style>
    <style:style style:name="ce69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lobal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4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Tick</text:p>
          </table:table-cell>
          <table:table-cell table:style-name="ce2" table:number-columns-repeated="2"/>
          <table:table-cell table:style-name="ce5" table:formula="of:=1/15" office:value-type="float" office:value="0.0666666666666667" calcext:value-type="float">
            <text:p>0.066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1" calcext:value-type="percentage">
            <text:p>11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3" calcext:value-type="percentage">
            <text:p>13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DAMAGE</text:p>
          </table:table-cell>
          <table:table-cell table:style-name="ce16" office:value-type="percentage" office:value="1.1" calcext:value-type="percentage">
            <text:p>11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DAMAGE</text:p>
          </table:table-cell>
          <table:table-cell table:style-name="ce15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DAMAGE</text:p>
          </table:table-cell>
          <table:table-cell table:style-name="ce16" office:value-type="percentage" office:value="1.3" calcext:value-type="percentage">
            <text:p>13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5" calcext:value-type="percentage">
            <text:p>15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5" calcext:value-type="percentage">
            <text:p>15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2" office:value-type="string" calcext:value-type="string">
            <text:p>RATE_OF_FIRE</text:p>
          </table:table-cell>
          <table:table-cell table:style-name="ce9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4" calcext:value-type="percentage">
            <text:p>14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2" office:value-type="string" calcext:value-type="string">
            <text:p>RATE_OF_FIRE</text:p>
          </table:table-cell>
          <table:table-cell table:style-name="ce9" office:value-type="percentage" office:value="1.6" calcext:value-type="percentage">
            <text:p>16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0.8" calcext:value-type="percentage">
            <text:p>8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lobals.D28:Globals.D50">
            <calcext:color-scale>
              <calcext:color-scale-entry calcext:value="=MIN(MIN([.D28:.D50]); 1-0.0000000001)" calcext:type="formula" calcext:color="#ff0000"/>
              <calcext:color-scale-entry calcext:value="1" calcext:type="number" calcext:color="#ffffa6"/>
              <calcext:color-scale-entry calcext:value="=MAX(MAX([.D28:.D50]); 1+0.0000000001)" calcext:type="formula" calcext:color="#00a933"/>
            </calcext:color-scale>
          </calcext:conditional-format>
          <calcext:conditional-format calcext:target-range-address="Globals.D4:Globals.D26">
            <calcext:color-scale>
              <calcext:color-scale-entry calcext:value="=MIN(MIN([.D4:.D26]); 1-0.0000000001)" calcext:type="formula" calcext:color="#ff0000"/>
              <calcext:color-scale-entry calcext:value="1" calcext:type="number" calcext:color="#ffffa6"/>
              <calcext:color-scale-entry calcext:value="=MAX(MAX([.D4:.D26]); 1+0.0000000001)" calcext:type="formula" calcext:color="#00a933"/>
            </calcext:color-scale>
          </calcext:conditional-format>
        </calcext:conditional-formats>
      </table:table>
      <table:table table:name="GLAInfantryStingerSoldier" table:style-name="ta2">
        <office:forms form:automatic-focus="false" form:apply-design-mode="false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4" table:number-columns-repeated="5" table:default-cell-style-name="ce47"/>
        <table:table-column table:style-name="co8" table:number-columns-repeated="1015" table:default-cell-style-name="ce47"/>
        <table:table-column table:style-name="co8" table:default-cell-style-name="Default"/>
        <table:table-row table:style-name="ro2">
          <table:table-cell table:style-name="ce46" table:number-columns-repeated="3"/>
          <table:table-cell table:style-name="ce55" office:value-type="string" calcext:value-type="string">
            <text:p>StingerMissileWeapon</text:p>
          </table:table-cell>
          <table:table-cell table:style-name="ce55" office:value-type="string" calcext:value-type="string">
            <text:p>StingerMissileWeaponAir</text:p>
          </table:table-cell>
          <table:table-cell table:style-name="ce55" office:value-type="string" calcext:value-type="string">
            <text:p>GC_Chem_StingerMissileWeaponBeta</text:p>
          </table:table-cell>
          <table:table-cell table:style-name="ce55" office:value-type="string" calcext:value-type="string">
            <text:p>GC_Chem_StingerMissileWeaponAirBeta</text:p>
          </table:table-cell>
          <table:table-cell table:style-name="ce55" office:value-type="string" calcext:value-type="string">
            <text:p>GC_Chem_StingerMissileWeaponGamma</text:p>
          </table:table-cell>
          <table:table-cell table:style-name="ce55" office:value-type="string" calcext:value-type="string">
            <text:p>GC_Chem_StingerMissileWeaponAirGamma</text:p>
          </table:table-cell>
          <table:table-cell table:style-name="ce46"/>
          <table:table-cell table:style-name="Default" table:number-columns-repeated="6"/>
          <table:table-cell table:style-name="ce46" table:number-columns-repeated="1007"/>
          <table:table-cell table:style-name="ce1"/>
        </table:table-row>
        <table:table-row table:style-name="ro3">
          <table:table-cell table:style-name="ce2" office:value-type="string" calcext:value-type="string">
            <text:p>WeaponTick</text:p>
          </table:table-cell>
          <table:table-cell table:style-name="ce2" table:number-columns-repeated="2"/>
          <table:table-cell table:style-name="ce56" table:number-columns-repeated="6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MAGE</text:p>
          </table:table-cell>
          <table:table-cell table:style-name="ce14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DAMAGE</text:p>
          </table:table-cell>
          <table:table-cell table:number-columns-repeated="6" table:style-name="ce142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DAMAGE</text:p>
          </table:table-cell>
          <table:table-cell table:style-name="ce14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DAMAGE</text:p>
          </table:table-cell>
          <table:table-cell table:style-name="ce14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DAMAGE</text:p>
          </table:table-cell>
          <table:table-cell table:style-name="ce14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DAMAGE</text:p>
          </table:table-cell>
          <table:table-cell table:style-name="ce14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DAMAGE</text:p>
          </table:table-cell>
          <table:table-cell table:style-name="ce14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DAMAGE</text:p>
          </table:table-cell>
          <table:table-cell table:style-name="ce14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DAMAGE</text:p>
          </table:table-cell>
          <table:table-cell table:style-name="ce14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DAMAGE</text:p>
          </table:table-cell>
          <table:table-cell table:style-name="ce14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DAMAGE</text:p>
          </table:table-cell>
          <table:table-cell table:style-name="ce14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DAMAGE</text:p>
          </table:table-cell>
          <table:table-cell table:style-name="ce14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DAMAGE</text:p>
          </table:table-cell>
          <table:table-cell table:style-name="ce14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DAMAGE</text:p>
          </table:table-cell>
          <table:table-cell table:style-name="ce142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DAMAGE</text:p>
          </table:table-cell>
          <table:table-cell table:style-name="ce142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DAMAGE</text:p>
          </table:table-cell>
          <table:table-cell table:style-name="ce142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DAMAGE</text:p>
          </table:table-cell>
          <table:table-cell table:style-name="ce14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DAMAGE</text:p>
          </table:table-cell>
          <table:table-cell table:style-name="ce14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DAMAGE</text:p>
          </table:table-cell>
          <table:table-cell table:style-name="ce14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DAMAGE</text:p>
          </table:table-cell>
          <table:table-cell table:style-name="ce14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DAMAGE</text:p>
          </table:table-cell>
          <table:table-cell table:style-name="ce14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DAMAGE</text:p>
          </table:table-cell>
          <table:table-cell table:style-name="ce14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DAMAGE</text:p>
          </table:table-cell>
          <table:table-cell table:style-name="ce142" table:number-columns-repeated="6"/>
          <table:table-cell table:number-columns-repeated="1015"/>
        </table:table-row>
        <table:table-row table:style-name="ro4">
          <table:table-cell table:style-name="ce48" office:value-type="string" calcext:value-type="string">
            <text:p>WeaponBonus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AMAGE</text:p>
          </table:table-cell>
          <table:table-cell table:style-name="ce143" table:formula="of:=IF(AND(ISNUMBER([.D4]);[.D4]&gt;=0);1+([.D4] - 1)+([$Globals.$D4] - 1);[$Globals.$D4])" office:value-type="percentage" office:value="1" calcext:value-type="percentage">
            <text:p>100.00%</text:p>
          </table:table-cell>
          <table:table-cell table:style-name="ce143" table:formula="of:=IF(AND(ISNUMBER([.E4]);[.E4]&gt;=0);1+([.E4] - 1)+([$Globals.$D4] - 1);[$Globals.$D4])" office:value-type="percentage" office:value="1" calcext:value-type="percentage">
            <text:p>100.00%</text:p>
          </table:table-cell>
          <table:table-cell table:style-name="ce143" table:formula="of:=IF(AND(ISNUMBER([.F4]);[.F4]&gt;=0);1+([.F4] - 1)+([$Globals.$D4] - 1);[$Globals.$D4])" office:value-type="percentage" office:value="1" calcext:value-type="percentage">
            <text:p>100.00%</text:p>
          </table:table-cell>
          <table:table-cell table:style-name="ce143" table:formula="of:=IF(AND(ISNUMBER([.G4]);[.G4]&gt;=0);1+([.G4] - 1)+([$Globals.$D4] - 1);[$Globals.$D4])" office:value-type="percentage" office:value="1" calcext:value-type="percentage">
            <text:p>100.00%</text:p>
          </table:table-cell>
          <table:table-cell table:style-name="ce143" table:formula="of:=IF(AND(ISNUMBER([.H4]);[.H4]&gt;=0);1+([.H4] - 1)+([$Globals.$D4] - 1);[$Globals.$D4])" office:value-type="percentage" office:value="1" calcext:value-type="percentage">
            <text:p>100.00%</text:p>
          </table:table-cell>
          <table:table-cell table:style-name="ce143" table:formula="of:=IF(AND(ISNUMBER([.I4]);[.I4]&gt;=0);1+([.I4] - 1)+([$Globals.$D4] - 1);[$Globals.$D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AMAGE</text:p>
          </table:table-cell>
          <table:table-cell table:style-name="ce143" table:formula="of:=IF(AND(ISNUMBER([.D5]);[.D5]&gt;=0);1+([.D5] - 1)+([$Globals.$D5] - 1);[$Globals.$D5])" office:value-type="percentage" office:value="1.25" calcext:value-type="percentage">
            <text:p>125.00%</text:p>
          </table:table-cell>
          <table:table-cell table:style-name="ce143" table:formula="of:=IF(AND(ISNUMBER([.E5]);[.E5]&gt;=0);1+([.E5] - 1)+([$Globals.$D5] - 1);[$Globals.$D5])" office:value-type="percentage" office:value="1.25" calcext:value-type="percentage">
            <text:p>125.00%</text:p>
          </table:table-cell>
          <table:table-cell table:style-name="ce143" table:formula="of:=IF(AND(ISNUMBER([.F5]);[.F5]&gt;=0);1+([.F5] - 1)+([$Globals.$D5] - 1);[$Globals.$D5])" office:value-type="percentage" office:value="1.25" calcext:value-type="percentage">
            <text:p>125.00%</text:p>
          </table:table-cell>
          <table:table-cell table:style-name="ce143" table:formula="of:=IF(AND(ISNUMBER([.G5]);[.G5]&gt;=0);1+([.G5] - 1)+([$Globals.$D5] - 1);[$Globals.$D5])" office:value-type="percentage" office:value="1.25" calcext:value-type="percentage">
            <text:p>125.00%</text:p>
          </table:table-cell>
          <table:table-cell table:style-name="ce143" table:formula="of:=IF(AND(ISNUMBER([.H5]);[.H5]&gt;=0);1+([.H5] - 1)+([$Globals.$D5] - 1);[$Globals.$D5])" office:value-type="percentage" office:value="1.25" calcext:value-type="percentage">
            <text:p>125.00%</text:p>
          </table:table-cell>
          <table:table-cell table:style-name="ce143" table:formula="of:=IF(AND(ISNUMBER([.I5]);[.I5]&gt;=0);1+([.I5] - 1)+([$Globals.$D5] - 1);[$Globals.$D5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AMAGE</text:p>
          </table:table-cell>
          <table:table-cell table:style-name="ce143" table:formula="of:=IF(AND(ISNUMBER([.D6]);[.D6]&gt;=0);1+([.D6] - 1)+([$Globals.$D6] - 1);[$Globals.$D6])" office:value-type="percentage" office:value="1" calcext:value-type="percentage">
            <text:p>100.00%</text:p>
          </table:table-cell>
          <table:table-cell table:style-name="ce143" table:formula="of:=IF(AND(ISNUMBER([.E6]);[.E6]&gt;=0);1+([.E6] - 1)+([$Globals.$D6] - 1);[$Globals.$D6])" office:value-type="percentage" office:value="1" calcext:value-type="percentage">
            <text:p>100.00%</text:p>
          </table:table-cell>
          <table:table-cell table:style-name="ce143" table:formula="of:=IF(AND(ISNUMBER([.F6]);[.F6]&gt;=0);1+([.F6] - 1)+([$Globals.$D6] - 1);[$Globals.$D6])" office:value-type="percentage" office:value="1" calcext:value-type="percentage">
            <text:p>100.00%</text:p>
          </table:table-cell>
          <table:table-cell table:style-name="ce143" table:formula="of:=IF(AND(ISNUMBER([.G6]);[.G6]&gt;=0);1+([.G6] - 1)+([$Globals.$D6] - 1);[$Globals.$D6])" office:value-type="percentage" office:value="1" calcext:value-type="percentage">
            <text:p>100.00%</text:p>
          </table:table-cell>
          <table:table-cell table:style-name="ce143" table:formula="of:=IF(AND(ISNUMBER([.H6]);[.H6]&gt;=0);1+([.H6] - 1)+([$Globals.$D6] - 1);[$Globals.$D6])" office:value-type="percentage" office:value="1" calcext:value-type="percentage">
            <text:p>100.00%</text:p>
          </table:table-cell>
          <table:table-cell table:style-name="ce143" table:formula="of:=IF(AND(ISNUMBER([.I6]);[.I6]&gt;=0);1+([.I6] - 1)+([$Globals.$D6] - 1);[$Globals.$D6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AMAGE</text:p>
          </table:table-cell>
          <table:table-cell table:style-name="ce143" table:formula="of:=IF(AND(ISNUMBER([.D7]);[.D7]&gt;=0);1+([.D7] - 1)+([$Globals.$D7] - 1);[$Globals.$D7])" office:value-type="percentage" office:value="1" calcext:value-type="percentage">
            <text:p>100.00%</text:p>
          </table:table-cell>
          <table:table-cell table:style-name="ce143" table:formula="of:=IF(AND(ISNUMBER([.E7]);[.E7]&gt;=0);1+([.E7] - 1)+([$Globals.$D7] - 1);[$Globals.$D7])" office:value-type="percentage" office:value="1" calcext:value-type="percentage">
            <text:p>100.00%</text:p>
          </table:table-cell>
          <table:table-cell table:style-name="ce143" table:formula="of:=IF(AND(ISNUMBER([.F7]);[.F7]&gt;=0);1+([.F7] - 1)+([$Globals.$D7] - 1);[$Globals.$D7])" office:value-type="percentage" office:value="1" calcext:value-type="percentage">
            <text:p>100.00%</text:p>
          </table:table-cell>
          <table:table-cell table:style-name="ce143" table:formula="of:=IF(AND(ISNUMBER([.G7]);[.G7]&gt;=0);1+([.G7] - 1)+([$Globals.$D7] - 1);[$Globals.$D7])" office:value-type="percentage" office:value="1" calcext:value-type="percentage">
            <text:p>100.00%</text:p>
          </table:table-cell>
          <table:table-cell table:style-name="ce143" table:formula="of:=IF(AND(ISNUMBER([.H7]);[.H7]&gt;=0);1+([.H7] - 1)+([$Globals.$D7] - 1);[$Globals.$D7])" office:value-type="percentage" office:value="1" calcext:value-type="percentage">
            <text:p>100.00%</text:p>
          </table:table-cell>
          <table:table-cell table:style-name="ce143" table:formula="of:=IF(AND(ISNUMBER([.I7]);[.I7]&gt;=0);1+([.I7] - 1)+([$Globals.$D7] - 1);[$Globals.$D7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AMAGE</text:p>
          </table:table-cell>
          <table:table-cell table:style-name="ce143" table:formula="of:=IF(AND(ISNUMBER([.D8]);[.D8]&gt;=0);1+([.D8] - 1)+([$Globals.$D8] - 1);[$Globals.$D8])" office:value-type="percentage" office:value="1" calcext:value-type="percentage">
            <text:p>100.00%</text:p>
          </table:table-cell>
          <table:table-cell table:style-name="ce143" table:formula="of:=IF(AND(ISNUMBER([.E8]);[.E8]&gt;=0);1+([.E8] - 1)+([$Globals.$D8] - 1);[$Globals.$D8])" office:value-type="percentage" office:value="1" calcext:value-type="percentage">
            <text:p>100.00%</text:p>
          </table:table-cell>
          <table:table-cell table:style-name="ce143" table:formula="of:=IF(AND(ISNUMBER([.F8]);[.F8]&gt;=0);1+([.F8] - 1)+([$Globals.$D8] - 1);[$Globals.$D8])" office:value-type="percentage" office:value="1" calcext:value-type="percentage">
            <text:p>100.00%</text:p>
          </table:table-cell>
          <table:table-cell table:style-name="ce143" table:formula="of:=IF(AND(ISNUMBER([.G8]);[.G8]&gt;=0);1+([.G8] - 1)+([$Globals.$D8] - 1);[$Globals.$D8])" office:value-type="percentage" office:value="1" calcext:value-type="percentage">
            <text:p>100.00%</text:p>
          </table:table-cell>
          <table:table-cell table:style-name="ce143" table:formula="of:=IF(AND(ISNUMBER([.H8]);[.H8]&gt;=0);1+([.H8] - 1)+([$Globals.$D8] - 1);[$Globals.$D8])" office:value-type="percentage" office:value="1" calcext:value-type="percentage">
            <text:p>100.00%</text:p>
          </table:table-cell>
          <table:table-cell table:style-name="ce143" table:formula="of:=IF(AND(ISNUMBER([.I8]);[.I8]&gt;=0);1+([.I8] - 1)+([$Globals.$D8] - 1);[$Globals.$D8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AMAGE</text:p>
          </table:table-cell>
          <table:table-cell table:style-name="ce143" table:formula="of:=IF(AND(ISNUMBER([.D9]);[.D9]&gt;=0);1+([.D9] - 1)+([$Globals.$D9] - 1);[$Globals.$D9])" office:value-type="percentage" office:value="1" calcext:value-type="percentage">
            <text:p>100.00%</text:p>
          </table:table-cell>
          <table:table-cell table:style-name="ce143" table:formula="of:=IF(AND(ISNUMBER([.E9]);[.E9]&gt;=0);1+([.E9] - 1)+([$Globals.$D9] - 1);[$Globals.$D9])" office:value-type="percentage" office:value="1" calcext:value-type="percentage">
            <text:p>100.00%</text:p>
          </table:table-cell>
          <table:table-cell table:style-name="ce143" table:formula="of:=IF(AND(ISNUMBER([.F9]);[.F9]&gt;=0);1+([.F9] - 1)+([$Globals.$D9] - 1);[$Globals.$D9])" office:value-type="percentage" office:value="1" calcext:value-type="percentage">
            <text:p>100.00%</text:p>
          </table:table-cell>
          <table:table-cell table:style-name="ce143" table:formula="of:=IF(AND(ISNUMBER([.G9]);[.G9]&gt;=0);1+([.G9] - 1)+([$Globals.$D9] - 1);[$Globals.$D9])" office:value-type="percentage" office:value="1" calcext:value-type="percentage">
            <text:p>100.00%</text:p>
          </table:table-cell>
          <table:table-cell table:style-name="ce143" table:formula="of:=IF(AND(ISNUMBER([.H9]);[.H9]&gt;=0);1+([.H9] - 1)+([$Globals.$D9] - 1);[$Globals.$D9])" office:value-type="percentage" office:value="1" calcext:value-type="percentage">
            <text:p>100.00%</text:p>
          </table:table-cell>
          <table:table-cell table:style-name="ce143" table:formula="of:=IF(AND(ISNUMBER([.I9]);[.I9]&gt;=0);1+([.I9] - 1)+([$Globals.$D9] - 1);[$Globals.$D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AMAGE</text:p>
          </table:table-cell>
          <table:table-cell table:style-name="ce143" table:formula="of:=IF(AND(ISNUMBER([.D10]);[.D10]&gt;=0);1+([.D10] - 1)+([$Globals.$D10] - 1);[$Globals.$D10])" office:value-type="percentage" office:value="1" calcext:value-type="percentage">
            <text:p>100.00%</text:p>
          </table:table-cell>
          <table:table-cell table:style-name="ce143" table:formula="of:=IF(AND(ISNUMBER([.E10]);[.E10]&gt;=0);1+([.E10] - 1)+([$Globals.$D10] - 1);[$Globals.$D10])" office:value-type="percentage" office:value="1" calcext:value-type="percentage">
            <text:p>100.00%</text:p>
          </table:table-cell>
          <table:table-cell table:style-name="ce143" table:formula="of:=IF(AND(ISNUMBER([.F10]);[.F10]&gt;=0);1+([.F10] - 1)+([$Globals.$D10] - 1);[$Globals.$D10])" office:value-type="percentage" office:value="1" calcext:value-type="percentage">
            <text:p>100.00%</text:p>
          </table:table-cell>
          <table:table-cell table:style-name="ce143" table:formula="of:=IF(AND(ISNUMBER([.G10]);[.G10]&gt;=0);1+([.G10] - 1)+([$Globals.$D10] - 1);[$Globals.$D10])" office:value-type="percentage" office:value="1" calcext:value-type="percentage">
            <text:p>100.00%</text:p>
          </table:table-cell>
          <table:table-cell table:style-name="ce143" table:formula="of:=IF(AND(ISNUMBER([.H10]);[.H10]&gt;=0);1+([.H10] - 1)+([$Globals.$D10] - 1);[$Globals.$D10])" office:value-type="percentage" office:value="1" calcext:value-type="percentage">
            <text:p>100.00%</text:p>
          </table:table-cell>
          <table:table-cell table:style-name="ce143" table:formula="of:=IF(AND(ISNUMBER([.I10]);[.I10]&gt;=0);1+([.I10] - 1)+([$Globals.$D10] - 1);[$Globals.$D10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AMAGE</text:p>
          </table:table-cell>
          <table:table-cell table:style-name="ce143" table:formula="of:=IF(AND(ISNUMBER([.D11]);[.D11]&gt;=0);1+([.D11] - 1)+([$Globals.$D11] - 1);[$Globals.$D11])" office:value-type="percentage" office:value="1" calcext:value-type="percentage">
            <text:p>100.00%</text:p>
          </table:table-cell>
          <table:table-cell table:style-name="ce143" table:formula="of:=IF(AND(ISNUMBER([.E11]);[.E11]&gt;=0);1+([.E11] - 1)+([$Globals.$D11] - 1);[$Globals.$D11])" office:value-type="percentage" office:value="1" calcext:value-type="percentage">
            <text:p>100.00%</text:p>
          </table:table-cell>
          <table:table-cell table:style-name="ce143" table:formula="of:=IF(AND(ISNUMBER([.F11]);[.F11]&gt;=0);1+([.F11] - 1)+([$Globals.$D11] - 1);[$Globals.$D11])" office:value-type="percentage" office:value="1" calcext:value-type="percentage">
            <text:p>100.00%</text:p>
          </table:table-cell>
          <table:table-cell table:style-name="ce143" table:formula="of:=IF(AND(ISNUMBER([.G11]);[.G11]&gt;=0);1+([.G11] - 1)+([$Globals.$D11] - 1);[$Globals.$D11])" office:value-type="percentage" office:value="1" calcext:value-type="percentage">
            <text:p>100.00%</text:p>
          </table:table-cell>
          <table:table-cell table:style-name="ce143" table:formula="of:=IF(AND(ISNUMBER([.H11]);[.H11]&gt;=0);1+([.H11] - 1)+([$Globals.$D11] - 1);[$Globals.$D11])" office:value-type="percentage" office:value="1" calcext:value-type="percentage">
            <text:p>100.00%</text:p>
          </table:table-cell>
          <table:table-cell table:style-name="ce143" table:formula="of:=IF(AND(ISNUMBER([.I11]);[.I11]&gt;=0);1+([.I11] - 1)+([$Globals.$D11] - 1);[$Globals.$D1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AMAGE</text:p>
          </table:table-cell>
          <table:table-cell table:style-name="ce143" table:formula="of:=IF(AND(ISNUMBER([.D12]);[.D12]&gt;=0);1+([.D12] - 1)+([$Globals.$D12] - 1);[$Globals.$D12])" office:value-type="percentage" office:value="1" calcext:value-type="percentage">
            <text:p>100.00%</text:p>
          </table:table-cell>
          <table:table-cell table:style-name="ce143" table:formula="of:=IF(AND(ISNUMBER([.E12]);[.E12]&gt;=0);1+([.E12] - 1)+([$Globals.$D12] - 1);[$Globals.$D12])" office:value-type="percentage" office:value="1" calcext:value-type="percentage">
            <text:p>100.00%</text:p>
          </table:table-cell>
          <table:table-cell table:style-name="ce143" table:formula="of:=IF(AND(ISNUMBER([.F12]);[.F12]&gt;=0);1+([.F12] - 1)+([$Globals.$D12] - 1);[$Globals.$D12])" office:value-type="percentage" office:value="1" calcext:value-type="percentage">
            <text:p>100.00%</text:p>
          </table:table-cell>
          <table:table-cell table:style-name="ce143" table:formula="of:=IF(AND(ISNUMBER([.G12]);[.G12]&gt;=0);1+([.G12] - 1)+([$Globals.$D12] - 1);[$Globals.$D12])" office:value-type="percentage" office:value="1" calcext:value-type="percentage">
            <text:p>100.00%</text:p>
          </table:table-cell>
          <table:table-cell table:style-name="ce143" table:formula="of:=IF(AND(ISNUMBER([.H12]);[.H12]&gt;=0);1+([.H12] - 1)+([$Globals.$D12] - 1);[$Globals.$D12])" office:value-type="percentage" office:value="1" calcext:value-type="percentage">
            <text:p>100.00%</text:p>
          </table:table-cell>
          <table:table-cell table:style-name="ce143" table:formula="of:=IF(AND(ISNUMBER([.I12]);[.I12]&gt;=0);1+([.I12] - 1)+([$Globals.$D12] - 1);[$Globals.$D12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AMAGE</text:p>
          </table:table-cell>
          <table:table-cell table:style-name="ce143" table:formula="of:=IF(AND(ISNUMBER([.D13]);[.D13]&gt;=0);1+([.D13] - 1)+([$Globals.$D13] - 1);[$Globals.$D13])" office:value-type="percentage" office:value="1.25" calcext:value-type="percentage">
            <text:p>125.00%</text:p>
          </table:table-cell>
          <table:table-cell table:style-name="ce143" table:formula="of:=IF(AND(ISNUMBER([.E13]);[.E13]&gt;=0);1+([.E13] - 1)+([$Globals.$D13] - 1);[$Globals.$D13])" office:value-type="percentage" office:value="1.25" calcext:value-type="percentage">
            <text:p>125.00%</text:p>
          </table:table-cell>
          <table:table-cell table:style-name="ce143" table:formula="of:=IF(AND(ISNUMBER([.F13]);[.F13]&gt;=0);1+([.F13] - 1)+([$Globals.$D13] - 1);[$Globals.$D13])" office:value-type="percentage" office:value="1.25" calcext:value-type="percentage">
            <text:p>125.00%</text:p>
          </table:table-cell>
          <table:table-cell table:style-name="ce143" table:formula="of:=IF(AND(ISNUMBER([.G13]);[.G13]&gt;=0);1+([.G13] - 1)+([$Globals.$D13] - 1);[$Globals.$D13])" office:value-type="percentage" office:value="1.25" calcext:value-type="percentage">
            <text:p>125.00%</text:p>
          </table:table-cell>
          <table:table-cell table:style-name="ce143" table:formula="of:=IF(AND(ISNUMBER([.H13]);[.H13]&gt;=0);1+([.H13] - 1)+([$Globals.$D13] - 1);[$Globals.$D13])" office:value-type="percentage" office:value="1.25" calcext:value-type="percentage">
            <text:p>125.00%</text:p>
          </table:table-cell>
          <table:table-cell table:style-name="ce143" table:formula="of:=IF(AND(ISNUMBER([.I13]);[.I13]&gt;=0);1+([.I13] - 1)+([$Globals.$D13] - 1);[$Globals.$D13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AMAGE</text:p>
          </table:table-cell>
          <table:table-cell table:style-name="ce143" table:formula="of:=IF(AND(ISNUMBER([.D14]);[.D14]&gt;=0);1+([.D14] - 1)+([$Globals.$D14] - 1);[$Globals.$D14])" office:value-type="percentage" office:value="1" calcext:value-type="percentage">
            <text:p>100.00%</text:p>
          </table:table-cell>
          <table:table-cell table:style-name="ce143" table:formula="of:=IF(AND(ISNUMBER([.E14]);[.E14]&gt;=0);1+([.E14] - 1)+([$Globals.$D14] - 1);[$Globals.$D14])" office:value-type="percentage" office:value="1" calcext:value-type="percentage">
            <text:p>100.00%</text:p>
          </table:table-cell>
          <table:table-cell table:style-name="ce143" table:formula="of:=IF(AND(ISNUMBER([.F14]);[.F14]&gt;=0);1+([.F14] - 1)+([$Globals.$D14] - 1);[$Globals.$D14])" office:value-type="percentage" office:value="1" calcext:value-type="percentage">
            <text:p>100.00%</text:p>
          </table:table-cell>
          <table:table-cell table:style-name="ce143" table:formula="of:=IF(AND(ISNUMBER([.G14]);[.G14]&gt;=0);1+([.G14] - 1)+([$Globals.$D14] - 1);[$Globals.$D14])" office:value-type="percentage" office:value="1" calcext:value-type="percentage">
            <text:p>100.00%</text:p>
          </table:table-cell>
          <table:table-cell table:style-name="ce143" table:formula="of:=IF(AND(ISNUMBER([.H14]);[.H14]&gt;=0);1+([.H14] - 1)+([$Globals.$D14] - 1);[$Globals.$D14])" office:value-type="percentage" office:value="1" calcext:value-type="percentage">
            <text:p>100.00%</text:p>
          </table:table-cell>
          <table:table-cell table:style-name="ce143" table:formula="of:=IF(AND(ISNUMBER([.I14]);[.I14]&gt;=0);1+([.I14] - 1)+([$Globals.$D14] - 1);[$Globals.$D1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AMAGE</text:p>
          </table:table-cell>
          <table:table-cell table:style-name="ce143" table:formula="of:=IF(AND(ISNUMBER([.D15]);[.D15]&gt;=0);1+([.D15] - 1)+([$Globals.$D15] - 1);[$Globals.$D15])" office:value-type="percentage" office:value="1.1" calcext:value-type="percentage">
            <text:p>110.00%</text:p>
          </table:table-cell>
          <table:table-cell table:style-name="ce143" table:formula="of:=IF(AND(ISNUMBER([.E15]);[.E15]&gt;=0);1+([.E15] - 1)+([$Globals.$D15] - 1);[$Globals.$D15])" office:value-type="percentage" office:value="1.1" calcext:value-type="percentage">
            <text:p>110.00%</text:p>
          </table:table-cell>
          <table:table-cell table:style-name="ce143" table:formula="of:=IF(AND(ISNUMBER([.F15]);[.F15]&gt;=0);1+([.F15] - 1)+([$Globals.$D15] - 1);[$Globals.$D15])" office:value-type="percentage" office:value="1.1" calcext:value-type="percentage">
            <text:p>110.00%</text:p>
          </table:table-cell>
          <table:table-cell table:style-name="ce143" table:formula="of:=IF(AND(ISNUMBER([.G15]);[.G15]&gt;=0);1+([.G15] - 1)+([$Globals.$D15] - 1);[$Globals.$D15])" office:value-type="percentage" office:value="1.1" calcext:value-type="percentage">
            <text:p>110.00%</text:p>
          </table:table-cell>
          <table:table-cell table:style-name="ce143" table:formula="of:=IF(AND(ISNUMBER([.H15]);[.H15]&gt;=0);1+([.H15] - 1)+([$Globals.$D15] - 1);[$Globals.$D15])" office:value-type="percentage" office:value="1.1" calcext:value-type="percentage">
            <text:p>110.00%</text:p>
          </table:table-cell>
          <table:table-cell table:style-name="ce143" table:formula="of:=IF(AND(ISNUMBER([.I15]);[.I15]&gt;=0);1+([.I15] - 1)+([$Globals.$D15] - 1);[$Globals.$D15])" office:value-type="percentage" office:value="1.1" calcext:value-type="percentage">
            <text:p>11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AMAGE</text:p>
          </table:table-cell>
          <table:table-cell table:style-name="ce143" table:formula="of:=IF(AND(ISNUMBER([.D16]);[.D16]&gt;=0);1+([.D16] - 1)+([$Globals.$D16] - 1);[$Globals.$D16])" office:value-type="percentage" office:value="1.2" calcext:value-type="percentage">
            <text:p>120.00%</text:p>
          </table:table-cell>
          <table:table-cell table:style-name="ce143" table:formula="of:=IF(AND(ISNUMBER([.E16]);[.E16]&gt;=0);1+([.E16] - 1)+([$Globals.$D16] - 1);[$Globals.$D16])" office:value-type="percentage" office:value="1.2" calcext:value-type="percentage">
            <text:p>120.00%</text:p>
          </table:table-cell>
          <table:table-cell table:style-name="ce143" table:formula="of:=IF(AND(ISNUMBER([.F16]);[.F16]&gt;=0);1+([.F16] - 1)+([$Globals.$D16] - 1);[$Globals.$D16])" office:value-type="percentage" office:value="1.2" calcext:value-type="percentage">
            <text:p>120.00%</text:p>
          </table:table-cell>
          <table:table-cell table:style-name="ce143" table:formula="of:=IF(AND(ISNUMBER([.G16]);[.G16]&gt;=0);1+([.G16] - 1)+([$Globals.$D16] - 1);[$Globals.$D16])" office:value-type="percentage" office:value="1.2" calcext:value-type="percentage">
            <text:p>120.00%</text:p>
          </table:table-cell>
          <table:table-cell table:style-name="ce143" table:formula="of:=IF(AND(ISNUMBER([.H16]);[.H16]&gt;=0);1+([.H16] - 1)+([$Globals.$D16] - 1);[$Globals.$D16])" office:value-type="percentage" office:value="1.2" calcext:value-type="percentage">
            <text:p>120.00%</text:p>
          </table:table-cell>
          <table:table-cell table:style-name="ce143" table:formula="of:=IF(AND(ISNUMBER([.I16]);[.I16]&gt;=0);1+([.I16] - 1)+([$Globals.$D16] - 1);[$Globals.$D16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AMAGE</text:p>
          </table:table-cell>
          <table:table-cell table:style-name="ce143" table:formula="of:=IF(AND(ISNUMBER([.D17]);[.D17]&gt;=0);1+([.D17] - 1)+([$Globals.$D17] - 1);[$Globals.$D17])" office:value-type="percentage" office:value="1.3" calcext:value-type="percentage">
            <text:p>130.00%</text:p>
          </table:table-cell>
          <table:table-cell table:style-name="ce143" table:formula="of:=IF(AND(ISNUMBER([.E17]);[.E17]&gt;=0);1+([.E17] - 1)+([$Globals.$D17] - 1);[$Globals.$D17])" office:value-type="percentage" office:value="1.3" calcext:value-type="percentage">
            <text:p>130.00%</text:p>
          </table:table-cell>
          <table:table-cell table:style-name="ce143" table:formula="of:=IF(AND(ISNUMBER([.F17]);[.F17]&gt;=0);1+([.F17] - 1)+([$Globals.$D17] - 1);[$Globals.$D17])" office:value-type="percentage" office:value="1.3" calcext:value-type="percentage">
            <text:p>130.00%</text:p>
          </table:table-cell>
          <table:table-cell table:style-name="ce143" table:formula="of:=IF(AND(ISNUMBER([.G17]);[.G17]&gt;=0);1+([.G17] - 1)+([$Globals.$D17] - 1);[$Globals.$D17])" office:value-type="percentage" office:value="1.3" calcext:value-type="percentage">
            <text:p>130.00%</text:p>
          </table:table-cell>
          <table:table-cell table:style-name="ce143" table:formula="of:=IF(AND(ISNUMBER([.H17]);[.H17]&gt;=0);1+([.H17] - 1)+([$Globals.$D17] - 1);[$Globals.$D17])" office:value-type="percentage" office:value="1.3" calcext:value-type="percentage">
            <text:p>130.00%</text:p>
          </table:table-cell>
          <table:table-cell table:style-name="ce143" table:formula="of:=IF(AND(ISNUMBER([.I17]);[.I17]&gt;=0);1+([.I17] - 1)+([$Globals.$D17] - 1);[$Globals.$D17])" office:value-type="percentage" office:value="1.3" calcext:value-type="percentage">
            <text:p>13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AMAGE</text:p>
          </table:table-cell>
          <table:table-cell table:style-name="ce143" table:formula="of:=IF(AND(ISNUMBER([.D18]);[.D18]&gt;=0);1+([.D18] - 1)+([$Globals.$D18] - 1);[$Globals.$D18])" office:value-type="percentage" office:value="1.1" calcext:value-type="percentage">
            <text:p>110.00%</text:p>
          </table:table-cell>
          <table:table-cell table:style-name="ce143" table:formula="of:=IF(AND(ISNUMBER([.E18]);[.E18]&gt;=0);1+([.E18] - 1)+([$Globals.$D18] - 1);[$Globals.$D18])" office:value-type="percentage" office:value="1.1" calcext:value-type="percentage">
            <text:p>110.00%</text:p>
          </table:table-cell>
          <table:table-cell table:style-name="ce143" table:formula="of:=IF(AND(ISNUMBER([.F18]);[.F18]&gt;=0);1+([.F18] - 1)+([$Globals.$D18] - 1);[$Globals.$D18])" office:value-type="percentage" office:value="1.1" calcext:value-type="percentage">
            <text:p>110.00%</text:p>
          </table:table-cell>
          <table:table-cell table:style-name="ce143" table:formula="of:=IF(AND(ISNUMBER([.G18]);[.G18]&gt;=0);1+([.G18] - 1)+([$Globals.$D18] - 1);[$Globals.$D18])" office:value-type="percentage" office:value="1.1" calcext:value-type="percentage">
            <text:p>110.00%</text:p>
          </table:table-cell>
          <table:table-cell table:style-name="ce143" table:formula="of:=IF(AND(ISNUMBER([.H18]);[.H18]&gt;=0);1+([.H18] - 1)+([$Globals.$D18] - 1);[$Globals.$D18])" office:value-type="percentage" office:value="1.1" calcext:value-type="percentage">
            <text:p>110.00%</text:p>
          </table:table-cell>
          <table:table-cell table:style-name="ce143" table:formula="of:=IF(AND(ISNUMBER([.I18]);[.I18]&gt;=0);1+([.I18] - 1)+([$Globals.$D18] - 1);[$Globals.$D18])" office:value-type="percentage" office:value="1.1" calcext:value-type="percentage">
            <text:p>11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AMAGE</text:p>
          </table:table-cell>
          <table:table-cell table:style-name="ce143" table:formula="of:=IF(AND(ISNUMBER([.D19]);[.D19]&gt;=0);1+([.D19] - 1)+([$Globals.$D19] - 1);[$Globals.$D19])" office:value-type="percentage" office:value="1.2" calcext:value-type="percentage">
            <text:p>120.00%</text:p>
          </table:table-cell>
          <table:table-cell table:style-name="ce143" table:formula="of:=IF(AND(ISNUMBER([.E19]);[.E19]&gt;=0);1+([.E19] - 1)+([$Globals.$D19] - 1);[$Globals.$D19])" office:value-type="percentage" office:value="1.2" calcext:value-type="percentage">
            <text:p>120.00%</text:p>
          </table:table-cell>
          <table:table-cell table:style-name="ce143" table:formula="of:=IF(AND(ISNUMBER([.F19]);[.F19]&gt;=0);1+([.F19] - 1)+([$Globals.$D19] - 1);[$Globals.$D19])" office:value-type="percentage" office:value="1.2" calcext:value-type="percentage">
            <text:p>120.00%</text:p>
          </table:table-cell>
          <table:table-cell table:style-name="ce143" table:formula="of:=IF(AND(ISNUMBER([.G19]);[.G19]&gt;=0);1+([.G19] - 1)+([$Globals.$D19] - 1);[$Globals.$D19])" office:value-type="percentage" office:value="1.2" calcext:value-type="percentage">
            <text:p>120.00%</text:p>
          </table:table-cell>
          <table:table-cell table:style-name="ce143" table:formula="of:=IF(AND(ISNUMBER([.H19]);[.H19]&gt;=0);1+([.H19] - 1)+([$Globals.$D19] - 1);[$Globals.$D19])" office:value-type="percentage" office:value="1.2" calcext:value-type="percentage">
            <text:p>120.00%</text:p>
          </table:table-cell>
          <table:table-cell table:style-name="ce143" table:formula="of:=IF(AND(ISNUMBER([.I19]);[.I19]&gt;=0);1+([.I19] - 1)+([$Globals.$D19] - 1);[$Globals.$D19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AMAGE</text:p>
          </table:table-cell>
          <table:table-cell table:style-name="ce143" table:formula="of:=IF(AND(ISNUMBER([.D20]);[.D20]&gt;=0);1+([.D20] - 1)+([$Globals.$D20] - 1);[$Globals.$D20])" office:value-type="percentage" office:value="1.3" calcext:value-type="percentage">
            <text:p>130.00%</text:p>
          </table:table-cell>
          <table:table-cell table:style-name="ce143" table:formula="of:=IF(AND(ISNUMBER([.E20]);[.E20]&gt;=0);1+([.E20] - 1)+([$Globals.$D20] - 1);[$Globals.$D20])" office:value-type="percentage" office:value="1.3" calcext:value-type="percentage">
            <text:p>130.00%</text:p>
          </table:table-cell>
          <table:table-cell table:style-name="ce143" table:formula="of:=IF(AND(ISNUMBER([.F20]);[.F20]&gt;=0);1+([.F20] - 1)+([$Globals.$D20] - 1);[$Globals.$D20])" office:value-type="percentage" office:value="1.3" calcext:value-type="percentage">
            <text:p>130.00%</text:p>
          </table:table-cell>
          <table:table-cell table:style-name="ce143" table:formula="of:=IF(AND(ISNUMBER([.G20]);[.G20]&gt;=0);1+([.G20] - 1)+([$Globals.$D20] - 1);[$Globals.$D20])" office:value-type="percentage" office:value="1.3" calcext:value-type="percentage">
            <text:p>130.00%</text:p>
          </table:table-cell>
          <table:table-cell table:style-name="ce143" table:formula="of:=IF(AND(ISNUMBER([.H20]);[.H20]&gt;=0);1+([.H20] - 1)+([$Globals.$D20] - 1);[$Globals.$D20])" office:value-type="percentage" office:value="1.3" calcext:value-type="percentage">
            <text:p>130.00%</text:p>
          </table:table-cell>
          <table:table-cell table:style-name="ce143" table:formula="of:=IF(AND(ISNUMBER([.I20]);[.I20]&gt;=0);1+([.I20] - 1)+([$Globals.$D20] - 1);[$Globals.$D20])" office:value-type="percentage" office:value="1.3" calcext:value-type="percentage">
            <text:p>13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AMAGE</text:p>
          </table:table-cell>
          <table:table-cell table:style-name="ce143" table:formula="of:=IF(AND(ISNUMBER([.D21]);[.D21]&gt;=0);1+([.D21] - 1)+([$Globals.$D21] - 1);[$Globals.$D21])" office:value-type="percentage" office:value="1.2" calcext:value-type="percentage">
            <text:p>120.00%</text:p>
          </table:table-cell>
          <table:table-cell table:style-name="ce143" table:formula="of:=IF(AND(ISNUMBER([.E21]);[.E21]&gt;=0);1+([.E21] - 1)+([$Globals.$D21] - 1);[$Globals.$D21])" office:value-type="percentage" office:value="1.2" calcext:value-type="percentage">
            <text:p>120.00%</text:p>
          </table:table-cell>
          <table:table-cell table:style-name="ce143" table:formula="of:=IF(AND(ISNUMBER([.F21]);[.F21]&gt;=0);1+([.F21] - 1)+([$Globals.$D21] - 1);[$Globals.$D21])" office:value-type="percentage" office:value="1.2" calcext:value-type="percentage">
            <text:p>120.00%</text:p>
          </table:table-cell>
          <table:table-cell table:style-name="ce143" table:formula="of:=IF(AND(ISNUMBER([.G21]);[.G21]&gt;=0);1+([.G21] - 1)+([$Globals.$D21] - 1);[$Globals.$D21])" office:value-type="percentage" office:value="1.2" calcext:value-type="percentage">
            <text:p>120.00%</text:p>
          </table:table-cell>
          <table:table-cell table:style-name="ce143" table:formula="of:=IF(AND(ISNUMBER([.H21]);[.H21]&gt;=0);1+([.H21] - 1)+([$Globals.$D21] - 1);[$Globals.$D21])" office:value-type="percentage" office:value="1.2" calcext:value-type="percentage">
            <text:p>120.00%</text:p>
          </table:table-cell>
          <table:table-cell table:style-name="ce143" table:formula="of:=IF(AND(ISNUMBER([.I21]);[.I21]&gt;=0);1+([.I21] - 1)+([$Globals.$D21] - 1);[$Globals.$D21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AMAGE</text:p>
          </table:table-cell>
          <table:table-cell table:style-name="ce143" table:formula="of:=IF(AND(ISNUMBER([.D22]);[.D22]&gt;=0);1+([.D22] - 1)+([$Globals.$D22] - 1);[$Globals.$D22])" office:value-type="percentage" office:value="1" calcext:value-type="percentage">
            <text:p>100.00%</text:p>
          </table:table-cell>
          <table:table-cell table:style-name="ce143" table:formula="of:=IF(AND(ISNUMBER([.E22]);[.E22]&gt;=0);1+([.E22] - 1)+([$Globals.$D22] - 1);[$Globals.$D22])" office:value-type="percentage" office:value="1" calcext:value-type="percentage">
            <text:p>100.00%</text:p>
          </table:table-cell>
          <table:table-cell table:style-name="ce143" table:formula="of:=IF(AND(ISNUMBER([.F22]);[.F22]&gt;=0);1+([.F22] - 1)+([$Globals.$D22] - 1);[$Globals.$D22])" office:value-type="percentage" office:value="1" calcext:value-type="percentage">
            <text:p>100.00%</text:p>
          </table:table-cell>
          <table:table-cell table:style-name="ce143" table:formula="of:=IF(AND(ISNUMBER([.G22]);[.G22]&gt;=0);1+([.G22] - 1)+([$Globals.$D22] - 1);[$Globals.$D22])" office:value-type="percentage" office:value="1" calcext:value-type="percentage">
            <text:p>100.00%</text:p>
          </table:table-cell>
          <table:table-cell table:style-name="ce143" table:formula="of:=IF(AND(ISNUMBER([.H22]);[.H22]&gt;=0);1+([.H22] - 1)+([$Globals.$D22] - 1);[$Globals.$D22])" office:value-type="percentage" office:value="1" calcext:value-type="percentage">
            <text:p>100.00%</text:p>
          </table:table-cell>
          <table:table-cell table:style-name="ce143" table:formula="of:=IF(AND(ISNUMBER([.I22]);[.I22]&gt;=0);1+([.I22] - 1)+([$Globals.$D22] - 1);[$Globals.$D22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AMAGE</text:p>
          </table:table-cell>
          <table:table-cell table:style-name="ce143" table:formula="of:=IF(AND(ISNUMBER([.D23]);[.D23]&gt;=0);1+([.D23] - 1)+([$Globals.$D23] - 1);[$Globals.$D23])" office:value-type="percentage" office:value="1" calcext:value-type="percentage">
            <text:p>100.00%</text:p>
          </table:table-cell>
          <table:table-cell table:style-name="ce143" table:formula="of:=IF(AND(ISNUMBER([.E23]);[.E23]&gt;=0);1+([.E23] - 1)+([$Globals.$D23] - 1);[$Globals.$D23])" office:value-type="percentage" office:value="1" calcext:value-type="percentage">
            <text:p>100.00%</text:p>
          </table:table-cell>
          <table:table-cell table:style-name="ce143" table:formula="of:=IF(AND(ISNUMBER([.F23]);[.F23]&gt;=0);1+([.F23] - 1)+([$Globals.$D23] - 1);[$Globals.$D23])" office:value-type="percentage" office:value="1" calcext:value-type="percentage">
            <text:p>100.00%</text:p>
          </table:table-cell>
          <table:table-cell table:style-name="ce143" table:formula="of:=IF(AND(ISNUMBER([.G23]);[.G23]&gt;=0);1+([.G23] - 1)+([$Globals.$D23] - 1);[$Globals.$D23])" office:value-type="percentage" office:value="1" calcext:value-type="percentage">
            <text:p>100.00%</text:p>
          </table:table-cell>
          <table:table-cell table:style-name="ce143" table:formula="of:=IF(AND(ISNUMBER([.H23]);[.H23]&gt;=0);1+([.H23] - 1)+([$Globals.$D23] - 1);[$Globals.$D23])" office:value-type="percentage" office:value="1" calcext:value-type="percentage">
            <text:p>100.00%</text:p>
          </table:table-cell>
          <table:table-cell table:style-name="ce143" table:formula="of:=IF(AND(ISNUMBER([.I23]);[.I23]&gt;=0);1+([.I23] - 1)+([$Globals.$D23] - 1);[$Globals.$D23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AMAGE</text:p>
          </table:table-cell>
          <table:table-cell table:style-name="ce143" table:formula="of:=IF(AND(ISNUMBER([.D24]);[.D24]&gt;=0);1+([.D24] - 1)+([$Globals.$D24] - 1);[$Globals.$D24])" office:value-type="percentage" office:value="1" calcext:value-type="percentage">
            <text:p>100.00%</text:p>
          </table:table-cell>
          <table:table-cell table:style-name="ce143" table:formula="of:=IF(AND(ISNUMBER([.E24]);[.E24]&gt;=0);1+([.E24] - 1)+([$Globals.$D24] - 1);[$Globals.$D24])" office:value-type="percentage" office:value="1" calcext:value-type="percentage">
            <text:p>100.00%</text:p>
          </table:table-cell>
          <table:table-cell table:style-name="ce143" table:formula="of:=IF(AND(ISNUMBER([.F24]);[.F24]&gt;=0);1+([.F24] - 1)+([$Globals.$D24] - 1);[$Globals.$D24])" office:value-type="percentage" office:value="1" calcext:value-type="percentage">
            <text:p>100.00%</text:p>
          </table:table-cell>
          <table:table-cell table:style-name="ce143" table:formula="of:=IF(AND(ISNUMBER([.G24]);[.G24]&gt;=0);1+([.G24] - 1)+([$Globals.$D24] - 1);[$Globals.$D24])" office:value-type="percentage" office:value="1" calcext:value-type="percentage">
            <text:p>100.00%</text:p>
          </table:table-cell>
          <table:table-cell table:style-name="ce143" table:formula="of:=IF(AND(ISNUMBER([.H24]);[.H24]&gt;=0);1+([.H24] - 1)+([$Globals.$D24] - 1);[$Globals.$D24])" office:value-type="percentage" office:value="1" calcext:value-type="percentage">
            <text:p>100.00%</text:p>
          </table:table-cell>
          <table:table-cell table:style-name="ce143" table:formula="of:=IF(AND(ISNUMBER([.I24]);[.I24]&gt;=0);1+([.I24] - 1)+([$Globals.$D24] - 1);[$Globals.$D2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AMAGE</text:p>
          </table:table-cell>
          <table:table-cell table:style-name="ce143" table:formula="of:=IF(AND(ISNUMBER([.D25]);[.D25]&gt;=0);1+([.D25] - 1)+([$Globals.$D25] - 1);[$Globals.$D25])" office:value-type="percentage" office:value="1" calcext:value-type="percentage">
            <text:p>100.00%</text:p>
          </table:table-cell>
          <table:table-cell table:style-name="ce143" table:formula="of:=IF(AND(ISNUMBER([.E25]);[.E25]&gt;=0);1+([.E25] - 1)+([$Globals.$D25] - 1);[$Globals.$D25])" office:value-type="percentage" office:value="1" calcext:value-type="percentage">
            <text:p>100.00%</text:p>
          </table:table-cell>
          <table:table-cell table:style-name="ce143" table:formula="of:=IF(AND(ISNUMBER([.F25]);[.F25]&gt;=0);1+([.F25] - 1)+([$Globals.$D25] - 1);[$Globals.$D25])" office:value-type="percentage" office:value="1" calcext:value-type="percentage">
            <text:p>100.00%</text:p>
          </table:table-cell>
          <table:table-cell table:style-name="ce143" table:formula="of:=IF(AND(ISNUMBER([.G25]);[.G25]&gt;=0);1+([.G25] - 1)+([$Globals.$D25] - 1);[$Globals.$D25])" office:value-type="percentage" office:value="1" calcext:value-type="percentage">
            <text:p>100.00%</text:p>
          </table:table-cell>
          <table:table-cell table:style-name="ce143" table:formula="of:=IF(AND(ISNUMBER([.H25]);[.H25]&gt;=0);1+([.H25] - 1)+([$Globals.$D25] - 1);[$Globals.$D25])" office:value-type="percentage" office:value="1" calcext:value-type="percentage">
            <text:p>100.00%</text:p>
          </table:table-cell>
          <table:table-cell table:style-name="ce143" table:formula="of:=IF(AND(ISNUMBER([.I25]);[.I25]&gt;=0);1+([.I25] - 1)+([$Globals.$D25] - 1);[$Globals.$D2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AMAGE</text:p>
          </table:table-cell>
          <table:table-cell table:style-name="ce143" table:formula="of:=IF(AND(ISNUMBER([.D26]);[.D26]&gt;=0);1+([.D26] - 1)+([$Globals.$D26] - 1);[$Globals.$D26])" office:value-type="percentage" office:value="1" calcext:value-type="percentage">
            <text:p>100.00%</text:p>
          </table:table-cell>
          <table:table-cell table:style-name="ce143" table:formula="of:=IF(AND(ISNUMBER([.E26]);[.E26]&gt;=0);1+([.E26] - 1)+([$Globals.$D26] - 1);[$Globals.$D26])" office:value-type="percentage" office:value="1" calcext:value-type="percentage">
            <text:p>100.00%</text:p>
          </table:table-cell>
          <table:table-cell table:style-name="ce143" table:formula="of:=IF(AND(ISNUMBER([.F26]);[.F26]&gt;=0);1+([.F26] - 1)+([$Globals.$D26] - 1);[$Globals.$D26])" office:value-type="percentage" office:value="1" calcext:value-type="percentage">
            <text:p>100.00%</text:p>
          </table:table-cell>
          <table:table-cell table:style-name="ce143" table:formula="of:=IF(AND(ISNUMBER([.G26]);[.G26]&gt;=0);1+([.G26] - 1)+([$Globals.$D26] - 1);[$Globals.$D26])" office:value-type="percentage" office:value="1" calcext:value-type="percentage">
            <text:p>100.00%</text:p>
          </table:table-cell>
          <table:table-cell table:style-name="ce143" table:formula="of:=IF(AND(ISNUMBER([.H26]);[.H26]&gt;=0);1+([.H26] - 1)+([$Globals.$D26] - 1);[$Globals.$D26])" office:value-type="percentage" office:value="1" calcext:value-type="percentage">
            <text:p>100.00%</text:p>
          </table:table-cell>
          <table:table-cell table:style-name="ce143" table:formula="of:=IF(AND(ISNUMBER([.I26]);[.I26]&gt;=0);1+([.I26] - 1)+([$Globals.$D26] - 1);[$Globals.$D26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RATE_OF_FIRE</text:p>
          </table:table-cell>
          <table:table-cell table:style-name="ce14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RATE_OF_FIRE</text:p>
          </table:table-cell>
          <table:table-cell table:style-name="ce14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RATE_OF_FIRE</text:p>
          </table:table-cell>
          <table:table-cell table:style-name="ce14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RATE_OF_FIRE</text:p>
          </table:table-cell>
          <table:table-cell table:style-name="ce14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RATE_OF_FIRE</text:p>
          </table:table-cell>
          <table:table-cell table:style-name="ce14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RATE_OF_FIRE</text:p>
          </table:table-cell>
          <table:table-cell table:style-name="ce14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RATE_OF_FIRE</text:p>
          </table:table-cell>
          <table:table-cell table:style-name="ce14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RATE_OF_FIRE</text:p>
          </table:table-cell>
          <table:table-cell table:style-name="ce14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RATE_OF_FIRE</text:p>
          </table:table-cell>
          <table:table-cell table:style-name="ce14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RATE_OF_FIRE</text:p>
          </table:table-cell>
          <table:table-cell table:style-name="ce14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RATE_OF_FIRE</text:p>
          </table:table-cell>
          <table:table-cell table:style-name="ce14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RATE_OF_FIRE</text:p>
          </table:table-cell>
          <table:table-cell table:style-name="ce14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RATE_OF_FIRE</text:p>
          </table:table-cell>
          <table:table-cell table:style-name="ce14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RATE_OF_FIRE</text:p>
          </table:table-cell>
          <table:table-cell table:style-name="ce144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RATE_OF_FIRE</text:p>
          </table:table-cell>
          <table:table-cell table:style-name="ce144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RATE_OF_FIRE</text:p>
          </table:table-cell>
          <table:table-cell table:style-name="ce144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RATE_OF_FIRE</text:p>
          </table:table-cell>
          <table:table-cell table:style-name="ce14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RATE_OF_FIRE</text:p>
          </table:table-cell>
          <table:table-cell table:style-name="ce14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RATE_OF_FIRE</text:p>
          </table:table-cell>
          <table:table-cell table:style-name="ce14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RATE_OF_FIRE</text:p>
          </table:table-cell>
          <table:table-cell table:style-name="ce14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RATE_OF_FIRE</text:p>
          </table:table-cell>
          <table:table-cell table:style-name="ce14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RATE_OF_FIRE</text:p>
          </table:table-cell>
          <table:table-cell table:style-name="ce144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RATE_OF_FIRE</text:p>
          </table:table-cell>
          <table:table-cell table:style-name="ce144" table:number-columns-repeated="6"/>
          <table:table-cell table:number-columns-repeated="1015"/>
        </table:table-row>
        <table:table-row table:style-name="ro4">
          <table:table-cell table:style-name="ce48" office:value-type="string" calcext:value-type="string">
            <text:p>WeaponBonus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ATE_OF_FIRE</text:p>
          </table:table-cell>
          <table:table-cell table:style-name="ce145" table:formula="of:=IF(AND(ISNUMBER([.D51]);[.D51]&gt;=0);1+([.D51] - 1)+([$Globals.$D28]-1);[$Globals.$D28])" office:value-type="percentage" office:value="1" calcext:value-type="percentage">
            <text:p>100.00%</text:p>
          </table:table-cell>
          <table:table-cell table:style-name="ce145" table:formula="of:=IF(AND(ISNUMBER([.E51]);[.E51]&gt;=0);1+([.E51] - 1)+([$Globals.$D28]-1);[$Globals.$D28])" office:value-type="percentage" office:value="1" calcext:value-type="percentage">
            <text:p>100.00%</text:p>
          </table:table-cell>
          <table:table-cell table:style-name="ce145" table:formula="of:=IF(AND(ISNUMBER([.F51]);[.F51]&gt;=0);1+([.F51] - 1)+([$Globals.$D28]-1);[$Globals.$D28])" office:value-type="percentage" office:value="1" calcext:value-type="percentage">
            <text:p>100.00%</text:p>
          </table:table-cell>
          <table:table-cell table:style-name="ce145" table:formula="of:=IF(AND(ISNUMBER([.G51]);[.G51]&gt;=0);1+([.G51] - 1)+([$Globals.$D28]-1);[$Globals.$D28])" office:value-type="percentage" office:value="1" calcext:value-type="percentage">
            <text:p>100.00%</text:p>
          </table:table-cell>
          <table:table-cell table:style-name="ce145" table:formula="of:=IF(AND(ISNUMBER([.H51]);[.H51]&gt;=0);1+([.H51] - 1)+([$Globals.$D28]-1);[$Globals.$D28])" office:value-type="percentage" office:value="1" calcext:value-type="percentage">
            <text:p>100.00%</text:p>
          </table:table-cell>
          <table:table-cell table:style-name="ce145" table:formula="of:=IF(AND(ISNUMBER([.I51]);[.I51]&gt;=0);1+([.I51] - 1)+([$Globals.$D28]-1);[$Globals.$D28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RATE_OF_FIRE</text:p>
          </table:table-cell>
          <table:table-cell table:style-name="ce145" table:formula="of:=IF(AND(ISNUMBER([.D52]);[.D52]&gt;=0);1+([.D52] - 1)+([$Globals.$D29]-1);[$Globals.$D29])" office:value-type="percentage" office:value="1" calcext:value-type="percentage">
            <text:p>100.00%</text:p>
          </table:table-cell>
          <table:table-cell table:style-name="ce145" table:formula="of:=IF(AND(ISNUMBER([.E52]);[.E52]&gt;=0);1+([.E52] - 1)+([$Globals.$D29]-1);[$Globals.$D29])" office:value-type="percentage" office:value="1" calcext:value-type="percentage">
            <text:p>100.00%</text:p>
          </table:table-cell>
          <table:table-cell table:style-name="ce145" table:formula="of:=IF(AND(ISNUMBER([.F52]);[.F52]&gt;=0);1+([.F52] - 1)+([$Globals.$D29]-1);[$Globals.$D29])" office:value-type="percentage" office:value="1" calcext:value-type="percentage">
            <text:p>100.00%</text:p>
          </table:table-cell>
          <table:table-cell table:style-name="ce145" table:formula="of:=IF(AND(ISNUMBER([.G52]);[.G52]&gt;=0);1+([.G52] - 1)+([$Globals.$D29]-1);[$Globals.$D29])" office:value-type="percentage" office:value="1" calcext:value-type="percentage">
            <text:p>100.00%</text:p>
          </table:table-cell>
          <table:table-cell table:style-name="ce145" table:formula="of:=IF(AND(ISNUMBER([.H52]);[.H52]&gt;=0);1+([.H52] - 1)+([$Globals.$D29]-1);[$Globals.$D29])" office:value-type="percentage" office:value="1" calcext:value-type="percentage">
            <text:p>100.00%</text:p>
          </table:table-cell>
          <table:table-cell table:style-name="ce145" table:formula="of:=IF(AND(ISNUMBER([.I52]);[.I52]&gt;=0);1+([.I52] - 1)+([$Globals.$D29]-1);[$Globals.$D2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RATE_OF_FIRE</text:p>
          </table:table-cell>
          <table:table-cell table:style-name="ce145" table:formula="of:=IF(AND(ISNUMBER([.D53]);[.D53]&gt;=0);1+([.D53] - 1)+([$Globals.$D30]-1);[$Globals.$D30])" office:value-type="percentage" office:value="1" calcext:value-type="percentage">
            <text:p>100.00%</text:p>
          </table:table-cell>
          <table:table-cell table:style-name="ce145" table:formula="of:=IF(AND(ISNUMBER([.E53]);[.E53]&gt;=0);1+([.E53] - 1)+([$Globals.$D30]-1);[$Globals.$D30])" office:value-type="percentage" office:value="1" calcext:value-type="percentage">
            <text:p>100.00%</text:p>
          </table:table-cell>
          <table:table-cell table:style-name="ce145" table:formula="of:=IF(AND(ISNUMBER([.F53]);[.F53]&gt;=0);1+([.F53] - 1)+([$Globals.$D30]-1);[$Globals.$D30])" office:value-type="percentage" office:value="1" calcext:value-type="percentage">
            <text:p>100.00%</text:p>
          </table:table-cell>
          <table:table-cell table:style-name="ce145" table:formula="of:=IF(AND(ISNUMBER([.G53]);[.G53]&gt;=0);1+([.G53] - 1)+([$Globals.$D30]-1);[$Globals.$D30])" office:value-type="percentage" office:value="1" calcext:value-type="percentage">
            <text:p>100.00%</text:p>
          </table:table-cell>
          <table:table-cell table:style-name="ce145" table:formula="of:=IF(AND(ISNUMBER([.H53]);[.H53]&gt;=0);1+([.H53] - 1)+([$Globals.$D30]-1);[$Globals.$D30])" office:value-type="percentage" office:value="1" calcext:value-type="percentage">
            <text:p>100.00%</text:p>
          </table:table-cell>
          <table:table-cell table:style-name="ce145" table:formula="of:=IF(AND(ISNUMBER([.I53]);[.I53]&gt;=0);1+([.I53] - 1)+([$Globals.$D30]-1);[$Globals.$D30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RATE_OF_FIRE</text:p>
          </table:table-cell>
          <table:table-cell table:style-name="ce145" table:formula="of:=IF(AND(ISNUMBER([.D54]);[.D54]&gt;=0);1+([.D54] - 1)+([$Globals.$D31]-1);[$Globals.$D31])" office:value-type="percentage" office:value="1" calcext:value-type="percentage">
            <text:p>100.00%</text:p>
          </table:table-cell>
          <table:table-cell table:style-name="ce145" table:formula="of:=IF(AND(ISNUMBER([.E54]);[.E54]&gt;=0);1+([.E54] - 1)+([$Globals.$D31]-1);[$Globals.$D31])" office:value-type="percentage" office:value="1" calcext:value-type="percentage">
            <text:p>100.00%</text:p>
          </table:table-cell>
          <table:table-cell table:style-name="ce145" table:formula="of:=IF(AND(ISNUMBER([.F54]);[.F54]&gt;=0);1+([.F54] - 1)+([$Globals.$D31]-1);[$Globals.$D31])" office:value-type="percentage" office:value="1" calcext:value-type="percentage">
            <text:p>100.00%</text:p>
          </table:table-cell>
          <table:table-cell table:style-name="ce145" table:formula="of:=IF(AND(ISNUMBER([.G54]);[.G54]&gt;=0);1+([.G54] - 1)+([$Globals.$D31]-1);[$Globals.$D31])" office:value-type="percentage" office:value="1" calcext:value-type="percentage">
            <text:p>100.00%</text:p>
          </table:table-cell>
          <table:table-cell table:style-name="ce145" table:formula="of:=IF(AND(ISNUMBER([.H54]);[.H54]&gt;=0);1+([.H54] - 1)+([$Globals.$D31]-1);[$Globals.$D31])" office:value-type="percentage" office:value="1" calcext:value-type="percentage">
            <text:p>100.00%</text:p>
          </table:table-cell>
          <table:table-cell table:style-name="ce145" table:formula="of:=IF(AND(ISNUMBER([.I54]);[.I54]&gt;=0);1+([.I54] - 1)+([$Globals.$D31]-1);[$Globals.$D3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RATE_OF_FIRE</text:p>
          </table:table-cell>
          <table:table-cell table:style-name="ce145" table:formula="of:=IF(AND(ISNUMBER([.D55]);[.D55]&gt;=0);1+([.D55] - 1)+([$Globals.$D32]-1);[$Globals.$D32])" office:value-type="percentage" office:value="1.5" calcext:value-type="percentage">
            <text:p>150.00%</text:p>
          </table:table-cell>
          <table:table-cell table:style-name="ce145" table:formula="of:=IF(AND(ISNUMBER([.E55]);[.E55]&gt;=0);1+([.E55] - 1)+([$Globals.$D32]-1);[$Globals.$D32])" office:value-type="percentage" office:value="1.5" calcext:value-type="percentage">
            <text:p>150.00%</text:p>
          </table:table-cell>
          <table:table-cell table:style-name="ce145" table:formula="of:=IF(AND(ISNUMBER([.F55]);[.F55]&gt;=0);1+([.F55] - 1)+([$Globals.$D32]-1);[$Globals.$D32])" office:value-type="percentage" office:value="1.5" calcext:value-type="percentage">
            <text:p>150.00%</text:p>
          </table:table-cell>
          <table:table-cell table:style-name="ce145" table:formula="of:=IF(AND(ISNUMBER([.G55]);[.G55]&gt;=0);1+([.G55] - 1)+([$Globals.$D32]-1);[$Globals.$D32])" office:value-type="percentage" office:value="1.5" calcext:value-type="percentage">
            <text:p>150.00%</text:p>
          </table:table-cell>
          <table:table-cell table:style-name="ce145" table:formula="of:=IF(AND(ISNUMBER([.H55]);[.H55]&gt;=0);1+([.H55] - 1)+([$Globals.$D32]-1);[$Globals.$D32])" office:value-type="percentage" office:value="1.5" calcext:value-type="percentage">
            <text:p>150.00%</text:p>
          </table:table-cell>
          <table:table-cell table:style-name="ce145" table:formula="of:=IF(AND(ISNUMBER([.I55]);[.I55]&gt;=0);1+([.I55] - 1)+([$Globals.$D32]-1);[$Globals.$D32])" office:value-type="percentage" office:value="1.5" calcext:value-type="percentage">
            <text:p>15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RATE_OF_FIRE</text:p>
          </table:table-cell>
          <table:table-cell table:style-name="ce145" table:formula="of:=IF(AND(ISNUMBER([.D56]);[.D56]&gt;=0);1+([.D56] - 1)+([$Globals.$D33]-1);[$Globals.$D33])" office:value-type="percentage" office:value="1.25" calcext:value-type="percentage">
            <text:p>125.00%</text:p>
          </table:table-cell>
          <table:table-cell table:style-name="ce145" table:formula="of:=IF(AND(ISNUMBER([.E56]);[.E56]&gt;=0);1+([.E56] - 1)+([$Globals.$D33]-1);[$Globals.$D33])" office:value-type="percentage" office:value="1.25" calcext:value-type="percentage">
            <text:p>125.00%</text:p>
          </table:table-cell>
          <table:table-cell table:style-name="ce145" table:formula="of:=IF(AND(ISNUMBER([.F56]);[.F56]&gt;=0);1+([.F56] - 1)+([$Globals.$D33]-1);[$Globals.$D33])" office:value-type="percentage" office:value="1.25" calcext:value-type="percentage">
            <text:p>125.00%</text:p>
          </table:table-cell>
          <table:table-cell table:style-name="ce145" table:formula="of:=IF(AND(ISNUMBER([.G56]);[.G56]&gt;=0);1+([.G56] - 1)+([$Globals.$D33]-1);[$Globals.$D33])" office:value-type="percentage" office:value="1.25" calcext:value-type="percentage">
            <text:p>125.00%</text:p>
          </table:table-cell>
          <table:table-cell table:style-name="ce145" table:formula="of:=IF(AND(ISNUMBER([.H56]);[.H56]&gt;=0);1+([.H56] - 1)+([$Globals.$D33]-1);[$Globals.$D33])" office:value-type="percentage" office:value="1.25" calcext:value-type="percentage">
            <text:p>125.00%</text:p>
          </table:table-cell>
          <table:table-cell table:style-name="ce145" table:formula="of:=IF(AND(ISNUMBER([.I56]);[.I56]&gt;=0);1+([.I56] - 1)+([$Globals.$D33]-1);[$Globals.$D33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RATE_OF_FIRE</text:p>
          </table:table-cell>
          <table:table-cell table:style-name="ce145" table:formula="of:=IF(AND(ISNUMBER([.D57]);[.D57]&gt;=0);1+([.D57] - 1)+([$Globals.$D34]-1);[$Globals.$D34])" office:value-type="percentage" office:value="1.25" calcext:value-type="percentage">
            <text:p>125.00%</text:p>
          </table:table-cell>
          <table:table-cell table:style-name="ce145" table:formula="of:=IF(AND(ISNUMBER([.E57]);[.E57]&gt;=0);1+([.E57] - 1)+([$Globals.$D34]-1);[$Globals.$D34])" office:value-type="percentage" office:value="1.25" calcext:value-type="percentage">
            <text:p>125.00%</text:p>
          </table:table-cell>
          <table:table-cell table:style-name="ce145" table:formula="of:=IF(AND(ISNUMBER([.F57]);[.F57]&gt;=0);1+([.F57] - 1)+([$Globals.$D34]-1);[$Globals.$D34])" office:value-type="percentage" office:value="1.25" calcext:value-type="percentage">
            <text:p>125.00%</text:p>
          </table:table-cell>
          <table:table-cell table:style-name="ce145" table:formula="of:=IF(AND(ISNUMBER([.G57]);[.G57]&gt;=0);1+([.G57] - 1)+([$Globals.$D34]-1);[$Globals.$D34])" office:value-type="percentage" office:value="1.25" calcext:value-type="percentage">
            <text:p>125.00%</text:p>
          </table:table-cell>
          <table:table-cell table:style-name="ce145" table:formula="of:=IF(AND(ISNUMBER([.H57]);[.H57]&gt;=0);1+([.H57] - 1)+([$Globals.$D34]-1);[$Globals.$D34])" office:value-type="percentage" office:value="1.25" calcext:value-type="percentage">
            <text:p>125.00%</text:p>
          </table:table-cell>
          <table:table-cell table:style-name="ce145" table:formula="of:=IF(AND(ISNUMBER([.I57]);[.I57]&gt;=0);1+([.I57] - 1)+([$Globals.$D34]-1);[$Globals.$D34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RATE_OF_FIRE</text:p>
          </table:table-cell>
          <table:table-cell table:style-name="ce145" table:formula="of:=IF(AND(ISNUMBER([.D58]);[.D58]&gt;=0);1+([.D58] - 1)+([$Globals.$D35]-1);[$Globals.$D35])" office:value-type="percentage" office:value="1.25" calcext:value-type="percentage">
            <text:p>125.00%</text:p>
          </table:table-cell>
          <table:table-cell table:style-name="ce145" table:formula="of:=IF(AND(ISNUMBER([.E58]);[.E58]&gt;=0);1+([.E58] - 1)+([$Globals.$D35]-1);[$Globals.$D35])" office:value-type="percentage" office:value="1.25" calcext:value-type="percentage">
            <text:p>125.00%</text:p>
          </table:table-cell>
          <table:table-cell table:style-name="ce145" table:formula="of:=IF(AND(ISNUMBER([.F58]);[.F58]&gt;=0);1+([.F58] - 1)+([$Globals.$D35]-1);[$Globals.$D35])" office:value-type="percentage" office:value="1.25" calcext:value-type="percentage">
            <text:p>125.00%</text:p>
          </table:table-cell>
          <table:table-cell table:style-name="ce145" table:formula="of:=IF(AND(ISNUMBER([.G58]);[.G58]&gt;=0);1+([.G58] - 1)+([$Globals.$D35]-1);[$Globals.$D35])" office:value-type="percentage" office:value="1.25" calcext:value-type="percentage">
            <text:p>125.00%</text:p>
          </table:table-cell>
          <table:table-cell table:style-name="ce145" table:formula="of:=IF(AND(ISNUMBER([.H58]);[.H58]&gt;=0);1+([.H58] - 1)+([$Globals.$D35]-1);[$Globals.$D35])" office:value-type="percentage" office:value="1.25" calcext:value-type="percentage">
            <text:p>125.00%</text:p>
          </table:table-cell>
          <table:table-cell table:style-name="ce145" table:formula="of:=IF(AND(ISNUMBER([.I58]);[.I58]&gt;=0);1+([.I58] - 1)+([$Globals.$D35]-1);[$Globals.$D35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RATE_OF_FIRE</text:p>
          </table:table-cell>
          <table:table-cell table:style-name="ce145" table:formula="of:=IF(AND(ISNUMBER([.D59]);[.D59]&gt;=0);1+([.D59] - 1)+([$Globals.$D36]-1);[$Globals.$D36])" office:value-type="percentage" office:value="1.25" calcext:value-type="percentage">
            <text:p>125.00%</text:p>
          </table:table-cell>
          <table:table-cell table:style-name="ce145" table:formula="of:=IF(AND(ISNUMBER([.E59]);[.E59]&gt;=0);1+([.E59] - 1)+([$Globals.$D36]-1);[$Globals.$D36])" office:value-type="percentage" office:value="1.25" calcext:value-type="percentage">
            <text:p>125.00%</text:p>
          </table:table-cell>
          <table:table-cell table:style-name="ce145" table:formula="of:=IF(AND(ISNUMBER([.F59]);[.F59]&gt;=0);1+([.F59] - 1)+([$Globals.$D36]-1);[$Globals.$D36])" office:value-type="percentage" office:value="1.25" calcext:value-type="percentage">
            <text:p>125.00%</text:p>
          </table:table-cell>
          <table:table-cell table:style-name="ce145" table:formula="of:=IF(AND(ISNUMBER([.G59]);[.G59]&gt;=0);1+([.G59] - 1)+([$Globals.$D36]-1);[$Globals.$D36])" office:value-type="percentage" office:value="1.25" calcext:value-type="percentage">
            <text:p>125.00%</text:p>
          </table:table-cell>
          <table:table-cell table:style-name="ce145" table:formula="of:=IF(AND(ISNUMBER([.H59]);[.H59]&gt;=0);1+([.H59] - 1)+([$Globals.$D36]-1);[$Globals.$D36])" office:value-type="percentage" office:value="1.25" calcext:value-type="percentage">
            <text:p>125.00%</text:p>
          </table:table-cell>
          <table:table-cell table:style-name="ce145" table:formula="of:=IF(AND(ISNUMBER([.I59]);[.I59]&gt;=0);1+([.I59] - 1)+([$Globals.$D36]-1);[$Globals.$D36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RATE_OF_FIRE</text:p>
          </table:table-cell>
          <table:table-cell table:style-name="ce145" table:formula="of:=IF(AND(ISNUMBER([.D60]);[.D60]&gt;=0);1+([.D60] - 1)+([$Globals.$D37]-1);[$Globals.$D37])" office:value-type="percentage" office:value="1" calcext:value-type="percentage">
            <text:p>100.00%</text:p>
          </table:table-cell>
          <table:table-cell table:style-name="ce145" table:formula="of:=IF(AND(ISNUMBER([.E60]);[.E60]&gt;=0);1+([.E60] - 1)+([$Globals.$D37]-1);[$Globals.$D37])" office:value-type="percentage" office:value="1" calcext:value-type="percentage">
            <text:p>100.00%</text:p>
          </table:table-cell>
          <table:table-cell table:style-name="ce145" table:formula="of:=IF(AND(ISNUMBER([.F60]);[.F60]&gt;=0);1+([.F60] - 1)+([$Globals.$D37]-1);[$Globals.$D37])" office:value-type="percentage" office:value="1" calcext:value-type="percentage">
            <text:p>100.00%</text:p>
          </table:table-cell>
          <table:table-cell table:style-name="ce145" table:formula="of:=IF(AND(ISNUMBER([.G60]);[.G60]&gt;=0);1+([.G60] - 1)+([$Globals.$D37]-1);[$Globals.$D37])" office:value-type="percentage" office:value="1" calcext:value-type="percentage">
            <text:p>100.00%</text:p>
          </table:table-cell>
          <table:table-cell table:style-name="ce145" table:formula="of:=IF(AND(ISNUMBER([.H60]);[.H60]&gt;=0);1+([.H60] - 1)+([$Globals.$D37]-1);[$Globals.$D37])" office:value-type="percentage" office:value="1" calcext:value-type="percentage">
            <text:p>100.00%</text:p>
          </table:table-cell>
          <table:table-cell table:style-name="ce145" table:formula="of:=IF(AND(ISNUMBER([.I60]);[.I60]&gt;=0);1+([.I60] - 1)+([$Globals.$D37]-1);[$Globals.$D37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RATE_OF_FIRE</text:p>
          </table:table-cell>
          <table:table-cell table:style-name="ce145" table:formula="of:=IF(AND(ISNUMBER([.D61]);[.D61]&gt;=0);1+([.D61] - 1)+([$Globals.$D38]-1);[$Globals.$D38])" office:value-type="percentage" office:value="1.5" calcext:value-type="percentage">
            <text:p>150.00%</text:p>
          </table:table-cell>
          <table:table-cell table:style-name="ce145" table:formula="of:=IF(AND(ISNUMBER([.E61]);[.E61]&gt;=0);1+([.E61] - 1)+([$Globals.$D38]-1);[$Globals.$D38])" office:value-type="percentage" office:value="1.5" calcext:value-type="percentage">
            <text:p>150.00%</text:p>
          </table:table-cell>
          <table:table-cell table:style-name="ce145" table:formula="of:=IF(AND(ISNUMBER([.F61]);[.F61]&gt;=0);1+([.F61] - 1)+([$Globals.$D38]-1);[$Globals.$D38])" office:value-type="percentage" office:value="1.5" calcext:value-type="percentage">
            <text:p>150.00%</text:p>
          </table:table-cell>
          <table:table-cell table:style-name="ce145" table:formula="of:=IF(AND(ISNUMBER([.G61]);[.G61]&gt;=0);1+([.G61] - 1)+([$Globals.$D38]-1);[$Globals.$D38])" office:value-type="percentage" office:value="1.5" calcext:value-type="percentage">
            <text:p>150.00%</text:p>
          </table:table-cell>
          <table:table-cell table:style-name="ce145" table:formula="of:=IF(AND(ISNUMBER([.H61]);[.H61]&gt;=0);1+([.H61] - 1)+([$Globals.$D38]-1);[$Globals.$D38])" office:value-type="percentage" office:value="1.5" calcext:value-type="percentage">
            <text:p>150.00%</text:p>
          </table:table-cell>
          <table:table-cell table:style-name="ce145" table:formula="of:=IF(AND(ISNUMBER([.I61]);[.I61]&gt;=0);1+([.I61] - 1)+([$Globals.$D38]-1);[$Globals.$D38])" office:value-type="percentage" office:value="1.5" calcext:value-type="percentage">
            <text:p>15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RATE_OF_FIRE</text:p>
          </table:table-cell>
          <table:table-cell table:style-name="ce145" table:formula="of:=IF(AND(ISNUMBER([.D62]);[.D62]&gt;=0);1+([.D62] - 1)+([$Globals.$D39]-1);[$Globals.$D39])" office:value-type="percentage" office:value="1" calcext:value-type="percentage">
            <text:p>100.00%</text:p>
          </table:table-cell>
          <table:table-cell table:style-name="ce145" table:formula="of:=IF(AND(ISNUMBER([.E62]);[.E62]&gt;=0);1+([.E62] - 1)+([$Globals.$D39]-1);[$Globals.$D39])" office:value-type="percentage" office:value="1" calcext:value-type="percentage">
            <text:p>100.00%</text:p>
          </table:table-cell>
          <table:table-cell table:style-name="ce145" table:formula="of:=IF(AND(ISNUMBER([.F62]);[.F62]&gt;=0);1+([.F62] - 1)+([$Globals.$D39]-1);[$Globals.$D39])" office:value-type="percentage" office:value="1" calcext:value-type="percentage">
            <text:p>100.00%</text:p>
          </table:table-cell>
          <table:table-cell table:style-name="ce145" table:formula="of:=IF(AND(ISNUMBER([.G62]);[.G62]&gt;=0);1+([.G62] - 1)+([$Globals.$D39]-1);[$Globals.$D39])" office:value-type="percentage" office:value="1" calcext:value-type="percentage">
            <text:p>100.00%</text:p>
          </table:table-cell>
          <table:table-cell table:style-name="ce145" table:formula="of:=IF(AND(ISNUMBER([.H62]);[.H62]&gt;=0);1+([.H62] - 1)+([$Globals.$D39]-1);[$Globals.$D39])" office:value-type="percentage" office:value="1" calcext:value-type="percentage">
            <text:p>100.00%</text:p>
          </table:table-cell>
          <table:table-cell table:style-name="ce145" table:formula="of:=IF(AND(ISNUMBER([.I62]);[.I62]&gt;=0);1+([.I62] - 1)+([$Globals.$D39]-1);[$Globals.$D3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RATE_OF_FIRE</text:p>
          </table:table-cell>
          <table:table-cell table:style-name="ce145" table:formula="of:=IF(AND(ISNUMBER([.D63]);[.D63]&gt;=0);1+([.D63] - 1)+([$Globals.$D40]-1);[$Globals.$D40])" office:value-type="percentage" office:value="1" calcext:value-type="percentage">
            <text:p>100.00%</text:p>
          </table:table-cell>
          <table:table-cell table:style-name="ce145" table:formula="of:=IF(AND(ISNUMBER([.E63]);[.E63]&gt;=0);1+([.E63] - 1)+([$Globals.$D40]-1);[$Globals.$D40])" office:value-type="percentage" office:value="1" calcext:value-type="percentage">
            <text:p>100.00%</text:p>
          </table:table-cell>
          <table:table-cell table:style-name="ce145" table:formula="of:=IF(AND(ISNUMBER([.F63]);[.F63]&gt;=0);1+([.F63] - 1)+([$Globals.$D40]-1);[$Globals.$D40])" office:value-type="percentage" office:value="1" calcext:value-type="percentage">
            <text:p>100.00%</text:p>
          </table:table-cell>
          <table:table-cell table:style-name="ce145" table:formula="of:=IF(AND(ISNUMBER([.G63]);[.G63]&gt;=0);1+([.G63] - 1)+([$Globals.$D40]-1);[$Globals.$D40])" office:value-type="percentage" office:value="1" calcext:value-type="percentage">
            <text:p>100.00%</text:p>
          </table:table-cell>
          <table:table-cell table:style-name="ce145" table:formula="of:=IF(AND(ISNUMBER([.H63]);[.H63]&gt;=0);1+([.H63] - 1)+([$Globals.$D40]-1);[$Globals.$D40])" office:value-type="percentage" office:value="1" calcext:value-type="percentage">
            <text:p>100.00%</text:p>
          </table:table-cell>
          <table:table-cell table:style-name="ce145" table:formula="of:=IF(AND(ISNUMBER([.I63]);[.I63]&gt;=0);1+([.I63] - 1)+([$Globals.$D40]-1);[$Globals.$D40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RATE_OF_FIRE</text:p>
          </table:table-cell>
          <table:table-cell table:style-name="ce145" table:formula="of:=IF(AND(ISNUMBER([.D64]);[.D64]&gt;=0);1+([.D64] - 1)+([$Globals.$D41]-1);[$Globals.$D41])" office:value-type="percentage" office:value="1" calcext:value-type="percentage">
            <text:p>100.00%</text:p>
          </table:table-cell>
          <table:table-cell table:style-name="ce145" table:formula="of:=IF(AND(ISNUMBER([.E64]);[.E64]&gt;=0);1+([.E64] - 1)+([$Globals.$D41]-1);[$Globals.$D41])" office:value-type="percentage" office:value="1" calcext:value-type="percentage">
            <text:p>100.00%</text:p>
          </table:table-cell>
          <table:table-cell table:style-name="ce145" table:formula="of:=IF(AND(ISNUMBER([.F64]);[.F64]&gt;=0);1+([.F64] - 1)+([$Globals.$D41]-1);[$Globals.$D41])" office:value-type="percentage" office:value="1" calcext:value-type="percentage">
            <text:p>100.00%</text:p>
          </table:table-cell>
          <table:table-cell table:style-name="ce145" table:formula="of:=IF(AND(ISNUMBER([.G64]);[.G64]&gt;=0);1+([.G64] - 1)+([$Globals.$D41]-1);[$Globals.$D41])" office:value-type="percentage" office:value="1" calcext:value-type="percentage">
            <text:p>100.00%</text:p>
          </table:table-cell>
          <table:table-cell table:style-name="ce145" table:formula="of:=IF(AND(ISNUMBER([.H64]);[.H64]&gt;=0);1+([.H64] - 1)+([$Globals.$D41]-1);[$Globals.$D41])" office:value-type="percentage" office:value="1" calcext:value-type="percentage">
            <text:p>100.00%</text:p>
          </table:table-cell>
          <table:table-cell table:style-name="ce145" table:formula="of:=IF(AND(ISNUMBER([.I64]);[.I64]&gt;=0);1+([.I64] - 1)+([$Globals.$D41]-1);[$Globals.$D4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RATE_OF_FIRE</text:p>
          </table:table-cell>
          <table:table-cell table:style-name="ce145" table:formula="of:=IF(AND(ISNUMBER([.D65]);[.D65]&gt;=0);1+([.D65] - 1)+([$Globals.$D42]-1);[$Globals.$D42])" office:value-type="percentage" office:value="1.2" calcext:value-type="percentage">
            <text:p>120.00%</text:p>
          </table:table-cell>
          <table:table-cell table:style-name="ce145" table:formula="of:=IF(AND(ISNUMBER([.E65]);[.E65]&gt;=0);1+([.E65] - 1)+([$Globals.$D42]-1);[$Globals.$D42])" office:value-type="percentage" office:value="1.2" calcext:value-type="percentage">
            <text:p>120.00%</text:p>
          </table:table-cell>
          <table:table-cell table:style-name="ce145" table:formula="of:=IF(AND(ISNUMBER([.F65]);[.F65]&gt;=0);1+([.F65] - 1)+([$Globals.$D42]-1);[$Globals.$D42])" office:value-type="percentage" office:value="1.2" calcext:value-type="percentage">
            <text:p>120.00%</text:p>
          </table:table-cell>
          <table:table-cell table:style-name="ce145" table:formula="of:=IF(AND(ISNUMBER([.G65]);[.G65]&gt;=0);1+([.G65] - 1)+([$Globals.$D42]-1);[$Globals.$D42])" office:value-type="percentage" office:value="1.2" calcext:value-type="percentage">
            <text:p>120.00%</text:p>
          </table:table-cell>
          <table:table-cell table:style-name="ce145" table:formula="of:=IF(AND(ISNUMBER([.H65]);[.H65]&gt;=0);1+([.H65] - 1)+([$Globals.$D42]-1);[$Globals.$D42])" office:value-type="percentage" office:value="1.2" calcext:value-type="percentage">
            <text:p>120.00%</text:p>
          </table:table-cell>
          <table:table-cell table:style-name="ce145" table:formula="of:=IF(AND(ISNUMBER([.I65]);[.I65]&gt;=0);1+([.I65] - 1)+([$Globals.$D42]-1);[$Globals.$D42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RATE_OF_FIRE</text:p>
          </table:table-cell>
          <table:table-cell table:style-name="ce145" table:formula="of:=IF(AND(ISNUMBER([.D66]);[.D66]&gt;=0);1+([.D66] - 1)+([$Globals.$D43]-1);[$Globals.$D43])" office:value-type="percentage" office:value="1.4" calcext:value-type="percentage">
            <text:p>140.00%</text:p>
          </table:table-cell>
          <table:table-cell table:style-name="ce145" table:formula="of:=IF(AND(ISNUMBER([.E66]);[.E66]&gt;=0);1+([.E66] - 1)+([$Globals.$D43]-1);[$Globals.$D43])" office:value-type="percentage" office:value="1.4" calcext:value-type="percentage">
            <text:p>140.00%</text:p>
          </table:table-cell>
          <table:table-cell table:style-name="ce145" table:formula="of:=IF(AND(ISNUMBER([.F66]);[.F66]&gt;=0);1+([.F66] - 1)+([$Globals.$D43]-1);[$Globals.$D43])" office:value-type="percentage" office:value="1.4" calcext:value-type="percentage">
            <text:p>140.00%</text:p>
          </table:table-cell>
          <table:table-cell table:style-name="ce145" table:formula="of:=IF(AND(ISNUMBER([.G66]);[.G66]&gt;=0);1+([.G66] - 1)+([$Globals.$D43]-1);[$Globals.$D43])" office:value-type="percentage" office:value="1.4" calcext:value-type="percentage">
            <text:p>140.00%</text:p>
          </table:table-cell>
          <table:table-cell table:style-name="ce145" table:formula="of:=IF(AND(ISNUMBER([.H66]);[.H66]&gt;=0);1+([.H66] - 1)+([$Globals.$D43]-1);[$Globals.$D43])" office:value-type="percentage" office:value="1.4" calcext:value-type="percentage">
            <text:p>140.00%</text:p>
          </table:table-cell>
          <table:table-cell table:style-name="ce145" table:formula="of:=IF(AND(ISNUMBER([.I66]);[.I66]&gt;=0);1+([.I66] - 1)+([$Globals.$D43]-1);[$Globals.$D43])" office:value-type="percentage" office:value="1.4" calcext:value-type="percentage">
            <text:p>14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RATE_OF_FIRE</text:p>
          </table:table-cell>
          <table:table-cell table:style-name="ce145" table:formula="of:=IF(AND(ISNUMBER([.D67]);[.D67]&gt;=0);1+([.D67] - 1)+([$Globals.$D44]-1);[$Globals.$D44])" office:value-type="percentage" office:value="1.6" calcext:value-type="percentage">
            <text:p>160.00%</text:p>
          </table:table-cell>
          <table:table-cell table:style-name="ce145" table:formula="of:=IF(AND(ISNUMBER([.E67]);[.E67]&gt;=0);1+([.E67] - 1)+([$Globals.$D44]-1);[$Globals.$D44])" office:value-type="percentage" office:value="1.6" calcext:value-type="percentage">
            <text:p>160.00%</text:p>
          </table:table-cell>
          <table:table-cell table:style-name="ce145" table:formula="of:=IF(AND(ISNUMBER([.F67]);[.F67]&gt;=0);1+([.F67] - 1)+([$Globals.$D44]-1);[$Globals.$D44])" office:value-type="percentage" office:value="1.6" calcext:value-type="percentage">
            <text:p>160.00%</text:p>
          </table:table-cell>
          <table:table-cell table:style-name="ce145" table:formula="of:=IF(AND(ISNUMBER([.G67]);[.G67]&gt;=0);1+([.G67] - 1)+([$Globals.$D44]-1);[$Globals.$D44])" office:value-type="percentage" office:value="1.6" calcext:value-type="percentage">
            <text:p>160.00%</text:p>
          </table:table-cell>
          <table:table-cell table:style-name="ce145" table:formula="of:=IF(AND(ISNUMBER([.H67]);[.H67]&gt;=0);1+([.H67] - 1)+([$Globals.$D44]-1);[$Globals.$D44])" office:value-type="percentage" office:value="1.6" calcext:value-type="percentage">
            <text:p>160.00%</text:p>
          </table:table-cell>
          <table:table-cell table:style-name="ce145" table:formula="of:=IF(AND(ISNUMBER([.I67]);[.I67]&gt;=0);1+([.I67] - 1)+([$Globals.$D44]-1);[$Globals.$D44])" office:value-type="percentage" office:value="1.6" calcext:value-type="percentage">
            <text:p>16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RATE_OF_FIRE</text:p>
          </table:table-cell>
          <table:table-cell table:style-name="ce145" table:formula="of:=IF(AND(ISNUMBER([.D68]);[.D68]&gt;=0);1+([.D68] - 1)+([$Globals.$D45]-1);[$Globals.$D45])" office:value-type="percentage" office:value="1" calcext:value-type="percentage">
            <text:p>100.00%</text:p>
          </table:table-cell>
          <table:table-cell table:style-name="ce145" table:formula="of:=IF(AND(ISNUMBER([.E68]);[.E68]&gt;=0);1+([.E68] - 1)+([$Globals.$D45]-1);[$Globals.$D45])" office:value-type="percentage" office:value="1" calcext:value-type="percentage">
            <text:p>100.00%</text:p>
          </table:table-cell>
          <table:table-cell table:style-name="ce145" table:formula="of:=IF(AND(ISNUMBER([.F68]);[.F68]&gt;=0);1+([.F68] - 1)+([$Globals.$D45]-1);[$Globals.$D45])" office:value-type="percentage" office:value="1" calcext:value-type="percentage">
            <text:p>100.00%</text:p>
          </table:table-cell>
          <table:table-cell table:style-name="ce145" table:formula="of:=IF(AND(ISNUMBER([.G68]);[.G68]&gt;=0);1+([.G68] - 1)+([$Globals.$D45]-1);[$Globals.$D45])" office:value-type="percentage" office:value="1" calcext:value-type="percentage">
            <text:p>100.00%</text:p>
          </table:table-cell>
          <table:table-cell table:style-name="ce145" table:formula="of:=IF(AND(ISNUMBER([.H68]);[.H68]&gt;=0);1+([.H68] - 1)+([$Globals.$D45]-1);[$Globals.$D45])" office:value-type="percentage" office:value="1" calcext:value-type="percentage">
            <text:p>100.00%</text:p>
          </table:table-cell>
          <table:table-cell table:style-name="ce145" table:formula="of:=IF(AND(ISNUMBER([.I68]);[.I68]&gt;=0);1+([.I68] - 1)+([$Globals.$D45]-1);[$Globals.$D4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RATE_OF_FIRE</text:p>
          </table:table-cell>
          <table:table-cell table:style-name="ce145" table:formula="of:=IF(AND(ISNUMBER([.D69]);[.D69]&gt;=0);1+([.D69] - 1)+([$Globals.$D46]-1);[$Globals.$D46])" office:value-type="percentage" office:value="1" calcext:value-type="percentage">
            <text:p>100.00%</text:p>
          </table:table-cell>
          <table:table-cell table:style-name="ce145" table:formula="of:=IF(AND(ISNUMBER([.E69]);[.E69]&gt;=0);1+([.E69] - 1)+([$Globals.$D46]-1);[$Globals.$D46])" office:value-type="percentage" office:value="1" calcext:value-type="percentage">
            <text:p>100.00%</text:p>
          </table:table-cell>
          <table:table-cell table:style-name="ce145" table:formula="of:=IF(AND(ISNUMBER([.F69]);[.F69]&gt;=0);1+([.F69] - 1)+([$Globals.$D46]-1);[$Globals.$D46])" office:value-type="percentage" office:value="1" calcext:value-type="percentage">
            <text:p>100.00%</text:p>
          </table:table-cell>
          <table:table-cell table:style-name="ce145" table:formula="of:=IF(AND(ISNUMBER([.G69]);[.G69]&gt;=0);1+([.G69] - 1)+([$Globals.$D46]-1);[$Globals.$D46])" office:value-type="percentage" office:value="1" calcext:value-type="percentage">
            <text:p>100.00%</text:p>
          </table:table-cell>
          <table:table-cell table:style-name="ce145" table:formula="of:=IF(AND(ISNUMBER([.H69]);[.H69]&gt;=0);1+([.H69] - 1)+([$Globals.$D46]-1);[$Globals.$D46])" office:value-type="percentage" office:value="1" calcext:value-type="percentage">
            <text:p>100.00%</text:p>
          </table:table-cell>
          <table:table-cell table:style-name="ce145" table:formula="of:=IF(AND(ISNUMBER([.I69]);[.I69]&gt;=0);1+([.I69] - 1)+([$Globals.$D46]-1);[$Globals.$D46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RATE_OF_FIRE</text:p>
          </table:table-cell>
          <table:table-cell table:style-name="ce145" table:formula="of:=IF(AND(ISNUMBER([.D70]);[.D70]&gt;=0);1+([.D70] - 1)+([$Globals.$D47]-1);[$Globals.$D47])" office:value-type="percentage" office:value="1" calcext:value-type="percentage">
            <text:p>100.00%</text:p>
          </table:table-cell>
          <table:table-cell table:style-name="ce145" table:formula="of:=IF(AND(ISNUMBER([.E70]);[.E70]&gt;=0);1+([.E70] - 1)+([$Globals.$D47]-1);[$Globals.$D47])" office:value-type="percentage" office:value="1" calcext:value-type="percentage">
            <text:p>100.00%</text:p>
          </table:table-cell>
          <table:table-cell table:style-name="ce145" table:formula="of:=IF(AND(ISNUMBER([.F70]);[.F70]&gt;=0);1+([.F70] - 1)+([$Globals.$D47]-1);[$Globals.$D47])" office:value-type="percentage" office:value="1" calcext:value-type="percentage">
            <text:p>100.00%</text:p>
          </table:table-cell>
          <table:table-cell table:style-name="ce145" table:formula="of:=IF(AND(ISNUMBER([.G70]);[.G70]&gt;=0);1+([.G70] - 1)+([$Globals.$D47]-1);[$Globals.$D47])" office:value-type="percentage" office:value="1" calcext:value-type="percentage">
            <text:p>100.00%</text:p>
          </table:table-cell>
          <table:table-cell table:style-name="ce145" table:formula="of:=IF(AND(ISNUMBER([.H70]);[.H70]&gt;=0);1+([.H70] - 1)+([$Globals.$D47]-1);[$Globals.$D47])" office:value-type="percentage" office:value="1" calcext:value-type="percentage">
            <text:p>100.00%</text:p>
          </table:table-cell>
          <table:table-cell table:style-name="ce145" table:formula="of:=IF(AND(ISNUMBER([.I70]);[.I70]&gt;=0);1+([.I70] - 1)+([$Globals.$D47]-1);[$Globals.$D47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RATE_OF_FIRE</text:p>
          </table:table-cell>
          <table:table-cell table:style-name="ce145" table:formula="of:=IF(AND(ISNUMBER([.D71]);[.D71]&gt;=0);1+([.D71] - 1)+([$Globals.$D48]-1);[$Globals.$D48])" office:value-type="percentage" office:value="0.8" calcext:value-type="percentage">
            <text:p>80.00%</text:p>
          </table:table-cell>
          <table:table-cell table:style-name="ce145" table:formula="of:=IF(AND(ISNUMBER([.E71]);[.E71]&gt;=0);1+([.E71] - 1)+([$Globals.$D48]-1);[$Globals.$D48])" office:value-type="percentage" office:value="0.8" calcext:value-type="percentage">
            <text:p>80.00%</text:p>
          </table:table-cell>
          <table:table-cell table:style-name="ce145" table:formula="of:=IF(AND(ISNUMBER([.F71]);[.F71]&gt;=0);1+([.F71] - 1)+([$Globals.$D48]-1);[$Globals.$D48])" office:value-type="percentage" office:value="0.8" calcext:value-type="percentage">
            <text:p>80.00%</text:p>
          </table:table-cell>
          <table:table-cell table:style-name="ce145" table:formula="of:=IF(AND(ISNUMBER([.G71]);[.G71]&gt;=0);1+([.G71] - 1)+([$Globals.$D48]-1);[$Globals.$D48])" office:value-type="percentage" office:value="0.8" calcext:value-type="percentage">
            <text:p>80.00%</text:p>
          </table:table-cell>
          <table:table-cell table:style-name="ce145" table:formula="of:=IF(AND(ISNUMBER([.H71]);[.H71]&gt;=0);1+([.H71] - 1)+([$Globals.$D48]-1);[$Globals.$D48])" office:value-type="percentage" office:value="0.8" calcext:value-type="percentage">
            <text:p>80.00%</text:p>
          </table:table-cell>
          <table:table-cell table:style-name="ce145" table:formula="of:=IF(AND(ISNUMBER([.I71]);[.I71]&gt;=0);1+([.I71] - 1)+([$Globals.$D48]-1);[$Globals.$D48])" office:value-type="percentage" office:value="0.8" calcext:value-type="percentage">
            <text:p>8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RATE_OF_FIRE</text:p>
          </table:table-cell>
          <table:table-cell table:style-name="ce145" table:formula="of:=IF(AND(ISNUMBER([.D72]);[.D72]&gt;=0);1+([.D72] - 1)+([$Globals.$D49]-1);[$Globals.$D49])" office:value-type="percentage" office:value="1" calcext:value-type="percentage">
            <text:p>100.00%</text:p>
          </table:table-cell>
          <table:table-cell table:style-name="ce145" table:formula="of:=IF(AND(ISNUMBER([.E72]);[.E72]&gt;=0);1+([.E72] - 1)+([$Globals.$D49]-1);[$Globals.$D49])" office:value-type="percentage" office:value="1" calcext:value-type="percentage">
            <text:p>100.00%</text:p>
          </table:table-cell>
          <table:table-cell table:style-name="ce145" table:formula="of:=IF(AND(ISNUMBER([.F72]);[.F72]&gt;=0);1+([.F72] - 1)+([$Globals.$D49]-1);[$Globals.$D49])" office:value-type="percentage" office:value="1" calcext:value-type="percentage">
            <text:p>100.00%</text:p>
          </table:table-cell>
          <table:table-cell table:style-name="ce145" table:formula="of:=IF(AND(ISNUMBER([.G72]);[.G72]&gt;=0);1+([.G72] - 1)+([$Globals.$D49]-1);[$Globals.$D49])" office:value-type="percentage" office:value="1" calcext:value-type="percentage">
            <text:p>100.00%</text:p>
          </table:table-cell>
          <table:table-cell table:style-name="ce145" table:formula="of:=IF(AND(ISNUMBER([.H72]);[.H72]&gt;=0);1+([.H72] - 1)+([$Globals.$D49]-1);[$Globals.$D49])" office:value-type="percentage" office:value="1" calcext:value-type="percentage">
            <text:p>100.00%</text:p>
          </table:table-cell>
          <table:table-cell table:style-name="ce145" table:formula="of:=IF(AND(ISNUMBER([.I72]);[.I72]&gt;=0);1+([.I72] - 1)+([$Globals.$D49]-1);[$Globals.$D4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RATE_OF_FIRE</text:p>
          </table:table-cell>
          <table:table-cell table:style-name="ce145" table:formula="of:=IF(AND(ISNUMBER([.D73]);[.D73]&gt;=0);1+([.D73] - 1)+([$Globals.$D50]-1);[$Globals.$D50])" office:value-type="percentage" office:value="1.2" calcext:value-type="percentage">
            <text:p>120.00%</text:p>
          </table:table-cell>
          <table:table-cell table:style-name="ce145" table:formula="of:=IF(AND(ISNUMBER([.E73]);[.E73]&gt;=0);1+([.E73] - 1)+([$Globals.$D50]-1);[$Globals.$D50])" office:value-type="percentage" office:value="1.2" calcext:value-type="percentage">
            <text:p>120.00%</text:p>
          </table:table-cell>
          <table:table-cell table:style-name="ce145" table:formula="of:=IF(AND(ISNUMBER([.F73]);[.F73]&gt;=0);1+([.F73] - 1)+([$Globals.$D50]-1);[$Globals.$D50])" office:value-type="percentage" office:value="1.2" calcext:value-type="percentage">
            <text:p>120.00%</text:p>
          </table:table-cell>
          <table:table-cell table:style-name="ce145" table:formula="of:=IF(AND(ISNUMBER([.G73]);[.G73]&gt;=0);1+([.G73] - 1)+([$Globals.$D50]-1);[$Globals.$D50])" office:value-type="percentage" office:value="1.2" calcext:value-type="percentage">
            <text:p>120.00%</text:p>
          </table:table-cell>
          <table:table-cell table:style-name="ce145" table:formula="of:=IF(AND(ISNUMBER([.H73]);[.H73]&gt;=0);1+([.H73] - 1)+([$Globals.$D50]-1);[$Globals.$D50])" office:value-type="percentage" office:value="1.2" calcext:value-type="percentage">
            <text:p>120.00%</text:p>
          </table:table-cell>
          <table:table-cell table:style-name="ce145" table:formula="of:=IF(AND(ISNUMBER([.I73]);[.I73]&gt;=0);1+([.I73] - 1)+([$Globals.$D50]-1);[$Globals.$D50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PrimaryDamage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50" calcext:value-type="float">
            <text:p>5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DelayBetweenShots</text:p>
          </table:table-cell>
          <table:table-cell table:number-columns-repeated="6" table:style-name="ce62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Size</text:p>
          </table:table-cell>
          <table:table-cell table:number-columns-repeated="6" table:style-name="ce63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ReloadTime</text:p>
          </table:table-cell>
          <table:table-cell table:number-columns-repeated="6" table:style-name="ce64" office:value-type="float" office:value="2000" calcext:value-type="float">
            <text:p>200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PrimaryDamage</text:p>
          </table:table-cell>
          <table:table-cell table:style-name="ce42" table:formula="of:=[.D$98]*[.D27]" office:value-type="float" office:value="20" calcext:value-type="float">
            <text:p>20.00</text:p>
          </table:table-cell>
          <table:table-cell table:style-name="ce42" table:formula="of:=[.E$98]*[.E27]" office:value-type="float" office:value="30" calcext:value-type="float">
            <text:p>30.00</text:p>
          </table:table-cell>
          <table:table-cell table:style-name="ce42" table:formula="of:=[.F$98]*[.F27]" office:value-type="float" office:value="20" calcext:value-type="float">
            <text:p>20.00</text:p>
          </table:table-cell>
          <table:table-cell table:style-name="ce42" table:formula="of:=[.G$98]*[.G27]" office:value-type="float" office:value="30" calcext:value-type="float">
            <text:p>30.00</text:p>
          </table:table-cell>
          <table:table-cell table:style-name="ce42" table:formula="of:=[.H$98]*[.H27]" office:value-type="float" office:value="40" calcext:value-type="float">
            <text:p>40.00</text:p>
          </table:table-cell>
          <table:table-cell table:style-name="ce42" table:formula="of:=[.I$98]*[.I27]" office:value-type="float" office:value="50" calcext:value-type="float">
            <text:p>5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28]" office:value-type="float" office:value="25" calcext:value-type="float">
            <text:p>25.00</text:p>
          </table:table-cell>
          <table:table-cell table:style-name="ce42" table:formula="of:=[.E$98]*[.E28]" office:value-type="float" office:value="37.5" calcext:value-type="float">
            <text:p>37.50</text:p>
          </table:table-cell>
          <table:table-cell table:style-name="ce42" table:formula="of:=[.F$98]*[.F28]" office:value-type="float" office:value="25" calcext:value-type="float">
            <text:p>25.00</text:p>
          </table:table-cell>
          <table:table-cell table:style-name="ce42" table:formula="of:=[.G$98]*[.G28]" office:value-type="float" office:value="37.5" calcext:value-type="float">
            <text:p>37.50</text:p>
          </table:table-cell>
          <table:table-cell table:style-name="ce42" table:formula="of:=[.H$98]*[.H28]" office:value-type="float" office:value="50" calcext:value-type="float">
            <text:p>50.00</text:p>
          </table:table-cell>
          <table:table-cell table:style-name="ce42" table:formula="of:=[.I$98]*[.I28]" office:value-type="float" office:value="62.5" calcext:value-type="float">
            <text:p>62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29]" office:value-type="float" office:value="20" calcext:value-type="float">
            <text:p>20.00</text:p>
          </table:table-cell>
          <table:table-cell table:style-name="ce42" table:formula="of:=[.E$98]*[.E29]" office:value-type="float" office:value="30" calcext:value-type="float">
            <text:p>30.00</text:p>
          </table:table-cell>
          <table:table-cell table:style-name="ce42" table:formula="of:=[.F$98]*[.F29]" office:value-type="float" office:value="20" calcext:value-type="float">
            <text:p>20.00</text:p>
          </table:table-cell>
          <table:table-cell table:style-name="ce42" table:formula="of:=[.G$98]*[.G29]" office:value-type="float" office:value="30" calcext:value-type="float">
            <text:p>30.00</text:p>
          </table:table-cell>
          <table:table-cell table:style-name="ce42" table:formula="of:=[.H$98]*[.H29]" office:value-type="float" office:value="40" calcext:value-type="float">
            <text:p>40.00</text:p>
          </table:table-cell>
          <table:table-cell table:style-name="ce42" table:formula="of:=[.I$98]*[.I29]" office:value-type="float" office:value="50" calcext:value-type="float">
            <text:p>5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30]" office:value-type="float" office:value="20" calcext:value-type="float">
            <text:p>20.00</text:p>
          </table:table-cell>
          <table:table-cell table:style-name="ce42" table:formula="of:=[.E$98]*[.E30]" office:value-type="float" office:value="30" calcext:value-type="float">
            <text:p>30.00</text:p>
          </table:table-cell>
          <table:table-cell table:style-name="ce42" table:formula="of:=[.F$98]*[.F30]" office:value-type="float" office:value="20" calcext:value-type="float">
            <text:p>20.00</text:p>
          </table:table-cell>
          <table:table-cell table:style-name="ce42" table:formula="of:=[.G$98]*[.G30]" office:value-type="float" office:value="30" calcext:value-type="float">
            <text:p>30.00</text:p>
          </table:table-cell>
          <table:table-cell table:style-name="ce42" table:formula="of:=[.H$98]*[.H30]" office:value-type="float" office:value="40" calcext:value-type="float">
            <text:p>40.00</text:p>
          </table:table-cell>
          <table:table-cell table:style-name="ce42" table:formula="of:=[.I$98]*[.I30]" office:value-type="float" office:value="50" calcext:value-type="float">
            <text:p>5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1]" office:value-type="float" office:value="20" calcext:value-type="float">
            <text:p>20.00</text:p>
          </table:table-cell>
          <table:table-cell table:style-name="ce42" table:formula="of:=[.E$98]*[.E31]" office:value-type="float" office:value="30" calcext:value-type="float">
            <text:p>30.00</text:p>
          </table:table-cell>
          <table:table-cell table:style-name="ce42" table:formula="of:=[.F$98]*[.F31]" office:value-type="float" office:value="20" calcext:value-type="float">
            <text:p>20.00</text:p>
          </table:table-cell>
          <table:table-cell table:style-name="ce42" table:formula="of:=[.G$98]*[.G31]" office:value-type="float" office:value="30" calcext:value-type="float">
            <text:p>30.00</text:p>
          </table:table-cell>
          <table:table-cell table:style-name="ce42" table:formula="of:=[.H$98]*[.H31]" office:value-type="float" office:value="40" calcext:value-type="float">
            <text:p>40.00</text:p>
          </table:table-cell>
          <table:table-cell table:style-name="ce42" table:formula="of:=[.I$98]*[.I31]" office:value-type="float" office:value="50" calcext:value-type="float">
            <text:p>5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2]" office:value-type="float" office:value="20" calcext:value-type="float">
            <text:p>20.00</text:p>
          </table:table-cell>
          <table:table-cell table:style-name="ce42" table:formula="of:=[.E$98]*[.E32]" office:value-type="float" office:value="30" calcext:value-type="float">
            <text:p>30.00</text:p>
          </table:table-cell>
          <table:table-cell table:style-name="ce42" table:formula="of:=[.F$98]*[.F32]" office:value-type="float" office:value="20" calcext:value-type="float">
            <text:p>20.00</text:p>
          </table:table-cell>
          <table:table-cell table:style-name="ce42" table:formula="of:=[.G$98]*[.G32]" office:value-type="float" office:value="30" calcext:value-type="float">
            <text:p>30.00</text:p>
          </table:table-cell>
          <table:table-cell table:style-name="ce42" table:formula="of:=[.H$98]*[.H32]" office:value-type="float" office:value="40" calcext:value-type="float">
            <text:p>40.00</text:p>
          </table:table-cell>
          <table:table-cell table:style-name="ce42" table:formula="of:=[.I$98]*[.I32]" office:value-type="float" office:value="50" calcext:value-type="float">
            <text:p>5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3]" office:value-type="float" office:value="20" calcext:value-type="float">
            <text:p>20.00</text:p>
          </table:table-cell>
          <table:table-cell table:style-name="ce42" table:formula="of:=[.E$98]*[.E33]" office:value-type="float" office:value="30" calcext:value-type="float">
            <text:p>30.00</text:p>
          </table:table-cell>
          <table:table-cell table:style-name="ce42" table:formula="of:=[.F$98]*[.F33]" office:value-type="float" office:value="20" calcext:value-type="float">
            <text:p>20.00</text:p>
          </table:table-cell>
          <table:table-cell table:style-name="ce42" table:formula="of:=[.G$98]*[.G33]" office:value-type="float" office:value="30" calcext:value-type="float">
            <text:p>30.00</text:p>
          </table:table-cell>
          <table:table-cell table:style-name="ce42" table:formula="of:=[.H$98]*[.H33]" office:value-type="float" office:value="40" calcext:value-type="float">
            <text:p>40.00</text:p>
          </table:table-cell>
          <table:table-cell table:style-name="ce42" table:formula="of:=[.I$98]*[.I33]" office:value-type="float" office:value="50" calcext:value-type="float">
            <text:p>5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4]" office:value-type="float" office:value="20" calcext:value-type="float">
            <text:p>20.00</text:p>
          </table:table-cell>
          <table:table-cell table:style-name="ce42" table:formula="of:=[.E$98]*[.E34]" office:value-type="float" office:value="30" calcext:value-type="float">
            <text:p>30.00</text:p>
          </table:table-cell>
          <table:table-cell table:style-name="ce42" table:formula="of:=[.F$98]*[.F34]" office:value-type="float" office:value="20" calcext:value-type="float">
            <text:p>20.00</text:p>
          </table:table-cell>
          <table:table-cell table:style-name="ce42" table:formula="of:=[.G$98]*[.G34]" office:value-type="float" office:value="30" calcext:value-type="float">
            <text:p>30.00</text:p>
          </table:table-cell>
          <table:table-cell table:style-name="ce42" table:formula="of:=[.H$98]*[.H34]" office:value-type="float" office:value="40" calcext:value-type="float">
            <text:p>40.00</text:p>
          </table:table-cell>
          <table:table-cell table:style-name="ce42" table:formula="of:=[.I$98]*[.I34]" office:value-type="float" office:value="50" calcext:value-type="float">
            <text:p>5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5]" office:value-type="float" office:value="20" calcext:value-type="float">
            <text:p>20.00</text:p>
          </table:table-cell>
          <table:table-cell table:style-name="ce42" table:formula="of:=[.E$98]*[.E35]" office:value-type="float" office:value="30" calcext:value-type="float">
            <text:p>30.00</text:p>
          </table:table-cell>
          <table:table-cell table:style-name="ce42" table:formula="of:=[.F$98]*[.F35]" office:value-type="float" office:value="20" calcext:value-type="float">
            <text:p>20.00</text:p>
          </table:table-cell>
          <table:table-cell table:style-name="ce42" table:formula="of:=[.G$98]*[.G35]" office:value-type="float" office:value="30" calcext:value-type="float">
            <text:p>30.00</text:p>
          </table:table-cell>
          <table:table-cell table:style-name="ce42" table:formula="of:=[.H$98]*[.H35]" office:value-type="float" office:value="40" calcext:value-type="float">
            <text:p>40.00</text:p>
          </table:table-cell>
          <table:table-cell table:style-name="ce42" table:formula="of:=[.I$98]*[.I35]" office:value-type="float" office:value="50" calcext:value-type="float">
            <text:p>5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36]" office:value-type="float" office:value="25" calcext:value-type="float">
            <text:p>25.00</text:p>
          </table:table-cell>
          <table:table-cell table:style-name="ce42" table:formula="of:=[.E$98]*[.E36]" office:value-type="float" office:value="37.5" calcext:value-type="float">
            <text:p>37.50</text:p>
          </table:table-cell>
          <table:table-cell table:style-name="ce42" table:formula="of:=[.F$98]*[.F36]" office:value-type="float" office:value="25" calcext:value-type="float">
            <text:p>25.00</text:p>
          </table:table-cell>
          <table:table-cell table:style-name="ce42" table:formula="of:=[.G$98]*[.G36]" office:value-type="float" office:value="37.5" calcext:value-type="float">
            <text:p>37.50</text:p>
          </table:table-cell>
          <table:table-cell table:style-name="ce42" table:formula="of:=[.H$98]*[.H36]" office:value-type="float" office:value="50" calcext:value-type="float">
            <text:p>50.00</text:p>
          </table:table-cell>
          <table:table-cell table:style-name="ce42" table:formula="of:=[.I$98]*[.I36]" office:value-type="float" office:value="62.5" calcext:value-type="float">
            <text:p>62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37]" office:value-type="float" office:value="20" calcext:value-type="float">
            <text:p>20.00</text:p>
          </table:table-cell>
          <table:table-cell table:style-name="ce42" table:formula="of:=[.E$98]*[.E37]" office:value-type="float" office:value="30" calcext:value-type="float">
            <text:p>30.00</text:p>
          </table:table-cell>
          <table:table-cell table:style-name="ce42" table:formula="of:=[.F$98]*[.F37]" office:value-type="float" office:value="20" calcext:value-type="float">
            <text:p>20.00</text:p>
          </table:table-cell>
          <table:table-cell table:style-name="ce42" table:formula="of:=[.G$98]*[.G37]" office:value-type="float" office:value="30" calcext:value-type="float">
            <text:p>30.00</text:p>
          </table:table-cell>
          <table:table-cell table:style-name="ce42" table:formula="of:=[.H$98]*[.H37]" office:value-type="float" office:value="40" calcext:value-type="float">
            <text:p>40.00</text:p>
          </table:table-cell>
          <table:table-cell table:style-name="ce42" table:formula="of:=[.I$98]*[.I37]" office:value-type="float" office:value="50" calcext:value-type="float">
            <text:p>5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8]" office:value-type="float" office:value="22" calcext:value-type="float">
            <text:p>22.00</text:p>
          </table:table-cell>
          <table:table-cell table:style-name="ce42" table:formula="of:=[.E$98]*[.E38]" office:value-type="float" office:value="33" calcext:value-type="float">
            <text:p>33.00</text:p>
          </table:table-cell>
          <table:table-cell table:style-name="ce42" table:formula="of:=[.F$98]*[.F38]" office:value-type="float" office:value="22" calcext:value-type="float">
            <text:p>22.00</text:p>
          </table:table-cell>
          <table:table-cell table:style-name="ce42" table:formula="of:=[.G$98]*[.G38]" office:value-type="float" office:value="33" calcext:value-type="float">
            <text:p>33.00</text:p>
          </table:table-cell>
          <table:table-cell table:style-name="ce42" table:formula="of:=[.H$98]*[.H38]" office:value-type="float" office:value="44" calcext:value-type="float">
            <text:p>44.00</text:p>
          </table:table-cell>
          <table:table-cell table:style-name="ce42" table:formula="of:=[.I$98]*[.I38]" office:value-type="float" office:value="55" calcext:value-type="float">
            <text:p>5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9]" office:value-type="float" office:value="24" calcext:value-type="float">
            <text:p>24.00</text:p>
          </table:table-cell>
          <table:table-cell table:style-name="ce42" table:formula="of:=[.E$98]*[.E39]" office:value-type="float" office:value="36" calcext:value-type="float">
            <text:p>36.00</text:p>
          </table:table-cell>
          <table:table-cell table:style-name="ce42" table:formula="of:=[.F$98]*[.F39]" office:value-type="float" office:value="24" calcext:value-type="float">
            <text:p>24.00</text:p>
          </table:table-cell>
          <table:table-cell table:style-name="ce42" table:formula="of:=[.G$98]*[.G39]" office:value-type="float" office:value="36" calcext:value-type="float">
            <text:p>36.00</text:p>
          </table:table-cell>
          <table:table-cell table:style-name="ce42" table:formula="of:=[.H$98]*[.H39]" office:value-type="float" office:value="48" calcext:value-type="float">
            <text:p>48.00</text:p>
          </table:table-cell>
          <table:table-cell table:style-name="ce42" table:formula="of:=[.I$98]*[.I39]" office:value-type="float" office:value="60" calcext:value-type="float">
            <text:p>6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40]" office:value-type="float" office:value="26" calcext:value-type="float">
            <text:p>26.00</text:p>
          </table:table-cell>
          <table:table-cell table:style-name="ce42" table:formula="of:=[.E$98]*[.E40]" office:value-type="float" office:value="39" calcext:value-type="float">
            <text:p>39.00</text:p>
          </table:table-cell>
          <table:table-cell table:style-name="ce42" table:formula="of:=[.F$98]*[.F40]" office:value-type="float" office:value="26" calcext:value-type="float">
            <text:p>26.00</text:p>
          </table:table-cell>
          <table:table-cell table:style-name="ce42" table:formula="of:=[.G$98]*[.G40]" office:value-type="float" office:value="39" calcext:value-type="float">
            <text:p>39.00</text:p>
          </table:table-cell>
          <table:table-cell table:style-name="ce42" table:formula="of:=[.H$98]*[.H40]" office:value-type="float" office:value="52" calcext:value-type="float">
            <text:p>52.00</text:p>
          </table:table-cell>
          <table:table-cell table:style-name="ce42" table:formula="of:=[.I$98]*[.I40]" office:value-type="float" office:value="65" calcext:value-type="float">
            <text:p>65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PrimaryDamage</text:p>
          </table:table-cell>
          <table:table-cell table:style-name="ce43" table:formula="of:=[.D$98]*[.D41]" office:value-type="float" office:value="22" calcext:value-type="float">
            <text:p>22.00</text:p>
          </table:table-cell>
          <table:table-cell table:style-name="ce43" table:formula="of:=[.E$98]*[.E41]" office:value-type="float" office:value="33" calcext:value-type="float">
            <text:p>33.00</text:p>
          </table:table-cell>
          <table:table-cell table:style-name="ce43" table:formula="of:=[.F$98]*[.F41]" office:value-type="float" office:value="22" calcext:value-type="float">
            <text:p>22.00</text:p>
          </table:table-cell>
          <table:table-cell table:style-name="ce43" table:formula="of:=[.G$98]*[.G41]" office:value-type="float" office:value="33" calcext:value-type="float">
            <text:p>33.00</text:p>
          </table:table-cell>
          <table:table-cell table:style-name="ce43" table:formula="of:=[.H$98]*[.H41]" office:value-type="float" office:value="44" calcext:value-type="float">
            <text:p>44.00</text:p>
          </table:table-cell>
          <table:table-cell table:style-name="ce43" table:formula="of:=[.I$98]*[.I41]" office:value-type="float" office:value="55" calcext:value-type="float">
            <text:p>55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PrimaryDamage</text:p>
          </table:table-cell>
          <table:table-cell table:style-name="ce42" table:formula="of:=[.D$98]*[.D42]" office:value-type="float" office:value="24" calcext:value-type="float">
            <text:p>24.00</text:p>
          </table:table-cell>
          <table:table-cell table:style-name="ce42" table:formula="of:=[.E$98]*[.E42]" office:value-type="float" office:value="36" calcext:value-type="float">
            <text:p>36.00</text:p>
          </table:table-cell>
          <table:table-cell table:style-name="ce42" table:formula="of:=[.F$98]*[.F42]" office:value-type="float" office:value="24" calcext:value-type="float">
            <text:p>24.00</text:p>
          </table:table-cell>
          <table:table-cell table:style-name="ce42" table:formula="of:=[.G$98]*[.G42]" office:value-type="float" office:value="36" calcext:value-type="float">
            <text:p>36.00</text:p>
          </table:table-cell>
          <table:table-cell table:style-name="ce42" table:formula="of:=[.H$98]*[.H42]" office:value-type="float" office:value="48" calcext:value-type="float">
            <text:p>48.00</text:p>
          </table:table-cell>
          <table:table-cell table:style-name="ce43" table:formula="of:=[.I$98]*[.I42]" office:value-type="float" office:value="60" calcext:value-type="float">
            <text:p>60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PrimaryDamage</text:p>
          </table:table-cell>
          <table:table-cell table:style-name="ce43" table:formula="of:=[.D$98]*[.D43]" office:value-type="float" office:value="26" calcext:value-type="float">
            <text:p>26.00</text:p>
          </table:table-cell>
          <table:table-cell table:style-name="ce43" table:formula="of:=[.E$98]*[.E43]" office:value-type="float" office:value="39" calcext:value-type="float">
            <text:p>39.00</text:p>
          </table:table-cell>
          <table:table-cell table:style-name="ce43" table:formula="of:=[.F$98]*[.F43]" office:value-type="float" office:value="26" calcext:value-type="float">
            <text:p>26.00</text:p>
          </table:table-cell>
          <table:table-cell table:style-name="ce43" table:formula="of:=[.G$98]*[.G43]" office:value-type="float" office:value="39" calcext:value-type="float">
            <text:p>39.00</text:p>
          </table:table-cell>
          <table:table-cell table:style-name="ce43" table:formula="of:=[.H$98]*[.H43]" office:value-type="float" office:value="52" calcext:value-type="float">
            <text:p>52.00</text:p>
          </table:table-cell>
          <table:table-cell table:style-name="ce43" table:formula="of:=[.I$98]*[.I43]" office:value-type="float" office:value="65" calcext:value-type="float">
            <text:p>6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44]" office:value-type="float" office:value="24" calcext:value-type="float">
            <text:p>24.00</text:p>
          </table:table-cell>
          <table:table-cell table:style-name="ce42" table:formula="of:=[.E$98]*[.E44]" office:value-type="float" office:value="36" calcext:value-type="float">
            <text:p>36.00</text:p>
          </table:table-cell>
          <table:table-cell table:style-name="ce42" table:formula="of:=[.F$98]*[.F44]" office:value-type="float" office:value="24" calcext:value-type="float">
            <text:p>24.00</text:p>
          </table:table-cell>
          <table:table-cell table:style-name="ce42" table:formula="of:=[.G$98]*[.G44]" office:value-type="float" office:value="36" calcext:value-type="float">
            <text:p>36.00</text:p>
          </table:table-cell>
          <table:table-cell table:style-name="ce42" table:formula="of:=[.H$98]*[.H44]" office:value-type="float" office:value="48" calcext:value-type="float">
            <text:p>48.00</text:p>
          </table:table-cell>
          <table:table-cell table:style-name="ce42" table:formula="of:=[.I$98]*[.I44]" office:value-type="float" office:value="60" calcext:value-type="float">
            <text:p>6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45]" office:value-type="float" office:value="20" calcext:value-type="float">
            <text:p>20.00</text:p>
          </table:table-cell>
          <table:table-cell table:style-name="ce42" table:formula="of:=[.E$98]*[.E45]" office:value-type="float" office:value="30" calcext:value-type="float">
            <text:p>30.00</text:p>
          </table:table-cell>
          <table:table-cell table:style-name="ce42" table:formula="of:=[.F$98]*[.F45]" office:value-type="float" office:value="20" calcext:value-type="float">
            <text:p>20.00</text:p>
          </table:table-cell>
          <table:table-cell table:style-name="ce42" table:formula="of:=[.G$98]*[.G45]" office:value-type="float" office:value="30" calcext:value-type="float">
            <text:p>30.00</text:p>
          </table:table-cell>
          <table:table-cell table:style-name="ce42" table:formula="of:=[.H$98]*[.H45]" office:value-type="float" office:value="40" calcext:value-type="float">
            <text:p>40.00</text:p>
          </table:table-cell>
          <table:table-cell table:style-name="ce42" table:formula="of:=[.I$98]*[.I45]" office:value-type="float" office:value="50" calcext:value-type="float">
            <text:p>5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46]" office:value-type="float" office:value="20" calcext:value-type="float">
            <text:p>20.00</text:p>
          </table:table-cell>
          <table:table-cell table:style-name="ce42" table:formula="of:=[.E$98]*[.E46]" office:value-type="float" office:value="30" calcext:value-type="float">
            <text:p>30.00</text:p>
          </table:table-cell>
          <table:table-cell table:style-name="ce42" table:formula="of:=[.F$98]*[.F46]" office:value-type="float" office:value="20" calcext:value-type="float">
            <text:p>20.00</text:p>
          </table:table-cell>
          <table:table-cell table:style-name="ce42" table:formula="of:=[.G$98]*[.G46]" office:value-type="float" office:value="30" calcext:value-type="float">
            <text:p>30.00</text:p>
          </table:table-cell>
          <table:table-cell table:style-name="ce42" table:formula="of:=[.H$98]*[.H46]" office:value-type="float" office:value="40" calcext:value-type="float">
            <text:p>40.00</text:p>
          </table:table-cell>
          <table:table-cell table:style-name="ce42" table:formula="of:=[.I$98]*[.I46]" office:value-type="float" office:value="50" calcext:value-type="float">
            <text:p>5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47]" office:value-type="float" office:value="20" calcext:value-type="float">
            <text:p>20.00</text:p>
          </table:table-cell>
          <table:table-cell table:style-name="ce42" table:formula="of:=[.E$98]*[.E47]" office:value-type="float" office:value="30" calcext:value-type="float">
            <text:p>30.00</text:p>
          </table:table-cell>
          <table:table-cell table:style-name="ce42" table:formula="of:=[.F$98]*[.F47]" office:value-type="float" office:value="20" calcext:value-type="float">
            <text:p>20.00</text:p>
          </table:table-cell>
          <table:table-cell table:style-name="ce42" table:formula="of:=[.G$98]*[.G47]" office:value-type="float" office:value="30" calcext:value-type="float">
            <text:p>30.00</text:p>
          </table:table-cell>
          <table:table-cell table:style-name="ce42" table:formula="of:=[.H$98]*[.H47]" office:value-type="float" office:value="40" calcext:value-type="float">
            <text:p>40.00</text:p>
          </table:table-cell>
          <table:table-cell table:style-name="ce42" table:formula="of:=[.I$98]*[.I47]" office:value-type="float" office:value="50" calcext:value-type="float">
            <text:p>5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48]" office:value-type="float" office:value="20" calcext:value-type="float">
            <text:p>20.00</text:p>
          </table:table-cell>
          <table:table-cell table:style-name="ce42" table:formula="of:=[.E$98]*[.E48]" office:value-type="float" office:value="30" calcext:value-type="float">
            <text:p>30.00</text:p>
          </table:table-cell>
          <table:table-cell table:style-name="ce42" table:formula="of:=[.F$98]*[.F48]" office:value-type="float" office:value="20" calcext:value-type="float">
            <text:p>20.00</text:p>
          </table:table-cell>
          <table:table-cell table:style-name="ce42" table:formula="of:=[.G$98]*[.G48]" office:value-type="float" office:value="30" calcext:value-type="float">
            <text:p>30.00</text:p>
          </table:table-cell>
          <table:table-cell table:style-name="ce42" table:formula="of:=[.H$98]*[.H48]" office:value-type="float" office:value="40" calcext:value-type="float">
            <text:p>40.00</text:p>
          </table:table-cell>
          <table:table-cell table:style-name="ce42" table:formula="of:=[.I$98]*[.I48]" office:value-type="float" office:value="50" calcext:value-type="float">
            <text:p>5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49]" office:value-type="float" office:value="20" calcext:value-type="float">
            <text:p>20.00</text:p>
          </table:table-cell>
          <table:table-cell table:style-name="ce42" table:formula="of:=[.E$98]*[.E49]" office:value-type="float" office:value="30" calcext:value-type="float">
            <text:p>30.00</text:p>
          </table:table-cell>
          <table:table-cell table:style-name="ce42" table:formula="of:=[.F$98]*[.F49]" office:value-type="float" office:value="20" calcext:value-type="float">
            <text:p>20.00</text:p>
          </table:table-cell>
          <table:table-cell table:style-name="ce42" table:formula="of:=[.G$98]*[.G49]" office:value-type="float" office:value="30" calcext:value-type="float">
            <text:p>30.00</text:p>
          </table:table-cell>
          <table:table-cell table:style-name="ce42" table:formula="of:=[.H$98]*[.H49]" office:value-type="float" office:value="40" calcext:value-type="float">
            <text:p>40.00</text:p>
          </table:table-cell>
          <table:table-cell table:style-name="ce42" table:formula="of:=[.I$98]*[.I49]" office:value-type="float" office:value="50" calcext:value-type="float">
            <text:p>5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1] - 1)+([.D$35] - 1))" office:value-type="float" office:value="22" calcext:value-type="float">
            <text:p>22.00</text:p>
          </table:table-cell>
          <table:table-cell table:style-name="ce42" table:formula="of:=[.E$98]*(1+([.E$41] - 1)+([.E$35] - 1))" office:value-type="float" office:value="33" calcext:value-type="float">
            <text:p>33.00</text:p>
          </table:table-cell>
          <table:table-cell table:style-name="ce42" table:formula="of:=[.F$98]*(1+([.F$41] - 1)+([.F$35] - 1))" office:value-type="float" office:value="22" calcext:value-type="float">
            <text:p>22.00</text:p>
          </table:table-cell>
          <table:table-cell table:style-name="ce42" table:formula="of:=[.G$98]*(1+([.G$41] - 1)+([.G$35] - 1))" office:value-type="float" office:value="33" calcext:value-type="float">
            <text:p>33.00</text:p>
          </table:table-cell>
          <table:table-cell table:style-name="ce42" table:formula="of:=[.H$98]*(1+([.H$41] - 1)+([.H$35] - 1))" office:value-type="float" office:value="44" calcext:value-type="float">
            <text:p>44.00</text:p>
          </table:table-cell>
          <table:table-cell table:style-name="ce42" table:formula="of:=[.I$98]*(1+([.I$41] - 1)+([.I$35] - 1))" office:value-type="float" office:value="55" calcext:value-type="float">
            <text:p>5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2] - 1)+([.D$35] - 1))" office:value-type="float" office:value="24" calcext:value-type="float">
            <text:p>24.00</text:p>
          </table:table-cell>
          <table:table-cell table:style-name="ce42" table:formula="of:=[.E$98]*(1+([.E$42] - 1)+([.E$35] - 1))" office:value-type="float" office:value="36" calcext:value-type="float">
            <text:p>36.00</text:p>
          </table:table-cell>
          <table:table-cell table:style-name="ce42" table:formula="of:=[.F$98]*(1+([.F$42] - 1)+([.F$35] - 1))" office:value-type="float" office:value="24" calcext:value-type="float">
            <text:p>24.00</text:p>
          </table:table-cell>
          <table:table-cell table:style-name="ce42" table:formula="of:=[.G$98]*(1+([.G$42] - 1)+([.G$35] - 1))" office:value-type="float" office:value="36" calcext:value-type="float">
            <text:p>36.00</text:p>
          </table:table-cell>
          <table:table-cell table:style-name="ce42" table:formula="of:=[.H$98]*(1+([.H$42] - 1)+([.H$35] - 1))" office:value-type="float" office:value="48" calcext:value-type="float">
            <text:p>48.00</text:p>
          </table:table-cell>
          <table:table-cell table:style-name="ce42" table:formula="of:=[.I$98]*(1+([.I$42] - 1)+([.I$35] - 1))" office:value-type="float" office:value="60" calcext:value-type="float">
            <text:p>6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3] - 1)+([.D$35] - 1))" office:value-type="float" office:value="26" calcext:value-type="float">
            <text:p>26.00</text:p>
          </table:table-cell>
          <table:table-cell table:style-name="ce42" table:formula="of:=[.E$98]*(1+([.E$43] - 1)+([.E$35] - 1))" office:value-type="float" office:value="39" calcext:value-type="float">
            <text:p>39.00</text:p>
          </table:table-cell>
          <table:table-cell table:style-name="ce42" table:formula="of:=[.F$98]*(1+([.F$43] - 1)+([.F$35] - 1))" office:value-type="float" office:value="26" calcext:value-type="float">
            <text:p>26.00</text:p>
          </table:table-cell>
          <table:table-cell table:style-name="ce42" table:formula="of:=[.G$98]*(1+([.G$43] - 1)+([.G$35] - 1))" office:value-type="float" office:value="39" calcext:value-type="float">
            <text:p>39.00</text:p>
          </table:table-cell>
          <table:table-cell table:style-name="ce42" table:formula="of:=[.H$98]*(1+([.H$43] - 1)+([.H$35] - 1))" office:value-type="float" office:value="52" calcext:value-type="float">
            <text:p>52.00</text:p>
          </table:table-cell>
          <table:table-cell table:style-name="ce42" table:formula="of:=[.I$98]*(1+([.I$43] - 1)+([.I$35] - 1))" office:value-type="float" office:value="65" calcext:value-type="float">
            <text:p>6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1] - 1)+([.D$44] - 1))" office:value-type="float" office:value="26" calcext:value-type="float">
            <text:p>26.00</text:p>
          </table:table-cell>
          <table:table-cell table:style-name="ce42" table:formula="of:=[.E$98]*(1+([.E$41] - 1)+([.E$44] - 1))" office:value-type="float" office:value="39" calcext:value-type="float">
            <text:p>39.00</text:p>
          </table:table-cell>
          <table:table-cell table:style-name="ce42" table:formula="of:=[.F$98]*(1+([.F$41] - 1)+([.F$44] - 1))" office:value-type="float" office:value="26" calcext:value-type="float">
            <text:p>26.00</text:p>
          </table:table-cell>
          <table:table-cell table:style-name="ce42" table:formula="of:=[.G$98]*(1+([.G$41] - 1)+([.G$44] - 1))" office:value-type="float" office:value="39" calcext:value-type="float">
            <text:p>39.00</text:p>
          </table:table-cell>
          <table:table-cell table:style-name="ce42" table:formula="of:=[.H$98]*(1+([.H$41] - 1)+([.H$44] - 1))" office:value-type="float" office:value="52" calcext:value-type="float">
            <text:p>52.00</text:p>
          </table:table-cell>
          <table:table-cell table:style-name="ce42" table:formula="of:=[.I$98]*(1+([.I$41] - 1)+([.I$44] - 1))" office:value-type="float" office:value="65" calcext:value-type="float">
            <text:p>6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2] - 1)+([.D$44] - 1))" office:value-type="float" office:value="28" calcext:value-type="float">
            <text:p>28.00</text:p>
          </table:table-cell>
          <table:table-cell table:style-name="ce42" table:formula="of:=[.E$98]*(1+([.E$42] - 1)+([.E$44] - 1))" office:value-type="float" office:value="42" calcext:value-type="float">
            <text:p>42.00</text:p>
          </table:table-cell>
          <table:table-cell table:style-name="ce42" table:formula="of:=[.F$98]*(1+([.F$42] - 1)+([.F$44] - 1))" office:value-type="float" office:value="28" calcext:value-type="float">
            <text:p>28.00</text:p>
          </table:table-cell>
          <table:table-cell table:style-name="ce42" table:formula="of:=[.G$98]*(1+([.G$42] - 1)+([.G$44] - 1))" office:value-type="float" office:value="42" calcext:value-type="float">
            <text:p>42.00</text:p>
          </table:table-cell>
          <table:table-cell table:style-name="ce42" table:formula="of:=[.H$98]*(1+([.H$42] - 1)+([.H$44] - 1))" office:value-type="float" office:value="56" calcext:value-type="float">
            <text:p>56.00</text:p>
          </table:table-cell>
          <table:table-cell table:style-name="ce42" table:formula="of:=[.I$98]*(1+([.I$42] - 1)+([.I$44] - 1))" office:value-type="float" office:value="70" calcext:value-type="float">
            <text:p>7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3] - 1)+([.D$44] - 1))" office:value-type="float" office:value="30" calcext:value-type="float">
            <text:p>30.00</text:p>
          </table:table-cell>
          <table:table-cell table:style-name="ce42" table:formula="of:=[.E$98]*(1+([.E$43] - 1)+([.E$44] - 1))" office:value-type="float" office:value="45" calcext:value-type="float">
            <text:p>45.00</text:p>
          </table:table-cell>
          <table:table-cell table:style-name="ce42" table:formula="of:=[.F$98]*(1+([.F$43] - 1)+([.F$44] - 1))" office:value-type="float" office:value="30" calcext:value-type="float">
            <text:p>30.00</text:p>
          </table:table-cell>
          <table:table-cell table:style-name="ce42" table:formula="of:=[.G$98]*(1+([.G$43] - 1)+([.G$44] - 1))" office:value-type="float" office:value="45" calcext:value-type="float">
            <text:p>45.00</text:p>
          </table:table-cell>
          <table:table-cell table:style-name="ce42" table:formula="of:=[.H$98]*(1+([.H$43] - 1)+([.H$44] - 1))" office:value-type="float" office:value="60" calcext:value-type="float">
            <text:p>60.00</text:p>
          </table:table-cell>
          <table:table-cell table:style-name="ce42" table:formula="of:=[.I$98]*(1+([.I$43] - 1)+([.I$44] - 1)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1] - 1)+([.D$37] - 1))" office:value-type="float" office:value="22" calcext:value-type="float">
            <text:p>22.00</text:p>
          </table:table-cell>
          <table:table-cell table:style-name="ce42" table:formula="of:=[.E$98]*(1+([.E$41] - 1)+([.E$37] - 1))" office:value-type="float" office:value="33" calcext:value-type="float">
            <text:p>33.00</text:p>
          </table:table-cell>
          <table:table-cell table:style-name="ce42" table:formula="of:=[.F$98]*(1+([.F$41] - 1)+([.F$37] - 1))" office:value-type="float" office:value="22" calcext:value-type="float">
            <text:p>22.00</text:p>
          </table:table-cell>
          <table:table-cell table:style-name="ce42" table:formula="of:=[.G$98]*(1+([.G$41] - 1)+([.G$37] - 1))" office:value-type="float" office:value="33" calcext:value-type="float">
            <text:p>33.00</text:p>
          </table:table-cell>
          <table:table-cell table:style-name="ce42" table:formula="of:=[.H$98]*(1+([.H$41] - 1)+([.H$37] - 1))" office:value-type="float" office:value="44" calcext:value-type="float">
            <text:p>44.00</text:p>
          </table:table-cell>
          <table:table-cell table:style-name="ce42" table:formula="of:=[.I$98]*(1+([.I$41] - 1)+([.I$37] - 1))" office:value-type="float" office:value="55" calcext:value-type="float">
            <text:p>5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2] - 1)+([.D$37] - 1))" office:value-type="float" office:value="24" calcext:value-type="float">
            <text:p>24.00</text:p>
          </table:table-cell>
          <table:table-cell table:style-name="ce42" table:formula="of:=[.E$98]*(1+([.E$42] - 1)+([.E$37] - 1))" office:value-type="float" office:value="36" calcext:value-type="float">
            <text:p>36.00</text:p>
          </table:table-cell>
          <table:table-cell table:style-name="ce42" table:formula="of:=[.F$98]*(1+([.F$42] - 1)+([.F$37] - 1))" office:value-type="float" office:value="24" calcext:value-type="float">
            <text:p>24.00</text:p>
          </table:table-cell>
          <table:table-cell table:style-name="ce42" table:formula="of:=[.G$98]*(1+([.G$42] - 1)+([.G$37] - 1))" office:value-type="float" office:value="36" calcext:value-type="float">
            <text:p>36.00</text:p>
          </table:table-cell>
          <table:table-cell table:style-name="ce42" table:formula="of:=[.H$98]*(1+([.H$42] - 1)+([.H$37] - 1))" office:value-type="float" office:value="48" calcext:value-type="float">
            <text:p>48.00</text:p>
          </table:table-cell>
          <table:table-cell table:style-name="ce42" table:formula="of:=[.I$98]*(1+([.I$42] - 1)+([.I$37] - 1))" office:value-type="float" office:value="60" calcext:value-type="float">
            <text:p>6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3] - 1)+([.D$37] - 1))" office:value-type="float" office:value="26" calcext:value-type="float">
            <text:p>26.00</text:p>
          </table:table-cell>
          <table:table-cell table:style-name="ce42" table:formula="of:=[.E$98]*(1+([.E$43] - 1)+([.E$37] - 1))" office:value-type="float" office:value="39" calcext:value-type="float">
            <text:p>39.00</text:p>
          </table:table-cell>
          <table:table-cell table:style-name="ce42" table:formula="of:=[.F$98]*(1+([.F$43] - 1)+([.F$37] - 1))" office:value-type="float" office:value="26" calcext:value-type="float">
            <text:p>26.00</text:p>
          </table:table-cell>
          <table:table-cell table:style-name="ce42" table:formula="of:=[.G$98]*(1+([.G$43] - 1)+([.G$37] - 1))" office:value-type="float" office:value="39" calcext:value-type="float">
            <text:p>39.00</text:p>
          </table:table-cell>
          <table:table-cell table:style-name="ce42" table:formula="of:=[.H$98]*(1+([.H$43] - 1)+([.H$37] - 1))" office:value-type="float" office:value="52" calcext:value-type="float">
            <text:p>52.00</text:p>
          </table:table-cell>
          <table:table-cell table:style-name="ce42" table:formula="of:=[.I$98]*(1+([.I$43] - 1)+([.I$37] - 1))" office:value-type="float" office:value="65" calcext:value-type="float">
            <text:p>6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1] - 1)+([.D$36] - 1))" office:value-type="float" office:value="27" calcext:value-type="float">
            <text:p>27.00</text:p>
          </table:table-cell>
          <table:table-cell table:style-name="ce42" table:formula="of:=[.E$98]*(1+([.E$41] - 1)+([.E$36] - 1))" office:value-type="float" office:value="40.5" calcext:value-type="float">
            <text:p>40.50</text:p>
          </table:table-cell>
          <table:table-cell table:style-name="ce42" table:formula="of:=[.F$98]*(1+([.F$41] - 1)+([.F$36] - 1))" office:value-type="float" office:value="27" calcext:value-type="float">
            <text:p>27.00</text:p>
          </table:table-cell>
          <table:table-cell table:style-name="ce42" table:formula="of:=[.G$98]*(1+([.G$41] - 1)+([.G$36] - 1))" office:value-type="float" office:value="40.5" calcext:value-type="float">
            <text:p>40.50</text:p>
          </table:table-cell>
          <table:table-cell table:style-name="ce42" table:formula="of:=[.H$98]*(1+([.H$41] - 1)+([.H$36] - 1))" office:value-type="float" office:value="54" calcext:value-type="float">
            <text:p>54.00</text:p>
          </table:table-cell>
          <table:table-cell table:style-name="ce42" table:formula="of:=[.I$98]*(1+([.I$41] - 1)+([.I$36] - 1))" office:value-type="float" office:value="67.5" calcext:value-type="float">
            <text:p>67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2] - 1)+([.D$36] - 1))" office:value-type="float" office:value="29" calcext:value-type="float">
            <text:p>29.00</text:p>
          </table:table-cell>
          <table:table-cell table:style-name="ce42" table:formula="of:=[.E$98]*(1+([.E$42] - 1)+([.E$36] - 1))" office:value-type="float" office:value="43.5" calcext:value-type="float">
            <text:p>43.50</text:p>
          </table:table-cell>
          <table:table-cell table:style-name="ce42" table:formula="of:=[.F$98]*(1+([.F$42] - 1)+([.F$36] - 1))" office:value-type="float" office:value="29" calcext:value-type="float">
            <text:p>29.00</text:p>
          </table:table-cell>
          <table:table-cell table:style-name="ce42" table:formula="of:=[.G$98]*(1+([.G$42] - 1)+([.G$36] - 1))" office:value-type="float" office:value="43.5" calcext:value-type="float">
            <text:p>43.50</text:p>
          </table:table-cell>
          <table:table-cell table:style-name="ce42" table:formula="of:=[.H$98]*(1+([.H$42] - 1)+([.H$36] - 1))" office:value-type="float" office:value="58" calcext:value-type="float">
            <text:p>58.00</text:p>
          </table:table-cell>
          <table:table-cell table:style-name="ce42" table:formula="of:=[.I$98]*(1+([.I$42] - 1)+([.I$36] - 1))" office:value-type="float" office:value="72.5" calcext:value-type="float">
            <text:p>72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3] - 1)+([.D$36] - 1))" office:value-type="float" office:value="31" calcext:value-type="float">
            <text:p>31.00</text:p>
          </table:table-cell>
          <table:table-cell table:style-name="ce42" table:formula="of:=[.E$98]*(1+([.E$43] - 1)+([.E$36] - 1))" office:value-type="float" office:value="46.5" calcext:value-type="float">
            <text:p>46.50</text:p>
          </table:table-cell>
          <table:table-cell table:style-name="ce42" table:formula="of:=[.F$98]*(1+([.F$43] - 1)+([.F$36] - 1))" office:value-type="float" office:value="31" calcext:value-type="float">
            <text:p>31.00</text:p>
          </table:table-cell>
          <table:table-cell table:style-name="ce42" table:formula="of:=[.G$98]*(1+([.G$43] - 1)+([.G$36] - 1))" office:value-type="float" office:value="46.5" calcext:value-type="float">
            <text:p>46.50</text:p>
          </table:table-cell>
          <table:table-cell table:style-name="ce42" table:formula="of:=[.H$98]*(1+([.H$43] - 1)+([.H$36] - 1))" office:value-type="float" office:value="62" calcext:value-type="float">
            <text:p>62.00</text:p>
          </table:table-cell>
          <table:table-cell table:style-name="ce42" table:formula="of:=[.I$98]*(1+([.I$43] - 1)+([.I$36] - 1))" office:value-type="float" office:value="77.5" calcext:value-type="float">
            <text:p>77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1] - 1)+([.D$40] - 1)+([.D$30] - 1))" office:value-type="float" office:value="28" calcext:value-type="float">
            <text:p>28.00</text:p>
          </table:table-cell>
          <table:table-cell table:style-name="ce42" table:formula="of:=[.E$98]*(1+([.E$41] - 1)+([.E$40] - 1)+([.E$30] - 1))" office:value-type="float" office:value="42" calcext:value-type="float">
            <text:p>42.00</text:p>
          </table:table-cell>
          <table:table-cell table:style-name="ce42" table:formula="of:=[.F$98]*(1+([.F$41] - 1)+([.F$40] - 1)+([.F$30] - 1))" office:value-type="float" office:value="28" calcext:value-type="float">
            <text:p>28.00</text:p>
          </table:table-cell>
          <table:table-cell table:style-name="ce42" table:formula="of:=[.G$98]*(1+([.G$41] - 1)+([.G$40] - 1)+([.G$30] - 1))" office:value-type="float" office:value="42" calcext:value-type="float">
            <text:p>42.00</text:p>
          </table:table-cell>
          <table:table-cell table:style-name="ce42" table:formula="of:=[.H$98]*(1+([.H$41] - 1)+([.H$40] - 1)+([.H$30] - 1))" office:value-type="float" office:value="56" calcext:value-type="float">
            <text:p>56.00</text:p>
          </table:table-cell>
          <table:table-cell table:style-name="ce42" table:formula="of:=[.I$98]*(1+([.I$41] - 1)+([.I$40] - 1)+([.I$30] - 1))" office:value-type="float" office:value="70" calcext:value-type="float">
            <text:p>7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2] - 1)+([.D$40] - 1)+([.D$30] - 1))" office:value-type="float" office:value="30" calcext:value-type="float">
            <text:p>30.00</text:p>
          </table:table-cell>
          <table:table-cell table:style-name="ce42" table:formula="of:=[.E$98]*(1+([.E$42] - 1)+([.E$40] - 1)+([.E$30] - 1))" office:value-type="float" office:value="45" calcext:value-type="float">
            <text:p>45.00</text:p>
          </table:table-cell>
          <table:table-cell table:style-name="ce42" table:formula="of:=[.F$98]*(1+([.F$42] - 1)+([.F$40] - 1)+([.F$30] - 1))" office:value-type="float" office:value="30" calcext:value-type="float">
            <text:p>30.00</text:p>
          </table:table-cell>
          <table:table-cell table:style-name="ce42" table:formula="of:=[.G$98]*(1+([.G$42] - 1)+([.G$40] - 1)+([.G$30] - 1))" office:value-type="float" office:value="45" calcext:value-type="float">
            <text:p>45.00</text:p>
          </table:table-cell>
          <table:table-cell table:style-name="ce42" table:formula="of:=[.H$98]*(1+([.H$42] - 1)+([.H$40] - 1)+([.H$30] - 1))" office:value-type="float" office:value="60" calcext:value-type="float">
            <text:p>60.00</text:p>
          </table:table-cell>
          <table:table-cell table:style-name="ce42" table:formula="of:=[.I$98]*(1+([.I$42] - 1)+([.I$40] - 1)+([.I$30] - 1)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3] - 1)+([.D$40] - 1)+([.D$30] - 1))" office:value-type="float" office:value="32" calcext:value-type="float">
            <text:p>32.00</text:p>
          </table:table-cell>
          <table:table-cell table:style-name="ce42" table:formula="of:=[.E$98]*(1+([.E$43] - 1)+([.E$40] - 1)+([.E$30] - 1))" office:value-type="float" office:value="48" calcext:value-type="float">
            <text:p>48.00</text:p>
          </table:table-cell>
          <table:table-cell table:style-name="ce42" table:formula="of:=[.F$98]*(1+([.F$43] - 1)+([.F$40] - 1)+([.F$30] - 1))" office:value-type="float" office:value="32" calcext:value-type="float">
            <text:p>32.00</text:p>
          </table:table-cell>
          <table:table-cell table:style-name="ce42" table:formula="of:=[.G$98]*(1+([.G$43] - 1)+([.G$40] - 1)+([.G$30] - 1))" office:value-type="float" office:value="48" calcext:value-type="float">
            <text:p>48.00</text:p>
          </table:table-cell>
          <table:table-cell table:style-name="ce42" table:formula="of:=[.H$98]*(1+([.H$43] - 1)+([.H$40] - 1)+([.H$30] - 1))" office:value-type="float" office:value="64" calcext:value-type="float">
            <text:p>64.00</text:p>
          </table:table-cell>
          <table:table-cell table:style-name="ce42" table:formula="of:=[.I$98]*(1+([.I$43] - 1)+([.I$40] - 1)+([.I$30] - 1))" office:value-type="float" office:value="80" calcext:value-type="float">
            <text:p>8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1] - 1)+([.D$31] - 1)+([.D$32] - 1)+([.D$33] -1)+([.D$30] - 1))" office:value-type="float" office:value="22" calcext:value-type="float">
            <text:p>22.00</text:p>
          </table:table-cell>
          <table:table-cell table:style-name="ce42" table:formula="of:=[.E$98]*(1+([.E$41] - 1)+([.E$31] - 1)+([.E$32] - 1)+([.E$33] -1)+([.E$30] - 1))" office:value-type="float" office:value="33" calcext:value-type="float">
            <text:p>33.00</text:p>
          </table:table-cell>
          <table:table-cell table:style-name="ce42" table:formula="of:=[.F$98]*(1+([.F$41] - 1)+([.F$31] - 1)+([.F$32] - 1)+([.F$33] -1)+([.F$30] - 1))" office:value-type="float" office:value="22" calcext:value-type="float">
            <text:p>22.00</text:p>
          </table:table-cell>
          <table:table-cell table:style-name="ce42" table:formula="of:=[.G$98]*(1+([.G$41] - 1)+([.G$31] - 1)+([.G$32] - 1)+([.G$33] -1)+([.G$30] - 1))" office:value-type="float" office:value="33" calcext:value-type="float">
            <text:p>33.00</text:p>
          </table:table-cell>
          <table:table-cell table:style-name="ce42" table:formula="of:=[.H$98]*(1+([.H$41] - 1)+([.H$31] - 1)+([.H$32] - 1)+([.H$33] -1)+([.H$30] - 1))" office:value-type="float" office:value="44" calcext:value-type="float">
            <text:p>44.00</text:p>
          </table:table-cell>
          <table:table-cell table:style-name="ce42" table:formula="of:=[.I$98]*(1+([.I$41] - 1)+([.I$31] - 1)+([.I$32] - 1)+([.I$33] -1)+([.I$30] - 1))" office:value-type="float" office:value="55" calcext:value-type="float">
            <text:p>5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2] - 1)+([.D$31] - 1)+([.D$32] - 1)+([.D$33] -1)+([.D$30] - 1))" office:value-type="float" office:value="24" calcext:value-type="float">
            <text:p>24.00</text:p>
          </table:table-cell>
          <table:table-cell table:style-name="ce42" table:formula="of:=[.E$98]*(1+([.E$42] - 1)+([.E$31] - 1)+([.E$32] - 1)+([.E$33] -1)+([.E$30] - 1))" office:value-type="float" office:value="36" calcext:value-type="float">
            <text:p>36.00</text:p>
          </table:table-cell>
          <table:table-cell table:style-name="ce42" table:formula="of:=[.F$98]*(1+([.F$42] - 1)+([.F$31] - 1)+([.F$32] - 1)+([.F$33] -1)+([.F$30] - 1))" office:value-type="float" office:value="24" calcext:value-type="float">
            <text:p>24.00</text:p>
          </table:table-cell>
          <table:table-cell table:style-name="ce42" table:formula="of:=[.G$98]*(1+([.G$42] - 1)+([.G$31] - 1)+([.G$32] - 1)+([.G$33] -1)+([.G$30] - 1))" office:value-type="float" office:value="36" calcext:value-type="float">
            <text:p>36.00</text:p>
          </table:table-cell>
          <table:table-cell table:style-name="ce42" table:formula="of:=[.H$98]*(1+([.H$42] - 1)+([.H$31] - 1)+([.H$32] - 1)+([.H$33] -1)+([.H$30] - 1))" office:value-type="float" office:value="48" calcext:value-type="float">
            <text:p>48.00</text:p>
          </table:table-cell>
          <table:table-cell table:style-name="ce42" table:formula="of:=[.I$98]*(1+([.I$42] - 1)+([.I$31] - 1)+([.I$32] - 1)+([.I$33] -1)+([.I$30] - 1))" office:value-type="float" office:value="60" calcext:value-type="float">
            <text:p>6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3] - 1)+([.D$31] - 1)+([.D$32] - 1)+([.D$33] -1)+([.D$30] - 1))" office:value-type="float" office:value="26" calcext:value-type="float">
            <text:p>26.00</text:p>
          </table:table-cell>
          <table:table-cell table:style-name="ce42" table:formula="of:=[.E$98]*(1+([.E$43] - 1)+([.E$31] - 1)+([.E$32] - 1)+([.E$33] -1)+([.E$30] - 1))" office:value-type="float" office:value="39" calcext:value-type="float">
            <text:p>39.00</text:p>
          </table:table-cell>
          <table:table-cell table:style-name="ce42" table:formula="of:=[.F$98]*(1+([.F$43] - 1)+([.F$31] - 1)+([.F$32] - 1)+([.F$33] -1)+([.F$30] - 1))" office:value-type="float" office:value="26" calcext:value-type="float">
            <text:p>26.00</text:p>
          </table:table-cell>
          <table:table-cell table:style-name="ce42" table:formula="of:=[.G$98]*(1+([.G$43] - 1)+([.G$31] - 1)+([.G$32] - 1)+([.G$33] -1)+([.G$30] - 1))" office:value-type="float" office:value="39" calcext:value-type="float">
            <text:p>39.00</text:p>
          </table:table-cell>
          <table:table-cell table:style-name="ce42" table:formula="of:=[.H$98]*(1+([.H$43] - 1)+([.H$31] - 1)+([.H$32] - 1)+([.H$33] -1)+([.H$30] - 1))" office:value-type="float" office:value="52" calcext:value-type="float">
            <text:p>52.00</text:p>
          </table:table-cell>
          <table:table-cell table:style-name="ce42" table:formula="of:=[.I$98]*(1+([.I$43] - 1)+([.I$31] - 1)+([.I$32] - 1)+([.I$33] -1)+([.I$30] - 1))" office:value-type="float" office:value="65" calcext:value-type="float">
            <text:p>6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1] - 1)+([.D$30] - 1))" office:value-type="float" office:value="22" calcext:value-type="float">
            <text:p>22.00</text:p>
          </table:table-cell>
          <table:table-cell table:style-name="ce42" table:formula="of:=[.E$98]*(1+([.E$41] - 1)+([.E$30] - 1))" office:value-type="float" office:value="33" calcext:value-type="float">
            <text:p>33.00</text:p>
          </table:table-cell>
          <table:table-cell table:style-name="ce42" table:formula="of:=[.F$98]*(1+([.F$41] - 1)+([.F$30] - 1))" office:value-type="float" office:value="22" calcext:value-type="float">
            <text:p>22.00</text:p>
          </table:table-cell>
          <table:table-cell table:style-name="ce42" table:formula="of:=[.G$98]*(1+([.G$41] - 1)+([.G$30] - 1))" office:value-type="float" office:value="33" calcext:value-type="float">
            <text:p>33.00</text:p>
          </table:table-cell>
          <table:table-cell table:style-name="ce42" table:formula="of:=[.H$98]*(1+([.H$41] - 1)+([.H$30] - 1))" office:value-type="float" office:value="44" calcext:value-type="float">
            <text:p>44.00</text:p>
          </table:table-cell>
          <table:table-cell table:style-name="ce42" table:formula="of:=[.I$98]*(1+([.I$41] - 1)+([.I$30] - 1))" office:value-type="float" office:value="55" calcext:value-type="float">
            <text:p>5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2] - 1)+([.D$30] - 1))" office:value-type="float" office:value="24" calcext:value-type="float">
            <text:p>24.00</text:p>
          </table:table-cell>
          <table:table-cell table:style-name="ce42" table:formula="of:=[.E$98]*(1+([.E$42] - 1)+([.E$30] - 1))" office:value-type="float" office:value="36" calcext:value-type="float">
            <text:p>36.00</text:p>
          </table:table-cell>
          <table:table-cell table:style-name="ce42" table:formula="of:=[.F$98]*(1+([.F$42] - 1)+([.F$30] - 1))" office:value-type="float" office:value="24" calcext:value-type="float">
            <text:p>24.00</text:p>
          </table:table-cell>
          <table:table-cell table:style-name="ce42" table:formula="of:=[.G$98]*(1+([.G$42] - 1)+([.G$30] - 1))" office:value-type="float" office:value="36" calcext:value-type="float">
            <text:p>36.00</text:p>
          </table:table-cell>
          <table:table-cell table:style-name="ce42" table:formula="of:=[.H$98]*(1+([.H$42] - 1)+([.H$30] - 1))" office:value-type="float" office:value="48" calcext:value-type="float">
            <text:p>48.00</text:p>
          </table:table-cell>
          <table:table-cell table:style-name="ce42" table:formula="of:=[.I$98]*(1+([.I$42] - 1)+([.I$30] - 1))" office:value-type="float" office:value="60" calcext:value-type="float">
            <text:p>6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3] - 1)+([.D$30] - 1))" office:value-type="float" office:value="26" calcext:value-type="float">
            <text:p>26.00</text:p>
          </table:table-cell>
          <table:table-cell table:style-name="ce42" table:formula="of:=[.E$98]*(1+([.E$43] - 1)+([.E$30] - 1))" office:value-type="float" office:value="39" calcext:value-type="float">
            <text:p>39.00</text:p>
          </table:table-cell>
          <table:table-cell table:style-name="ce42" table:formula="of:=[.F$98]*(1+([.F$43] - 1)+([.F$30] - 1))" office:value-type="float" office:value="26" calcext:value-type="float">
            <text:p>26.00</text:p>
          </table:table-cell>
          <table:table-cell table:style-name="ce42" table:formula="of:=[.G$98]*(1+([.G$43] - 1)+([.G$30] - 1))" office:value-type="float" office:value="39" calcext:value-type="float">
            <text:p>39.00</text:p>
          </table:table-cell>
          <table:table-cell table:style-name="ce42" table:formula="of:=[.H$98]*(1+([.H$43] - 1)+([.H$30] - 1))" office:value-type="float" office:value="52" calcext:value-type="float">
            <text:p>52.00</text:p>
          </table:table-cell>
          <table:table-cell table:style-name="ce42" table:formula="of:=[.I$98]*(1+([.I$43] - 1)+([.I$30] - 1))" office:value-type="float" office:value="65" calcext:value-type="float">
            <text:p>65.00</text:p>
          </table:table-cell>
          <table:table-cell table:number-columns-repeated="1015"/>
        </table:table-row>
        <table:table-row table:style-name="ro3">
          <table:table-cell table:style-name="ce1" table:number-columns-repeated="9"/>
          <table:table-cell table:number-columns-repeated="1015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elayBetweenShots</text:p>
          </table:table-cell>
          <table:table-cell table:style-name="ce155" table:formula="of:=MAX(IF([.D74] = 1; CEILING([.D$99]/[.D74]; [$Globals.$D$2]*1000); MROUND([.D$99]/[.D74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74] = 1; CEILING([.E$99]/[.E74]; [$Globals.$D$2]*1000); MROUND([.E$99]/[.E74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74] = 1; CEILING([.F$99]/[.F74]; [$Globals.$D$2]*1000); MROUND([.F$99]/[.F74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74] = 1; CEILING([.G$99]/[.G74]; [$Globals.$D$2]*1000); MROUND([.G$99]/[.G74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74] = 1; CEILING([.H$99]/[.H74]; [$Globals.$D$2]*1000); MROUND([.H$99]/[.H74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74] = 1; CEILING([.I$99]/[.I74]; [$Globals.$D$2]*1000); MROUND([.I$99]/[.I74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elayBetweenShots</text:p>
          </table:table-cell>
          <table:table-cell table:style-name="ce155" table:formula="of:=MAX(IF([.D75] = 1; CEILING([.D$99]/[.D75]; [$Globals.$D$2]*1000); MROUND([.D$99]/[.D75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75] = 1; CEILING([.E$99]/[.E75]; [$Globals.$D$2]*1000); MROUND([.E$99]/[.E75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75] = 1; CEILING([.F$99]/[.F75]; [$Globals.$D$2]*1000); MROUND([.F$99]/[.F75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75] = 1; CEILING([.G$99]/[.G75]; [$Globals.$D$2]*1000); MROUND([.G$99]/[.G75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75] = 1; CEILING([.H$99]/[.H75]; [$Globals.$D$2]*1000); MROUND([.H$99]/[.H75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75] = 1; CEILING([.I$99]/[.I75]; [$Globals.$D$2]*1000); MROUND([.I$99]/[.I75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elayBetweenShots</text:p>
          </table:table-cell>
          <table:table-cell table:style-name="ce155" table:formula="of:=MAX(IF([.D76] = 1; CEILING([.D$99]/[.D76]; [$Globals.$D$2]*1000); MROUND([.D$99]/[.D76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76] = 1; CEILING([.E$99]/[.E76]; [$Globals.$D$2]*1000); MROUND([.E$99]/[.E76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76] = 1; CEILING([.F$99]/[.F76]; [$Globals.$D$2]*1000); MROUND([.F$99]/[.F76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76] = 1; CEILING([.G$99]/[.G76]; [$Globals.$D$2]*1000); MROUND([.G$99]/[.G76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76] = 1; CEILING([.H$99]/[.H76]; [$Globals.$D$2]*1000); MROUND([.H$99]/[.H76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76] = 1; CEILING([.I$99]/[.I76]; [$Globals.$D$2]*1000); MROUND([.I$99]/[.I76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155" table:formula="of:=MAX(IF([.D77] = 1; CEILING([.D$99]/[.D77]; [$Globals.$D$2]*1000); MROUND([.D$99]/[.D77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77] = 1; CEILING([.E$99]/[.E77]; [$Globals.$D$2]*1000); MROUND([.E$99]/[.E77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77] = 1; CEILING([.F$99]/[.F77]; [$Globals.$D$2]*1000); MROUND([.F$99]/[.F77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77] = 1; CEILING([.G$99]/[.G77]; [$Globals.$D$2]*1000); MROUND([.G$99]/[.G77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77] = 1; CEILING([.H$99]/[.H77]; [$Globals.$D$2]*1000); MROUND([.H$99]/[.H77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77] = 1; CEILING([.I$99]/[.I77]; [$Globals.$D$2]*1000); MROUND([.I$99]/[.I77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elayBetweenShots</text:p>
          </table:table-cell>
          <table:table-cell table:style-name="ce155" table:formula="of:=MAX(IF([.D78] = 1; CEILING([.D$99]/[.D78]; [$Globals.$D$2]*1000); MROUND([.D$99]/[.D78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78] = 1; CEILING([.E$99]/[.E78]; [$Globals.$D$2]*1000); MROUND([.E$99]/[.E78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78] = 1; CEILING([.F$99]/[.F78]; [$Globals.$D$2]*1000); MROUND([.F$99]/[.F78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78] = 1; CEILING([.G$99]/[.G78]; [$Globals.$D$2]*1000); MROUND([.G$99]/[.G78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78] = 1; CEILING([.H$99]/[.H78]; [$Globals.$D$2]*1000); MROUND([.H$99]/[.H78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78] = 1; CEILING([.I$99]/[.I78]; [$Globals.$D$2]*1000); MROUND([.I$99]/[.I78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elayBetweenShots</text:p>
          </table:table-cell>
          <table:table-cell table:style-name="ce155" table:formula="of:=MAX(IF([.D79] = 1; CEILING([.D$99]/[.D79]; [$Globals.$D$2]*1000); MROUND([.D$99]/[.D79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79] = 1; CEILING([.E$99]/[.E79]; [$Globals.$D$2]*1000); MROUND([.E$99]/[.E79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79] = 1; CEILING([.F$99]/[.F79]; [$Globals.$D$2]*1000); MROUND([.F$99]/[.F79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79] = 1; CEILING([.G$99]/[.G79]; [$Globals.$D$2]*1000); MROUND([.G$99]/[.G79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79] = 1; CEILING([.H$99]/[.H79]; [$Globals.$D$2]*1000); MROUND([.H$99]/[.H79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79] = 1; CEILING([.I$99]/[.I79]; [$Globals.$D$2]*1000); MROUND([.I$99]/[.I79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elayBetweenShots</text:p>
          </table:table-cell>
          <table:table-cell table:style-name="ce155" table:formula="of:=MAX(IF([.D80] = 1; CEILING([.D$99]/[.D80]; [$Globals.$D$2]*1000); MROUND([.D$99]/[.D80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80] = 1; CEILING([.E$99]/[.E80]; [$Globals.$D$2]*1000); MROUND([.E$99]/[.E80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80] = 1; CEILING([.F$99]/[.F80]; [$Globals.$D$2]*1000); MROUND([.F$99]/[.F80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80] = 1; CEILING([.G$99]/[.G80]; [$Globals.$D$2]*1000); MROUND([.G$99]/[.G80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80] = 1; CEILING([.H$99]/[.H80]; [$Globals.$D$2]*1000); MROUND([.H$99]/[.H80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80] = 1; CEILING([.I$99]/[.I80]; [$Globals.$D$2]*1000); MROUND([.I$99]/[.I80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elayBetweenShots</text:p>
          </table:table-cell>
          <table:table-cell table:style-name="ce155" table:formula="of:=MAX(IF([.D81] = 1; CEILING([.D$99]/[.D81]; [$Globals.$D$2]*1000); MROUND([.D$99]/[.D81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81] = 1; CEILING([.E$99]/[.E81]; [$Globals.$D$2]*1000); MROUND([.E$99]/[.E81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81] = 1; CEILING([.F$99]/[.F81]; [$Globals.$D$2]*1000); MROUND([.F$99]/[.F81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81] = 1; CEILING([.G$99]/[.G81]; [$Globals.$D$2]*1000); MROUND([.G$99]/[.G81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81] = 1; CEILING([.H$99]/[.H81]; [$Globals.$D$2]*1000); MROUND([.H$99]/[.H81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81] = 1; CEILING([.I$99]/[.I81]; [$Globals.$D$2]*1000); MROUND([.I$99]/[.I81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155" table:formula="of:=MAX(IF([.D82] = 1; CEILING([.D$99]/[.D82]; [$Globals.$D$2]*1000); MROUND([.D$99]/[.D82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82] = 1; CEILING([.E$99]/[.E82]; [$Globals.$D$2]*1000); MROUND([.E$99]/[.E82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82] = 1; CEILING([.F$99]/[.F82]; [$Globals.$D$2]*1000); MROUND([.F$99]/[.F82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82] = 1; CEILING([.G$99]/[.G82]; [$Globals.$D$2]*1000); MROUND([.G$99]/[.G82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82] = 1; CEILING([.H$99]/[.H82]; [$Globals.$D$2]*1000); MROUND([.H$99]/[.H82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82] = 1; CEILING([.I$99]/[.I82]; [$Globals.$D$2]*1000); MROUND([.I$99]/[.I82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155" table:formula="of:=MAX(IF([.D83] = 1; CEILING([.D$99]/[.D83]; [$Globals.$D$2]*1000); MROUND([.D$99]/[.D83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83] = 1; CEILING([.E$99]/[.E83]; [$Globals.$D$2]*1000); MROUND([.E$99]/[.E83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83] = 1; CEILING([.F$99]/[.F83]; [$Globals.$D$2]*1000); MROUND([.F$99]/[.F83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83] = 1; CEILING([.G$99]/[.G83]; [$Globals.$D$2]*1000); MROUND([.G$99]/[.G83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83] = 1; CEILING([.H$99]/[.H83]; [$Globals.$D$2]*1000); MROUND([.H$99]/[.H83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83] = 1; CEILING([.I$99]/[.I83]; [$Globals.$D$2]*1000); MROUND([.I$99]/[.I83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elayBetweenShots</text:p>
          </table:table-cell>
          <table:table-cell table:style-name="ce155" table:formula="of:=MAX(IF([.D84] = 1; CEILING([.D$99]/[.D84]; [$Globals.$D$2]*1000); MROUND([.D$99]/[.D84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84] = 1; CEILING([.E$99]/[.E84]; [$Globals.$D$2]*1000); MROUND([.E$99]/[.E84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84] = 1; CEILING([.F$99]/[.F84]; [$Globals.$D$2]*1000); MROUND([.F$99]/[.F84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84] = 1; CEILING([.G$99]/[.G84]; [$Globals.$D$2]*1000); MROUND([.G$99]/[.G84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84] = 1; CEILING([.H$99]/[.H84]; [$Globals.$D$2]*1000); MROUND([.H$99]/[.H84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84] = 1; CEILING([.I$99]/[.I84]; [$Globals.$D$2]*1000); MROUND([.I$99]/[.I84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elayBetweenShots</text:p>
          </table:table-cell>
          <table:table-cell table:style-name="ce155" table:formula="of:=MAX(IF([.D85] = 1; CEILING([.D$99]/[.D85]; [$Globals.$D$2]*1000); MROUND([.D$99]/[.D85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85] = 1; CEILING([.E$99]/[.E85]; [$Globals.$D$2]*1000); MROUND([.E$99]/[.E85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85] = 1; CEILING([.F$99]/[.F85]; [$Globals.$D$2]*1000); MROUND([.F$99]/[.F85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85] = 1; CEILING([.G$99]/[.G85]; [$Globals.$D$2]*1000); MROUND([.G$99]/[.G85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85] = 1; CEILING([.H$99]/[.H85]; [$Globals.$D$2]*1000); MROUND([.H$99]/[.H85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85] = 1; CEILING([.I$99]/[.I85]; [$Globals.$D$2]*1000); MROUND([.I$99]/[.I85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elayBetweenShots</text:p>
          </table:table-cell>
          <table:table-cell table:style-name="ce155" table:formula="of:=MAX(IF([.D86] = 1; CEILING([.D$99]/[.D86]; [$Globals.$D$2]*1000); MROUND([.D$99]/[.D86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86] = 1; CEILING([.E$99]/[.E86]; [$Globals.$D$2]*1000); MROUND([.E$99]/[.E86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86] = 1; CEILING([.F$99]/[.F86]; [$Globals.$D$2]*1000); MROUND([.F$99]/[.F86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86] = 1; CEILING([.G$99]/[.G86]; [$Globals.$D$2]*1000); MROUND([.G$99]/[.G86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86] = 1; CEILING([.H$99]/[.H86]; [$Globals.$D$2]*1000); MROUND([.H$99]/[.H86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86] = 1; CEILING([.I$99]/[.I86]; [$Globals.$D$2]*1000); MROUND([.I$99]/[.I86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elayBetweenShots</text:p>
          </table:table-cell>
          <table:table-cell table:style-name="ce155" table:formula="of:=MAX(IF([.D87] = 1; CEILING([.D$99]/[.D87]; [$Globals.$D$2]*1000); MROUND([.D$99]/[.D87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87] = 1; CEILING([.E$99]/[.E87]; [$Globals.$D$2]*1000); MROUND([.E$99]/[.E87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87] = 1; CEILING([.F$99]/[.F87]; [$Globals.$D$2]*1000); MROUND([.F$99]/[.F87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87] = 1; CEILING([.G$99]/[.G87]; [$Globals.$D$2]*1000); MROUND([.G$99]/[.G87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87] = 1; CEILING([.H$99]/[.H87]; [$Globals.$D$2]*1000); MROUND([.H$99]/[.H87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87] = 1; CEILING([.I$99]/[.I87]; [$Globals.$D$2]*1000); MROUND([.I$99]/[.I87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elayBetweenShots</text:p>
          </table:table-cell>
          <table:table-cell table:style-name="ce155" table:formula="of:=MAX(IF([.D88] = 1; CEILING([.D$99]/[.D88]; [$Globals.$D$2]*1000); MROUND([.D$99]/[.D88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88] = 1; CEILING([.E$99]/[.E88]; [$Globals.$D$2]*1000); MROUND([.E$99]/[.E88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88] = 1; CEILING([.F$99]/[.F88]; [$Globals.$D$2]*1000); MROUND([.F$99]/[.F88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88] = 1; CEILING([.G$99]/[.G88]; [$Globals.$D$2]*1000); MROUND([.G$99]/[.G88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88] = 1; CEILING([.H$99]/[.H88]; [$Globals.$D$2]*1000); MROUND([.H$99]/[.H88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88] = 1; CEILING([.I$99]/[.I88]; [$Globals.$D$2]*1000); MROUND([.I$99]/[.I88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elayBetweenShots</text:p>
          </table:table-cell>
          <table:table-cell table:style-name="ce155" table:formula="of:=MAX(IF([.D89] = 1; CEILING([.D$99]/[.D89]; [$Globals.$D$2]*1000); MROUND([.D$99]/[.D89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89] = 1; CEILING([.E$99]/[.E89]; [$Globals.$D$2]*1000); MROUND([.E$99]/[.E89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89] = 1; CEILING([.F$99]/[.F89]; [$Globals.$D$2]*1000); MROUND([.F$99]/[.F89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89] = 1; CEILING([.G$99]/[.G89]; [$Globals.$D$2]*1000); MROUND([.G$99]/[.G89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89] = 1; CEILING([.H$99]/[.H89]; [$Globals.$D$2]*1000); MROUND([.H$99]/[.H89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89] = 1; CEILING([.I$99]/[.I89]; [$Globals.$D$2]*1000); MROUND([.I$99]/[.I89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elayBetweenShots</text:p>
          </table:table-cell>
          <table:table-cell table:style-name="ce155" table:formula="of:=MAX(IF([.D90] = 1; CEILING([.D$99]/[.D90]; [$Globals.$D$2]*1000); MROUND([.D$99]/[.D90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90] = 1; CEILING([.E$99]/[.E90]; [$Globals.$D$2]*1000); MROUND([.E$99]/[.E90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90] = 1; CEILING([.F$99]/[.F90]; [$Globals.$D$2]*1000); MROUND([.F$99]/[.F90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90] = 1; CEILING([.G$99]/[.G90]; [$Globals.$D$2]*1000); MROUND([.G$99]/[.G90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90] = 1; CEILING([.H$99]/[.H90]; [$Globals.$D$2]*1000); MROUND([.H$99]/[.H90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90] = 1; CEILING([.I$99]/[.I90]; [$Globals.$D$2]*1000); MROUND([.I$99]/[.I90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elayBetweenShots</text:p>
          </table:table-cell>
          <table:table-cell table:style-name="ce155" table:formula="of:=MAX(IF([.D91] = 1; CEILING([.D$99]/[.D91]; [$Globals.$D$2]*1000); MROUND([.D$99]/[.D91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91] = 1; CEILING([.E$99]/[.E91]; [$Globals.$D$2]*1000); MROUND([.E$99]/[.E91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91] = 1; CEILING([.F$99]/[.F91]; [$Globals.$D$2]*1000); MROUND([.F$99]/[.F91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91] = 1; CEILING([.G$99]/[.G91]; [$Globals.$D$2]*1000); MROUND([.G$99]/[.G91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91] = 1; CEILING([.H$99]/[.H91]; [$Globals.$D$2]*1000); MROUND([.H$99]/[.H91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91] = 1; CEILING([.I$99]/[.I91]; [$Globals.$D$2]*1000); MROUND([.I$99]/[.I91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elayBetweenShots</text:p>
          </table:table-cell>
          <table:table-cell table:style-name="ce155" table:formula="of:=MAX(IF([.D92] = 1; CEILING([.D$99]/[.D92]; [$Globals.$D$2]*1000); MROUND([.D$99]/[.D92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92] = 1; CEILING([.E$99]/[.E92]; [$Globals.$D$2]*1000); MROUND([.E$99]/[.E92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92] = 1; CEILING([.F$99]/[.F92]; [$Globals.$D$2]*1000); MROUND([.F$99]/[.F92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92] = 1; CEILING([.G$99]/[.G92]; [$Globals.$D$2]*1000); MROUND([.G$99]/[.G92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92] = 1; CEILING([.H$99]/[.H92]; [$Globals.$D$2]*1000); MROUND([.H$99]/[.H92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92] = 1; CEILING([.I$99]/[.I92]; [$Globals.$D$2]*1000); MROUND([.I$99]/[.I92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elayBetweenShots</text:p>
          </table:table-cell>
          <table:table-cell table:style-name="ce155" table:formula="of:=MAX(IF([.D93] = 1; CEILING([.D$99]/[.D93]; [$Globals.$D$2]*1000); MROUND([.D$99]/[.D93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93] = 1; CEILING([.E$99]/[.E93]; [$Globals.$D$2]*1000); MROUND([.E$99]/[.E93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93] = 1; CEILING([.F$99]/[.F93]; [$Globals.$D$2]*1000); MROUND([.F$99]/[.F93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93] = 1; CEILING([.G$99]/[.G93]; [$Globals.$D$2]*1000); MROUND([.G$99]/[.G93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93] = 1; CEILING([.H$99]/[.H93]; [$Globals.$D$2]*1000); MROUND([.H$99]/[.H93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93] = 1; CEILING([.I$99]/[.I93]; [$Globals.$D$2]*1000); MROUND([.I$99]/[.I93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elayBetweenShots</text:p>
          </table:table-cell>
          <table:table-cell table:style-name="ce155" table:formula="of:=MAX(IF([.D94] = 1; CEILING([.D$99]/[.D94]; [$Globals.$D$2]*1000); MROUND([.D$99]/[.D94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94] = 1; CEILING([.E$99]/[.E94]; [$Globals.$D$2]*1000); MROUND([.E$99]/[.E94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94] = 1; CEILING([.F$99]/[.F94]; [$Globals.$D$2]*1000); MROUND([.F$99]/[.F94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94] = 1; CEILING([.G$99]/[.G94]; [$Globals.$D$2]*1000); MROUND([.G$99]/[.G94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94] = 1; CEILING([.H$99]/[.H94]; [$Globals.$D$2]*1000); MROUND([.H$99]/[.H94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94] = 1; CEILING([.I$99]/[.I94]; [$Globals.$D$2]*1000); MROUND([.I$99]/[.I94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elayBetweenShots</text:p>
          </table:table-cell>
          <table:table-cell table:style-name="ce155" table:formula="of:=MAX(IF([.D95] = 1; CEILING([.D$99]/[.D95]; [$Globals.$D$2]*1000); MROUND([.D$99]/[.D95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95] = 1; CEILING([.E$99]/[.E95]; [$Globals.$D$2]*1000); MROUND([.E$99]/[.E95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95] = 1; CEILING([.F$99]/[.F95]; [$Globals.$D$2]*1000); MROUND([.F$99]/[.F95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95] = 1; CEILING([.G$99]/[.G95]; [$Globals.$D$2]*1000); MROUND([.G$99]/[.G95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95] = 1; CEILING([.H$99]/[.H95]; [$Globals.$D$2]*1000); MROUND([.H$99]/[.H95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95] = 1; CEILING([.I$99]/[.I95]; [$Globals.$D$2]*1000); MROUND([.I$99]/[.I95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elayBetweenShots</text:p>
          </table:table-cell>
          <table:table-cell table:style-name="ce155" table:formula="of:=MAX(IF([.D96] = 1; CEILING([.D$99]/[.D96]; [$Globals.$D$2]*1000); MROUND([.D$99]/[.D96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96] = 1; CEILING([.E$99]/[.E96]; [$Globals.$D$2]*1000); MROUND([.E$99]/[.E96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96] = 1; CEILING([.F$99]/[.F96]; [$Globals.$D$2]*1000); MROUND([.F$99]/[.F96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96] = 1; CEILING([.G$99]/[.G96]; [$Globals.$D$2]*1000); MROUND([.G$99]/[.G96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96] = 1; CEILING([.H$99]/[.H96]; [$Globals.$D$2]*1000); MROUND([.H$99]/[.H96]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96] = 1; CEILING([.I$99]/[.I96]; [$Globals.$D$2]*1000); MROUND([.I$99]/[.I96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155" table:formula="of:=MAX(IF([.D103] = 1; CEILING([.D$99]/(1+([.D$88] - 1)+([.D$82] - 1)); [$Globals.$D$2]*1000); MROUND([.D$99]/(1+([.D$88] - 1)+([.D$82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103] = 1; CEILING([.E$99]/(1+([.E$88] - 1)+([.E$82] - 1)); [$Globals.$D$2]*1000); MROUND([.E$99]/(1+([.E$88] - 1)+([.E$82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103] = 1; CEILING([.F$99]/(1+([.F$88] - 1)+([.F$82] - 1)); [$Globals.$D$2]*1000); MROUND([.F$99]/(1+([.F$88] - 1)+([.F$82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103] = 1; CEILING([.G$99]/(1+([.G$88] - 1)+([.G$82] - 1)); [$Globals.$D$2]*1000); MROUND([.G$99]/(1+([.G$88] - 1)+([.G$82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103] = 1; CEILING([.H$99]/(1+([.H$88] - 1)+([.H$82] - 1)); [$Globals.$D$2]*1000); MROUND([.H$99]/(1+([.H$88] - 1)+([.H$82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103] = 1; CEILING([.I$99]/(1+([.I$88] - 1)+([.I$82] - 1)); [$Globals.$D$2]*1000); MROUND([.I$99]/(1+([.I$88] - 1)+([.I$82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155" table:formula="of:=MAX(IF([.D104] = 1; CEILING([.D$99]/(1+([.D$89] - 1)+([.D$82] - 1)); [$Globals.$D$2]*1000); MROUND([.D$99]/(1+([.D$89] - 1)+([.D$82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104] = 1; CEILING([.E$99]/(1+([.E$89] - 1)+([.E$82] - 1)); [$Globals.$D$2]*1000); MROUND([.E$99]/(1+([.E$89] - 1)+([.E$82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104] = 1; CEILING([.F$99]/(1+([.F$89] - 1)+([.F$82] - 1)); [$Globals.$D$2]*1000); MROUND([.F$99]/(1+([.F$89] - 1)+([.F$82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104] = 1; CEILING([.G$99]/(1+([.G$89] - 1)+([.G$82] - 1)); [$Globals.$D$2]*1000); MROUND([.G$99]/(1+([.G$89] - 1)+([.G$82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104] = 1; CEILING([.H$99]/(1+([.H$89] - 1)+([.H$82] - 1)); [$Globals.$D$2]*1000); MROUND([.H$99]/(1+([.H$89] - 1)+([.H$82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104] = 1; CEILING([.I$99]/(1+([.I$89] - 1)+([.I$82] - 1)); [$Globals.$D$2]*1000); MROUND([.I$99]/(1+([.I$89] - 1)+([.I$82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155" table:formula="of:=MAX(IF([.D105] = 1; CEILING([.D$99]/(1+([.D$90] - 1)+([.D$82] - 1)); [$Globals.$D$2]*1000); MROUND([.D$99]/(1+([.D$90] - 1)+([.D$82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105] = 1; CEILING([.E$99]/(1+([.E$90] - 1)+([.E$82] - 1)); [$Globals.$D$2]*1000); MROUND([.E$99]/(1+([.E$90] - 1)+([.E$82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105] = 1; CEILING([.F$99]/(1+([.F$90] - 1)+([.F$82] - 1)); [$Globals.$D$2]*1000); MROUND([.F$99]/(1+([.F$90] - 1)+([.F$82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105] = 1; CEILING([.G$99]/(1+([.G$90] - 1)+([.G$82] - 1)); [$Globals.$D$2]*1000); MROUND([.G$99]/(1+([.G$90] - 1)+([.G$82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105] = 1; CEILING([.H$99]/(1+([.H$90] - 1)+([.H$82] - 1)); [$Globals.$D$2]*1000); MROUND([.H$99]/(1+([.H$90] - 1)+([.H$82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105] = 1; CEILING([.I$99]/(1+([.I$90] - 1)+([.I$82] - 1)); [$Globals.$D$2]*1000); MROUND([.I$99]/(1+([.I$90] - 1)+([.I$82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155" table:formula="of:=MAX(IF([.D106] = 1; CEILING([.D$99]/(1+([.D$88] - 1)+([.D$91] - 1)); [$Globals.$D$2]*1000); MROUND([.D$99]/(1+([.D$88] - 1)+([.D$91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106] = 1; CEILING([.E$99]/(1+([.E$88] - 1)+([.E$91] - 1)); [$Globals.$D$2]*1000); MROUND([.E$99]/(1+([.E$88] - 1)+([.E$91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106] = 1; CEILING([.F$99]/(1+([.F$88] - 1)+([.F$91] - 1)); [$Globals.$D$2]*1000); MROUND([.F$99]/(1+([.F$88] - 1)+([.F$91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106] = 1; CEILING([.G$99]/(1+([.G$88] - 1)+([.G$91] - 1)); [$Globals.$D$2]*1000); MROUND([.G$99]/(1+([.G$88] - 1)+([.G$91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106] = 1; CEILING([.H$99]/(1+([.H$88] - 1)+([.H$91] - 1)); [$Globals.$D$2]*1000); MROUND([.H$99]/(1+([.H$88] - 1)+([.H$91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106] = 1; CEILING([.I$99]/(1+([.I$88] - 1)+([.I$91] - 1)); [$Globals.$D$2]*1000); MROUND([.I$99]/(1+([.I$88] - 1)+([.I$91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155" table:formula="of:=MAX(IF([.D107] = 1; CEILING([.D$99]/(1+([.D$89] - 1)+([.D$91] - 1)); [$Globals.$D$2]*1000); MROUND([.D$99]/(1+([.D$89] - 1)+([.D$91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107] = 1; CEILING([.E$99]/(1+([.E$89] - 1)+([.E$91] - 1)); [$Globals.$D$2]*1000); MROUND([.E$99]/(1+([.E$89] - 1)+([.E$91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107] = 1; CEILING([.F$99]/(1+([.F$89] - 1)+([.F$91] - 1)); [$Globals.$D$2]*1000); MROUND([.F$99]/(1+([.F$89] - 1)+([.F$91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107] = 1; CEILING([.G$99]/(1+([.G$89] - 1)+([.G$91] - 1)); [$Globals.$D$2]*1000); MROUND([.G$99]/(1+([.G$89] - 1)+([.G$91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107] = 1; CEILING([.H$99]/(1+([.H$89] - 1)+([.H$91] - 1)); [$Globals.$D$2]*1000); MROUND([.H$99]/(1+([.H$89] - 1)+([.H$91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107] = 1; CEILING([.I$99]/(1+([.I$89] - 1)+([.I$91] - 1)); [$Globals.$D$2]*1000); MROUND([.I$99]/(1+([.I$89] - 1)+([.I$91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155" table:formula="of:=MAX(IF([.D108] = 1; CEILING([.D$99]/(1+([.D$90] - 1)+([.D$91] - 1)); [$Globals.$D$2]*1000); MROUND([.D$99]/(1+([.D$90] - 1)+([.D$91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108] = 1; CEILING([.E$99]/(1+([.E$90] - 1)+([.E$91] - 1)); [$Globals.$D$2]*1000); MROUND([.E$99]/(1+([.E$90] - 1)+([.E$91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108] = 1; CEILING([.F$99]/(1+([.F$90] - 1)+([.F$91] - 1)); [$Globals.$D$2]*1000); MROUND([.F$99]/(1+([.F$90] - 1)+([.F$91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108] = 1; CEILING([.G$99]/(1+([.G$90] - 1)+([.G$91] - 1)); [$Globals.$D$2]*1000); MROUND([.G$99]/(1+([.G$90] - 1)+([.G$91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108] = 1; CEILING([.H$99]/(1+([.H$90] - 1)+([.H$91] - 1)); [$Globals.$D$2]*1000); MROUND([.H$99]/(1+([.H$90] - 1)+([.H$91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108] = 1; CEILING([.I$99]/(1+([.I$90] - 1)+([.I$91] - 1)); [$Globals.$D$2]*1000); MROUND([.I$99]/(1+([.I$90] - 1)+([.I$91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155" table:formula="of:=MAX(IF([.D109] = 1; CEILING([.D$99]/(1+([.D$88] - 1)+([.D$84] - 1)); [$Globals.$D$2]*1000); MROUND([.D$99]/(1+([.D$88] - 1)+([.D$84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109] = 1; CEILING([.E$99]/(1+([.E$88] - 1)+([.E$84] - 1)); [$Globals.$D$2]*1000); MROUND([.E$99]/(1+([.E$88] - 1)+([.E$84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109] = 1; CEILING([.F$99]/(1+([.F$88] - 1)+([.F$84] - 1)); [$Globals.$D$2]*1000); MROUND([.F$99]/(1+([.F$88] - 1)+([.F$84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109] = 1; CEILING([.G$99]/(1+([.G$88] - 1)+([.G$84] - 1)); [$Globals.$D$2]*1000); MROUND([.G$99]/(1+([.G$88] - 1)+([.G$84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109] = 1; CEILING([.H$99]/(1+([.H$88] - 1)+([.H$84] - 1)); [$Globals.$D$2]*1000); MROUND([.H$99]/(1+([.H$88] - 1)+([.H$84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109] = 1; CEILING([.I$99]/(1+([.I$88] - 1)+([.I$84] - 1)); [$Globals.$D$2]*1000); MROUND([.I$99]/(1+([.I$88] - 1)+([.I$84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155" table:formula="of:=MAX(IF([.D110] = 1; CEILING([.D$99]/(1+([.D$89] - 1)+([.D$84] - 1)); [$Globals.$D$2]*1000); MROUND([.D$99]/(1+([.D$89] - 1)+([.D$84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110] = 1; CEILING([.E$99]/(1+([.E$89] - 1)+([.E$84] - 1)); [$Globals.$D$2]*1000); MROUND([.E$99]/(1+([.E$89] - 1)+([.E$84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110] = 1; CEILING([.F$99]/(1+([.F$89] - 1)+([.F$84] - 1)); [$Globals.$D$2]*1000); MROUND([.F$99]/(1+([.F$89] - 1)+([.F$84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110] = 1; CEILING([.G$99]/(1+([.G$89] - 1)+([.G$84] - 1)); [$Globals.$D$2]*1000); MROUND([.G$99]/(1+([.G$89] - 1)+([.G$84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110] = 1; CEILING([.H$99]/(1+([.H$89] - 1)+([.H$84] - 1)); [$Globals.$D$2]*1000); MROUND([.H$99]/(1+([.H$89] - 1)+([.H$84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110] = 1; CEILING([.I$99]/(1+([.I$89] - 1)+([.I$84] - 1)); [$Globals.$D$2]*1000); MROUND([.I$99]/(1+([.I$89] - 1)+([.I$84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155" table:formula="of:=MAX(IF([.D111] = 1; CEILING([.D$99]/(1+([.D$90] - 1)+([.D$84] - 1)); [$Globals.$D$2]*1000); MROUND([.D$99]/(1+([.D$90] - 1)+([.D$84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111] = 1; CEILING([.E$99]/(1+([.E$90] - 1)+([.E$84] - 1)); [$Globals.$D$2]*1000); MROUND([.E$99]/(1+([.E$90] - 1)+([.E$84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111] = 1; CEILING([.F$99]/(1+([.F$90] - 1)+([.F$84] - 1)); [$Globals.$D$2]*1000); MROUND([.F$99]/(1+([.F$90] - 1)+([.F$84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111] = 1; CEILING([.G$99]/(1+([.G$90] - 1)+([.G$84] - 1)); [$Globals.$D$2]*1000); MROUND([.G$99]/(1+([.G$90] - 1)+([.G$84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111] = 1; CEILING([.H$99]/(1+([.H$90] - 1)+([.H$84] - 1)); [$Globals.$D$2]*1000); MROUND([.H$99]/(1+([.H$90] - 1)+([.H$84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111] = 1; CEILING([.I$99]/(1+([.I$90] - 1)+([.I$84] - 1)); [$Globals.$D$2]*1000); MROUND([.I$99]/(1+([.I$90] - 1)+([.I$84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155" table:formula="of:=MAX(IF([.D112] = 1; CEILING([.D$99]/(1+([.D$88] - 1)+([.D$83] - 1)); [$Globals.$D$2]*1000); MROUND([.D$99]/(1+([.D$88] - 1)+([.D$83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112] = 1; CEILING([.E$99]/(1+([.E$88] - 1)+([.E$83] - 1)); [$Globals.$D$2]*1000); MROUND([.E$99]/(1+([.E$88] - 1)+([.E$83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112] = 1; CEILING([.F$99]/(1+([.F$88] - 1)+([.F$83] - 1)); [$Globals.$D$2]*1000); MROUND([.F$99]/(1+([.F$88] - 1)+([.F$83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112] = 1; CEILING([.G$99]/(1+([.G$88] - 1)+([.G$83] - 1)); [$Globals.$D$2]*1000); MROUND([.G$99]/(1+([.G$88] - 1)+([.G$83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112] = 1; CEILING([.H$99]/(1+([.H$88] - 1)+([.H$83] - 1)); [$Globals.$D$2]*1000); MROUND([.H$99]/(1+([.H$88] - 1)+([.H$83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112] = 1; CEILING([.I$99]/(1+([.I$88] - 1)+([.I$83] - 1)); [$Globals.$D$2]*1000); MROUND([.I$99]/(1+([.I$88] - 1)+([.I$83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155" table:formula="of:=MAX(IF([.D113] = 1; CEILING([.D$99]/(1+([.D$89] - 1)+([.D$83] - 1)); [$Globals.$D$2]*1000); MROUND([.D$99]/(1+([.D$89] - 1)+([.D$83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113] = 1; CEILING([.E$99]/(1+([.E$89] - 1)+([.E$83] - 1)); [$Globals.$D$2]*1000); MROUND([.E$99]/(1+([.E$89] - 1)+([.E$83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113] = 1; CEILING([.F$99]/(1+([.F$89] - 1)+([.F$83] - 1)); [$Globals.$D$2]*1000); MROUND([.F$99]/(1+([.F$89] - 1)+([.F$83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113] = 1; CEILING([.G$99]/(1+([.G$89] - 1)+([.G$83] - 1)); [$Globals.$D$2]*1000); MROUND([.G$99]/(1+([.G$89] - 1)+([.G$83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113] = 1; CEILING([.H$99]/(1+([.H$89] - 1)+([.H$83] - 1)); [$Globals.$D$2]*1000); MROUND([.H$99]/(1+([.H$89] - 1)+([.H$83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113] = 1; CEILING([.I$99]/(1+([.I$89] - 1)+([.I$83] - 1)); [$Globals.$D$2]*1000); MROUND([.I$99]/(1+([.I$89] - 1)+([.I$83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155" table:formula="of:=MAX(IF([.D114] = 1; CEILING([.D$99]/(1+([.D$90] - 1)+([.D$83] - 1)); [$Globals.$D$2]*1000); MROUND([.D$99]/(1+([.D$90] - 1)+([.D$83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114] = 1; CEILING([.E$99]/(1+([.E$90] - 1)+([.E$83] - 1)); [$Globals.$D$2]*1000); MROUND([.E$99]/(1+([.E$90] - 1)+([.E$83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114] = 1; CEILING([.F$99]/(1+([.F$90] - 1)+([.F$83] - 1)); [$Globals.$D$2]*1000); MROUND([.F$99]/(1+([.F$90] - 1)+([.F$83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114] = 1; CEILING([.G$99]/(1+([.G$90] - 1)+([.G$83] - 1)); [$Globals.$D$2]*1000); MROUND([.G$99]/(1+([.G$90] - 1)+([.G$83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114] = 1; CEILING([.H$99]/(1+([.H$90] - 1)+([.H$83] - 1)); [$Globals.$D$2]*1000); MROUND([.H$99]/(1+([.H$90] - 1)+([.H$83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114] = 1; CEILING([.I$99]/(1+([.I$90] - 1)+([.I$83] - 1)); [$Globals.$D$2]*1000); MROUND([.I$99]/(1+([.I$90] - 1)+([.I$83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155" table:formula="of:=MAX(IF([.D115] = 1; CEILING([.D$99]/(1+([.D$88] - 1)+([.D$87] - 1)+([.D$77] - 1)); [$Globals.$D$2]*1000); MROUND([.D$99]/(1+([.D$88] - 1)+([.D$87] - 1)+([.D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115] = 1; CEILING([.E$99]/(1+([.E$88] - 1)+([.E$87] - 1)+([.E$77] - 1)); [$Globals.$D$2]*1000); MROUND([.E$99]/(1+([.E$88] - 1)+([.E$87] - 1)+([.E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115] = 1; CEILING([.F$99]/(1+([.F$88] - 1)+([.F$87] - 1)+([.F$77] - 1)); [$Globals.$D$2]*1000); MROUND([.F$99]/(1+([.F$88] - 1)+([.F$87] - 1)+([.F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115] = 1; CEILING([.G$99]/(1+([.G$88] - 1)+([.G$87] - 1)+([.G$77] - 1)); [$Globals.$D$2]*1000); MROUND([.G$99]/(1+([.G$88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115] = 1; CEILING([.H$99]/(1+([.H$88] - 1)+([.H$87] - 1)+([.H$77] - 1)); [$Globals.$D$2]*1000); MROUND([.H$99]/(1+([.H$88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115] = 1; CEILING([.I$99]/(1+([.I$88] - 1)+([.I$87] - 1)+([.I$77] - 1)); [$Globals.$D$2]*1000); MROUND([.I$99]/(1+([.I$88] - 1)+([.I$87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155" table:formula="of:=MAX(IF([.D116] = 1; CEILING([.D$99]/(1+([.D$89] - 1)+([.D$87] - 1)+([.D$77] - 1)); [$Globals.$D$2]*1000); MROUND([.D$99]/(1+([.D$89] - 1)+([.D$87] - 1)+([.D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116] = 1; CEILING([.E$99]/(1+([.E$89] - 1)+([.E$87] - 1)+([.E$77] - 1)); [$Globals.$D$2]*1000); MROUND([.E$99]/(1+([.E$89] - 1)+([.E$87] - 1)+([.E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116] = 1; CEILING([.F$99]/(1+([.F$89] - 1)+([.F$87] - 1)+([.F$77] - 1)); [$Globals.$D$2]*1000); MROUND([.F$99]/(1+([.F$89] - 1)+([.F$87] - 1)+([.F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116] = 1; CEILING([.G$99]/(1+([.G$89] - 1)+([.G$87] - 1)+([.G$77] - 1)); [$Globals.$D$2]*1000); MROUND([.G$99]/(1+([.G$89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116] = 1; CEILING([.H$99]/(1+([.H$89] - 1)+([.H$87] - 1)+([.H$77] - 1)); [$Globals.$D$2]*1000); MROUND([.H$99]/(1+([.H$89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116] = 1; CEILING([.I$99]/(1+([.I$89] - 1)+([.I$87] - 1)+([.I$77] - 1)); [$Globals.$D$2]*1000); MROUND([.I$99]/(1+([.I$89] - 1)+([.I$87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155" table:formula="of:=MAX(IF([.D117] = 1; CEILING([.D$99]/(1+([.D$90] - 1)+([.D$87] - 1)+([.D$77] - 1)); [$Globals.$D$2]*1000); MROUND([.D$99]/(1+([.D$90] - 1)+([.D$87] - 1)+([.D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117] = 1; CEILING([.E$99]/(1+([.E$90] - 1)+([.E$87] - 1)+([.E$77] - 1)); [$Globals.$D$2]*1000); MROUND([.E$99]/(1+([.E$90] - 1)+([.E$87] - 1)+([.E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117] = 1; CEILING([.F$99]/(1+([.F$90] - 1)+([.F$87] - 1)+([.F$77] - 1)); [$Globals.$D$2]*1000); MROUND([.F$99]/(1+([.F$90] - 1)+([.F$87] - 1)+([.F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117] = 1; CEILING([.G$99]/(1+([.G$90] - 1)+([.G$87] - 1)+([.G$77] - 1)); [$Globals.$D$2]*1000); MROUND([.G$99]/(1+([.G$90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117] = 1; CEILING([.H$99]/(1+([.H$90] - 1)+([.H$87] - 1)+([.H$77] - 1)); [$Globals.$D$2]*1000); MROUND([.H$99]/(1+([.H$90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117] = 1; CEILING([.I$99]/(1+([.I$90] - 1)+([.I$87] - 1)+([.I$77] - 1)); [$Globals.$D$2]*1000); MROUND([.I$99]/(1+([.I$90] - 1)+([.I$87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155" table:formula="of:=MAX(IF([.D118] = 1; CEILING([.D$99]/(1+([.D$88] - 1)+([.D$78] - 1)+([.D$79] - 1)+([.D$80] - 1)+([.D$77] - 1)); [$Globals.$D$2]*1000); MROUND([.D$99]/(1+([.D$88] - 1)+([.D$78] - 1)+([.D$79] - 1)+([.D$80] - 1)+([.D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118] = 1; CEILING([.E$99]/(1+([.E$88] - 1)+([.E$78] - 1)+([.E$79] - 1)+([.E$80] - 1)+([.E$77] - 1)); [$Globals.$D$2]*1000); MROUND([.E$99]/(1+([.E$88] - 1)+([.E$78] - 1)+([.E$79] - 1)+([.E$80] - 1)+([.E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118] = 1; CEILING([.F$99]/(1+([.F$88] - 1)+([.F$78] - 1)+([.F$79] - 1)+([.F$80] - 1)+([.F$77] - 1)); [$Globals.$D$2]*1000); MROUND([.F$99]/(1+([.F$88] - 1)+([.F$78] - 1)+([.F$79] - 1)+([.F$80] - 1)+([.F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118] = 1; CEILING([.G$99]/(1+([.G$88] - 1)+([.G$78] - 1)+([.G$79] - 1)+([.G$80] - 1)+([.G$77] - 1)); [$Globals.$D$2]*1000); MROUND([.G$99]/(1+([.G$88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118] = 1; CEILING([.H$99]/(1+([.H$88] - 1)+([.H$78] - 1)+([.H$79] - 1)+([.H$80] - 1)+([.H$77] - 1)); [$Globals.$D$2]*1000); MROUND([.H$99]/(1+([.H$88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118] = 1; CEILING([.I$99]/(1+([.I$88] - 1)+([.I$78] - 1)+([.I$79] - 1)+([.I$80] - 1)+([.I$77] - 1)); [$Globals.$D$2]*1000); MROUND([.I$99]/(1+([.I$88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155" table:formula="of:=MAX(IF([.D119] = 1; CEILING([.D$99]/(1+([.D$89] - 1)+([.D$78] - 1)+([.D$79] - 1)+([.D$80] - 1)+([.D$77] - 1)); [$Globals.$D$2]*1000); MROUND([.D$99]/(1+([.D$89] - 1)+([.D$78] - 1)+([.D$79] - 1)+([.D$80] - 1)+([.D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119] = 1; CEILING([.E$99]/(1+([.E$89] - 1)+([.E$78] - 1)+([.E$79] - 1)+([.E$80] - 1)+([.E$77] - 1)); [$Globals.$D$2]*1000); MROUND([.E$99]/(1+([.E$89] - 1)+([.E$78] - 1)+([.E$79] - 1)+([.E$80] - 1)+([.E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119] = 1; CEILING([.F$99]/(1+([.F$89] - 1)+([.F$78] - 1)+([.F$79] - 1)+([.F$80] - 1)+([.F$77] - 1)); [$Globals.$D$2]*1000); MROUND([.F$99]/(1+([.F$89] - 1)+([.F$78] - 1)+([.F$79] - 1)+([.F$80] - 1)+([.F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119] = 1; CEILING([.G$99]/(1+([.G$89] - 1)+([.G$78] - 1)+([.G$79] - 1)+([.G$80] - 1)+([.G$77] - 1)); [$Globals.$D$2]*1000); MROUND([.G$99]/(1+([.G$89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119] = 1; CEILING([.H$99]/(1+([.H$89] - 1)+([.H$78] - 1)+([.H$79] - 1)+([.H$80] - 1)+([.H$77] - 1)); [$Globals.$D$2]*1000); MROUND([.H$99]/(1+([.H$89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119] = 1; CEILING([.I$99]/(1+([.I$89] - 1)+([.I$78] - 1)+([.I$79] - 1)+([.I$80] - 1)+([.I$77] - 1)); [$Globals.$D$2]*1000); MROUND([.I$99]/(1+([.I$89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155" table:formula="of:=MAX(IF([.D120] = 1; CEILING([.D$99]/(1+([.D$90] - 1)+([.D$78] - 1)+([.D$79] - 1)+([.D$80] - 1)+([.D$77] - 1)); [$Globals.$D$2]*1000); MROUND([.D$99]/(1+([.D$90] - 1)+([.D$78] - 1)+([.D$79] - 1)+([.D$80] - 1)+([.D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120] = 1; CEILING([.E$99]/(1+([.E$90] - 1)+([.E$78] - 1)+([.E$79] - 1)+([.E$80] - 1)+([.E$77] - 1)); [$Globals.$D$2]*1000); MROUND([.E$99]/(1+([.E$90] - 1)+([.E$78] - 1)+([.E$79] - 1)+([.E$80] - 1)+([.E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120] = 1; CEILING([.F$99]/(1+([.F$90] - 1)+([.F$78] - 1)+([.F$79] - 1)+([.F$80] - 1)+([.F$77] - 1)); [$Globals.$D$2]*1000); MROUND([.F$99]/(1+([.F$90] - 1)+([.F$78] - 1)+([.F$79] - 1)+([.F$80] - 1)+([.F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120] = 1; CEILING([.G$99]/(1+([.G$90] - 1)+([.G$78] - 1)+([.G$79] - 1)+([.G$80] - 1)+([.G$77] - 1)); [$Globals.$D$2]*1000); MROUND([.G$99]/(1+([.G$90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120] = 1; CEILING([.H$99]/(1+([.H$90] - 1)+([.H$78] - 1)+([.H$79] - 1)+([.H$80] - 1)+([.H$77] - 1)); [$Globals.$D$2]*1000); MROUND([.H$99]/(1+([.H$90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120] = 1; CEILING([.I$99]/(1+([.I$90] - 1)+([.I$78] - 1)+([.I$79] - 1)+([.I$80] - 1)+([.I$77] - 1)); [$Globals.$D$2]*1000); MROUND([.I$99]/(1+([.I$90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155" table:formula="of:=MAX(IF([.D118] = 1; CEILING([.D$99]/(1+([.D$88] - 1)+([.D$77] - 1)); [$Globals.$D$2]*1000); MROUND([.D$99]/(1+([.D$88] - 1)+([.D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118] = 1; CEILING([.E$99]/(1+([.E$88] - 1)+([.E$77] - 1)); [$Globals.$D$2]*1000); MROUND([.E$99]/(1+([.E$88] - 1)+([.E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118] = 1; CEILING([.F$99]/(1+([.F$88] - 1)+([.F$77] - 1)); [$Globals.$D$2]*1000); MROUND([.F$99]/(1+([.F$88] - 1)+([.F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118] = 1; CEILING([.G$99]/(1+([.G$88] - 1)+([.G$77] - 1)); [$Globals.$D$2]*1000); MROUND([.G$99]/(1+([.G$88] - 1)+([.G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118] = 1; CEILING([.H$99]/(1+([.H$88] - 1)+([.H$77] - 1)); [$Globals.$D$2]*1000); MROUND([.H$99]/(1+([.H$88] - 1)+([.H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118] = 1; CEILING([.I$99]/(1+([.I$88] - 1)+([.I$77] - 1)); [$Globals.$D$2]*1000); MROUND([.I$99]/(1+([.I$88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155" table:formula="of:=MAX(IF([.D119] = 1; CEILING([.D$99]/(1+([.D$89] - 1)+([.D$77] - 1)); [$Globals.$D$2]*1000); MROUND([.D$99]/(1+([.D$89] - 1)+([.D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119] = 1; CEILING([.E$99]/(1 + ([.E$89] - 1) + ([.E$77] - 1)); [$Globals.$D$2]*1000); MROUND([.E$99]/(1 + ([.E$89] - 1) + ([.E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119] = 1; CEILING([.F$99]/(1 + ([.F$89] - 1) + ([.F$77] - 1)); [$Globals.$D$2]*1000); MROUND([.F$99]/(1 + ([.F$89] - 1) + ([.F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119] = 1; CEILING([.G$99]/(1 + ([.G$89] - 1) + ([.G$77] - 1)); [$Globals.$D$2]*1000); MROUND([.G$99]/(1 + ([.G$89] - 1) + ([.G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119] = 1; CEILING([.H$99]/(1 + ([.H$89] - 1) + ([.H$77] - 1)); [$Globals.$D$2]*1000); MROUND([.H$99]/(1 + ([.H$89] - 1) + ([.H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119] = 1; CEILING([.I$99]/(1 + ([.I$89] - 1) + ([.I$77] - 1)); [$Globals.$D$2]*1000); MROUND([.I$99]/(1 + ([.I$89] - 1) + 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155" table:formula="of:=MAX(IF([.D120] = 1; CEILING([.D$99]/(1+([.D$90] - 1)+([.D$77] - 1)); [$Globals.$D$2]*1000); MROUND([.D$99]/(1+([.D$90] - 1)+([.D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E120] = 1; CEILING([.E$99]/(1+([.E$90] - 1)+([.E$77] - 1)); [$Globals.$D$2]*1000); MROUND([.E$99]/(1+([.E$90] - 1)+([.E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F120] = 1; CEILING([.F$99]/(1+([.F$90] - 1)+([.F$77] - 1)); [$Globals.$D$2]*1000); MROUND([.F$99]/(1+([.F$90] - 1)+([.F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G120] = 1; CEILING([.G$99]/(1+([.G$90] - 1)+([.G$77] - 1)); [$Globals.$D$2]*1000); MROUND([.G$99]/(1+([.G$90] - 1)+([.G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H120] = 1; CEILING([.H$99]/(1+([.H$90] - 1)+([.H$77] - 1)); [$Globals.$D$2]*1000); MROUND([.H$99]/(1+([.H$90] - 1)+([.H$77] - 1)); [$Globals.$D$2]*1000)); [$Globals.$D$2]*1000)" office:value-type="float" office:value="66.6666666666667" calcext:value-type="float">
            <text:p>66.67</text:p>
          </table:table-cell>
          <table:table-cell table:style-name="ce155" table:formula="of:=MAX(IF([.I120] = 1; CEILING([.I$99]/(1+([.I$90] - 1)+([.I$77] - 1)); [$Globals.$D$2]*1000); MROUND([.I$99]/(1+([.I$90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55" office:value-type="string" calcext:value-type="string">
            <text:p>StingerMissileWeapon</text:p>
          </table:table-cell>
          <table:table-cell table:style-name="ce55" office:value-type="string" calcext:value-type="string">
            <text:p>StingerMissileWeaponAir</text:p>
          </table:table-cell>
          <table:table-cell table:style-name="ce55" office:value-type="string" calcext:value-type="string">
            <text:p>GC_Chem_StingerMissileWeaponBeta</text:p>
          </table:table-cell>
          <table:table-cell table:style-name="ce55" office:value-type="string" calcext:value-type="string">
            <text:p>GC_Chem_StingerMissileWeaponAirBeta</text:p>
          </table:table-cell>
          <table:table-cell table:style-name="ce55" office:value-type="string" calcext:value-type="string">
            <text:p>GC_Chem_StingerMissileWeaponGamma</text:p>
          </table:table-cell>
          <table:table-cell table:style-name="ce55" office:value-type="string" calcext:value-type="string">
            <text:p>GC_Chem_StingerMissileWeaponAirGamma</text:p>
          </table:table-cell>
          <table:table-cell table:number-columns-repeated="1015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PS</text:p>
          </table:table-cell>
          <table:table-cell table:style-name="ce156" table:formula="of:=[.D103]*MAX([.D$100]; 1E-018) / ((MAX([.D$100] - 1; 1E-018) * [.D148]+[.D$101]) / 1000)" office:value-type="float" office:value="10" calcext:value-type="float">
            <text:p>10.00</text:p>
          </table:table-cell>
          <table:table-cell table:style-name="ce156" table:formula="of:=[.E103]*MAX([.E$100]; 1E-018) / ((MAX([.E$100] - 1; 1E-018) * [.E148]+[.E$101]) / 1000)" office:value-type="float" office:value="15" calcext:value-type="float">
            <text:p>15.00</text:p>
          </table:table-cell>
          <table:table-cell table:style-name="ce156" table:formula="of:=[.F103]*MAX([.F$100]; 1E-018) / ((MAX([.F$100] - 1; 1E-018) * [.F148]+[.F$101]) / 1000)" office:value-type="float" office:value="10" calcext:value-type="float">
            <text:p>10.00</text:p>
          </table:table-cell>
          <table:table-cell table:style-name="ce156" table:formula="of:=[.G103]*MAX([.G$100]; 1E-018) / ((MAX([.G$100] - 1; 1E-018) * [.G148]+[.G$101]) / 1000)" office:value-type="float" office:value="15" calcext:value-type="float">
            <text:p>15.00</text:p>
          </table:table-cell>
          <table:table-cell table:style-name="ce156" table:formula="of:=[.H103]*MAX([.H$100]; 1E-018) / ((MAX([.H$100] - 1; 1E-018) * [.H148]+[.H$101]) / 1000)" office:value-type="float" office:value="20" calcext:value-type="float">
            <text:p>20.00</text:p>
          </table:table-cell>
          <table:table-cell table:style-name="ce156" table:formula="of:=[.I103]*MAX([.I$100]; 1E-018) / ((MAX([.I$100] - 1; 1E-018) * [.I148]+[.I$101]) / 1000)" office:value-type="float" office:value="25" calcext:value-type="float">
            <text:p>2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PS</text:p>
          </table:table-cell>
          <table:table-cell table:style-name="ce156" table:formula="of:=[.D104]*MAX([.D$100]; 1E-018) / ((MAX([.D$100] - 1; 1E-018) * [.D149]+[.D$101]) / 1000)" office:value-type="float" office:value="12.5" calcext:value-type="float">
            <text:p>12.50</text:p>
          </table:table-cell>
          <table:table-cell table:style-name="ce156" table:formula="of:=[.E104]*MAX([.E$100]; 1E-018) / ((MAX([.E$100] - 1; 1E-018) * [.E149]+[.E$101]) / 1000)" office:value-type="float" office:value="18.75" calcext:value-type="float">
            <text:p>18.75</text:p>
          </table:table-cell>
          <table:table-cell table:style-name="ce156" table:formula="of:=[.F104]*MAX([.F$100]; 1E-018) / ((MAX([.F$100] - 1; 1E-018) * [.F149]+[.F$101]) / 1000)" office:value-type="float" office:value="12.5" calcext:value-type="float">
            <text:p>12.50</text:p>
          </table:table-cell>
          <table:table-cell table:style-name="ce156" table:formula="of:=[.G104]*MAX([.G$100]; 1E-018) / ((MAX([.G$100] - 1; 1E-018) * [.G149]+[.G$101]) / 1000)" office:value-type="float" office:value="18.75" calcext:value-type="float">
            <text:p>18.75</text:p>
          </table:table-cell>
          <table:table-cell table:style-name="ce156" table:formula="of:=[.H104]*MAX([.H$100]; 1E-018) / ((MAX([.H$100] - 1; 1E-018) * [.H149]+[.H$101]) / 1000)" office:value-type="float" office:value="25" calcext:value-type="float">
            <text:p>25.00</text:p>
          </table:table-cell>
          <table:table-cell table:style-name="ce156" table:formula="of:=[.I104]*MAX([.I$100]; 1E-018) / ((MAX([.I$100] - 1; 1E-018) * [.I149]+[.I$101]) / 1000)" office:value-type="float" office:value="31.25" calcext:value-type="float">
            <text:p>31.2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PS</text:p>
          </table:table-cell>
          <table:table-cell table:style-name="ce156" table:formula="of:=[.D105]*MAX([.D$100]; 1E-018) / ((MAX([.D$100] - 1; 1E-018) * [.D150]+[.D$101]) / 1000)" office:value-type="float" office:value="10" calcext:value-type="float">
            <text:p>10.00</text:p>
          </table:table-cell>
          <table:table-cell table:style-name="ce156" table:formula="of:=[.E105]*MAX([.E$100]; 1E-018) / ((MAX([.E$100] - 1; 1E-018) * [.E150]+[.E$101]) / 1000)" office:value-type="float" office:value="15" calcext:value-type="float">
            <text:p>15.00</text:p>
          </table:table-cell>
          <table:table-cell table:style-name="ce156" table:formula="of:=[.F105]*MAX([.F$100]; 1E-018) / ((MAX([.F$100] - 1; 1E-018) * [.F150]+[.F$101]) / 1000)" office:value-type="float" office:value="10" calcext:value-type="float">
            <text:p>10.00</text:p>
          </table:table-cell>
          <table:table-cell table:style-name="ce156" table:formula="of:=[.G105]*MAX([.G$100]; 1E-018) / ((MAX([.G$100] - 1; 1E-018) * [.G150]+[.G$101]) / 1000)" office:value-type="float" office:value="15" calcext:value-type="float">
            <text:p>15.00</text:p>
          </table:table-cell>
          <table:table-cell table:style-name="ce156" table:formula="of:=[.H105]*MAX([.H$100]; 1E-018) / ((MAX([.H$100] - 1; 1E-018) * [.H150]+[.H$101]) / 1000)" office:value-type="float" office:value="20" calcext:value-type="float">
            <text:p>20.00</text:p>
          </table:table-cell>
          <table:table-cell table:style-name="ce156" table:formula="of:=[.I105]*MAX([.I$100]; 1E-018) / ((MAX([.I$100] - 1; 1E-018) * [.I150]+[.I$101]) / 1000)" office:value-type="float" office:value="25" calcext:value-type="float">
            <text:p>2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PS</text:p>
          </table:table-cell>
          <table:table-cell table:style-name="ce156" table:formula="of:=[.D106]*MAX([.D$100]; 1E-018) / ((MAX([.D$100] - 1; 1E-018) * [.D151]+[.D$101]) / 1000)" office:value-type="float" office:value="10" calcext:value-type="float">
            <text:p>10.00</text:p>
          </table:table-cell>
          <table:table-cell table:style-name="ce156" table:formula="of:=[.E106]*MAX([.E$100]; 1E-018) / ((MAX([.E$100] - 1; 1E-018) * [.E151]+[.E$101]) / 1000)" office:value-type="float" office:value="15" calcext:value-type="float">
            <text:p>15.00</text:p>
          </table:table-cell>
          <table:table-cell table:style-name="ce156" table:formula="of:=[.F106]*MAX([.F$100]; 1E-018) / ((MAX([.F$100] - 1; 1E-018) * [.F151]+[.F$101]) / 1000)" office:value-type="float" office:value="10" calcext:value-type="float">
            <text:p>10.00</text:p>
          </table:table-cell>
          <table:table-cell table:style-name="ce156" table:formula="of:=[.G106]*MAX([.G$100]; 1E-018) / ((MAX([.G$100] - 1; 1E-018) * [.G151]+[.G$101]) / 1000)" office:value-type="float" office:value="15" calcext:value-type="float">
            <text:p>15.00</text:p>
          </table:table-cell>
          <table:table-cell table:style-name="ce156" table:formula="of:=[.H106]*MAX([.H$100]; 1E-018) / ((MAX([.H$100] - 1; 1E-018) * [.H151]+[.H$101]) / 1000)" office:value-type="float" office:value="20" calcext:value-type="float">
            <text:p>20.00</text:p>
          </table:table-cell>
          <table:table-cell table:style-name="ce156" table:formula="of:=[.I106]*MAX([.I$100]; 1E-018) / ((MAX([.I$100] - 1; 1E-018) * [.I151]+[.I$101]) / 1000)" office:value-type="float" office:value="25" calcext:value-type="float">
            <text:p>2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PS</text:p>
          </table:table-cell>
          <table:table-cell table:style-name="ce156" table:formula="of:=[.D107]*MAX([.D$100]; 1E-018) / ((MAX([.D$100] - 1; 1E-018) * [.D152]+[.D$101]) / 1000)" office:value-type="float" office:value="10" calcext:value-type="float">
            <text:p>10.00</text:p>
          </table:table-cell>
          <table:table-cell table:style-name="ce156" table:formula="of:=[.E107]*MAX([.E$100]; 1E-018) / ((MAX([.E$100] - 1; 1E-018) * [.E152]+[.E$101]) / 1000)" office:value-type="float" office:value="15" calcext:value-type="float">
            <text:p>15.00</text:p>
          </table:table-cell>
          <table:table-cell table:style-name="ce156" table:formula="of:=[.F107]*MAX([.F$100]; 1E-018) / ((MAX([.F$100] - 1; 1E-018) * [.F152]+[.F$101]) / 1000)" office:value-type="float" office:value="10" calcext:value-type="float">
            <text:p>10.00</text:p>
          </table:table-cell>
          <table:table-cell table:style-name="ce156" table:formula="of:=[.G107]*MAX([.G$100]; 1E-018) / ((MAX([.G$100] - 1; 1E-018) * [.G152]+[.G$101]) / 1000)" office:value-type="float" office:value="15" calcext:value-type="float">
            <text:p>15.00</text:p>
          </table:table-cell>
          <table:table-cell table:style-name="ce156" table:formula="of:=[.H107]*MAX([.H$100]; 1E-018) / ((MAX([.H$100] - 1; 1E-018) * [.H152]+[.H$101]) / 1000)" office:value-type="float" office:value="20" calcext:value-type="float">
            <text:p>20.00</text:p>
          </table:table-cell>
          <table:table-cell table:style-name="ce156" table:formula="of:=[.I107]*MAX([.I$100]; 1E-018) / ((MAX([.I$100] - 1; 1E-018) * [.I152]+[.I$101]) / 1000)" office:value-type="float" office:value="25" calcext:value-type="float">
            <text:p>2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PS</text:p>
          </table:table-cell>
          <table:table-cell table:style-name="ce156" table:formula="of:=[.D108]*MAX([.D$100]; 1E-018) / ((MAX([.D$100] - 1; 1E-018) * [.D153]+[.D$101]) / 1000)" office:value-type="float" office:value="10" calcext:value-type="float">
            <text:p>10.00</text:p>
          </table:table-cell>
          <table:table-cell table:style-name="ce156" table:formula="of:=[.E108]*MAX([.E$100]; 1E-018) / ((MAX([.E$100] - 1; 1E-018) * [.E153]+[.E$101]) / 1000)" office:value-type="float" office:value="15" calcext:value-type="float">
            <text:p>15.00</text:p>
          </table:table-cell>
          <table:table-cell table:style-name="ce156" table:formula="of:=[.F108]*MAX([.F$100]; 1E-018) / ((MAX([.F$100] - 1; 1E-018) * [.F153]+[.F$101]) / 1000)" office:value-type="float" office:value="10" calcext:value-type="float">
            <text:p>10.00</text:p>
          </table:table-cell>
          <table:table-cell table:style-name="ce156" table:formula="of:=[.G108]*MAX([.G$100]; 1E-018) / ((MAX([.G$100] - 1; 1E-018) * [.G153]+[.G$101]) / 1000)" office:value-type="float" office:value="15" calcext:value-type="float">
            <text:p>15.00</text:p>
          </table:table-cell>
          <table:table-cell table:style-name="ce156" table:formula="of:=[.H108]*MAX([.H$100]; 1E-018) / ((MAX([.H$100] - 1; 1E-018) * [.H153]+[.H$101]) / 1000)" office:value-type="float" office:value="20" calcext:value-type="float">
            <text:p>20.00</text:p>
          </table:table-cell>
          <table:table-cell table:style-name="ce156" table:formula="of:=[.I108]*MAX([.I$100]; 1E-018) / ((MAX([.I$100] - 1; 1E-018) * [.I153]+[.I$101]) / 1000)" office:value-type="float" office:value="25" calcext:value-type="float">
            <text:p>2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PS</text:p>
          </table:table-cell>
          <table:table-cell table:style-name="ce156" table:formula="of:=[.D109]*MAX([.D$100]; 1E-018) / ((MAX([.D$100] - 1; 1E-018) * [.D154]+[.D$101]) / 1000)" office:value-type="float" office:value="10" calcext:value-type="float">
            <text:p>10.00</text:p>
          </table:table-cell>
          <table:table-cell table:style-name="ce156" table:formula="of:=[.E109]*MAX([.E$100]; 1E-018) / ((MAX([.E$100] - 1; 1E-018) * [.E154]+[.E$101]) / 1000)" office:value-type="float" office:value="15" calcext:value-type="float">
            <text:p>15.00</text:p>
          </table:table-cell>
          <table:table-cell table:style-name="ce156" table:formula="of:=[.F109]*MAX([.F$100]; 1E-018) / ((MAX([.F$100] - 1; 1E-018) * [.F154]+[.F$101]) / 1000)" office:value-type="float" office:value="10" calcext:value-type="float">
            <text:p>10.00</text:p>
          </table:table-cell>
          <table:table-cell table:style-name="ce156" table:formula="of:=[.G109]*MAX([.G$100]; 1E-018) / ((MAX([.G$100] - 1; 1E-018) * [.G154]+[.G$101]) / 1000)" office:value-type="float" office:value="15" calcext:value-type="float">
            <text:p>15.00</text:p>
          </table:table-cell>
          <table:table-cell table:style-name="ce156" table:formula="of:=[.H109]*MAX([.H$100]; 1E-018) / ((MAX([.H$100] - 1; 1E-018) * [.H154]+[.H$101]) / 1000)" office:value-type="float" office:value="20" calcext:value-type="float">
            <text:p>20.00</text:p>
          </table:table-cell>
          <table:table-cell table:style-name="ce156" table:formula="of:=[.I109]*MAX([.I$100]; 1E-018) / ((MAX([.I$100] - 1; 1E-018) * [.I154]+[.I$101]) / 1000)" office:value-type="float" office:value="25" calcext:value-type="float">
            <text:p>2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PS</text:p>
          </table:table-cell>
          <table:table-cell table:style-name="ce156" table:formula="of:=[.D110]*MAX([.D$100]; 1E-018) / ((MAX([.D$100] - 1; 1E-018) * [.D155]+[.D$101]) / 1000)" office:value-type="float" office:value="10" calcext:value-type="float">
            <text:p>10.00</text:p>
          </table:table-cell>
          <table:table-cell table:style-name="ce156" table:formula="of:=[.E110]*MAX([.E$100]; 1E-018) / ((MAX([.E$100] - 1; 1E-018) * [.E155]+[.E$101]) / 1000)" office:value-type="float" office:value="15" calcext:value-type="float">
            <text:p>15.00</text:p>
          </table:table-cell>
          <table:table-cell table:style-name="ce156" table:formula="of:=[.F110]*MAX([.F$100]; 1E-018) / ((MAX([.F$100] - 1; 1E-018) * [.F155]+[.F$101]) / 1000)" office:value-type="float" office:value="10" calcext:value-type="float">
            <text:p>10.00</text:p>
          </table:table-cell>
          <table:table-cell table:style-name="ce156" table:formula="of:=[.G110]*MAX([.G$100]; 1E-018) / ((MAX([.G$100] - 1; 1E-018) * [.G155]+[.G$101]) / 1000)" office:value-type="float" office:value="15" calcext:value-type="float">
            <text:p>15.00</text:p>
          </table:table-cell>
          <table:table-cell table:style-name="ce156" table:formula="of:=[.H110]*MAX([.H$100]; 1E-018) / ((MAX([.H$100] - 1; 1E-018) * [.H155]+[.H$101]) / 1000)" office:value-type="float" office:value="20" calcext:value-type="float">
            <text:p>20.00</text:p>
          </table:table-cell>
          <table:table-cell table:style-name="ce156" table:formula="of:=[.I110]*MAX([.I$100]; 1E-018) / ((MAX([.I$100] - 1; 1E-018) * [.I155]+[.I$101]) / 1000)" office:value-type="float" office:value="25" calcext:value-type="float">
            <text:p>2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PS</text:p>
          </table:table-cell>
          <table:table-cell table:style-name="ce156" table:formula="of:=[.D111]*MAX([.D$100]; 1E-018) / ((MAX([.D$100] - 1; 1E-018) * [.D156]+[.D$101]) / 1000)" office:value-type="float" office:value="10" calcext:value-type="float">
            <text:p>10.00</text:p>
          </table:table-cell>
          <table:table-cell table:style-name="ce156" table:formula="of:=[.E111]*MAX([.E$100]; 1E-018) / ((MAX([.E$100] - 1; 1E-018) * [.E156]+[.E$101]) / 1000)" office:value-type="float" office:value="15" calcext:value-type="float">
            <text:p>15.00</text:p>
          </table:table-cell>
          <table:table-cell table:style-name="ce156" table:formula="of:=[.F111]*MAX([.F$100]; 1E-018) / ((MAX([.F$100] - 1; 1E-018) * [.F156]+[.F$101]) / 1000)" office:value-type="float" office:value="10" calcext:value-type="float">
            <text:p>10.00</text:p>
          </table:table-cell>
          <table:table-cell table:style-name="ce156" table:formula="of:=[.G111]*MAX([.G$100]; 1E-018) / ((MAX([.G$100] - 1; 1E-018) * [.G156]+[.G$101]) / 1000)" office:value-type="float" office:value="15" calcext:value-type="float">
            <text:p>15.00</text:p>
          </table:table-cell>
          <table:table-cell table:style-name="ce156" table:formula="of:=[.H111]*MAX([.H$100]; 1E-018) / ((MAX([.H$100] - 1; 1E-018) * [.H156]+[.H$101]) / 1000)" office:value-type="float" office:value="20" calcext:value-type="float">
            <text:p>20.00</text:p>
          </table:table-cell>
          <table:table-cell table:style-name="ce156" table:formula="of:=[.I111]*MAX([.I$100]; 1E-018) / ((MAX([.I$100] - 1; 1E-018) * [.I156]+[.I$101]) / 1000)" office:value-type="float" office:value="25" calcext:value-type="float">
            <text:p>2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PS</text:p>
          </table:table-cell>
          <table:table-cell table:style-name="ce156" table:formula="of:=[.D112]*MAX([.D$100]; 1E-018) / ((MAX([.D$100] - 1; 1E-018) * [.D157]+[.D$101]) / 1000)" office:value-type="float" office:value="12.5" calcext:value-type="float">
            <text:p>12.50</text:p>
          </table:table-cell>
          <table:table-cell table:style-name="ce156" table:formula="of:=[.E112]*MAX([.E$100]; 1E-018) / ((MAX([.E$100] - 1; 1E-018) * [.E157]+[.E$101]) / 1000)" office:value-type="float" office:value="18.75" calcext:value-type="float">
            <text:p>18.75</text:p>
          </table:table-cell>
          <table:table-cell table:style-name="ce156" table:formula="of:=[.F112]*MAX([.F$100]; 1E-018) / ((MAX([.F$100] - 1; 1E-018) * [.F157]+[.F$101]) / 1000)" office:value-type="float" office:value="12.5" calcext:value-type="float">
            <text:p>12.50</text:p>
          </table:table-cell>
          <table:table-cell table:style-name="ce156" table:formula="of:=[.G112]*MAX([.G$100]; 1E-018) / ((MAX([.G$100] - 1; 1E-018) * [.G157]+[.G$101]) / 1000)" office:value-type="float" office:value="18.75" calcext:value-type="float">
            <text:p>18.75</text:p>
          </table:table-cell>
          <table:table-cell table:style-name="ce156" table:formula="of:=[.H112]*MAX([.H$100]; 1E-018) / ((MAX([.H$100] - 1; 1E-018) * [.H157]+[.H$101]) / 1000)" office:value-type="float" office:value="25" calcext:value-type="float">
            <text:p>25.00</text:p>
          </table:table-cell>
          <table:table-cell table:style-name="ce156" table:formula="of:=[.I112]*MAX([.I$100]; 1E-018) / ((MAX([.I$100] - 1; 1E-018) * [.I157]+[.I$101]) / 1000)" office:value-type="float" office:value="31.25" calcext:value-type="float">
            <text:p>31.2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PS</text:p>
          </table:table-cell>
          <table:table-cell table:style-name="ce156" table:formula="of:=[.D113]*MAX([.D$100]; 1E-018) / ((MAX([.D$100] - 1; 1E-018) * [.D158]+[.D$101]) / 1000)" office:value-type="float" office:value="10" calcext:value-type="float">
            <text:p>10.00</text:p>
          </table:table-cell>
          <table:table-cell table:style-name="ce156" table:formula="of:=[.E113]*MAX([.E$100]; 1E-018) / ((MAX([.E$100] - 1; 1E-018) * [.E158]+[.E$101]) / 1000)" office:value-type="float" office:value="15" calcext:value-type="float">
            <text:p>15.00</text:p>
          </table:table-cell>
          <table:table-cell table:style-name="ce156" table:formula="of:=[.F113]*MAX([.F$100]; 1E-018) / ((MAX([.F$100] - 1; 1E-018) * [.F158]+[.F$101]) / 1000)" office:value-type="float" office:value="10" calcext:value-type="float">
            <text:p>10.00</text:p>
          </table:table-cell>
          <table:table-cell table:style-name="ce156" table:formula="of:=[.G113]*MAX([.G$100]; 1E-018) / ((MAX([.G$100] - 1; 1E-018) * [.G158]+[.G$101]) / 1000)" office:value-type="float" office:value="15" calcext:value-type="float">
            <text:p>15.00</text:p>
          </table:table-cell>
          <table:table-cell table:style-name="ce156" table:formula="of:=[.H113]*MAX([.H$100]; 1E-018) / ((MAX([.H$100] - 1; 1E-018) * [.H158]+[.H$101]) / 1000)" office:value-type="float" office:value="20" calcext:value-type="float">
            <text:p>20.00</text:p>
          </table:table-cell>
          <table:table-cell table:style-name="ce156" table:formula="of:=[.I113]*MAX([.I$100]; 1E-018) / ((MAX([.I$100] - 1; 1E-018) * [.I158]+[.I$101]) / 1000)" office:value-type="float" office:value="25" calcext:value-type="float">
            <text:p>2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PS</text:p>
          </table:table-cell>
          <table:table-cell table:style-name="ce156" table:formula="of:=[.D114]*MAX([.D$100]; 1E-018) / ((MAX([.D$100] - 1; 1E-018) * [.D159]+[.D$101]) / 1000)" office:value-type="float" office:value="11" calcext:value-type="float">
            <text:p>11.00</text:p>
          </table:table-cell>
          <table:table-cell table:style-name="ce156" table:formula="of:=[.E114]*MAX([.E$100]; 1E-018) / ((MAX([.E$100] - 1; 1E-018) * [.E159]+[.E$101]) / 1000)" office:value-type="float" office:value="16.5" calcext:value-type="float">
            <text:p>16.50</text:p>
          </table:table-cell>
          <table:table-cell table:style-name="ce156" table:formula="of:=[.F114]*MAX([.F$100]; 1E-018) / ((MAX([.F$100] - 1; 1E-018) * [.F159]+[.F$101]) / 1000)" office:value-type="float" office:value="11" calcext:value-type="float">
            <text:p>11.00</text:p>
          </table:table-cell>
          <table:table-cell table:style-name="ce156" table:formula="of:=[.G114]*MAX([.G$100]; 1E-018) / ((MAX([.G$100] - 1; 1E-018) * [.G159]+[.G$101]) / 1000)" office:value-type="float" office:value="16.5" calcext:value-type="float">
            <text:p>16.50</text:p>
          </table:table-cell>
          <table:table-cell table:style-name="ce156" table:formula="of:=[.H114]*MAX([.H$100]; 1E-018) / ((MAX([.H$100] - 1; 1E-018) * [.H159]+[.H$101]) / 1000)" office:value-type="float" office:value="22" calcext:value-type="float">
            <text:p>22.00</text:p>
          </table:table-cell>
          <table:table-cell table:style-name="ce156" table:formula="of:=[.I114]*MAX([.I$100]; 1E-018) / ((MAX([.I$100] - 1; 1E-018) * [.I159]+[.I$101]) / 1000)" office:value-type="float" office:value="27.5" calcext:value-type="float">
            <text:p>27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PS</text:p>
          </table:table-cell>
          <table:table-cell table:style-name="ce156" table:formula="of:=[.D115]*MAX([.D$100]; 1E-018) / ((MAX([.D$100] - 1; 1E-018) * [.D160]+[.D$101]) / 1000)" office:value-type="float" office:value="12" calcext:value-type="float">
            <text:p>12.00</text:p>
          </table:table-cell>
          <table:table-cell table:style-name="ce156" table:formula="of:=[.E115]*MAX([.E$100]; 1E-018) / ((MAX([.E$100] - 1; 1E-018) * [.E160]+[.E$101]) / 1000)" office:value-type="float" office:value="18" calcext:value-type="float">
            <text:p>18.00</text:p>
          </table:table-cell>
          <table:table-cell table:style-name="ce156" table:formula="of:=[.F115]*MAX([.F$100]; 1E-018) / ((MAX([.F$100] - 1; 1E-018) * [.F160]+[.F$101]) / 1000)" office:value-type="float" office:value="12" calcext:value-type="float">
            <text:p>12.00</text:p>
          </table:table-cell>
          <table:table-cell table:style-name="ce156" table:formula="of:=[.G115]*MAX([.G$100]; 1E-018) / ((MAX([.G$100] - 1; 1E-018) * [.G160]+[.G$101]) / 1000)" office:value-type="float" office:value="18" calcext:value-type="float">
            <text:p>18.00</text:p>
          </table:table-cell>
          <table:table-cell table:style-name="ce156" table:formula="of:=[.H115]*MAX([.H$100]; 1E-018) / ((MAX([.H$100] - 1; 1E-018) * [.H160]+[.H$101]) / 1000)" office:value-type="float" office:value="24" calcext:value-type="float">
            <text:p>24.00</text:p>
          </table:table-cell>
          <table:table-cell table:style-name="ce156" table:formula="of:=[.I115]*MAX([.I$100]; 1E-018) / ((MAX([.I$100] - 1; 1E-018) * [.I160]+[.I$101]) / 1000)" office:value-type="float" office:value="30" calcext:value-type="float">
            <text:p>3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PS</text:p>
          </table:table-cell>
          <table:table-cell table:style-name="ce156" table:formula="of:=[.D116]*MAX([.D$100]; 1E-018) / ((MAX([.D$100] - 1; 1E-018) * [.D161]+[.D$101]) / 1000)" office:value-type="float" office:value="13" calcext:value-type="float">
            <text:p>13.00</text:p>
          </table:table-cell>
          <table:table-cell table:style-name="ce156" table:formula="of:=[.E116]*MAX([.E$100]; 1E-018) / ((MAX([.E$100] - 1; 1E-018) * [.E161]+[.E$101]) / 1000)" office:value-type="float" office:value="19.5" calcext:value-type="float">
            <text:p>19.50</text:p>
          </table:table-cell>
          <table:table-cell table:style-name="ce156" table:formula="of:=[.F116]*MAX([.F$100]; 1E-018) / ((MAX([.F$100] - 1; 1E-018) * [.F161]+[.F$101]) / 1000)" office:value-type="float" office:value="13" calcext:value-type="float">
            <text:p>13.00</text:p>
          </table:table-cell>
          <table:table-cell table:style-name="ce156" table:formula="of:=[.G116]*MAX([.G$100]; 1E-018) / ((MAX([.G$100] - 1; 1E-018) * [.G161]+[.G$101]) / 1000)" office:value-type="float" office:value="19.5" calcext:value-type="float">
            <text:p>19.50</text:p>
          </table:table-cell>
          <table:table-cell table:style-name="ce156" table:formula="of:=[.H116]*MAX([.H$100]; 1E-018) / ((MAX([.H$100] - 1; 1E-018) * [.H161]+[.H$101]) / 1000)" office:value-type="float" office:value="26" calcext:value-type="float">
            <text:p>26.00</text:p>
          </table:table-cell>
          <table:table-cell table:style-name="ce156" table:formula="of:=[.I116]*MAX([.I$100]; 1E-018) / ((MAX([.I$100] - 1; 1E-018) * [.I161]+[.I$101]) / 1000)" office:value-type="float" office:value="32.5" calcext:value-type="float">
            <text:p>32.5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PS</text:p>
          </table:table-cell>
          <table:table-cell table:style-name="ce156" table:formula="of:=[.D117]*MAX([.D$100]; 1E-018) / ((MAX([.D$100] - 1; 1E-018) * [.D162]+[.D$101]) / 1000)" office:value-type="float" office:value="11" calcext:value-type="float">
            <text:p>11.00</text:p>
          </table:table-cell>
          <table:table-cell table:style-name="ce156" table:formula="of:=[.E117]*MAX([.E$100]; 1E-018) / ((MAX([.E$100] - 1; 1E-018) * [.E162]+[.E$101]) / 1000)" office:value-type="float" office:value="16.5" calcext:value-type="float">
            <text:p>16.50</text:p>
          </table:table-cell>
          <table:table-cell table:style-name="ce156" table:formula="of:=[.F117]*MAX([.F$100]; 1E-018) / ((MAX([.F$100] - 1; 1E-018) * [.F162]+[.F$101]) / 1000)" office:value-type="float" office:value="11" calcext:value-type="float">
            <text:p>11.00</text:p>
          </table:table-cell>
          <table:table-cell table:style-name="ce156" table:formula="of:=[.G117]*MAX([.G$100]; 1E-018) / ((MAX([.G$100] - 1; 1E-018) * [.G162]+[.G$101]) / 1000)" office:value-type="float" office:value="16.5" calcext:value-type="float">
            <text:p>16.50</text:p>
          </table:table-cell>
          <table:table-cell table:style-name="ce156" table:formula="of:=[.H117]*MAX([.H$100]; 1E-018) / ((MAX([.H$100] - 1; 1E-018) * [.H162]+[.H$101]) / 1000)" office:value-type="float" office:value="22" calcext:value-type="float">
            <text:p>22.00</text:p>
          </table:table-cell>
          <table:table-cell table:style-name="ce156" table:formula="of:=[.I117]*MAX([.I$100]; 1E-018) / ((MAX([.I$100] - 1; 1E-018) * [.I162]+[.I$101]) / 1000)" office:value-type="float" office:value="27.5" calcext:value-type="float">
            <text:p>27.5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PS</text:p>
          </table:table-cell>
          <table:table-cell table:style-name="ce156" table:formula="of:=[.D118]*MAX([.D$100]; 1E-018) / ((MAX([.D$100] - 1; 1E-018) * [.D163]+[.D$101]) / 1000)" office:value-type="float" office:value="12" calcext:value-type="float">
            <text:p>12.00</text:p>
          </table:table-cell>
          <table:table-cell table:style-name="ce156" table:formula="of:=[.E118]*MAX([.E$100]; 1E-018) / ((MAX([.E$100] - 1; 1E-018) * [.E163]+[.E$101]) / 1000)" office:value-type="float" office:value="18" calcext:value-type="float">
            <text:p>18.00</text:p>
          </table:table-cell>
          <table:table-cell table:style-name="ce156" table:formula="of:=[.F118]*MAX([.F$100]; 1E-018) / ((MAX([.F$100] - 1; 1E-018) * [.F163]+[.F$101]) / 1000)" office:value-type="float" office:value="12" calcext:value-type="float">
            <text:p>12.00</text:p>
          </table:table-cell>
          <table:table-cell table:style-name="ce156" table:formula="of:=[.G118]*MAX([.G$100]; 1E-018) / ((MAX([.G$100] - 1; 1E-018) * [.G163]+[.G$101]) / 1000)" office:value-type="float" office:value="18" calcext:value-type="float">
            <text:p>18.00</text:p>
          </table:table-cell>
          <table:table-cell table:style-name="ce156" table:formula="of:=[.H118]*MAX([.H$100]; 1E-018) / ((MAX([.H$100] - 1; 1E-018) * [.H163]+[.H$101]) / 1000)" office:value-type="float" office:value="24" calcext:value-type="float">
            <text:p>24.00</text:p>
          </table:table-cell>
          <table:table-cell table:style-name="ce156" table:formula="of:=[.I118]*MAX([.I$100]; 1E-018) / ((MAX([.I$100] - 1; 1E-018) * [.I163]+[.I$101]) / 1000)" office:value-type="float" office:value="30" calcext:value-type="float">
            <text:p>30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PS</text:p>
          </table:table-cell>
          <table:table-cell table:style-name="ce156" table:formula="of:=[.D119]*MAX([.D$100]; 1E-018) / ((MAX([.D$100] - 1; 1E-018) * [.D164]+[.D$101]) / 1000)" office:value-type="float" office:value="13" calcext:value-type="float">
            <text:p>13.00</text:p>
          </table:table-cell>
          <table:table-cell table:style-name="ce156" table:formula="of:=[.E119]*MAX([.E$100]; 1E-018) / ((MAX([.E$100] - 1; 1E-018) * [.E164]+[.E$101]) / 1000)" office:value-type="float" office:value="19.5" calcext:value-type="float">
            <text:p>19.50</text:p>
          </table:table-cell>
          <table:table-cell table:style-name="ce156" table:formula="of:=[.F119]*MAX([.F$100]; 1E-018) / ((MAX([.F$100] - 1; 1E-018) * [.F164]+[.F$101]) / 1000)" office:value-type="float" office:value="13" calcext:value-type="float">
            <text:p>13.00</text:p>
          </table:table-cell>
          <table:table-cell table:style-name="ce156" table:formula="of:=[.G119]*MAX([.G$100]; 1E-018) / ((MAX([.G$100] - 1; 1E-018) * [.G164]+[.G$101]) / 1000)" office:value-type="float" office:value="19.5" calcext:value-type="float">
            <text:p>19.50</text:p>
          </table:table-cell>
          <table:table-cell table:style-name="ce156" table:formula="of:=[.H119]*MAX([.H$100]; 1E-018) / ((MAX([.H$100] - 1; 1E-018) * [.H164]+[.H$101]) / 1000)" office:value-type="float" office:value="26" calcext:value-type="float">
            <text:p>26.00</text:p>
          </table:table-cell>
          <table:table-cell table:style-name="ce156" table:formula="of:=[.I119]*MAX([.I$100]; 1E-018) / ((MAX([.I$100] - 1; 1E-018) * [.I164]+[.I$101]) / 1000)" office:value-type="float" office:value="32.5" calcext:value-type="float">
            <text:p>32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PS</text:p>
          </table:table-cell>
          <table:table-cell table:style-name="ce156" table:formula="of:=[.D120]*MAX([.D$100]; 1E-018) / ((MAX([.D$100] - 1; 1E-018) * [.D165]+[.D$101]) / 1000)" office:value-type="float" office:value="12" calcext:value-type="float">
            <text:p>12.00</text:p>
          </table:table-cell>
          <table:table-cell table:style-name="ce156" table:formula="of:=[.E120]*MAX([.E$100]; 1E-018) / ((MAX([.E$100] - 1; 1E-018) * [.E165]+[.E$101]) / 1000)" office:value-type="float" office:value="18" calcext:value-type="float">
            <text:p>18.00</text:p>
          </table:table-cell>
          <table:table-cell table:style-name="ce156" table:formula="of:=[.F120]*MAX([.F$100]; 1E-018) / ((MAX([.F$100] - 1; 1E-018) * [.F165]+[.F$101]) / 1000)" office:value-type="float" office:value="12" calcext:value-type="float">
            <text:p>12.00</text:p>
          </table:table-cell>
          <table:table-cell table:style-name="ce156" table:formula="of:=[.G120]*MAX([.G$100]; 1E-018) / ((MAX([.G$100] - 1; 1E-018) * [.G165]+[.G$101]) / 1000)" office:value-type="float" office:value="18" calcext:value-type="float">
            <text:p>18.00</text:p>
          </table:table-cell>
          <table:table-cell table:style-name="ce156" table:formula="of:=[.H120]*MAX([.H$100]; 1E-018) / ((MAX([.H$100] - 1; 1E-018) * [.H165]+[.H$101]) / 1000)" office:value-type="float" office:value="24" calcext:value-type="float">
            <text:p>24.00</text:p>
          </table:table-cell>
          <table:table-cell table:style-name="ce156" table:formula="of:=[.I120]*MAX([.I$100]; 1E-018) / ((MAX([.I$100] - 1; 1E-018) * [.I165]+[.I$101]) / 1000)" office:value-type="float" office:value="30" calcext:value-type="float">
            <text:p>3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PS</text:p>
          </table:table-cell>
          <table:table-cell table:style-name="ce156" table:formula="of:=[.D121]*MAX([.D$100]; 1E-018) / ((MAX([.D$100] - 1; 1E-018) * [.D166]+[.D$101]) / 1000)" office:value-type="float" office:value="10" calcext:value-type="float">
            <text:p>10.00</text:p>
          </table:table-cell>
          <table:table-cell table:style-name="ce156" table:formula="of:=[.E121]*MAX([.E$100]; 1E-018) / ((MAX([.E$100] - 1; 1E-018) * [.E166]+[.E$101]) / 1000)" office:value-type="float" office:value="15" calcext:value-type="float">
            <text:p>15.00</text:p>
          </table:table-cell>
          <table:table-cell table:style-name="ce156" table:formula="of:=[.F121]*MAX([.F$100]; 1E-018) / ((MAX([.F$100] - 1; 1E-018) * [.F166]+[.F$101]) / 1000)" office:value-type="float" office:value="10" calcext:value-type="float">
            <text:p>10.00</text:p>
          </table:table-cell>
          <table:table-cell table:style-name="ce156" table:formula="of:=[.G121]*MAX([.G$100]; 1E-018) / ((MAX([.G$100] - 1; 1E-018) * [.G166]+[.G$101]) / 1000)" office:value-type="float" office:value="15" calcext:value-type="float">
            <text:p>15.00</text:p>
          </table:table-cell>
          <table:table-cell table:style-name="ce156" table:formula="of:=[.H121]*MAX([.H$100]; 1E-018) / ((MAX([.H$100] - 1; 1E-018) * [.H166]+[.H$101]) / 1000)" office:value-type="float" office:value="20" calcext:value-type="float">
            <text:p>20.00</text:p>
          </table:table-cell>
          <table:table-cell table:style-name="ce156" table:formula="of:=[.I121]*MAX([.I$100]; 1E-018) / ((MAX([.I$100] - 1; 1E-018) * [.I166]+[.I$101]) / 1000)" office:value-type="float" office:value="25" calcext:value-type="float">
            <text:p>2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PS</text:p>
          </table:table-cell>
          <table:table-cell table:style-name="ce156" table:formula="of:=[.D122]*MAX([.D$100]; 1E-018) / ((MAX([.D$100] - 1; 1E-018) * [.D167]+[.D$101]) / 1000)" office:value-type="float" office:value="10" calcext:value-type="float">
            <text:p>10.00</text:p>
          </table:table-cell>
          <table:table-cell table:style-name="ce156" table:formula="of:=[.E122]*MAX([.E$100]; 1E-018) / ((MAX([.E$100] - 1; 1E-018) * [.E167]+[.E$101]) / 1000)" office:value-type="float" office:value="15" calcext:value-type="float">
            <text:p>15.00</text:p>
          </table:table-cell>
          <table:table-cell table:style-name="ce156" table:formula="of:=[.F122]*MAX([.F$100]; 1E-018) / ((MAX([.F$100] - 1; 1E-018) * [.F167]+[.F$101]) / 1000)" office:value-type="float" office:value="10" calcext:value-type="float">
            <text:p>10.00</text:p>
          </table:table-cell>
          <table:table-cell table:style-name="ce156" table:formula="of:=[.G122]*MAX([.G$100]; 1E-018) / ((MAX([.G$100] - 1; 1E-018) * [.G167]+[.G$101]) / 1000)" office:value-type="float" office:value="15" calcext:value-type="float">
            <text:p>15.00</text:p>
          </table:table-cell>
          <table:table-cell table:style-name="ce156" table:formula="of:=[.H122]*MAX([.H$100]; 1E-018) / ((MAX([.H$100] - 1; 1E-018) * [.H167]+[.H$101]) / 1000)" office:value-type="float" office:value="20" calcext:value-type="float">
            <text:p>20.00</text:p>
          </table:table-cell>
          <table:table-cell table:style-name="ce156" table:formula="of:=[.I122]*MAX([.I$100]; 1E-018) / ((MAX([.I$100] - 1; 1E-018) * [.I167]+[.I$101]) / 1000)" office:value-type="float" office:value="25" calcext:value-type="float">
            <text:p>2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PS</text:p>
          </table:table-cell>
          <table:table-cell table:style-name="ce156" table:formula="of:=[.D123]*MAX([.D$100]; 1E-018) / ((MAX([.D$100] - 1; 1E-018) * [.D168]+[.D$101]) / 1000)" office:value-type="float" office:value="10" calcext:value-type="float">
            <text:p>10.00</text:p>
          </table:table-cell>
          <table:table-cell table:style-name="ce156" table:formula="of:=[.E123]*MAX([.E$100]; 1E-018) / ((MAX([.E$100] - 1; 1E-018) * [.E168]+[.E$101]) / 1000)" office:value-type="float" office:value="15" calcext:value-type="float">
            <text:p>15.00</text:p>
          </table:table-cell>
          <table:table-cell table:style-name="ce156" table:formula="of:=[.F123]*MAX([.F$100]; 1E-018) / ((MAX([.F$100] - 1; 1E-018) * [.F168]+[.F$101]) / 1000)" office:value-type="float" office:value="10" calcext:value-type="float">
            <text:p>10.00</text:p>
          </table:table-cell>
          <table:table-cell table:style-name="ce156" table:formula="of:=[.G123]*MAX([.G$100]; 1E-018) / ((MAX([.G$100] - 1; 1E-018) * [.G168]+[.G$101]) / 1000)" office:value-type="float" office:value="15" calcext:value-type="float">
            <text:p>15.00</text:p>
          </table:table-cell>
          <table:table-cell table:style-name="ce156" table:formula="of:=[.H123]*MAX([.H$100]; 1E-018) / ((MAX([.H$100] - 1; 1E-018) * [.H168]+[.H$101]) / 1000)" office:value-type="float" office:value="20" calcext:value-type="float">
            <text:p>20.00</text:p>
          </table:table-cell>
          <table:table-cell table:style-name="ce156" table:formula="of:=[.I123]*MAX([.I$100]; 1E-018) / ((MAX([.I$100] - 1; 1E-018) * [.I168]+[.I$101]) / 1000)" office:value-type="float" office:value="25" calcext:value-type="float">
            <text:p>2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PS</text:p>
          </table:table-cell>
          <table:table-cell table:style-name="ce156" table:formula="of:=[.D124]*MAX([.D$100]; 1E-018) / ((MAX([.D$100] - 1; 1E-018) * [.D169]+[.D$101]) / 1000)" office:value-type="float" office:value="10" calcext:value-type="float">
            <text:p>10.00</text:p>
          </table:table-cell>
          <table:table-cell table:style-name="ce156" table:formula="of:=[.E124]*MAX([.E$100]; 1E-018) / ((MAX([.E$100] - 1; 1E-018) * [.E169]+[.E$101]) / 1000)" office:value-type="float" office:value="15" calcext:value-type="float">
            <text:p>15.00</text:p>
          </table:table-cell>
          <table:table-cell table:style-name="ce156" table:formula="of:=[.F124]*MAX([.F$100]; 1E-018) / ((MAX([.F$100] - 1; 1E-018) * [.F169]+[.F$101]) / 1000)" office:value-type="float" office:value="10" calcext:value-type="float">
            <text:p>10.00</text:p>
          </table:table-cell>
          <table:table-cell table:style-name="ce156" table:formula="of:=[.G124]*MAX([.G$100]; 1E-018) / ((MAX([.G$100] - 1; 1E-018) * [.G169]+[.G$101]) / 1000)" office:value-type="float" office:value="15" calcext:value-type="float">
            <text:p>15.00</text:p>
          </table:table-cell>
          <table:table-cell table:style-name="ce156" table:formula="of:=[.H124]*MAX([.H$100]; 1E-018) / ((MAX([.H$100] - 1; 1E-018) * [.H169]+[.H$101]) / 1000)" office:value-type="float" office:value="20" calcext:value-type="float">
            <text:p>20.00</text:p>
          </table:table-cell>
          <table:table-cell table:style-name="ce156" table:formula="of:=[.I124]*MAX([.I$100]; 1E-018) / ((MAX([.I$100] - 1; 1E-018) * [.I169]+[.I$101]) / 1000)" office:value-type="float" office:value="25" calcext:value-type="float">
            <text:p>2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PS</text:p>
          </table:table-cell>
          <table:table-cell table:style-name="ce156" table:formula="of:=[.D125]*MAX([.D$100]; 1E-018) / ((MAX([.D$100] - 1; 1E-018) * [.D170]+[.D$101]) / 1000)" office:value-type="float" office:value="10" calcext:value-type="float">
            <text:p>10.00</text:p>
          </table:table-cell>
          <table:table-cell table:style-name="ce156" table:formula="of:=[.E125]*MAX([.E$100]; 1E-018) / ((MAX([.E$100] - 1; 1E-018) * [.E170]+[.E$101]) / 1000)" office:value-type="float" office:value="15" calcext:value-type="float">
            <text:p>15.00</text:p>
          </table:table-cell>
          <table:table-cell table:style-name="ce156" table:formula="of:=[.F125]*MAX([.F$100]; 1E-018) / ((MAX([.F$100] - 1; 1E-018) * [.F170]+[.F$101]) / 1000)" office:value-type="float" office:value="10" calcext:value-type="float">
            <text:p>10.00</text:p>
          </table:table-cell>
          <table:table-cell table:style-name="ce156" table:formula="of:=[.G125]*MAX([.G$100]; 1E-018) / ((MAX([.G$100] - 1; 1E-018) * [.G170]+[.G$101]) / 1000)" office:value-type="float" office:value="15" calcext:value-type="float">
            <text:p>15.00</text:p>
          </table:table-cell>
          <table:table-cell table:style-name="ce156" table:formula="of:=[.H125]*MAX([.H$100]; 1E-018) / ((MAX([.H$100] - 1; 1E-018) * [.H170]+[.H$101]) / 1000)" office:value-type="float" office:value="20" calcext:value-type="float">
            <text:p>20.00</text:p>
          </table:table-cell>
          <table:table-cell table:style-name="ce156" table:formula="of:=[.I125]*MAX([.I$100]; 1E-018) / ((MAX([.I$100] - 1; 1E-018) * [.I170]+[.I$101]) / 1000)" office:value-type="float" office:value="25" calcext:value-type="float">
            <text:p>2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DPS</text:p>
          </table:table-cell>
          <table:table-cell table:style-name="ce156" table:formula="of:=[.D126]*MAX([.D$100]; 1E-018) / ((MAX([.D$100] - 1; 1E-018) * [.D171]+[.D$101]) / 1000)" office:value-type="float" office:value="11" calcext:value-type="float">
            <text:p>11.00</text:p>
          </table:table-cell>
          <table:table-cell table:style-name="ce156" table:formula="of:=[.E126]*MAX([.E$100]; 1E-018) / ((MAX([.E$100] - 1; 1E-018) * [.E171]+[.E$101]) / 1000)" office:value-type="float" office:value="16.5" calcext:value-type="float">
            <text:p>16.50</text:p>
          </table:table-cell>
          <table:table-cell table:style-name="ce156" table:formula="of:=[.F126]*MAX([.F$100]; 1E-018) / ((MAX([.F$100] - 1; 1E-018) * [.F171]+[.F$101]) / 1000)" office:value-type="float" office:value="11" calcext:value-type="float">
            <text:p>11.00</text:p>
          </table:table-cell>
          <table:table-cell table:style-name="ce156" table:formula="of:=[.G126]*MAX([.G$100]; 1E-018) / ((MAX([.G$100] - 1; 1E-018) * [.G171]+[.G$101]) / 1000)" office:value-type="float" office:value="16.5" calcext:value-type="float">
            <text:p>16.50</text:p>
          </table:table-cell>
          <table:table-cell table:style-name="ce156" table:formula="of:=[.H126]*MAX([.H$100]; 1E-018) / ((MAX([.H$100] - 1; 1E-018) * [.H171]+[.H$101]) / 1000)" office:value-type="float" office:value="22" calcext:value-type="float">
            <text:p>22.00</text:p>
          </table:table-cell>
          <table:table-cell table:style-name="ce156" table:formula="of:=[.I126]*MAX([.I$100]; 1E-018) / ((MAX([.I$100] - 1; 1E-018) * [.I171]+[.I$101]) / 1000)" office:value-type="float" office:value="27.5" calcext:value-type="float">
            <text:p>27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DPS</text:p>
          </table:table-cell>
          <table:table-cell table:style-name="ce156" table:formula="of:=[.D127]*MAX([.D$100]; 1E-018) / ((MAX([.D$100] - 1; 1E-018) * [.D172]+[.D$101]) / 1000)" office:value-type="float" office:value="12" calcext:value-type="float">
            <text:p>12.00</text:p>
          </table:table-cell>
          <table:table-cell table:style-name="ce156" table:formula="of:=[.E127]*MAX([.E$100]; 1E-018) / ((MAX([.E$100] - 1; 1E-018) * [.E172]+[.E$101]) / 1000)" office:value-type="float" office:value="18" calcext:value-type="float">
            <text:p>18.00</text:p>
          </table:table-cell>
          <table:table-cell table:style-name="ce156" table:formula="of:=[.F127]*MAX([.F$100]; 1E-018) / ((MAX([.F$100] - 1; 1E-018) * [.F172]+[.F$101]) / 1000)" office:value-type="float" office:value="12" calcext:value-type="float">
            <text:p>12.00</text:p>
          </table:table-cell>
          <table:table-cell table:style-name="ce156" table:formula="of:=[.G127]*MAX([.G$100]; 1E-018) / ((MAX([.G$100] - 1; 1E-018) * [.G172]+[.G$101]) / 1000)" office:value-type="float" office:value="18" calcext:value-type="float">
            <text:p>18.00</text:p>
          </table:table-cell>
          <table:table-cell table:style-name="ce156" table:formula="of:=[.H127]*MAX([.H$100]; 1E-018) / ((MAX([.H$100] - 1; 1E-018) * [.H172]+[.H$101]) / 1000)" office:value-type="float" office:value="24" calcext:value-type="float">
            <text:p>24.00</text:p>
          </table:table-cell>
          <table:table-cell table:style-name="ce156" table:formula="of:=[.I127]*MAX([.I$100]; 1E-018) / ((MAX([.I$100] - 1; 1E-018) * [.I172]+[.I$101]) / 1000)" office:value-type="float" office:value="30" calcext:value-type="float">
            <text:p>3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DPS</text:p>
          </table:table-cell>
          <table:table-cell table:style-name="ce156" table:formula="of:=[.D128]*MAX([.D$100]; 1E-018) / ((MAX([.D$100] - 1; 1E-018) * [.D173]+[.D$101]) / 1000)" office:value-type="float" office:value="13" calcext:value-type="float">
            <text:p>13.00</text:p>
          </table:table-cell>
          <table:table-cell table:style-name="ce156" table:formula="of:=[.E128]*MAX([.E$100]; 1E-018) / ((MAX([.E$100] - 1; 1E-018) * [.E173]+[.E$101]) / 1000)" office:value-type="float" office:value="19.5" calcext:value-type="float">
            <text:p>19.50</text:p>
          </table:table-cell>
          <table:table-cell table:style-name="ce156" table:formula="of:=[.F128]*MAX([.F$100]; 1E-018) / ((MAX([.F$100] - 1; 1E-018) * [.F173]+[.F$101]) / 1000)" office:value-type="float" office:value="13" calcext:value-type="float">
            <text:p>13.00</text:p>
          </table:table-cell>
          <table:table-cell table:style-name="ce156" table:formula="of:=[.G128]*MAX([.G$100]; 1E-018) / ((MAX([.G$100] - 1; 1E-018) * [.G173]+[.G$101]) / 1000)" office:value-type="float" office:value="19.5" calcext:value-type="float">
            <text:p>19.50</text:p>
          </table:table-cell>
          <table:table-cell table:style-name="ce156" table:formula="of:=[.H128]*MAX([.H$100]; 1E-018) / ((MAX([.H$100] - 1; 1E-018) * [.H173]+[.H$101]) / 1000)" office:value-type="float" office:value="26" calcext:value-type="float">
            <text:p>26.00</text:p>
          </table:table-cell>
          <table:table-cell table:style-name="ce156" table:formula="of:=[.I128]*MAX([.I$100]; 1E-018) / ((MAX([.I$100] - 1; 1E-018) * [.I173]+[.I$101]) / 1000)" office:value-type="float" office:value="32.5" calcext:value-type="float">
            <text:p>32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156" table:formula="of:=[.D129]*MAX([.D$100]; 1E-018) / ((MAX([.D$100] - 1; 1E-018) * [.D174]+[.D$101]) / 1000)" office:value-type="float" office:value="13" calcext:value-type="float">
            <text:p>13.00</text:p>
          </table:table-cell>
          <table:table-cell table:style-name="ce156" table:formula="of:=[.E129]*MAX([.E$100]; 1E-018) / ((MAX([.E$100] - 1; 1E-018) * [.E174]+[.E$101]) / 1000)" office:value-type="float" office:value="19.5" calcext:value-type="float">
            <text:p>19.50</text:p>
          </table:table-cell>
          <table:table-cell table:style-name="ce156" table:formula="of:=[.F129]*MAX([.F$100]; 1E-018) / ((MAX([.F$100] - 1; 1E-018) * [.F174]+[.F$101]) / 1000)" office:value-type="float" office:value="13" calcext:value-type="float">
            <text:p>13.00</text:p>
          </table:table-cell>
          <table:table-cell table:style-name="ce156" table:formula="of:=[.G129]*MAX([.G$100]; 1E-018) / ((MAX([.G$100] - 1; 1E-018) * [.G174]+[.G$101]) / 1000)" office:value-type="float" office:value="19.5" calcext:value-type="float">
            <text:p>19.50</text:p>
          </table:table-cell>
          <table:table-cell table:style-name="ce156" table:formula="of:=[.H129]*MAX([.H$100]; 1E-018) / ((MAX([.H$100] - 1; 1E-018) * [.H174]+[.H$101]) / 1000)" office:value-type="float" office:value="26" calcext:value-type="float">
            <text:p>26.00</text:p>
          </table:table-cell>
          <table:table-cell table:style-name="ce156" table:formula="of:=[.I129]*MAX([.I$100]; 1E-018) / ((MAX([.I$100] - 1; 1E-018) * [.I174]+[.I$101]) / 1000)" office:value-type="float" office:value="32.5" calcext:value-type="float">
            <text:p>32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156" table:formula="of:=[.D130]*MAX([.D$100]; 1E-018) / ((MAX([.D$100] - 1; 1E-018) * [.D175]+[.D$101]) / 1000)" office:value-type="float" office:value="14" calcext:value-type="float">
            <text:p>14.00</text:p>
          </table:table-cell>
          <table:table-cell table:style-name="ce156" table:formula="of:=[.E130]*MAX([.E$100]; 1E-018) / ((MAX([.E$100] - 1; 1E-018) * [.E175]+[.E$101]) / 1000)" office:value-type="float" office:value="21" calcext:value-type="float">
            <text:p>21.00</text:p>
          </table:table-cell>
          <table:table-cell table:style-name="ce156" table:formula="of:=[.F130]*MAX([.F$100]; 1E-018) / ((MAX([.F$100] - 1; 1E-018) * [.F175]+[.F$101]) / 1000)" office:value-type="float" office:value="14" calcext:value-type="float">
            <text:p>14.00</text:p>
          </table:table-cell>
          <table:table-cell table:style-name="ce156" table:formula="of:=[.G130]*MAX([.G$100]; 1E-018) / ((MAX([.G$100] - 1; 1E-018) * [.G175]+[.G$101]) / 1000)" office:value-type="float" office:value="21" calcext:value-type="float">
            <text:p>21.00</text:p>
          </table:table-cell>
          <table:table-cell table:style-name="ce156" table:formula="of:=[.H130]*MAX([.H$100]; 1E-018) / ((MAX([.H$100] - 1; 1E-018) * [.H175]+[.H$101]) / 1000)" office:value-type="float" office:value="28" calcext:value-type="float">
            <text:p>28.00</text:p>
          </table:table-cell>
          <table:table-cell table:style-name="ce156" table:formula="of:=[.I130]*MAX([.I$100]; 1E-018) / ((MAX([.I$100] - 1; 1E-018) * [.I175]+[.I$101]) / 1000)" office:value-type="float" office:value="35" calcext:value-type="float">
            <text:p>3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156" table:formula="of:=[.D131]*MAX([.D$100]; 1E-018) / ((MAX([.D$100] - 1; 1E-018) * [.D176]+[.D$101]) / 1000)" office:value-type="float" office:value="15" calcext:value-type="float">
            <text:p>15.00</text:p>
          </table:table-cell>
          <table:table-cell table:style-name="ce156" table:formula="of:=[.E131]*MAX([.E$100]; 1E-018) / ((MAX([.E$100] - 1; 1E-018) * [.E176]+[.E$101]) / 1000)" office:value-type="float" office:value="22.5" calcext:value-type="float">
            <text:p>22.50</text:p>
          </table:table-cell>
          <table:table-cell table:style-name="ce156" table:formula="of:=[.F131]*MAX([.F$100]; 1E-018) / ((MAX([.F$100] - 1; 1E-018) * [.F176]+[.F$101]) / 1000)" office:value-type="float" office:value="15" calcext:value-type="float">
            <text:p>15.00</text:p>
          </table:table-cell>
          <table:table-cell table:style-name="ce156" table:formula="of:=[.G131]*MAX([.G$100]; 1E-018) / ((MAX([.G$100] - 1; 1E-018) * [.G176]+[.G$101]) / 1000)" office:value-type="float" office:value="22.5" calcext:value-type="float">
            <text:p>22.50</text:p>
          </table:table-cell>
          <table:table-cell table:style-name="ce156" table:formula="of:=[.H131]*MAX([.H$100]; 1E-018) / ((MAX([.H$100] - 1; 1E-018) * [.H176]+[.H$101]) / 1000)" office:value-type="float" office:value="30" calcext:value-type="float">
            <text:p>30.00</text:p>
          </table:table-cell>
          <table:table-cell table:style-name="ce156" table:formula="of:=[.I131]*MAX([.I$100]; 1E-018) / ((MAX([.I$100] - 1; 1E-018) * [.I176]+[.I$101]) / 1000)" office:value-type="float" office:value="37.5" calcext:value-type="float">
            <text:p>37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DPS</text:p>
          </table:table-cell>
          <table:table-cell table:style-name="ce156" table:formula="of:=[.D132]*MAX([.D$100]; 1E-018) / ((MAX([.D$100] - 1; 1E-018) * [.D177]+[.D$101]) / 1000)" office:value-type="float" office:value="11" calcext:value-type="float">
            <text:p>11.00</text:p>
          </table:table-cell>
          <table:table-cell table:style-name="ce156" table:formula="of:=[.E132]*MAX([.E$100]; 1E-018) / ((MAX([.E$100] - 1; 1E-018) * [.E177]+[.E$101]) / 1000)" office:value-type="float" office:value="16.5" calcext:value-type="float">
            <text:p>16.50</text:p>
          </table:table-cell>
          <table:table-cell table:style-name="ce156" table:formula="of:=[.F132]*MAX([.F$100]; 1E-018) / ((MAX([.F$100] - 1; 1E-018) * [.F177]+[.F$101]) / 1000)" office:value-type="float" office:value="11" calcext:value-type="float">
            <text:p>11.00</text:p>
          </table:table-cell>
          <table:table-cell table:style-name="ce156" table:formula="of:=[.G132]*MAX([.G$100]; 1E-018) / ((MAX([.G$100] - 1; 1E-018) * [.G177]+[.G$101]) / 1000)" office:value-type="float" office:value="16.5" calcext:value-type="float">
            <text:p>16.50</text:p>
          </table:table-cell>
          <table:table-cell table:style-name="ce156" table:formula="of:=[.H132]*MAX([.H$100]; 1E-018) / ((MAX([.H$100] - 1; 1E-018) * [.H177]+[.H$101]) / 1000)" office:value-type="float" office:value="22" calcext:value-type="float">
            <text:p>22.00</text:p>
          </table:table-cell>
          <table:table-cell table:style-name="ce156" table:formula="of:=[.I132]*MAX([.I$100]; 1E-018) / ((MAX([.I$100] - 1; 1E-018) * [.I177]+[.I$101]) / 1000)" office:value-type="float" office:value="27.5" calcext:value-type="float">
            <text:p>27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DPS</text:p>
          </table:table-cell>
          <table:table-cell table:style-name="ce156" table:formula="of:=[.D133]*MAX([.D$100]; 1E-018) / ((MAX([.D$100] - 1; 1E-018) * [.D178]+[.D$101]) / 1000)" office:value-type="float" office:value="12" calcext:value-type="float">
            <text:p>12.00</text:p>
          </table:table-cell>
          <table:table-cell table:style-name="ce156" table:formula="of:=[.E133]*MAX([.E$100]; 1E-018) / ((MAX([.E$100] - 1; 1E-018) * [.E178]+[.E$101]) / 1000)" office:value-type="float" office:value="18" calcext:value-type="float">
            <text:p>18.00</text:p>
          </table:table-cell>
          <table:table-cell table:style-name="ce156" table:formula="of:=[.F133]*MAX([.F$100]; 1E-018) / ((MAX([.F$100] - 1; 1E-018) * [.F178]+[.F$101]) / 1000)" office:value-type="float" office:value="12" calcext:value-type="float">
            <text:p>12.00</text:p>
          </table:table-cell>
          <table:table-cell table:style-name="ce156" table:formula="of:=[.G133]*MAX([.G$100]; 1E-018) / ((MAX([.G$100] - 1; 1E-018) * [.G178]+[.G$101]) / 1000)" office:value-type="float" office:value="18" calcext:value-type="float">
            <text:p>18.00</text:p>
          </table:table-cell>
          <table:table-cell table:style-name="ce156" table:formula="of:=[.H133]*MAX([.H$100]; 1E-018) / ((MAX([.H$100] - 1; 1E-018) * [.H178]+[.H$101]) / 1000)" office:value-type="float" office:value="24" calcext:value-type="float">
            <text:p>24.00</text:p>
          </table:table-cell>
          <table:table-cell table:style-name="ce156" table:formula="of:=[.I133]*MAX([.I$100]; 1E-018) / ((MAX([.I$100] - 1; 1E-018) * [.I178]+[.I$101]) / 1000)" office:value-type="float" office:value="30" calcext:value-type="float">
            <text:p>3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DPS</text:p>
          </table:table-cell>
          <table:table-cell table:style-name="ce156" table:formula="of:=[.D134]*MAX([.D$100]; 1E-018) / ((MAX([.D$100] - 1; 1E-018) * [.D179]+[.D$101]) / 1000)" office:value-type="float" office:value="13" calcext:value-type="float">
            <text:p>13.00</text:p>
          </table:table-cell>
          <table:table-cell table:style-name="ce156" table:formula="of:=[.E134]*MAX([.E$100]; 1E-018) / ((MAX([.E$100] - 1; 1E-018) * [.E179]+[.E$101]) / 1000)" office:value-type="float" office:value="19.5" calcext:value-type="float">
            <text:p>19.50</text:p>
          </table:table-cell>
          <table:table-cell table:style-name="ce156" table:formula="of:=[.F134]*MAX([.F$100]; 1E-018) / ((MAX([.F$100] - 1; 1E-018) * [.F179]+[.F$101]) / 1000)" office:value-type="float" office:value="13" calcext:value-type="float">
            <text:p>13.00</text:p>
          </table:table-cell>
          <table:table-cell table:style-name="ce156" table:formula="of:=[.G134]*MAX([.G$100]; 1E-018) / ((MAX([.G$100] - 1; 1E-018) * [.G179]+[.G$101]) / 1000)" office:value-type="float" office:value="19.5" calcext:value-type="float">
            <text:p>19.50</text:p>
          </table:table-cell>
          <table:table-cell table:style-name="ce156" table:formula="of:=[.H134]*MAX([.H$100]; 1E-018) / ((MAX([.H$100] - 1; 1E-018) * [.H179]+[.H$101]) / 1000)" office:value-type="float" office:value="26" calcext:value-type="float">
            <text:p>26.00</text:p>
          </table:table-cell>
          <table:table-cell table:style-name="ce156" table:formula="of:=[.I134]*MAX([.I$100]; 1E-018) / ((MAX([.I$100] - 1; 1E-018) * [.I179]+[.I$101]) / 1000)" office:value-type="float" office:value="32.5" calcext:value-type="float">
            <text:p>32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DPS</text:p>
          </table:table-cell>
          <table:table-cell table:style-name="ce156" table:formula="of:=[.D135]*MAX([.D$100]; 1E-018) / ((MAX([.D$100] - 1; 1E-018) * [.D180]+[.D$101]) / 1000)" office:value-type="float" office:value="13.5" calcext:value-type="float">
            <text:p>13.50</text:p>
          </table:table-cell>
          <table:table-cell table:style-name="ce156" table:formula="of:=[.E135]*MAX([.E$100]; 1E-018) / ((MAX([.E$100] - 1; 1E-018) * [.E180]+[.E$101]) / 1000)" office:value-type="float" office:value="20.25" calcext:value-type="float">
            <text:p>20.25</text:p>
          </table:table-cell>
          <table:table-cell table:style-name="ce156" table:formula="of:=[.F135]*MAX([.F$100]; 1E-018) / ((MAX([.F$100] - 1; 1E-018) * [.F180]+[.F$101]) / 1000)" office:value-type="float" office:value="13.5" calcext:value-type="float">
            <text:p>13.50</text:p>
          </table:table-cell>
          <table:table-cell table:style-name="ce156" table:formula="of:=[.G135]*MAX([.G$100]; 1E-018) / ((MAX([.G$100] - 1; 1E-018) * [.G180]+[.G$101]) / 1000)" office:value-type="float" office:value="20.25" calcext:value-type="float">
            <text:p>20.25</text:p>
          </table:table-cell>
          <table:table-cell table:style-name="ce156" table:formula="of:=[.H135]*MAX([.H$100]; 1E-018) / ((MAX([.H$100] - 1; 1E-018) * [.H180]+[.H$101]) / 1000)" office:value-type="float" office:value="27" calcext:value-type="float">
            <text:p>27.00</text:p>
          </table:table-cell>
          <table:table-cell table:style-name="ce156" table:formula="of:=[.I135]*MAX([.I$100]; 1E-018) / ((MAX([.I$100] - 1; 1E-018) * [.I180]+[.I$101]) / 1000)" office:value-type="float" office:value="33.75" calcext:value-type="float">
            <text:p>33.7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DPS</text:p>
          </table:table-cell>
          <table:table-cell table:style-name="ce156" table:formula="of:=[.D136]*MAX([.D$100]; 1E-018) / ((MAX([.D$100] - 1; 1E-018) * [.D181]+[.D$101]) / 1000)" office:value-type="float" office:value="14.5" calcext:value-type="float">
            <text:p>14.50</text:p>
          </table:table-cell>
          <table:table-cell table:style-name="ce156" table:formula="of:=[.E136]*MAX([.E$100]; 1E-018) / ((MAX([.E$100] - 1; 1E-018) * [.E181]+[.E$101]) / 1000)" office:value-type="float" office:value="21.75" calcext:value-type="float">
            <text:p>21.75</text:p>
          </table:table-cell>
          <table:table-cell table:style-name="ce156" table:formula="of:=[.F136]*MAX([.F$100]; 1E-018) / ((MAX([.F$100] - 1; 1E-018) * [.F181]+[.F$101]) / 1000)" office:value-type="float" office:value="14.5" calcext:value-type="float">
            <text:p>14.50</text:p>
          </table:table-cell>
          <table:table-cell table:style-name="ce156" table:formula="of:=[.G136]*MAX([.G$100]; 1E-018) / ((MAX([.G$100] - 1; 1E-018) * [.G181]+[.G$101]) / 1000)" office:value-type="float" office:value="21.75" calcext:value-type="float">
            <text:p>21.75</text:p>
          </table:table-cell>
          <table:table-cell table:style-name="ce156" table:formula="of:=[.H136]*MAX([.H$100]; 1E-018) / ((MAX([.H$100] - 1; 1E-018) * [.H181]+[.H$101]) / 1000)" office:value-type="float" office:value="29" calcext:value-type="float">
            <text:p>29.00</text:p>
          </table:table-cell>
          <table:table-cell table:style-name="ce156" table:formula="of:=[.I136]*MAX([.I$100]; 1E-018) / ((MAX([.I$100] - 1; 1E-018) * [.I181]+[.I$101]) / 1000)" office:value-type="float" office:value="36.25" calcext:value-type="float">
            <text:p>36.2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DPS</text:p>
          </table:table-cell>
          <table:table-cell table:style-name="ce156" table:formula="of:=[.D137]*MAX([.D$100]; 1E-018) / ((MAX([.D$100] - 1; 1E-018) * [.D182]+[.D$101]) / 1000)" office:value-type="float" office:value="15.5" calcext:value-type="float">
            <text:p>15.50</text:p>
          </table:table-cell>
          <table:table-cell table:style-name="ce156" table:formula="of:=[.E137]*MAX([.E$100]; 1E-018) / ((MAX([.E$100] - 1; 1E-018) * [.E182]+[.E$101]) / 1000)" office:value-type="float" office:value="23.25" calcext:value-type="float">
            <text:p>23.25</text:p>
          </table:table-cell>
          <table:table-cell table:style-name="ce156" table:formula="of:=[.F137]*MAX([.F$100]; 1E-018) / ((MAX([.F$100] - 1; 1E-018) * [.F182]+[.F$101]) / 1000)" office:value-type="float" office:value="15.5" calcext:value-type="float">
            <text:p>15.50</text:p>
          </table:table-cell>
          <table:table-cell table:style-name="ce156" table:formula="of:=[.G137]*MAX([.G$100]; 1E-018) / ((MAX([.G$100] - 1; 1E-018) * [.G182]+[.G$101]) / 1000)" office:value-type="float" office:value="23.25" calcext:value-type="float">
            <text:p>23.25</text:p>
          </table:table-cell>
          <table:table-cell table:style-name="ce156" table:formula="of:=[.H137]*MAX([.H$100]; 1E-018) / ((MAX([.H$100] - 1; 1E-018) * [.H182]+[.H$101]) / 1000)" office:value-type="float" office:value="31" calcext:value-type="float">
            <text:p>31.00</text:p>
          </table:table-cell>
          <table:table-cell table:style-name="ce156" table:formula="of:=[.I137]*MAX([.I$100]; 1E-018) / ((MAX([.I$100] - 1; 1E-018) * [.I182]+[.I$101]) / 1000)" office:value-type="float" office:value="38.75" calcext:value-type="float">
            <text:p>38.75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156" table:formula="of:=[.D138]*MAX([.D$100]; 1E-018) / ((MAX([.D$100] - 1; 1E-018) * [.D183]+[.D$101]) / 1000)" office:value-type="float" office:value="14" calcext:value-type="float">
            <text:p>14.00</text:p>
          </table:table-cell>
          <table:table-cell table:style-name="ce156" table:formula="of:=[.E138]*MAX([.E$100]; 1E-018) / ((MAX([.E$100] - 1; 1E-018) * [.E183]+[.E$101]) / 1000)" office:value-type="float" office:value="21" calcext:value-type="float">
            <text:p>21.00</text:p>
          </table:table-cell>
          <table:table-cell table:style-name="ce156" table:formula="of:=[.F138]*MAX([.F$100]; 1E-018) / ((MAX([.F$100] - 1; 1E-018) * [.F183]+[.F$101]) / 1000)" office:value-type="float" office:value="14" calcext:value-type="float">
            <text:p>14.00</text:p>
          </table:table-cell>
          <table:table-cell table:style-name="ce156" table:formula="of:=[.G138]*MAX([.G$100]; 1E-018) / ((MAX([.G$100] - 1; 1E-018) * [.G183]+[.G$101]) / 1000)" office:value-type="float" office:value="21" calcext:value-type="float">
            <text:p>21.00</text:p>
          </table:table-cell>
          <table:table-cell table:style-name="ce156" table:formula="of:=[.H138]*MAX([.H$100]; 1E-018) / ((MAX([.H$100] - 1; 1E-018) * [.H183]+[.H$101]) / 1000)" office:value-type="float" office:value="28" calcext:value-type="float">
            <text:p>28.00</text:p>
          </table:table-cell>
          <table:table-cell table:style-name="ce156" table:formula="of:=[.I138]*MAX([.I$100]; 1E-018) / ((MAX([.I$100] - 1; 1E-018) * [.I183]+[.I$101]) / 1000)" office:value-type="float" office:value="35" calcext:value-type="float">
            <text:p>3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156" table:formula="of:=[.D139]*MAX([.D$100]; 1E-018) / ((MAX([.D$100] - 1; 1E-018) * [.D184]+[.D$101]) / 1000)" office:value-type="float" office:value="15" calcext:value-type="float">
            <text:p>15.00</text:p>
          </table:table-cell>
          <table:table-cell table:style-name="ce156" table:formula="of:=[.E139]*MAX([.E$100]; 1E-018) / ((MAX([.E$100] - 1; 1E-018) * [.E184]+[.E$101]) / 1000)" office:value-type="float" office:value="22.5" calcext:value-type="float">
            <text:p>22.50</text:p>
          </table:table-cell>
          <table:table-cell table:style-name="ce156" table:formula="of:=[.F139]*MAX([.F$100]; 1E-018) / ((MAX([.F$100] - 1; 1E-018) * [.F184]+[.F$101]) / 1000)" office:value-type="float" office:value="15" calcext:value-type="float">
            <text:p>15.00</text:p>
          </table:table-cell>
          <table:table-cell table:style-name="ce156" table:formula="of:=[.G139]*MAX([.G$100]; 1E-018) / ((MAX([.G$100] - 1; 1E-018) * [.G184]+[.G$101]) / 1000)" office:value-type="float" office:value="22.5" calcext:value-type="float">
            <text:p>22.50</text:p>
          </table:table-cell>
          <table:table-cell table:style-name="ce156" table:formula="of:=[.H139]*MAX([.H$100]; 1E-018) / ((MAX([.H$100] - 1; 1E-018) * [.H184]+[.H$101]) / 1000)" office:value-type="float" office:value="30" calcext:value-type="float">
            <text:p>30.00</text:p>
          </table:table-cell>
          <table:table-cell table:style-name="ce156" table:formula="of:=[.I139]*MAX([.I$100]; 1E-018) / ((MAX([.I$100] - 1; 1E-018) * [.I184]+[.I$101]) / 1000)" office:value-type="float" office:value="37.5" calcext:value-type="float">
            <text:p>37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156" table:formula="of:=[.D140]*MAX([.D$100]; 1E-018) / ((MAX([.D$100] - 1; 1E-018) * [.D185]+[.D$101]) / 1000)" office:value-type="float" office:value="16" calcext:value-type="float">
            <text:p>16.00</text:p>
          </table:table-cell>
          <table:table-cell table:style-name="ce156" table:formula="of:=[.E140]*MAX([.E$100]; 1E-018) / ((MAX([.E$100] - 1; 1E-018) * [.E185]+[.E$101]) / 1000)" office:value-type="float" office:value="24" calcext:value-type="float">
            <text:p>24.00</text:p>
          </table:table-cell>
          <table:table-cell table:style-name="ce156" table:formula="of:=[.F140]*MAX([.F$100]; 1E-018) / ((MAX([.F$100] - 1; 1E-018) * [.F185]+[.F$101]) / 1000)" office:value-type="float" office:value="16" calcext:value-type="float">
            <text:p>16.00</text:p>
          </table:table-cell>
          <table:table-cell table:style-name="ce156" table:formula="of:=[.G140]*MAX([.G$100]; 1E-018) / ((MAX([.G$100] - 1; 1E-018) * [.G185]+[.G$101]) / 1000)" office:value-type="float" office:value="24" calcext:value-type="float">
            <text:p>24.00</text:p>
          </table:table-cell>
          <table:table-cell table:style-name="ce156" table:formula="of:=[.H140]*MAX([.H$100]; 1E-018) / ((MAX([.H$100] - 1; 1E-018) * [.H185]+[.H$101]) / 1000)" office:value-type="float" office:value="32" calcext:value-type="float">
            <text:p>32.00</text:p>
          </table:table-cell>
          <table:table-cell table:style-name="ce156" table:formula="of:=[.I140]*MAX([.I$100]; 1E-018) / ((MAX([.I$100] - 1; 1E-018) * [.I185]+[.I$101]) / 1000)" office:value-type="float" office:value="40" calcext:value-type="float">
            <text:p>4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156" table:formula="of:=[.D141]*MAX([.D$100]; 1E-018) / ((MAX([.D$100] - 1; 1E-018) * [.D186]+[.D$101]) / 1000)" office:value-type="float" office:value="11" calcext:value-type="float">
            <text:p>11.00</text:p>
          </table:table-cell>
          <table:table-cell table:style-name="ce156" table:formula="of:=[.E141]*MAX([.E$100]; 1E-018) / ((MAX([.E$100] - 1; 1E-018) * [.E186]+[.E$101]) / 1000)" office:value-type="float" office:value="16.5" calcext:value-type="float">
            <text:p>16.50</text:p>
          </table:table-cell>
          <table:table-cell table:style-name="ce156" table:formula="of:=[.F141]*MAX([.F$100]; 1E-018) / ((MAX([.F$100] - 1; 1E-018) * [.F186]+[.F$101]) / 1000)" office:value-type="float" office:value="11" calcext:value-type="float">
            <text:p>11.00</text:p>
          </table:table-cell>
          <table:table-cell table:style-name="ce156" table:formula="of:=[.G141]*MAX([.G$100]; 1E-018) / ((MAX([.G$100] - 1; 1E-018) * [.G186]+[.G$101]) / 1000)" office:value-type="float" office:value="16.5" calcext:value-type="float">
            <text:p>16.50</text:p>
          </table:table-cell>
          <table:table-cell table:style-name="ce156" table:formula="of:=[.H141]*MAX([.H$100]; 1E-018) / ((MAX([.H$100] - 1; 1E-018) * [.H186]+[.H$101]) / 1000)" office:value-type="float" office:value="22" calcext:value-type="float">
            <text:p>22.00</text:p>
          </table:table-cell>
          <table:table-cell table:style-name="ce156" table:formula="of:=[.I141]*MAX([.I$100]; 1E-018) / ((MAX([.I$100] - 1; 1E-018) * [.I186]+[.I$101]) / 1000)" office:value-type="float" office:value="27.5" calcext:value-type="float">
            <text:p>27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156" table:formula="of:=[.D142]*MAX([.D$100]; 1E-018) / ((MAX([.D$100] - 1; 1E-018) * [.D187]+[.D$101]) / 1000)" office:value-type="float" office:value="12" calcext:value-type="float">
            <text:p>12.00</text:p>
          </table:table-cell>
          <table:table-cell table:style-name="ce156" table:formula="of:=[.E142]*MAX([.E$100]; 1E-018) / ((MAX([.E$100] - 1; 1E-018) * [.E187]+[.E$101]) / 1000)" office:value-type="float" office:value="18" calcext:value-type="float">
            <text:p>18.00</text:p>
          </table:table-cell>
          <table:table-cell table:style-name="ce156" table:formula="of:=[.F142]*MAX([.F$100]; 1E-018) / ((MAX([.F$100] - 1; 1E-018) * [.F187]+[.F$101]) / 1000)" office:value-type="float" office:value="12" calcext:value-type="float">
            <text:p>12.00</text:p>
          </table:table-cell>
          <table:table-cell table:style-name="ce156" table:formula="of:=[.G142]*MAX([.G$100]; 1E-018) / ((MAX([.G$100] - 1; 1E-018) * [.G187]+[.G$101]) / 1000)" office:value-type="float" office:value="18" calcext:value-type="float">
            <text:p>18.00</text:p>
          </table:table-cell>
          <table:table-cell table:style-name="ce156" table:formula="of:=[.H142]*MAX([.H$100]; 1E-018) / ((MAX([.H$100] - 1; 1E-018) * [.H187]+[.H$101]) / 1000)" office:value-type="float" office:value="24" calcext:value-type="float">
            <text:p>24.00</text:p>
          </table:table-cell>
          <table:table-cell table:style-name="ce156" table:formula="of:=[.I142]*MAX([.I$100]; 1E-018) / ((MAX([.I$100] - 1; 1E-018) * [.I187]+[.I$101]) / 1000)" office:value-type="float" office:value="30" calcext:value-type="float">
            <text:p>3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156" table:formula="of:=[.D143]*MAX([.D$100]; 1E-018) / ((MAX([.D$100] - 1; 1E-018) * [.D188]+[.D$101]) / 1000)" office:value-type="float" office:value="13" calcext:value-type="float">
            <text:p>13.00</text:p>
          </table:table-cell>
          <table:table-cell table:style-name="ce156" table:formula="of:=[.E143]*MAX([.E$100]; 1E-018) / ((MAX([.E$100] - 1; 1E-018) * [.E188]+[.E$101]) / 1000)" office:value-type="float" office:value="19.5" calcext:value-type="float">
            <text:p>19.50</text:p>
          </table:table-cell>
          <table:table-cell table:style-name="ce156" table:formula="of:=[.F143]*MAX([.F$100]; 1E-018) / ((MAX([.F$100] - 1; 1E-018) * [.F188]+[.F$101]) / 1000)" office:value-type="float" office:value="13" calcext:value-type="float">
            <text:p>13.00</text:p>
          </table:table-cell>
          <table:table-cell table:style-name="ce156" table:formula="of:=[.G143]*MAX([.G$100]; 1E-018) / ((MAX([.G$100] - 1; 1E-018) * [.G188]+[.G$101]) / 1000)" office:value-type="float" office:value="19.5" calcext:value-type="float">
            <text:p>19.50</text:p>
          </table:table-cell>
          <table:table-cell table:style-name="ce156" table:formula="of:=[.H143]*MAX([.H$100]; 1E-018) / ((MAX([.H$100] - 1; 1E-018) * [.H188]+[.H$101]) / 1000)" office:value-type="float" office:value="26" calcext:value-type="float">
            <text:p>26.00</text:p>
          </table:table-cell>
          <table:table-cell table:style-name="ce156" table:formula="of:=[.I143]*MAX([.I$100]; 1E-018) / ((MAX([.I$100] - 1; 1E-018) * [.I188]+[.I$101]) / 1000)" office:value-type="float" office:value="32.5" calcext:value-type="float">
            <text:p>32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156" table:formula="of:=[.D144]*MAX([.D$100]; 1E-018) / ((MAX([.D$100] - 1; 1E-018) * [.D189]+[.D$101]) / 1000)" office:value-type="float" office:value="11" calcext:value-type="float">
            <text:p>11.00</text:p>
          </table:table-cell>
          <table:table-cell table:style-name="ce156" table:formula="of:=[.E144]*MAX([.E$100]; 1E-018) / ((MAX([.E$100] - 1; 1E-018) * [.E189]+[.E$101]) / 1000)" office:value-type="float" office:value="16.5" calcext:value-type="float">
            <text:p>16.50</text:p>
          </table:table-cell>
          <table:table-cell table:style-name="ce156" table:formula="of:=[.F144]*MAX([.F$100]; 1E-018) / ((MAX([.F$100] - 1; 1E-018) * [.F189]+[.F$101]) / 1000)" office:value-type="float" office:value="11" calcext:value-type="float">
            <text:p>11.00</text:p>
          </table:table-cell>
          <table:table-cell table:style-name="ce156" table:formula="of:=[.G144]*MAX([.G$100]; 1E-018) / ((MAX([.G$100] - 1; 1E-018) * [.G189]+[.G$101]) / 1000)" office:value-type="float" office:value="16.5" calcext:value-type="float">
            <text:p>16.50</text:p>
          </table:table-cell>
          <table:table-cell table:style-name="ce156" table:formula="of:=[.H144]*MAX([.H$100]; 1E-018) / ((MAX([.H$100] - 1; 1E-018) * [.H189]+[.H$101]) / 1000)" office:value-type="float" office:value="22" calcext:value-type="float">
            <text:p>22.00</text:p>
          </table:table-cell>
          <table:table-cell table:style-name="ce156" table:formula="of:=[.I144]*MAX([.I$100]; 1E-018) / ((MAX([.I$100] - 1; 1E-018) * [.I189]+[.I$101]) / 1000)" office:value-type="float" office:value="27.5" calcext:value-type="float">
            <text:p>27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156" table:formula="of:=[.D145]*MAX([.D$100]; 1E-018) / ((MAX([.D$100] - 1; 1E-018) * [.D190]+[.D$101]) / 1000)" office:value-type="float" office:value="12" calcext:value-type="float">
            <text:p>12.00</text:p>
          </table:table-cell>
          <table:table-cell table:style-name="ce156" table:formula="of:=[.E145]*MAX([.E$100]; 1E-018) / ((MAX([.E$100] - 1; 1E-018) * [.E190]+[.E$101]) / 1000)" office:value-type="float" office:value="18" calcext:value-type="float">
            <text:p>18.00</text:p>
          </table:table-cell>
          <table:table-cell table:style-name="ce156" table:formula="of:=[.F145]*MAX([.F$100]; 1E-018) / ((MAX([.F$100] - 1; 1E-018) * [.F190]+[.F$101]) / 1000)" office:value-type="float" office:value="12" calcext:value-type="float">
            <text:p>12.00</text:p>
          </table:table-cell>
          <table:table-cell table:style-name="ce156" table:formula="of:=[.G145]*MAX([.G$100]; 1E-018) / ((MAX([.G$100] - 1; 1E-018) * [.G190]+[.G$101]) / 1000)" office:value-type="float" office:value="18" calcext:value-type="float">
            <text:p>18.00</text:p>
          </table:table-cell>
          <table:table-cell table:style-name="ce156" table:formula="of:=[.H145]*MAX([.H$100]; 1E-018) / ((MAX([.H$100] - 1; 1E-018) * [.H190]+[.H$101]) / 1000)" office:value-type="float" office:value="24" calcext:value-type="float">
            <text:p>24.00</text:p>
          </table:table-cell>
          <table:table-cell table:style-name="ce156" table:formula="of:=[.I145]*MAX([.I$100]; 1E-018) / ((MAX([.I$100] - 1; 1E-018) * [.I190]+[.I$101]) / 1000)" office:value-type="float" office:value="30" calcext:value-type="float">
            <text:p>3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156" table:formula="of:=[.D146]*MAX([.D$100]; 1E-018) / ((MAX([.D$100] - 1; 1E-018) * [.D191]+[.D$101]) / 1000)" office:value-type="float" office:value="13" calcext:value-type="float">
            <text:p>13.00</text:p>
          </table:table-cell>
          <table:table-cell table:style-name="ce156" table:formula="of:=[.E146]*MAX([.E$100]; 1E-018) / ((MAX([.E$100] - 1; 1E-018) * [.E191]+[.E$101]) / 1000)" office:value-type="float" office:value="19.5" calcext:value-type="float">
            <text:p>19.50</text:p>
          </table:table-cell>
          <table:table-cell table:style-name="ce156" table:formula="of:=[.F146]*MAX([.F$100]; 1E-018) / ((MAX([.F$100] - 1; 1E-018) * [.F191]+[.F$101]) / 1000)" office:value-type="float" office:value="13" calcext:value-type="float">
            <text:p>13.00</text:p>
          </table:table-cell>
          <table:table-cell table:style-name="ce156" table:formula="of:=[.G146]*MAX([.G$100]; 1E-018) / ((MAX([.G$100] - 1; 1E-018) * [.G191]+[.G$101]) / 1000)" office:value-type="float" office:value="19.5" calcext:value-type="float">
            <text:p>19.50</text:p>
          </table:table-cell>
          <table:table-cell table:style-name="ce156" table:formula="of:=[.H146]*MAX([.H$100]; 1E-018) / ((MAX([.H$100] - 1; 1E-018) * [.H191]+[.H$101]) / 1000)" office:value-type="float" office:value="26" calcext:value-type="float">
            <text:p>26.00</text:p>
          </table:table-cell>
          <table:table-cell table:style-name="ce156" table:formula="of:=[.I146]*MAX([.I$100]; 1E-018) / ((MAX([.I$100] - 1; 1E-018) * [.I191]+[.I$101]) / 1000)" office:value-type="float" office:value="32.5" calcext:value-type="float">
            <text:p>32.5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elative Bonus</text:p>
          </table:table-cell>
          <table:table-cell table:style-name="ce69" table:formula="of:=([.D193] / MAX([.D$193]; 1E-018))-1" office:value-type="percentage" office:value="0" calcext:value-type="percentage">
            <text:p>0%</text:p>
          </table:table-cell>
          <table:table-cell table:style-name="ce69" table:formula="of:=([.E193] / MAX([.E$193]; 1E-018))-1" office:value-type="percentage" office:value="0" calcext:value-type="percentage">
            <text:p>0%</text:p>
          </table:table-cell>
          <table:table-cell table:style-name="ce69" table:formula="of:=([.F193] / MAX([.F$193]; 1E-018))-1" office:value-type="percentage" office:value="0" calcext:value-type="percentage">
            <text:p>0%</text:p>
          </table:table-cell>
          <table:table-cell table:style-name="ce69" table:formula="of:=([.G193] / MAX([.G$193]; 1E-018))-1" office:value-type="percentage" office:value="0" calcext:value-type="percentage">
            <text:p>0%</text:p>
          </table:table-cell>
          <table:table-cell table:style-name="ce69" table:formula="of:=([.H193] / MAX([.H$193]; 1E-018))-1" office:value-type="percentage" office:value="0" calcext:value-type="percentage">
            <text:p>0%</text:p>
          </table:table-cell>
          <table:table-cell table:style-name="ce69" table:formula="of:=([.I193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Relative Bonus</text:p>
          </table:table-cell>
          <table:table-cell table:style-name="ce69" table:formula="of:=([.D194] / MAX([.D$193]; 1E-018))-1" office:value-type="percentage" office:value="0.25" calcext:value-type="percentage">
            <text:p>25%</text:p>
          </table:table-cell>
          <table:table-cell table:style-name="ce69" table:formula="of:=([.E194] / MAX([.E$193]; 1E-018))-1" office:value-type="percentage" office:value="0.25" calcext:value-type="percentage">
            <text:p>25%</text:p>
          </table:table-cell>
          <table:table-cell table:style-name="ce69" table:formula="of:=([.F194] / MAX([.F$193]; 1E-018))-1" office:value-type="percentage" office:value="0.25" calcext:value-type="percentage">
            <text:p>25%</text:p>
          </table:table-cell>
          <table:table-cell table:style-name="ce69" table:formula="of:=([.G194] / MAX([.G$193]; 1E-018))-1" office:value-type="percentage" office:value="0.25" calcext:value-type="percentage">
            <text:p>25%</text:p>
          </table:table-cell>
          <table:table-cell table:style-name="ce69" table:formula="of:=([.H194] / MAX([.H$193]; 1E-018))-1" office:value-type="percentage" office:value="0.25" calcext:value-type="percentage">
            <text:p>25%</text:p>
          </table:table-cell>
          <table:table-cell table:style-name="ce69" table:formula="of:=([.I194] / MAX([.I$193]; 1E-018))-1" office:value-type="percentage" office:value="0.25" calcext:value-type="percentage">
            <text:p>2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Relative Bonus</text:p>
          </table:table-cell>
          <table:table-cell table:style-name="ce69" table:formula="of:=([.D195] / MAX([.D$193]; 1E-018))-1" office:value-type="percentage" office:value="0" calcext:value-type="percentage">
            <text:p>0%</text:p>
          </table:table-cell>
          <table:table-cell table:style-name="ce69" table:formula="of:=([.E195] / MAX([.E$193]; 1E-018))-1" office:value-type="percentage" office:value="0" calcext:value-type="percentage">
            <text:p>0%</text:p>
          </table:table-cell>
          <table:table-cell table:style-name="ce69" table:formula="of:=([.F195] / MAX([.F$193]; 1E-018))-1" office:value-type="percentage" office:value="0" calcext:value-type="percentage">
            <text:p>0%</text:p>
          </table:table-cell>
          <table:table-cell table:style-name="ce69" table:formula="of:=([.G195] / MAX([.G$193]; 1E-018))-1" office:value-type="percentage" office:value="0" calcext:value-type="percentage">
            <text:p>0%</text:p>
          </table:table-cell>
          <table:table-cell table:style-name="ce69" table:formula="of:=([.H195] / MAX([.H$193]; 1E-018))-1" office:value-type="percentage" office:value="0" calcext:value-type="percentage">
            <text:p>0%</text:p>
          </table:table-cell>
          <table:table-cell table:style-name="ce69" table:formula="of:=([.I195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Relative Bonus</text:p>
          </table:table-cell>
          <table:table-cell table:style-name="ce69" table:formula="of:=([.D196] / MAX([.D$193]; 1E-018))-1" office:value-type="percentage" office:value="0" calcext:value-type="percentage">
            <text:p>0%</text:p>
          </table:table-cell>
          <table:table-cell table:style-name="ce69" table:formula="of:=([.E196] / MAX([.E$193]; 1E-018))-1" office:value-type="percentage" office:value="0" calcext:value-type="percentage">
            <text:p>0%</text:p>
          </table:table-cell>
          <table:table-cell table:style-name="ce69" table:formula="of:=([.F196] / MAX([.F$193]; 1E-018))-1" office:value-type="percentage" office:value="0" calcext:value-type="percentage">
            <text:p>0%</text:p>
          </table:table-cell>
          <table:table-cell table:style-name="ce69" table:formula="of:=([.G196] / MAX([.G$193]; 1E-018))-1" office:value-type="percentage" office:value="0" calcext:value-type="percentage">
            <text:p>0%</text:p>
          </table:table-cell>
          <table:table-cell table:style-name="ce69" table:formula="of:=([.H196] / MAX([.H$193]; 1E-018))-1" office:value-type="percentage" office:value="0" calcext:value-type="percentage">
            <text:p>0%</text:p>
          </table:table-cell>
          <table:table-cell table:style-name="ce69" table:formula="of:=([.I196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197] / MAX([.D$193]; 1E-018))-1" office:value-type="percentage" office:value="0" calcext:value-type="percentage">
            <text:p>0%</text:p>
          </table:table-cell>
          <table:table-cell table:style-name="ce69" table:formula="of:=([.E197] / MAX([.E$193]; 1E-018))-1" office:value-type="percentage" office:value="0" calcext:value-type="percentage">
            <text:p>0%</text:p>
          </table:table-cell>
          <table:table-cell table:style-name="ce69" table:formula="of:=([.F197] / MAX([.F$193]; 1E-018))-1" office:value-type="percentage" office:value="0" calcext:value-type="percentage">
            <text:p>0%</text:p>
          </table:table-cell>
          <table:table-cell table:style-name="ce69" table:formula="of:=([.G197] / MAX([.G$193]; 1E-018))-1" office:value-type="percentage" office:value="0" calcext:value-type="percentage">
            <text:p>0%</text:p>
          </table:table-cell>
          <table:table-cell table:style-name="ce69" table:formula="of:=([.H197] / MAX([.H$193]; 1E-018))-1" office:value-type="percentage" office:value="0" calcext:value-type="percentage">
            <text:p>0%</text:p>
          </table:table-cell>
          <table:table-cell table:style-name="ce69" table:formula="of:=([.I197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198] / MAX([.D$193]; 1E-018))-1" office:value-type="percentage" office:value="0" calcext:value-type="percentage">
            <text:p>0%</text:p>
          </table:table-cell>
          <table:table-cell table:style-name="ce69" table:formula="of:=([.E198] / MAX([.E$193]; 1E-018))-1" office:value-type="percentage" office:value="0" calcext:value-type="percentage">
            <text:p>0%</text:p>
          </table:table-cell>
          <table:table-cell table:style-name="ce69" table:formula="of:=([.F198] / MAX([.F$193]; 1E-018))-1" office:value-type="percentage" office:value="0" calcext:value-type="percentage">
            <text:p>0%</text:p>
          </table:table-cell>
          <table:table-cell table:style-name="ce69" table:formula="of:=([.G198] / MAX([.G$193]; 1E-018))-1" office:value-type="percentage" office:value="0" calcext:value-type="percentage">
            <text:p>0%</text:p>
          </table:table-cell>
          <table:table-cell table:style-name="ce69" table:formula="of:=([.H198] / MAX([.H$193]; 1E-018))-1" office:value-type="percentage" office:value="0" calcext:value-type="percentage">
            <text:p>0%</text:p>
          </table:table-cell>
          <table:table-cell table:style-name="ce69" table:formula="of:=([.I198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199] / MAX([.D$193]; 1E-018))-1" office:value-type="percentage" office:value="0" calcext:value-type="percentage">
            <text:p>0%</text:p>
          </table:table-cell>
          <table:table-cell table:style-name="ce69" table:formula="of:=([.E199] / MAX([.E$193]; 1E-018))-1" office:value-type="percentage" office:value="0" calcext:value-type="percentage">
            <text:p>0%</text:p>
          </table:table-cell>
          <table:table-cell table:style-name="ce69" table:formula="of:=([.F199] / MAX([.F$193]; 1E-018))-1" office:value-type="percentage" office:value="0" calcext:value-type="percentage">
            <text:p>0%</text:p>
          </table:table-cell>
          <table:table-cell table:style-name="ce69" table:formula="of:=([.G199] / MAX([.G$193]; 1E-018))-1" office:value-type="percentage" office:value="0" calcext:value-type="percentage">
            <text:p>0%</text:p>
          </table:table-cell>
          <table:table-cell table:style-name="ce69" table:formula="of:=([.H199] / MAX([.H$193]; 1E-018))-1" office:value-type="percentage" office:value="0" calcext:value-type="percentage">
            <text:p>0%</text:p>
          </table:table-cell>
          <table:table-cell table:style-name="ce69" table:formula="of:=([.I199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200] / MAX([.D$193]; 1E-018))-1" office:value-type="percentage" office:value="0" calcext:value-type="percentage">
            <text:p>0%</text:p>
          </table:table-cell>
          <table:table-cell table:style-name="ce69" table:formula="of:=([.E200] / MAX([.E$193]; 1E-018))-1" office:value-type="percentage" office:value="0" calcext:value-type="percentage">
            <text:p>0%</text:p>
          </table:table-cell>
          <table:table-cell table:style-name="ce69" table:formula="of:=([.F200] / MAX([.F$193]; 1E-018))-1" office:value-type="percentage" office:value="0" calcext:value-type="percentage">
            <text:p>0%</text:p>
          </table:table-cell>
          <table:table-cell table:style-name="ce69" table:formula="of:=([.G200] / MAX([.G$193]; 1E-018))-1" office:value-type="percentage" office:value="0" calcext:value-type="percentage">
            <text:p>0%</text:p>
          </table:table-cell>
          <table:table-cell table:style-name="ce69" table:formula="of:=([.H200] / MAX([.H$193]; 1E-018))-1" office:value-type="percentage" office:value="0" calcext:value-type="percentage">
            <text:p>0%</text:p>
          </table:table-cell>
          <table:table-cell table:style-name="ce69" table:formula="of:=([.I200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201] / MAX([.D$193]; 1E-018))-1" office:value-type="percentage" office:value="0" calcext:value-type="percentage">
            <text:p>0%</text:p>
          </table:table-cell>
          <table:table-cell table:style-name="ce69" table:formula="of:=([.E201] / MAX([.E$193]; 1E-018))-1" office:value-type="percentage" office:value="0" calcext:value-type="percentage">
            <text:p>0%</text:p>
          </table:table-cell>
          <table:table-cell table:style-name="ce69" table:formula="of:=([.F201] / MAX([.F$193]; 1E-018))-1" office:value-type="percentage" office:value="0" calcext:value-type="percentage">
            <text:p>0%</text:p>
          </table:table-cell>
          <table:table-cell table:style-name="ce69" table:formula="of:=([.G201] / MAX([.G$193]; 1E-018))-1" office:value-type="percentage" office:value="0" calcext:value-type="percentage">
            <text:p>0%</text:p>
          </table:table-cell>
          <table:table-cell table:style-name="ce69" table:formula="of:=([.H201] / MAX([.H$193]; 1E-018))-1" office:value-type="percentage" office:value="0" calcext:value-type="percentage">
            <text:p>0%</text:p>
          </table:table-cell>
          <table:table-cell table:style-name="ce69" table:formula="of:=([.I201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69" table:formula="of:=([.D202] / MAX([.D$193]; 1E-018))-1" office:value-type="percentage" office:value="0.25" calcext:value-type="percentage">
            <text:p>25%</text:p>
          </table:table-cell>
          <table:table-cell table:style-name="ce69" table:formula="of:=([.E202] / MAX([.E$193]; 1E-018))-1" office:value-type="percentage" office:value="0.25" calcext:value-type="percentage">
            <text:p>25%</text:p>
          </table:table-cell>
          <table:table-cell table:style-name="ce69" table:formula="of:=([.F202] / MAX([.F$193]; 1E-018))-1" office:value-type="percentage" office:value="0.25" calcext:value-type="percentage">
            <text:p>25%</text:p>
          </table:table-cell>
          <table:table-cell table:style-name="ce69" table:formula="of:=([.G202] / MAX([.G$193]; 1E-018))-1" office:value-type="percentage" office:value="0.25" calcext:value-type="percentage">
            <text:p>25%</text:p>
          </table:table-cell>
          <table:table-cell table:style-name="ce69" table:formula="of:=([.H202] / MAX([.H$193]; 1E-018))-1" office:value-type="percentage" office:value="0.25" calcext:value-type="percentage">
            <text:p>25%</text:p>
          </table:table-cell>
          <table:table-cell table:style-name="ce69" table:formula="of:=([.I202] / MAX([.I$193]; 1E-018))-1" office:value-type="percentage" office:value="0.25" calcext:value-type="percentage">
            <text:p>2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Relative Bonus</text:p>
          </table:table-cell>
          <table:table-cell table:style-name="ce69" table:formula="of:=([.D203] / MAX([.D$193]; 1E-018))-1" office:value-type="percentage" office:value="0" calcext:value-type="percentage">
            <text:p>0%</text:p>
          </table:table-cell>
          <table:table-cell table:style-name="ce69" table:formula="of:=([.E203] / MAX([.E$193]; 1E-018))-1" office:value-type="percentage" office:value="0" calcext:value-type="percentage">
            <text:p>0%</text:p>
          </table:table-cell>
          <table:table-cell table:style-name="ce69" table:formula="of:=([.F203] / MAX([.F$193]; 1E-018))-1" office:value-type="percentage" office:value="0" calcext:value-type="percentage">
            <text:p>0%</text:p>
          </table:table-cell>
          <table:table-cell table:style-name="ce69" table:formula="of:=([.G203] / MAX([.G$193]; 1E-018))-1" office:value-type="percentage" office:value="0" calcext:value-type="percentage">
            <text:p>0%</text:p>
          </table:table-cell>
          <table:table-cell table:style-name="ce69" table:formula="of:=([.H203] / MAX([.H$193]; 1E-018))-1" office:value-type="percentage" office:value="0" calcext:value-type="percentage">
            <text:p>0%</text:p>
          </table:table-cell>
          <table:table-cell table:style-name="ce69" table:formula="of:=([.I203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204] / MAX([.D$193]; 1E-018))-1" office:value-type="percentage" office:value="0.1" calcext:value-type="percentage">
            <text:p>10%</text:p>
          </table:table-cell>
          <table:table-cell table:style-name="ce69" table:formula="of:=([.E204] / MAX([.E$193]; 1E-018))-1" office:value-type="percentage" office:value="0.1" calcext:value-type="percentage">
            <text:p>10%</text:p>
          </table:table-cell>
          <table:table-cell table:style-name="ce69" table:formula="of:=([.F204] / MAX([.F$193]; 1E-018))-1" office:value-type="percentage" office:value="0.1" calcext:value-type="percentage">
            <text:p>10%</text:p>
          </table:table-cell>
          <table:table-cell table:style-name="ce69" table:formula="of:=([.G204] / MAX([.G$193]; 1E-018))-1" office:value-type="percentage" office:value="0.1" calcext:value-type="percentage">
            <text:p>10%</text:p>
          </table:table-cell>
          <table:table-cell table:style-name="ce69" table:formula="of:=([.H204] / MAX([.H$193]; 1E-018))-1" office:value-type="percentage" office:value="0.1" calcext:value-type="percentage">
            <text:p>10%</text:p>
          </table:table-cell>
          <table:table-cell table:style-name="ce69" table:formula="of:=([.I204] / MAX([.I$193]; 1E-018))-1" office:value-type="percentage" office:value="0.1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205] / MAX([.D$193]; 1E-018))-1" office:value-type="percentage" office:value="0.2" calcext:value-type="percentage">
            <text:p>20%</text:p>
          </table:table-cell>
          <table:table-cell table:style-name="ce69" table:formula="of:=([.E205] / MAX([.E$193]; 1E-018))-1" office:value-type="percentage" office:value="0.2" calcext:value-type="percentage">
            <text:p>20%</text:p>
          </table:table-cell>
          <table:table-cell table:style-name="ce69" table:formula="of:=([.F205] / MAX([.F$193]; 1E-018))-1" office:value-type="percentage" office:value="0.2" calcext:value-type="percentage">
            <text:p>20%</text:p>
          </table:table-cell>
          <table:table-cell table:style-name="ce69" table:formula="of:=([.G205] / MAX([.G$193]; 1E-018))-1" office:value-type="percentage" office:value="0.2" calcext:value-type="percentage">
            <text:p>20%</text:p>
          </table:table-cell>
          <table:table-cell table:style-name="ce69" table:formula="of:=([.H205] / MAX([.H$193]; 1E-018))-1" office:value-type="percentage" office:value="0.2" calcext:value-type="percentage">
            <text:p>20%</text:p>
          </table:table-cell>
          <table:table-cell table:style-name="ce69" table:formula="of:=([.I205] / MAX([.I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206] / MAX([.D$193]; 1E-018))-1" office:value-type="percentage" office:value="0.3" calcext:value-type="percentage">
            <text:p>30%</text:p>
          </table:table-cell>
          <table:table-cell table:style-name="ce69" table:formula="of:=([.E206] / MAX([.E$193]; 1E-018))-1" office:value-type="percentage" office:value="0.3" calcext:value-type="percentage">
            <text:p>30%</text:p>
          </table:table-cell>
          <table:table-cell table:style-name="ce69" table:formula="of:=([.F206] / MAX([.F$193]; 1E-018))-1" office:value-type="percentage" office:value="0.3" calcext:value-type="percentage">
            <text:p>30%</text:p>
          </table:table-cell>
          <table:table-cell table:style-name="ce69" table:formula="of:=([.G206] / MAX([.G$193]; 1E-018))-1" office:value-type="percentage" office:value="0.3" calcext:value-type="percentage">
            <text:p>30%</text:p>
          </table:table-cell>
          <table:table-cell table:style-name="ce69" table:formula="of:=([.H206] / MAX([.H$193]; 1E-018))-1" office:value-type="percentage" office:value="0.3" calcext:value-type="percentage">
            <text:p>30%</text:p>
          </table:table-cell>
          <table:table-cell table:style-name="ce69" table:formula="of:=([.I206] / MAX([.I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Relative Bonus</text:p>
          </table:table-cell>
          <table:table-cell table:style-name="ce69" table:formula="of:=([.D207] / MAX([.D$193]; 1E-018))-1" office:value-type="percentage" office:value="0.1" calcext:value-type="percentage">
            <text:p>10%</text:p>
          </table:table-cell>
          <table:table-cell table:style-name="ce69" table:formula="of:=([.E207] / MAX([.E$193]; 1E-018))-1" office:value-type="percentage" office:value="0.1" calcext:value-type="percentage">
            <text:p>10%</text:p>
          </table:table-cell>
          <table:table-cell table:style-name="ce69" table:formula="of:=([.F207] / MAX([.F$193]; 1E-018))-1" office:value-type="percentage" office:value="0.1" calcext:value-type="percentage">
            <text:p>10%</text:p>
          </table:table-cell>
          <table:table-cell table:style-name="ce69" table:formula="of:=([.G207] / MAX([.G$193]; 1E-018))-1" office:value-type="percentage" office:value="0.1" calcext:value-type="percentage">
            <text:p>10%</text:p>
          </table:table-cell>
          <table:table-cell table:style-name="ce69" table:formula="of:=([.H207] / MAX([.H$193]; 1E-018))-1" office:value-type="percentage" office:value="0.1" calcext:value-type="percentage">
            <text:p>10%</text:p>
          </table:table-cell>
          <table:table-cell table:style-name="ce69" table:formula="of:=([.I207] / MAX([.I$193]; 1E-018))-1" office:value-type="percentage" office:value="0.1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Relative Bonus</text:p>
          </table:table-cell>
          <table:table-cell table:style-name="ce69" table:formula="of:=([.D208] / MAX([.D$193]; 1E-018))-1" office:value-type="percentage" office:value="0.2" calcext:value-type="percentage">
            <text:p>20%</text:p>
          </table:table-cell>
          <table:table-cell table:style-name="ce69" table:formula="of:=([.E208] / MAX([.E$193]; 1E-018))-1" office:value-type="percentage" office:value="0.2" calcext:value-type="percentage">
            <text:p>20%</text:p>
          </table:table-cell>
          <table:table-cell table:style-name="ce69" table:formula="of:=([.F208] / MAX([.F$193]; 1E-018))-1" office:value-type="percentage" office:value="0.2" calcext:value-type="percentage">
            <text:p>20%</text:p>
          </table:table-cell>
          <table:table-cell table:style-name="ce69" table:formula="of:=([.G208] / MAX([.G$193]; 1E-018))-1" office:value-type="percentage" office:value="0.2" calcext:value-type="percentage">
            <text:p>20%</text:p>
          </table:table-cell>
          <table:table-cell table:style-name="ce69" table:formula="of:=([.H208] / MAX([.H$193]; 1E-018))-1" office:value-type="percentage" office:value="0.2" calcext:value-type="percentage">
            <text:p>20%</text:p>
          </table:table-cell>
          <table:table-cell table:style-name="ce69" table:formula="of:=([.I208] / MAX([.I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Relative Bonus</text:p>
          </table:table-cell>
          <table:table-cell table:style-name="ce69" table:formula="of:=([.D209] / MAX([.D$193]; 1E-018))-1" office:value-type="percentage" office:value="0.3" calcext:value-type="percentage">
            <text:p>30%</text:p>
          </table:table-cell>
          <table:table-cell table:style-name="ce69" table:formula="of:=([.E209] / MAX([.E$193]; 1E-018))-1" office:value-type="percentage" office:value="0.3" calcext:value-type="percentage">
            <text:p>30%</text:p>
          </table:table-cell>
          <table:table-cell table:style-name="ce69" table:formula="of:=([.F209] / MAX([.F$193]; 1E-018))-1" office:value-type="percentage" office:value="0.3" calcext:value-type="percentage">
            <text:p>30%</text:p>
          </table:table-cell>
          <table:table-cell table:style-name="ce69" table:formula="of:=([.G209] / MAX([.G$193]; 1E-018))-1" office:value-type="percentage" office:value="0.3" calcext:value-type="percentage">
            <text:p>30%</text:p>
          </table:table-cell>
          <table:table-cell table:style-name="ce69" table:formula="of:=([.H209] / MAX([.H$193]; 1E-018))-1" office:value-type="percentage" office:value="0.3" calcext:value-type="percentage">
            <text:p>30%</text:p>
          </table:table-cell>
          <table:table-cell table:style-name="ce69" table:formula="of:=([.I209] / MAX([.I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210] / MAX([.D$193]; 1E-018))-1" office:value-type="percentage" office:value="0.2" calcext:value-type="percentage">
            <text:p>20%</text:p>
          </table:table-cell>
          <table:table-cell table:style-name="ce69" table:formula="of:=([.E210] / MAX([.E$193]; 1E-018))-1" office:value-type="percentage" office:value="0.2" calcext:value-type="percentage">
            <text:p>20%</text:p>
          </table:table-cell>
          <table:table-cell table:style-name="ce69" table:formula="of:=([.F210] / MAX([.F$193]; 1E-018))-1" office:value-type="percentage" office:value="0.2" calcext:value-type="percentage">
            <text:p>20%</text:p>
          </table:table-cell>
          <table:table-cell table:style-name="ce69" table:formula="of:=([.G210] / MAX([.G$193]; 1E-018))-1" office:value-type="percentage" office:value="0.2" calcext:value-type="percentage">
            <text:p>20%</text:p>
          </table:table-cell>
          <table:table-cell table:style-name="ce69" table:formula="of:=([.H210] / MAX([.H$193]; 1E-018))-1" office:value-type="percentage" office:value="0.2" calcext:value-type="percentage">
            <text:p>20%</text:p>
          </table:table-cell>
          <table:table-cell table:style-name="ce69" table:formula="of:=([.I210] / MAX([.I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211] / MAX([.D$193]; 1E-018))-1" office:value-type="percentage" office:value="0" calcext:value-type="percentage">
            <text:p>0%</text:p>
          </table:table-cell>
          <table:table-cell table:style-name="ce69" table:formula="of:=([.E211] / MAX([.E$193]; 1E-018))-1" office:value-type="percentage" office:value="0" calcext:value-type="percentage">
            <text:p>0%</text:p>
          </table:table-cell>
          <table:table-cell table:style-name="ce69" table:formula="of:=([.F211] / MAX([.F$193]; 1E-018))-1" office:value-type="percentage" office:value="0" calcext:value-type="percentage">
            <text:p>0%</text:p>
          </table:table-cell>
          <table:table-cell table:style-name="ce69" table:formula="of:=([.G211] / MAX([.G$193]; 1E-018))-1" office:value-type="percentage" office:value="0" calcext:value-type="percentage">
            <text:p>0%</text:p>
          </table:table-cell>
          <table:table-cell table:style-name="ce69" table:formula="of:=([.H211] / MAX([.H$193]; 1E-018))-1" office:value-type="percentage" office:value="0" calcext:value-type="percentage">
            <text:p>0%</text:p>
          </table:table-cell>
          <table:table-cell table:style-name="ce69" table:formula="of:=([.I211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212] / MAX([.D$193]; 1E-018))-1" office:value-type="percentage" office:value="0" calcext:value-type="percentage">
            <text:p>0%</text:p>
          </table:table-cell>
          <table:table-cell table:style-name="ce69" table:formula="of:=([.E212] / MAX([.E$193]; 1E-018))-1" office:value-type="percentage" office:value="0" calcext:value-type="percentage">
            <text:p>0%</text:p>
          </table:table-cell>
          <table:table-cell table:style-name="ce69" table:formula="of:=([.F212] / MAX([.F$193]; 1E-018))-1" office:value-type="percentage" office:value="0" calcext:value-type="percentage">
            <text:p>0%</text:p>
          </table:table-cell>
          <table:table-cell table:style-name="ce69" table:formula="of:=([.G212] / MAX([.G$193]; 1E-018))-1" office:value-type="percentage" office:value="0" calcext:value-type="percentage">
            <text:p>0%</text:p>
          </table:table-cell>
          <table:table-cell table:style-name="ce69" table:formula="of:=([.H212] / MAX([.H$193]; 1E-018))-1" office:value-type="percentage" office:value="0" calcext:value-type="percentage">
            <text:p>0%</text:p>
          </table:table-cell>
          <table:table-cell table:style-name="ce69" table:formula="of:=([.I212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Relative Bonus</text:p>
          </table:table-cell>
          <table:table-cell table:style-name="ce69" table:formula="of:=([.D213] / MAX([.D$193]; 1E-018))-1" office:value-type="percentage" office:value="0" calcext:value-type="percentage">
            <text:p>0%</text:p>
          </table:table-cell>
          <table:table-cell table:style-name="ce69" table:formula="of:=([.E213] / MAX([.E$193]; 1E-018))-1" office:value-type="percentage" office:value="0" calcext:value-type="percentage">
            <text:p>0%</text:p>
          </table:table-cell>
          <table:table-cell table:style-name="ce69" table:formula="of:=([.F213] / MAX([.F$193]; 1E-018))-1" office:value-type="percentage" office:value="0" calcext:value-type="percentage">
            <text:p>0%</text:p>
          </table:table-cell>
          <table:table-cell table:style-name="ce69" table:formula="of:=([.G213] / MAX([.G$193]; 1E-018))-1" office:value-type="percentage" office:value="0" calcext:value-type="percentage">
            <text:p>0%</text:p>
          </table:table-cell>
          <table:table-cell table:style-name="ce69" table:formula="of:=([.H213] / MAX([.H$193]; 1E-018))-1" office:value-type="percentage" office:value="0" calcext:value-type="percentage">
            <text:p>0%</text:p>
          </table:table-cell>
          <table:table-cell table:style-name="ce69" table:formula="of:=([.I213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Relative Bonus</text:p>
          </table:table-cell>
          <table:table-cell table:style-name="ce69" table:formula="of:=([.D214] / MAX([.D$193]; 1E-018))-1" office:value-type="percentage" office:value="0" calcext:value-type="percentage">
            <text:p>0%</text:p>
          </table:table-cell>
          <table:table-cell table:style-name="ce69" table:formula="of:=([.E214] / MAX([.E$193]; 1E-018))-1" office:value-type="percentage" office:value="0" calcext:value-type="percentage">
            <text:p>0%</text:p>
          </table:table-cell>
          <table:table-cell table:style-name="ce69" table:formula="of:=([.F214] / MAX([.F$193]; 1E-018))-1" office:value-type="percentage" office:value="0" calcext:value-type="percentage">
            <text:p>0%</text:p>
          </table:table-cell>
          <table:table-cell table:style-name="ce69" table:formula="of:=([.G214] / MAX([.G$193]; 1E-018))-1" office:value-type="percentage" office:value="0" calcext:value-type="percentage">
            <text:p>0%</text:p>
          </table:table-cell>
          <table:table-cell table:style-name="ce69" table:formula="of:=([.H214] / MAX([.H$193]; 1E-018))-1" office:value-type="percentage" office:value="0" calcext:value-type="percentage">
            <text:p>0%</text:p>
          </table:table-cell>
          <table:table-cell table:style-name="ce69" table:formula="of:=([.I214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Relative Bonus</text:p>
          </table:table-cell>
          <table:table-cell table:style-name="ce69" table:formula="of:=([.D215] / MAX([.D$193]; 1E-018))-1" office:value-type="percentage" office:value="0" calcext:value-type="percentage">
            <text:p>0%</text:p>
          </table:table-cell>
          <table:table-cell table:style-name="ce69" table:formula="of:=([.E215] / MAX([.E$193]; 1E-018))-1" office:value-type="percentage" office:value="0" calcext:value-type="percentage">
            <text:p>0%</text:p>
          </table:table-cell>
          <table:table-cell table:style-name="ce69" table:formula="of:=([.F215] / MAX([.F$193]; 1E-018))-1" office:value-type="percentage" office:value="0" calcext:value-type="percentage">
            <text:p>0%</text:p>
          </table:table-cell>
          <table:table-cell table:style-name="ce69" table:formula="of:=([.G215] / MAX([.G$193]; 1E-018))-1" office:value-type="percentage" office:value="0" calcext:value-type="percentage">
            <text:p>0%</text:p>
          </table:table-cell>
          <table:table-cell table:style-name="ce69" table:formula="of:=([.H215] / MAX([.H$193]; 1E-018))-1" office:value-type="percentage" office:value="0" calcext:value-type="percentage">
            <text:p>0%</text:p>
          </table:table-cell>
          <table:table-cell table:style-name="ce69" table:formula="of:=([.I215] / MAX([.I$193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216] / MAX([.D$193]; 1E-018))-1" office:value-type="percentage" office:value="0.1" calcext:value-type="percentage">
            <text:p>10%</text:p>
          </table:table-cell>
          <table:table-cell table:style-name="ce69" table:formula="of:=([.E216] / MAX([.E$193]; 1E-018))-1" office:value-type="percentage" office:value="0.1" calcext:value-type="percentage">
            <text:p>10%</text:p>
          </table:table-cell>
          <table:table-cell table:style-name="ce69" table:formula="of:=([.F216] / MAX([.F$193]; 1E-018))-1" office:value-type="percentage" office:value="0.1" calcext:value-type="percentage">
            <text:p>10%</text:p>
          </table:table-cell>
          <table:table-cell table:style-name="ce69" table:formula="of:=([.G216] / MAX([.G$193]; 1E-018))-1" office:value-type="percentage" office:value="0.1" calcext:value-type="percentage">
            <text:p>10%</text:p>
          </table:table-cell>
          <table:table-cell table:style-name="ce69" table:formula="of:=([.H216] / MAX([.H$193]; 1E-018))-1" office:value-type="percentage" office:value="0.1" calcext:value-type="percentage">
            <text:p>10%</text:p>
          </table:table-cell>
          <table:table-cell table:style-name="ce69" table:formula="of:=([.I216] / MAX([.I$193]; 1E-018))-1" office:value-type="percentage" office:value="0.1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217] / MAX([.D$193]; 1E-018))-1" office:value-type="percentage" office:value="0.2" calcext:value-type="percentage">
            <text:p>20%</text:p>
          </table:table-cell>
          <table:table-cell table:style-name="ce69" table:formula="of:=([.E217] / MAX([.E$193]; 1E-018))-1" office:value-type="percentage" office:value="0.2" calcext:value-type="percentage">
            <text:p>20%</text:p>
          </table:table-cell>
          <table:table-cell table:style-name="ce69" table:formula="of:=([.F217] / MAX([.F$193]; 1E-018))-1" office:value-type="percentage" office:value="0.2" calcext:value-type="percentage">
            <text:p>20%</text:p>
          </table:table-cell>
          <table:table-cell table:style-name="ce69" table:formula="of:=([.G217] / MAX([.G$193]; 1E-018))-1" office:value-type="percentage" office:value="0.2" calcext:value-type="percentage">
            <text:p>20%</text:p>
          </table:table-cell>
          <table:table-cell table:style-name="ce69" table:formula="of:=([.H217] / MAX([.H$193]; 1E-018))-1" office:value-type="percentage" office:value="0.2" calcext:value-type="percentage">
            <text:p>20%</text:p>
          </table:table-cell>
          <table:table-cell table:style-name="ce69" table:formula="of:=([.I217] / MAX([.I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218] / MAX([.D$193]; 1E-018))-1" office:value-type="percentage" office:value="0.3" calcext:value-type="percentage">
            <text:p>30%</text:p>
          </table:table-cell>
          <table:table-cell table:style-name="ce69" table:formula="of:=([.E218] / MAX([.E$193]; 1E-018))-1" office:value-type="percentage" office:value="0.3" calcext:value-type="percentage">
            <text:p>30%</text:p>
          </table:table-cell>
          <table:table-cell table:style-name="ce69" table:formula="of:=([.F218] / MAX([.F$193]; 1E-018))-1" office:value-type="percentage" office:value="0.3" calcext:value-type="percentage">
            <text:p>30%</text:p>
          </table:table-cell>
          <table:table-cell table:style-name="ce69" table:formula="of:=([.G218] / MAX([.G$193]; 1E-018))-1" office:value-type="percentage" office:value="0.3" calcext:value-type="percentage">
            <text:p>30%</text:p>
          </table:table-cell>
          <table:table-cell table:style-name="ce69" table:formula="of:=([.H218] / MAX([.H$193]; 1E-018))-1" office:value-type="percentage" office:value="0.3" calcext:value-type="percentage">
            <text:p>30%</text:p>
          </table:table-cell>
          <table:table-cell table:style-name="ce69" table:formula="of:=([.I218] / MAX([.I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69" table:formula="of:=([.D219] / MAX([.D$193]; 1E-018))-1" office:value-type="percentage" office:value="0.3" calcext:value-type="percentage">
            <text:p>30%</text:p>
          </table:table-cell>
          <table:table-cell table:style-name="ce69" table:formula="of:=([.E219] / MAX([.E$193]; 1E-018))-1" office:value-type="percentage" office:value="0.3" calcext:value-type="percentage">
            <text:p>30%</text:p>
          </table:table-cell>
          <table:table-cell table:style-name="ce69" table:formula="of:=([.F219] / MAX([.F$193]; 1E-018))-1" office:value-type="percentage" office:value="0.3" calcext:value-type="percentage">
            <text:p>30%</text:p>
          </table:table-cell>
          <table:table-cell table:style-name="ce69" table:formula="of:=([.G219] / MAX([.G$193]; 1E-018))-1" office:value-type="percentage" office:value="0.3" calcext:value-type="percentage">
            <text:p>30%</text:p>
          </table:table-cell>
          <table:table-cell table:style-name="ce69" table:formula="of:=([.H219] / MAX([.H$193]; 1E-018))-1" office:value-type="percentage" office:value="0.3" calcext:value-type="percentage">
            <text:p>30%</text:p>
          </table:table-cell>
          <table:table-cell table:style-name="ce69" table:formula="of:=([.I219] / MAX([.I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69" table:formula="of:=([.D220] / MAX([.D$193]; 1E-018))-1" office:value-type="percentage" office:value="0.4" calcext:value-type="percentage">
            <text:p>40%</text:p>
          </table:table-cell>
          <table:table-cell table:style-name="ce69" table:formula="of:=([.E220] / MAX([.E$193]; 1E-018))-1" office:value-type="percentage" office:value="0.4" calcext:value-type="percentage">
            <text:p>40%</text:p>
          </table:table-cell>
          <table:table-cell table:style-name="ce69" table:formula="of:=([.F220] / MAX([.F$193]; 1E-018))-1" office:value-type="percentage" office:value="0.4" calcext:value-type="percentage">
            <text:p>40%</text:p>
          </table:table-cell>
          <table:table-cell table:style-name="ce69" table:formula="of:=([.G220] / MAX([.G$193]; 1E-018))-1" office:value-type="percentage" office:value="0.4" calcext:value-type="percentage">
            <text:p>40%</text:p>
          </table:table-cell>
          <table:table-cell table:style-name="ce69" table:formula="of:=([.H220] / MAX([.H$193]; 1E-018))-1" office:value-type="percentage" office:value="0.4" calcext:value-type="percentage">
            <text:p>40%</text:p>
          </table:table-cell>
          <table:table-cell table:style-name="ce69" table:formula="of:=([.I220] / MAX([.I$193]; 1E-018))-1" office:value-type="percentage" office:value="0.4" calcext:value-type="percentage">
            <text:p>4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69" table:formula="of:=([.D221] / MAX([.D$193]; 1E-018))-1" office:value-type="percentage" office:value="0.5" calcext:value-type="percentage">
            <text:p>50%</text:p>
          </table:table-cell>
          <table:table-cell table:style-name="ce69" table:formula="of:=([.E221] / MAX([.E$193]; 1E-018))-1" office:value-type="percentage" office:value="0.5" calcext:value-type="percentage">
            <text:p>50%</text:p>
          </table:table-cell>
          <table:table-cell table:style-name="ce69" table:formula="of:=([.F221] / MAX([.F$193]; 1E-018))-1" office:value-type="percentage" office:value="0.5" calcext:value-type="percentage">
            <text:p>50%</text:p>
          </table:table-cell>
          <table:table-cell table:style-name="ce69" table:formula="of:=([.G221] / MAX([.G$193]; 1E-018))-1" office:value-type="percentage" office:value="0.5" calcext:value-type="percentage">
            <text:p>50%</text:p>
          </table:table-cell>
          <table:table-cell table:style-name="ce69" table:formula="of:=([.H221] / MAX([.H$193]; 1E-018))-1" office:value-type="percentage" office:value="0.5" calcext:value-type="percentage">
            <text:p>50%</text:p>
          </table:table-cell>
          <table:table-cell table:style-name="ce69" table:formula="of:=([.I221] / MAX([.I$193]; 1E-018))-1" office:value-type="percentage" office:value="0.5" calcext:value-type="percentage">
            <text:p>5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222] / MAX([.D$193]; 1E-018))-1" office:value-type="percentage" office:value="0.1" calcext:value-type="percentage">
            <text:p>10%</text:p>
          </table:table-cell>
          <table:table-cell table:style-name="ce69" table:formula="of:=([.E222] / MAX([.E$193]; 1E-018))-1" office:value-type="percentage" office:value="0.1" calcext:value-type="percentage">
            <text:p>10%</text:p>
          </table:table-cell>
          <table:table-cell table:style-name="ce69" table:formula="of:=([.F222] / MAX([.F$193]; 1E-018))-1" office:value-type="percentage" office:value="0.1" calcext:value-type="percentage">
            <text:p>10%</text:p>
          </table:table-cell>
          <table:table-cell table:style-name="ce69" table:formula="of:=([.G222] / MAX([.G$193]; 1E-018))-1" office:value-type="percentage" office:value="0.1" calcext:value-type="percentage">
            <text:p>10%</text:p>
          </table:table-cell>
          <table:table-cell table:style-name="ce69" table:formula="of:=([.H222] / MAX([.H$193]; 1E-018))-1" office:value-type="percentage" office:value="0.1" calcext:value-type="percentage">
            <text:p>10%</text:p>
          </table:table-cell>
          <table:table-cell table:style-name="ce69" table:formula="of:=([.I222] / MAX([.I$193]; 1E-018))-1" office:value-type="percentage" office:value="0.1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223] / MAX([.D$193]; 1E-018))-1" office:value-type="percentage" office:value="0.2" calcext:value-type="percentage">
            <text:p>20%</text:p>
          </table:table-cell>
          <table:table-cell table:style-name="ce69" table:formula="of:=([.E223] / MAX([.E$193]; 1E-018))-1" office:value-type="percentage" office:value="0.2" calcext:value-type="percentage">
            <text:p>20%</text:p>
          </table:table-cell>
          <table:table-cell table:style-name="ce69" table:formula="of:=([.F223] / MAX([.F$193]; 1E-018))-1" office:value-type="percentage" office:value="0.2" calcext:value-type="percentage">
            <text:p>20%</text:p>
          </table:table-cell>
          <table:table-cell table:style-name="ce69" table:formula="of:=([.G223] / MAX([.G$193]; 1E-018))-1" office:value-type="percentage" office:value="0.2" calcext:value-type="percentage">
            <text:p>20%</text:p>
          </table:table-cell>
          <table:table-cell table:style-name="ce69" table:formula="of:=([.H223] / MAX([.H$193]; 1E-018))-1" office:value-type="percentage" office:value="0.2" calcext:value-type="percentage">
            <text:p>20%</text:p>
          </table:table-cell>
          <table:table-cell table:style-name="ce69" table:formula="of:=([.I223] / MAX([.I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224] / MAX([.D$193]; 1E-018))-1" office:value-type="percentage" office:value="0.3" calcext:value-type="percentage">
            <text:p>30%</text:p>
          </table:table-cell>
          <table:table-cell table:style-name="ce69" table:formula="of:=([.E224] / MAX([.E$193]; 1E-018))-1" office:value-type="percentage" office:value="0.3" calcext:value-type="percentage">
            <text:p>30%</text:p>
          </table:table-cell>
          <table:table-cell table:style-name="ce69" table:formula="of:=([.F224] / MAX([.F$193]; 1E-018))-1" office:value-type="percentage" office:value="0.3" calcext:value-type="percentage">
            <text:p>30%</text:p>
          </table:table-cell>
          <table:table-cell table:style-name="ce69" table:formula="of:=([.G224] / MAX([.G$193]; 1E-018))-1" office:value-type="percentage" office:value="0.3" calcext:value-type="percentage">
            <text:p>30%</text:p>
          </table:table-cell>
          <table:table-cell table:style-name="ce69" table:formula="of:=([.H224] / MAX([.H$193]; 1E-018))-1" office:value-type="percentage" office:value="0.3" calcext:value-type="percentage">
            <text:p>30%</text:p>
          </table:table-cell>
          <table:table-cell table:style-name="ce69" table:formula="of:=([.I224] / MAX([.I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69" table:formula="of:=([.D225] / MAX([.D$193]; 1E-018))-1" office:value-type="percentage" office:value="0.35" calcext:value-type="percentage">
            <text:p>35%</text:p>
          </table:table-cell>
          <table:table-cell table:style-name="ce69" table:formula="of:=([.E225] / MAX([.E$193]; 1E-018))-1" office:value-type="percentage" office:value="0.35" calcext:value-type="percentage">
            <text:p>35%</text:p>
          </table:table-cell>
          <table:table-cell table:style-name="ce69" table:formula="of:=([.F225] / MAX([.F$193]; 1E-018))-1" office:value-type="percentage" office:value="0.35" calcext:value-type="percentage">
            <text:p>35%</text:p>
          </table:table-cell>
          <table:table-cell table:style-name="ce69" table:formula="of:=([.G225] / MAX([.G$193]; 1E-018))-1" office:value-type="percentage" office:value="0.35" calcext:value-type="percentage">
            <text:p>35%</text:p>
          </table:table-cell>
          <table:table-cell table:style-name="ce69" table:formula="of:=([.H225] / MAX([.H$193]; 1E-018))-1" office:value-type="percentage" office:value="0.35" calcext:value-type="percentage">
            <text:p>35%</text:p>
          </table:table-cell>
          <table:table-cell table:style-name="ce69" table:formula="of:=([.I225] / MAX([.I$193]; 1E-018))-1" office:value-type="percentage" office:value="0.35" calcext:value-type="percentage">
            <text:p>3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69" table:formula="of:=([.D226] / MAX([.D$193]; 1E-018))-1" office:value-type="percentage" office:value="0.45" calcext:value-type="percentage">
            <text:p>45%</text:p>
          </table:table-cell>
          <table:table-cell table:style-name="ce69" table:formula="of:=([.E226] / MAX([.E$193]; 1E-018))-1" office:value-type="percentage" office:value="0.45" calcext:value-type="percentage">
            <text:p>45%</text:p>
          </table:table-cell>
          <table:table-cell table:style-name="ce69" table:formula="of:=([.F226] / MAX([.F$193]; 1E-018))-1" office:value-type="percentage" office:value="0.45" calcext:value-type="percentage">
            <text:p>45%</text:p>
          </table:table-cell>
          <table:table-cell table:style-name="ce69" table:formula="of:=([.G226] / MAX([.G$193]; 1E-018))-1" office:value-type="percentage" office:value="0.45" calcext:value-type="percentage">
            <text:p>45%</text:p>
          </table:table-cell>
          <table:table-cell table:style-name="ce69" table:formula="of:=([.H226] / MAX([.H$193]; 1E-018))-1" office:value-type="percentage" office:value="0.45" calcext:value-type="percentage">
            <text:p>45%</text:p>
          </table:table-cell>
          <table:table-cell table:style-name="ce69" table:formula="of:=([.I226] / MAX([.I$193]; 1E-018))-1" office:value-type="percentage" office:value="0.45" calcext:value-type="percentage">
            <text:p>4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69" table:formula="of:=([.D227] / MAX([.D$193]; 1E-018))-1" office:value-type="percentage" office:value="0.55" calcext:value-type="percentage">
            <text:p>55%</text:p>
          </table:table-cell>
          <table:table-cell table:style-name="ce69" table:formula="of:=([.E227] / MAX([.E$193]; 1E-018))-1" office:value-type="percentage" office:value="0.55" calcext:value-type="percentage">
            <text:p>55%</text:p>
          </table:table-cell>
          <table:table-cell table:style-name="ce69" table:formula="of:=([.F227] / MAX([.F$193]; 1E-018))-1" office:value-type="percentage" office:value="0.55" calcext:value-type="percentage">
            <text:p>55%</text:p>
          </table:table-cell>
          <table:table-cell table:style-name="ce69" table:formula="of:=([.G227] / MAX([.G$193]; 1E-018))-1" office:value-type="percentage" office:value="0.55" calcext:value-type="percentage">
            <text:p>55%</text:p>
          </table:table-cell>
          <table:table-cell table:style-name="ce69" table:formula="of:=([.H227] / MAX([.H$193]; 1E-018))-1" office:value-type="percentage" office:value="0.55" calcext:value-type="percentage">
            <text:p>55%</text:p>
          </table:table-cell>
          <table:table-cell table:style-name="ce69" table:formula="of:=([.I227] / MAX([.I$193]; 1E-018))-1" office:value-type="percentage" office:value="0.55" calcext:value-type="percentage">
            <text:p>55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228] / MAX([.D$193]; 1E-018))-1" office:value-type="percentage" office:value="0.4" calcext:value-type="percentage">
            <text:p>40%</text:p>
          </table:table-cell>
          <table:table-cell table:style-name="ce69" table:formula="of:=([.E228] / MAX([.E$193]; 1E-018))-1" office:value-type="percentage" office:value="0.4" calcext:value-type="percentage">
            <text:p>40%</text:p>
          </table:table-cell>
          <table:table-cell table:style-name="ce69" table:formula="of:=([.F228] / MAX([.F$193]; 1E-018))-1" office:value-type="percentage" office:value="0.4" calcext:value-type="percentage">
            <text:p>40%</text:p>
          </table:table-cell>
          <table:table-cell table:style-name="ce69" table:formula="of:=([.G228] / MAX([.G$193]; 1E-018))-1" office:value-type="percentage" office:value="0.4" calcext:value-type="percentage">
            <text:p>40%</text:p>
          </table:table-cell>
          <table:table-cell table:style-name="ce69" table:formula="of:=([.H228] / MAX([.H$193]; 1E-018))-1" office:value-type="percentage" office:value="0.4" calcext:value-type="percentage">
            <text:p>40%</text:p>
          </table:table-cell>
          <table:table-cell table:style-name="ce69" table:formula="of:=([.I228] / MAX([.I$193]; 1E-018))-1" office:value-type="percentage" office:value="0.4" calcext:value-type="percentage">
            <text:p>4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229] / MAX([.D$193]; 1E-018))-1" office:value-type="percentage" office:value="0.5" calcext:value-type="percentage">
            <text:p>50%</text:p>
          </table:table-cell>
          <table:table-cell table:style-name="ce69" table:formula="of:=([.E229] / MAX([.E$193]; 1E-018))-1" office:value-type="percentage" office:value="0.5" calcext:value-type="percentage">
            <text:p>50%</text:p>
          </table:table-cell>
          <table:table-cell table:style-name="ce69" table:formula="of:=([.F229] / MAX([.F$193]; 1E-018))-1" office:value-type="percentage" office:value="0.5" calcext:value-type="percentage">
            <text:p>50%</text:p>
          </table:table-cell>
          <table:table-cell table:style-name="ce69" table:formula="of:=([.G229] / MAX([.G$193]; 1E-018))-1" office:value-type="percentage" office:value="0.5" calcext:value-type="percentage">
            <text:p>50%</text:p>
          </table:table-cell>
          <table:table-cell table:style-name="ce69" table:formula="of:=([.H229] / MAX([.H$193]; 1E-018))-1" office:value-type="percentage" office:value="0.5" calcext:value-type="percentage">
            <text:p>50%</text:p>
          </table:table-cell>
          <table:table-cell table:style-name="ce69" table:formula="of:=([.I229] / MAX([.I$193]; 1E-018))-1" office:value-type="percentage" office:value="0.5" calcext:value-type="percentage">
            <text:p>5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230] / MAX([.D$193]; 1E-018))-1" office:value-type="percentage" office:value="0.6" calcext:value-type="percentage">
            <text:p>60%</text:p>
          </table:table-cell>
          <table:table-cell table:style-name="ce69" table:formula="of:=([.E230] / MAX([.E$193]; 1E-018))-1" office:value-type="percentage" office:value="0.6" calcext:value-type="percentage">
            <text:p>60%</text:p>
          </table:table-cell>
          <table:table-cell table:style-name="ce69" table:formula="of:=([.F230] / MAX([.F$193]; 1E-018))-1" office:value-type="percentage" office:value="0.6" calcext:value-type="percentage">
            <text:p>60%</text:p>
          </table:table-cell>
          <table:table-cell table:style-name="ce69" table:formula="of:=([.G230] / MAX([.G$193]; 1E-018))-1" office:value-type="percentage" office:value="0.6" calcext:value-type="percentage">
            <text:p>60%</text:p>
          </table:table-cell>
          <table:table-cell table:style-name="ce69" table:formula="of:=([.H230] / MAX([.H$193]; 1E-018))-1" office:value-type="percentage" office:value="0.6" calcext:value-type="percentage">
            <text:p>60%</text:p>
          </table:table-cell>
          <table:table-cell table:style-name="ce69" table:formula="of:=([.I230] / MAX([.I$193]; 1E-018))-1" office:value-type="percentage" office:value="0.6" calcext:value-type="percentage">
            <text:p>6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69" table:formula="of:=([.D231] / MAX([.D$193]; 1E-018))-1" office:value-type="percentage" office:value="0.1" calcext:value-type="percentage">
            <text:p>10%</text:p>
          </table:table-cell>
          <table:table-cell table:style-name="ce69" table:formula="of:=([.E231] / MAX([.E$193]; 1E-018))-1" office:value-type="percentage" office:value="0.1" calcext:value-type="percentage">
            <text:p>10%</text:p>
          </table:table-cell>
          <table:table-cell table:style-name="ce69" table:formula="of:=([.F231] / MAX([.F$193]; 1E-018))-1" office:value-type="percentage" office:value="0.1" calcext:value-type="percentage">
            <text:p>10%</text:p>
          </table:table-cell>
          <table:table-cell table:style-name="ce69" table:formula="of:=([.G231] / MAX([.G$193]; 1E-018))-1" office:value-type="percentage" office:value="0.1" calcext:value-type="percentage">
            <text:p>10%</text:p>
          </table:table-cell>
          <table:table-cell table:style-name="ce69" table:formula="of:=([.H231] / MAX([.H$193]; 1E-018))-1" office:value-type="percentage" office:value="0.1" calcext:value-type="percentage">
            <text:p>10%</text:p>
          </table:table-cell>
          <table:table-cell table:style-name="ce69" table:formula="of:=([.I231] / MAX([.I$193]; 1E-018))-1" office:value-type="percentage" office:value="0.1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69" table:formula="of:=([.D232] / MAX([.D$193]; 1E-018))-1" office:value-type="percentage" office:value="0.2" calcext:value-type="percentage">
            <text:p>20%</text:p>
          </table:table-cell>
          <table:table-cell table:style-name="ce69" table:formula="of:=([.E232] / MAX([.E$193]; 1E-018))-1" office:value-type="percentage" office:value="0.2" calcext:value-type="percentage">
            <text:p>20%</text:p>
          </table:table-cell>
          <table:table-cell table:style-name="ce69" table:formula="of:=([.F232] / MAX([.F$193]; 1E-018))-1" office:value-type="percentage" office:value="0.2" calcext:value-type="percentage">
            <text:p>20%</text:p>
          </table:table-cell>
          <table:table-cell table:style-name="ce69" table:formula="of:=([.G232] / MAX([.G$193]; 1E-018))-1" office:value-type="percentage" office:value="0.2" calcext:value-type="percentage">
            <text:p>20%</text:p>
          </table:table-cell>
          <table:table-cell table:style-name="ce69" table:formula="of:=([.H232] / MAX([.H$193]; 1E-018))-1" office:value-type="percentage" office:value="0.2" calcext:value-type="percentage">
            <text:p>20%</text:p>
          </table:table-cell>
          <table:table-cell table:style-name="ce69" table:formula="of:=([.I232] / MAX([.I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69" table:formula="of:=([.D233] / MAX([.D$193]; 1E-018))-1" office:value-type="percentage" office:value="0.3" calcext:value-type="percentage">
            <text:p>30%</text:p>
          </table:table-cell>
          <table:table-cell table:style-name="ce69" table:formula="of:=([.E233] / MAX([.E$193]; 1E-018))-1" office:value-type="percentage" office:value="0.3" calcext:value-type="percentage">
            <text:p>30%</text:p>
          </table:table-cell>
          <table:table-cell table:style-name="ce69" table:formula="of:=([.F233] / MAX([.F$193]; 1E-018))-1" office:value-type="percentage" office:value="0.3" calcext:value-type="percentage">
            <text:p>30%</text:p>
          </table:table-cell>
          <table:table-cell table:style-name="ce69" table:formula="of:=([.G233] / MAX([.G$193]; 1E-018))-1" office:value-type="percentage" office:value="0.3" calcext:value-type="percentage">
            <text:p>30%</text:p>
          </table:table-cell>
          <table:table-cell table:style-name="ce69" table:formula="of:=([.H233] / MAX([.H$193]; 1E-018))-1" office:value-type="percentage" office:value="0.3" calcext:value-type="percentage">
            <text:p>30%</text:p>
          </table:table-cell>
          <table:table-cell table:style-name="ce69" table:formula="of:=([.I233] / MAX([.I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234] / MAX([.D$193]; 1E-018))-1" office:value-type="percentage" office:value="0.1" calcext:value-type="percentage">
            <text:p>10%</text:p>
          </table:table-cell>
          <table:table-cell table:style-name="ce69" table:formula="of:=([.E234] / MAX([.E$193]; 1E-018))-1" office:value-type="percentage" office:value="0.1" calcext:value-type="percentage">
            <text:p>10%</text:p>
          </table:table-cell>
          <table:table-cell table:style-name="ce69" table:formula="of:=([.F234] / MAX([.F$193]; 1E-018))-1" office:value-type="percentage" office:value="0.1" calcext:value-type="percentage">
            <text:p>10%</text:p>
          </table:table-cell>
          <table:table-cell table:style-name="ce69" table:formula="of:=([.G234] / MAX([.G$193]; 1E-018))-1" office:value-type="percentage" office:value="0.1" calcext:value-type="percentage">
            <text:p>10%</text:p>
          </table:table-cell>
          <table:table-cell table:style-name="ce69" table:formula="of:=([.H234] / MAX([.H$193]; 1E-018))-1" office:value-type="percentage" office:value="0.1" calcext:value-type="percentage">
            <text:p>10%</text:p>
          </table:table-cell>
          <table:table-cell table:style-name="ce69" table:formula="of:=([.I234] / MAX([.I$193]; 1E-018))-1" office:value-type="percentage" office:value="0.1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235] / MAX([.D$193]; 1E-018))-1" office:value-type="percentage" office:value="0.2" calcext:value-type="percentage">
            <text:p>20%</text:p>
          </table:table-cell>
          <table:table-cell table:style-name="ce69" table:formula="of:=([.E235] / MAX([.E$193]; 1E-018))-1" office:value-type="percentage" office:value="0.2" calcext:value-type="percentage">
            <text:p>20%</text:p>
          </table:table-cell>
          <table:table-cell table:style-name="ce69" table:formula="of:=([.F235] / MAX([.F$193]; 1E-018))-1" office:value-type="percentage" office:value="0.2" calcext:value-type="percentage">
            <text:p>20%</text:p>
          </table:table-cell>
          <table:table-cell table:style-name="ce69" table:formula="of:=([.G235] / MAX([.G$193]; 1E-018))-1" office:value-type="percentage" office:value="0.2" calcext:value-type="percentage">
            <text:p>20%</text:p>
          </table:table-cell>
          <table:table-cell table:style-name="ce69" table:formula="of:=([.H235] / MAX([.H$193]; 1E-018))-1" office:value-type="percentage" office:value="0.2" calcext:value-type="percentage">
            <text:p>20%</text:p>
          </table:table-cell>
          <table:table-cell table:style-name="ce69" table:formula="of:=([.I235] / MAX([.I$193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236] / MAX([.D$193]; 1E-018))-1" office:value-type="percentage" office:value="0.3" calcext:value-type="percentage">
            <text:p>30%</text:p>
          </table:table-cell>
          <table:table-cell table:style-name="ce69" table:formula="of:=([.E236] / MAX([.E$193]; 1E-018))-1" office:value-type="percentage" office:value="0.3" calcext:value-type="percentage">
            <text:p>30%</text:p>
          </table:table-cell>
          <table:table-cell table:style-name="ce69" table:formula="of:=([.F236] / MAX([.F$193]; 1E-018))-1" office:value-type="percentage" office:value="0.3" calcext:value-type="percentage">
            <text:p>30%</text:p>
          </table:table-cell>
          <table:table-cell table:style-name="ce69" table:formula="of:=([.G236] / MAX([.G$193]; 1E-018))-1" office:value-type="percentage" office:value="0.3" calcext:value-type="percentage">
            <text:p>30%</text:p>
          </table:table-cell>
          <table:table-cell table:style-name="ce69" table:formula="of:=([.H236] / MAX([.H$193]; 1E-018))-1" office:value-type="percentage" office:value="0.3" calcext:value-type="percentage">
            <text:p>30%</text:p>
          </table:table-cell>
          <table:table-cell table:style-name="ce69" table:formula="of:=([.I236] / MAX([.I$193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Bonus Compared To Gun 1</text:p>
          </table:table-cell>
          <table:table-cell table:style-name="ce70" table:formula="of:=([.D193] / MAX([.$D$193]; 1E-018))-1" office:value-type="percentage" office:value="0" calcext:value-type="percentage">
            <text:p>0%</text:p>
          </table:table-cell>
          <table:table-cell table:style-name="ce70" table:formula="of:=([.E193] / MAX([.$D$193]; 1E-018))-1" office:value-type="percentage" office:value="0.5" calcext:value-type="percentage">
            <text:p>50%</text:p>
          </table:table-cell>
          <table:table-cell table:style-name="ce70" table:formula="of:=([.F193] / MAX([.$D$193]; 1E-018))-1" office:value-type="percentage" office:value="0" calcext:value-type="percentage">
            <text:p>0%</text:p>
          </table:table-cell>
          <table:table-cell table:style-name="ce70" table:formula="of:=([.G193] / MAX([.$D$193]; 1E-018))-1" office:value-type="percentage" office:value="0.5" calcext:value-type="percentage">
            <text:p>50%</text:p>
          </table:table-cell>
          <table:table-cell table:style-name="ce70" table:formula="of:=([.H193] / MAX([.$D$193]; 1E-018))-1" office:value-type="percentage" office:value="1" calcext:value-type="percentage">
            <text:p>100%</text:p>
          </table:table-cell>
          <table:table-cell table:style-name="ce70" table:formula="of:=([.I193] / MAX([.$D$193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0" table:formula="of:=([.D194] / MAX([.$D$193]; 1E-018))-1" office:value-type="percentage" office:value="0.25" calcext:value-type="percentage">
            <text:p>25%</text:p>
          </table:table-cell>
          <table:table-cell table:style-name="ce70" table:formula="of:=([.E194] / MAX([.$D$193]; 1E-018))-1" office:value-type="percentage" office:value="0.875" calcext:value-type="percentage">
            <text:p>88%</text:p>
          </table:table-cell>
          <table:table-cell table:style-name="ce70" table:formula="of:=([.F194] / MAX([.$D$193]; 1E-018))-1" office:value-type="percentage" office:value="0.25" calcext:value-type="percentage">
            <text:p>25%</text:p>
          </table:table-cell>
          <table:table-cell table:style-name="ce70" table:formula="of:=([.G194] / MAX([.$D$193]; 1E-018))-1" office:value-type="percentage" office:value="0.875" calcext:value-type="percentage">
            <text:p>88%</text:p>
          </table:table-cell>
          <table:table-cell table:style-name="ce70" table:formula="of:=([.H194] / MAX([.$D$193]; 1E-018))-1" office:value-type="percentage" office:value="1.5" calcext:value-type="percentage">
            <text:p>150%</text:p>
          </table:table-cell>
          <table:table-cell table:style-name="ce70" table:formula="of:=([.I194] / MAX([.$D$193]; 1E-018))-1" office:value-type="percentage" office:value="2.125" calcext:value-type="percentage">
            <text:p>213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0" table:formula="of:=([.D195] / MAX([.$D$193]; 1E-018))-1" office:value-type="percentage" office:value="0" calcext:value-type="percentage">
            <text:p>0%</text:p>
          </table:table-cell>
          <table:table-cell table:style-name="ce70" table:formula="of:=([.E195] / MAX([.$D$193]; 1E-018))-1" office:value-type="percentage" office:value="0.5" calcext:value-type="percentage">
            <text:p>50%</text:p>
          </table:table-cell>
          <table:table-cell table:style-name="ce70" table:formula="of:=([.F195] / MAX([.$D$193]; 1E-018))-1" office:value-type="percentage" office:value="0" calcext:value-type="percentage">
            <text:p>0%</text:p>
          </table:table-cell>
          <table:table-cell table:style-name="ce70" table:formula="of:=([.G195] / MAX([.$D$193]; 1E-018))-1" office:value-type="percentage" office:value="0.5" calcext:value-type="percentage">
            <text:p>50%</text:p>
          </table:table-cell>
          <table:table-cell table:style-name="ce70" table:formula="of:=([.H195] / MAX([.$D$193]; 1E-018))-1" office:value-type="percentage" office:value="1" calcext:value-type="percentage">
            <text:p>100%</text:p>
          </table:table-cell>
          <table:table-cell table:style-name="ce70" table:formula="of:=([.I195] / MAX([.$D$193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0" table:formula="of:=([.D196] / MAX([.$D$193]; 1E-018))-1" office:value-type="percentage" office:value="0" calcext:value-type="percentage">
            <text:p>0%</text:p>
          </table:table-cell>
          <table:table-cell table:style-name="ce70" table:formula="of:=([.E196] / MAX([.$D$193]; 1E-018))-1" office:value-type="percentage" office:value="0.5" calcext:value-type="percentage">
            <text:p>50%</text:p>
          </table:table-cell>
          <table:table-cell table:style-name="ce70" table:formula="of:=([.F196] / MAX([.$D$193]; 1E-018))-1" office:value-type="percentage" office:value="0" calcext:value-type="percentage">
            <text:p>0%</text:p>
          </table:table-cell>
          <table:table-cell table:style-name="ce70" table:formula="of:=([.G196] / MAX([.$D$193]; 1E-018))-1" office:value-type="percentage" office:value="0.5" calcext:value-type="percentage">
            <text:p>50%</text:p>
          </table:table-cell>
          <table:table-cell table:style-name="ce70" table:formula="of:=([.H196] / MAX([.$D$193]; 1E-018))-1" office:value-type="percentage" office:value="1" calcext:value-type="percentage">
            <text:p>100%</text:p>
          </table:table-cell>
          <table:table-cell table:style-name="ce70" table:formula="of:=([.I196] / MAX([.$D$193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197] / MAX([.$D$193]; 1E-018))-1" office:value-type="percentage" office:value="0" calcext:value-type="percentage">
            <text:p>0%</text:p>
          </table:table-cell>
          <table:table-cell table:style-name="ce70" table:formula="of:=([.E197] / MAX([.$D$193]; 1E-018))-1" office:value-type="percentage" office:value="0.5" calcext:value-type="percentage">
            <text:p>50%</text:p>
          </table:table-cell>
          <table:table-cell table:style-name="ce70" table:formula="of:=([.F197] / MAX([.$D$193]; 1E-018))-1" office:value-type="percentage" office:value="0" calcext:value-type="percentage">
            <text:p>0%</text:p>
          </table:table-cell>
          <table:table-cell table:style-name="ce70" table:formula="of:=([.G197] / MAX([.$D$193]; 1E-018))-1" office:value-type="percentage" office:value="0.5" calcext:value-type="percentage">
            <text:p>50%</text:p>
          </table:table-cell>
          <table:table-cell table:style-name="ce70" table:formula="of:=([.H197] / MAX([.$D$193]; 1E-018))-1" office:value-type="percentage" office:value="1" calcext:value-type="percentage">
            <text:p>100%</text:p>
          </table:table-cell>
          <table:table-cell table:style-name="ce70" table:formula="of:=([.I197] / MAX([.$D$193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198] / MAX([.$D$193]; 1E-018))-1" office:value-type="percentage" office:value="0" calcext:value-type="percentage">
            <text:p>0%</text:p>
          </table:table-cell>
          <table:table-cell table:style-name="ce70" table:formula="of:=([.E198] / MAX([.$D$193]; 1E-018))-1" office:value-type="percentage" office:value="0.5" calcext:value-type="percentage">
            <text:p>50%</text:p>
          </table:table-cell>
          <table:table-cell table:style-name="ce70" table:formula="of:=([.F198] / MAX([.$D$193]; 1E-018))-1" office:value-type="percentage" office:value="0" calcext:value-type="percentage">
            <text:p>0%</text:p>
          </table:table-cell>
          <table:table-cell table:style-name="ce70" table:formula="of:=([.G198] / MAX([.$D$193]; 1E-018))-1" office:value-type="percentage" office:value="0.5" calcext:value-type="percentage">
            <text:p>50%</text:p>
          </table:table-cell>
          <table:table-cell table:style-name="ce70" table:formula="of:=([.H198] / MAX([.$D$193]; 1E-018))-1" office:value-type="percentage" office:value="1" calcext:value-type="percentage">
            <text:p>100%</text:p>
          </table:table-cell>
          <table:table-cell table:style-name="ce70" table:formula="of:=([.I198] / MAX([.$D$193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199] / MAX([.$D$193]; 1E-018))-1" office:value-type="percentage" office:value="0" calcext:value-type="percentage">
            <text:p>0%</text:p>
          </table:table-cell>
          <table:table-cell table:style-name="ce70" table:formula="of:=([.E199] / MAX([.$D$193]; 1E-018))-1" office:value-type="percentage" office:value="0.5" calcext:value-type="percentage">
            <text:p>50%</text:p>
          </table:table-cell>
          <table:table-cell table:style-name="ce70" table:formula="of:=([.F199] / MAX([.$D$193]; 1E-018))-1" office:value-type="percentage" office:value="0" calcext:value-type="percentage">
            <text:p>0%</text:p>
          </table:table-cell>
          <table:table-cell table:style-name="ce70" table:formula="of:=([.G199] / MAX([.$D$193]; 1E-018))-1" office:value-type="percentage" office:value="0.5" calcext:value-type="percentage">
            <text:p>50%</text:p>
          </table:table-cell>
          <table:table-cell table:style-name="ce70" table:formula="of:=([.H199] / MAX([.$D$193]; 1E-018))-1" office:value-type="percentage" office:value="1" calcext:value-type="percentage">
            <text:p>100%</text:p>
          </table:table-cell>
          <table:table-cell table:style-name="ce70" table:formula="of:=([.I199] / MAX([.$D$193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200] / MAX([.$D$193]; 1E-018))-1" office:value-type="percentage" office:value="0" calcext:value-type="percentage">
            <text:p>0%</text:p>
          </table:table-cell>
          <table:table-cell table:style-name="ce70" table:formula="of:=([.E200] / MAX([.$D$193]; 1E-018))-1" office:value-type="percentage" office:value="0.5" calcext:value-type="percentage">
            <text:p>50%</text:p>
          </table:table-cell>
          <table:table-cell table:style-name="ce70" table:formula="of:=([.F200] / MAX([.$D$193]; 1E-018))-1" office:value-type="percentage" office:value="0" calcext:value-type="percentage">
            <text:p>0%</text:p>
          </table:table-cell>
          <table:table-cell table:style-name="ce70" table:formula="of:=([.G200] / MAX([.$D$193]; 1E-018))-1" office:value-type="percentage" office:value="0.5" calcext:value-type="percentage">
            <text:p>50%</text:p>
          </table:table-cell>
          <table:table-cell table:style-name="ce70" table:formula="of:=([.H200] / MAX([.$D$193]; 1E-018))-1" office:value-type="percentage" office:value="1" calcext:value-type="percentage">
            <text:p>100%</text:p>
          </table:table-cell>
          <table:table-cell table:style-name="ce70" table:formula="of:=([.I200] / MAX([.$D$193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201] / MAX([.$D$193]; 1E-018))-1" office:value-type="percentage" office:value="0" calcext:value-type="percentage">
            <text:p>0%</text:p>
          </table:table-cell>
          <table:table-cell table:style-name="ce70" table:formula="of:=([.E201] / MAX([.$D$193]; 1E-018))-1" office:value-type="percentage" office:value="0.5" calcext:value-type="percentage">
            <text:p>50%</text:p>
          </table:table-cell>
          <table:table-cell table:style-name="ce70" table:formula="of:=([.F201] / MAX([.$D$193]; 1E-018))-1" office:value-type="percentage" office:value="0" calcext:value-type="percentage">
            <text:p>0%</text:p>
          </table:table-cell>
          <table:table-cell table:style-name="ce70" table:formula="of:=([.G201] / MAX([.$D$193]; 1E-018))-1" office:value-type="percentage" office:value="0.5" calcext:value-type="percentage">
            <text:p>50%</text:p>
          </table:table-cell>
          <table:table-cell table:style-name="ce70" table:formula="of:=([.H201] / MAX([.$D$193]; 1E-018))-1" office:value-type="percentage" office:value="1" calcext:value-type="percentage">
            <text:p>100%</text:p>
          </table:table-cell>
          <table:table-cell table:style-name="ce70" table:formula="of:=([.I201] / MAX([.$D$193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0" table:formula="of:=([.D202] / MAX([.$D$193]; 1E-018))-1" office:value-type="percentage" office:value="0.25" calcext:value-type="percentage">
            <text:p>25%</text:p>
          </table:table-cell>
          <table:table-cell table:style-name="ce70" table:formula="of:=([.E202] / MAX([.$D$193]; 1E-018))-1" office:value-type="percentage" office:value="0.875" calcext:value-type="percentage">
            <text:p>88%</text:p>
          </table:table-cell>
          <table:table-cell table:style-name="ce70" table:formula="of:=([.F202] / MAX([.$D$193]; 1E-018))-1" office:value-type="percentage" office:value="0.25" calcext:value-type="percentage">
            <text:p>25%</text:p>
          </table:table-cell>
          <table:table-cell table:style-name="ce70" table:formula="of:=([.G202] / MAX([.$D$193]; 1E-018))-1" office:value-type="percentage" office:value="0.875" calcext:value-type="percentage">
            <text:p>88%</text:p>
          </table:table-cell>
          <table:table-cell table:style-name="ce70" table:formula="of:=([.H202] / MAX([.$D$193]; 1E-018))-1" office:value-type="percentage" office:value="1.5" calcext:value-type="percentage">
            <text:p>150%</text:p>
          </table:table-cell>
          <table:table-cell table:style-name="ce70" table:formula="of:=([.I202] / MAX([.$D$193]; 1E-018))-1" office:value-type="percentage" office:value="2.125" calcext:value-type="percentage">
            <text:p>213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0" table:formula="of:=([.D203] / MAX([.$D$193]; 1E-018))-1" office:value-type="percentage" office:value="0" calcext:value-type="percentage">
            <text:p>0%</text:p>
          </table:table-cell>
          <table:table-cell table:style-name="ce70" table:formula="of:=([.E203] / MAX([.$D$193]; 1E-018))-1" office:value-type="percentage" office:value="0.5" calcext:value-type="percentage">
            <text:p>50%</text:p>
          </table:table-cell>
          <table:table-cell table:style-name="ce70" table:formula="of:=([.F203] / MAX([.$D$193]; 1E-018))-1" office:value-type="percentage" office:value="0" calcext:value-type="percentage">
            <text:p>0%</text:p>
          </table:table-cell>
          <table:table-cell table:style-name="ce70" table:formula="of:=([.G203] / MAX([.$D$193]; 1E-018))-1" office:value-type="percentage" office:value="0.5" calcext:value-type="percentage">
            <text:p>50%</text:p>
          </table:table-cell>
          <table:table-cell table:style-name="ce70" table:formula="of:=([.H203] / MAX([.$D$193]; 1E-018))-1" office:value-type="percentage" office:value="1" calcext:value-type="percentage">
            <text:p>100%</text:p>
          </table:table-cell>
          <table:table-cell table:style-name="ce70" table:formula="of:=([.I203] / MAX([.$D$193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204] / MAX([.$D$193]; 1E-018))-1" office:value-type="percentage" office:value="0.1" calcext:value-type="percentage">
            <text:p>10%</text:p>
          </table:table-cell>
          <table:table-cell table:style-name="ce70" table:formula="of:=([.E204] / MAX([.$D$193]; 1E-018))-1" office:value-type="percentage" office:value="0.65" calcext:value-type="percentage">
            <text:p>65%</text:p>
          </table:table-cell>
          <table:table-cell table:style-name="ce70" table:formula="of:=([.F204] / MAX([.$D$193]; 1E-018))-1" office:value-type="percentage" office:value="0.1" calcext:value-type="percentage">
            <text:p>10%</text:p>
          </table:table-cell>
          <table:table-cell table:style-name="ce70" table:formula="of:=([.G204] / MAX([.$D$193]; 1E-018))-1" office:value-type="percentage" office:value="0.65" calcext:value-type="percentage">
            <text:p>65%</text:p>
          </table:table-cell>
          <table:table-cell table:style-name="ce70" table:formula="of:=([.H204] / MAX([.$D$193]; 1E-018))-1" office:value-type="percentage" office:value="1.2" calcext:value-type="percentage">
            <text:p>120%</text:p>
          </table:table-cell>
          <table:table-cell table:style-name="ce70" table:formula="of:=([.I204] / MAX([.$D$193]; 1E-018))-1" office:value-type="percentage" office:value="1.75" calcext:value-type="percentage">
            <text:p>175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205] / MAX([.$D$193]; 1E-018))-1" office:value-type="percentage" office:value="0.2" calcext:value-type="percentage">
            <text:p>20%</text:p>
          </table:table-cell>
          <table:table-cell table:style-name="ce70" table:formula="of:=([.E205] / MAX([.$D$193]; 1E-018))-1" office:value-type="percentage" office:value="0.8" calcext:value-type="percentage">
            <text:p>80%</text:p>
          </table:table-cell>
          <table:table-cell table:style-name="ce70" table:formula="of:=([.F205] / MAX([.$D$193]; 1E-018))-1" office:value-type="percentage" office:value="0.2" calcext:value-type="percentage">
            <text:p>20%</text:p>
          </table:table-cell>
          <table:table-cell table:style-name="ce70" table:formula="of:=([.G205] / MAX([.$D$193]; 1E-018))-1" office:value-type="percentage" office:value="0.8" calcext:value-type="percentage">
            <text:p>80%</text:p>
          </table:table-cell>
          <table:table-cell table:style-name="ce70" table:formula="of:=([.H205] / MAX([.$D$193]; 1E-018))-1" office:value-type="percentage" office:value="1.4" calcext:value-type="percentage">
            <text:p>140%</text:p>
          </table:table-cell>
          <table:table-cell table:style-name="ce70" table:formula="of:=([.I205] / MAX([.$D$193]; 1E-018))-1" office:value-type="percentage" office:value="2" calcext:value-type="percentage">
            <text:p>2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206] / MAX([.$D$193]; 1E-018))-1" office:value-type="percentage" office:value="0.3" calcext:value-type="percentage">
            <text:p>30%</text:p>
          </table:table-cell>
          <table:table-cell table:style-name="ce70" table:formula="of:=([.E206] / MAX([.$D$193]; 1E-018))-1" office:value-type="percentage" office:value="0.95" calcext:value-type="percentage">
            <text:p>95%</text:p>
          </table:table-cell>
          <table:table-cell table:style-name="ce70" table:formula="of:=([.F206] / MAX([.$D$193]; 1E-018))-1" office:value-type="percentage" office:value="0.3" calcext:value-type="percentage">
            <text:p>30%</text:p>
          </table:table-cell>
          <table:table-cell table:style-name="ce70" table:formula="of:=([.G206] / MAX([.$D$193]; 1E-018))-1" office:value-type="percentage" office:value="0.95" calcext:value-type="percentage">
            <text:p>95%</text:p>
          </table:table-cell>
          <table:table-cell table:style-name="ce70" table:formula="of:=([.H206] / MAX([.$D$193]; 1E-018))-1" office:value-type="percentage" office:value="1.6" calcext:value-type="percentage">
            <text:p>160%</text:p>
          </table:table-cell>
          <table:table-cell table:style-name="ce70" table:formula="of:=([.I206] / MAX([.$D$193]; 1E-018))-1" office:value-type="percentage" office:value="2.25" calcext:value-type="percentage">
            <text:p>225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Bonus Compared To Gun 1</text:p>
          </table:table-cell>
          <table:table-cell table:style-name="ce70" table:formula="of:=([.D207] / MAX([.$D$193]; 1E-018))-1" office:value-type="percentage" office:value="0.1" calcext:value-type="percentage">
            <text:p>10%</text:p>
          </table:table-cell>
          <table:table-cell table:style-name="ce70" table:formula="of:=([.E207] / MAX([.$D$193]; 1E-018))-1" office:value-type="percentage" office:value="0.65" calcext:value-type="percentage">
            <text:p>65%</text:p>
          </table:table-cell>
          <table:table-cell table:style-name="ce70" table:formula="of:=([.F207] / MAX([.$D$193]; 1E-018))-1" office:value-type="percentage" office:value="0.1" calcext:value-type="percentage">
            <text:p>10%</text:p>
          </table:table-cell>
          <table:table-cell table:style-name="ce70" table:formula="of:=([.G207] / MAX([.$D$193]; 1E-018))-1" office:value-type="percentage" office:value="0.65" calcext:value-type="percentage">
            <text:p>65%</text:p>
          </table:table-cell>
          <table:table-cell table:style-name="ce70" table:formula="of:=([.H207] / MAX([.$D$193]; 1E-018))-1" office:value-type="percentage" office:value="1.2" calcext:value-type="percentage">
            <text:p>120%</text:p>
          </table:table-cell>
          <table:table-cell table:style-name="ce70" table:formula="of:=([.I207] / MAX([.$D$193]; 1E-018))-1" office:value-type="percentage" office:value="1.75" calcext:value-type="percentage">
            <text:p>175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Bonus Compared To Gun 1</text:p>
          </table:table-cell>
          <table:table-cell table:style-name="ce70" table:formula="of:=([.D208] / MAX([.$D$193]; 1E-018))-1" office:value-type="percentage" office:value="0.2" calcext:value-type="percentage">
            <text:p>20%</text:p>
          </table:table-cell>
          <table:table-cell table:style-name="ce70" table:formula="of:=([.E208] / MAX([.$D$193]; 1E-018))-1" office:value-type="percentage" office:value="0.8" calcext:value-type="percentage">
            <text:p>80%</text:p>
          </table:table-cell>
          <table:table-cell table:style-name="ce70" table:formula="of:=([.F208] / MAX([.$D$193]; 1E-018))-1" office:value-type="percentage" office:value="0.2" calcext:value-type="percentage">
            <text:p>20%</text:p>
          </table:table-cell>
          <table:table-cell table:style-name="ce70" table:formula="of:=([.G208] / MAX([.$D$193]; 1E-018))-1" office:value-type="percentage" office:value="0.8" calcext:value-type="percentage">
            <text:p>80%</text:p>
          </table:table-cell>
          <table:table-cell table:style-name="ce70" table:formula="of:=([.H208] / MAX([.$D$193]; 1E-018))-1" office:value-type="percentage" office:value="1.4" calcext:value-type="percentage">
            <text:p>140%</text:p>
          </table:table-cell>
          <table:table-cell table:style-name="ce70" table:formula="of:=([.I208] / MAX([.$D$193]; 1E-018))-1" office:value-type="percentage" office:value="2" calcext:value-type="percentage">
            <text:p>2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Bonus Compared To Gun 1</text:p>
          </table:table-cell>
          <table:table-cell table:style-name="ce70" table:formula="of:=([.D209] / MAX([.$D$193]; 1E-018))-1" office:value-type="percentage" office:value="0.3" calcext:value-type="percentage">
            <text:p>30%</text:p>
          </table:table-cell>
          <table:table-cell table:style-name="ce70" table:formula="of:=([.E209] / MAX([.$D$193]; 1E-018))-1" office:value-type="percentage" office:value="0.95" calcext:value-type="percentage">
            <text:p>95%</text:p>
          </table:table-cell>
          <table:table-cell table:style-name="ce70" table:formula="of:=([.F209] / MAX([.$D$193]; 1E-018))-1" office:value-type="percentage" office:value="0.3" calcext:value-type="percentage">
            <text:p>30%</text:p>
          </table:table-cell>
          <table:table-cell table:style-name="ce70" table:formula="of:=([.G209] / MAX([.$D$193]; 1E-018))-1" office:value-type="percentage" office:value="0.95" calcext:value-type="percentage">
            <text:p>95%</text:p>
          </table:table-cell>
          <table:table-cell table:style-name="ce70" table:formula="of:=([.H209] / MAX([.$D$193]; 1E-018))-1" office:value-type="percentage" office:value="1.6" calcext:value-type="percentage">
            <text:p>160%</text:p>
          </table:table-cell>
          <table:table-cell table:style-name="ce70" table:formula="of:=([.I209] / MAX([.$D$193]; 1E-018))-1" office:value-type="percentage" office:value="2.25" calcext:value-type="percentage">
            <text:p>225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210] / MAX([.$D$193]; 1E-018))-1" office:value-type="percentage" office:value="0.2" calcext:value-type="percentage">
            <text:p>20%</text:p>
          </table:table-cell>
          <table:table-cell table:style-name="ce70" table:formula="of:=([.E210] / MAX([.$D$193]; 1E-018))-1" office:value-type="percentage" office:value="0.8" calcext:value-type="percentage">
            <text:p>80%</text:p>
          </table:table-cell>
          <table:table-cell table:style-name="ce70" table:formula="of:=([.F210] / MAX([.$D$193]; 1E-018))-1" office:value-type="percentage" office:value="0.2" calcext:value-type="percentage">
            <text:p>20%</text:p>
          </table:table-cell>
          <table:table-cell table:style-name="ce70" table:formula="of:=([.G210] / MAX([.$D$193]; 1E-018))-1" office:value-type="percentage" office:value="0.8" calcext:value-type="percentage">
            <text:p>80%</text:p>
          </table:table-cell>
          <table:table-cell table:style-name="ce70" table:formula="of:=([.H210] / MAX([.$D$193]; 1E-018))-1" office:value-type="percentage" office:value="1.4" calcext:value-type="percentage">
            <text:p>140%</text:p>
          </table:table-cell>
          <table:table-cell table:style-name="ce70" table:formula="of:=([.I210] / MAX([.$D$193]; 1E-018))-1" office:value-type="percentage" office:value="2" calcext:value-type="percentage">
            <text:p>2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211] / MAX([.$D$193]; 1E-018))-1" office:value-type="percentage" office:value="0" calcext:value-type="percentage">
            <text:p>0%</text:p>
          </table:table-cell>
          <table:table-cell table:style-name="ce70" table:formula="of:=([.E211] / MAX([.$D$193]; 1E-018))-1" office:value-type="percentage" office:value="0.5" calcext:value-type="percentage">
            <text:p>50%</text:p>
          </table:table-cell>
          <table:table-cell table:style-name="ce70" table:formula="of:=([.F211] / MAX([.$D$193]; 1E-018))-1" office:value-type="percentage" office:value="0" calcext:value-type="percentage">
            <text:p>0%</text:p>
          </table:table-cell>
          <table:table-cell table:style-name="ce70" table:formula="of:=([.G211] / MAX([.$D$193]; 1E-018))-1" office:value-type="percentage" office:value="0.5" calcext:value-type="percentage">
            <text:p>50%</text:p>
          </table:table-cell>
          <table:table-cell table:style-name="ce70" table:formula="of:=([.H211] / MAX([.$D$193]; 1E-018))-1" office:value-type="percentage" office:value="1" calcext:value-type="percentage">
            <text:p>100%</text:p>
          </table:table-cell>
          <table:table-cell table:style-name="ce70" table:formula="of:=([.I211] / MAX([.$D$193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212] / MAX([.$D$193]; 1E-018))-1" office:value-type="percentage" office:value="0" calcext:value-type="percentage">
            <text:p>0%</text:p>
          </table:table-cell>
          <table:table-cell table:style-name="ce70" table:formula="of:=([.E212] / MAX([.$D$193]; 1E-018))-1" office:value-type="percentage" office:value="0.5" calcext:value-type="percentage">
            <text:p>50%</text:p>
          </table:table-cell>
          <table:table-cell table:style-name="ce70" table:formula="of:=([.F212] / MAX([.$D$193]; 1E-018))-1" office:value-type="percentage" office:value="0" calcext:value-type="percentage">
            <text:p>0%</text:p>
          </table:table-cell>
          <table:table-cell table:style-name="ce70" table:formula="of:=([.G212] / MAX([.$D$193]; 1E-018))-1" office:value-type="percentage" office:value="0.5" calcext:value-type="percentage">
            <text:p>50%</text:p>
          </table:table-cell>
          <table:table-cell table:style-name="ce70" table:formula="of:=([.H212] / MAX([.$D$193]; 1E-018))-1" office:value-type="percentage" office:value="1" calcext:value-type="percentage">
            <text:p>100%</text:p>
          </table:table-cell>
          <table:table-cell table:style-name="ce70" table:formula="of:=([.I212] / MAX([.$D$193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0" table:formula="of:=([.D213] / MAX([.$D$193]; 1E-018))-1" office:value-type="percentage" office:value="0" calcext:value-type="percentage">
            <text:p>0%</text:p>
          </table:table-cell>
          <table:table-cell table:style-name="ce70" table:formula="of:=([.E213] / MAX([.$D$193]; 1E-018))-1" office:value-type="percentage" office:value="0.5" calcext:value-type="percentage">
            <text:p>50%</text:p>
          </table:table-cell>
          <table:table-cell table:style-name="ce70" table:formula="of:=([.F213] / MAX([.$D$193]; 1E-018))-1" office:value-type="percentage" office:value="0" calcext:value-type="percentage">
            <text:p>0%</text:p>
          </table:table-cell>
          <table:table-cell table:style-name="ce70" table:formula="of:=([.G213] / MAX([.$D$193]; 1E-018))-1" office:value-type="percentage" office:value="0.5" calcext:value-type="percentage">
            <text:p>50%</text:p>
          </table:table-cell>
          <table:table-cell table:style-name="ce70" table:formula="of:=([.H213] / MAX([.$D$193]; 1E-018))-1" office:value-type="percentage" office:value="1" calcext:value-type="percentage">
            <text:p>100%</text:p>
          </table:table-cell>
          <table:table-cell table:style-name="ce70" table:formula="of:=([.I213] / MAX([.$D$193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0" table:formula="of:=([.D214] / MAX([.$D$193]; 1E-018))-1" office:value-type="percentage" office:value="0" calcext:value-type="percentage">
            <text:p>0%</text:p>
          </table:table-cell>
          <table:table-cell table:style-name="ce70" table:formula="of:=([.E214] / MAX([.$D$193]; 1E-018))-1" office:value-type="percentage" office:value="0.5" calcext:value-type="percentage">
            <text:p>50%</text:p>
          </table:table-cell>
          <table:table-cell table:style-name="ce70" table:formula="of:=([.F214] / MAX([.$D$193]; 1E-018))-1" office:value-type="percentage" office:value="0" calcext:value-type="percentage">
            <text:p>0%</text:p>
          </table:table-cell>
          <table:table-cell table:style-name="ce70" table:formula="of:=([.G214] / MAX([.$D$193]; 1E-018))-1" office:value-type="percentage" office:value="0.5" calcext:value-type="percentage">
            <text:p>50%</text:p>
          </table:table-cell>
          <table:table-cell table:style-name="ce70" table:formula="of:=([.H214] / MAX([.$D$193]; 1E-018))-1" office:value-type="percentage" office:value="1" calcext:value-type="percentage">
            <text:p>100%</text:p>
          </table:table-cell>
          <table:table-cell table:style-name="ce70" table:formula="of:=([.I214] / MAX([.$D$193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0" table:formula="of:=([.D215] / MAX([.$D$193]; 1E-018))-1" office:value-type="percentage" office:value="0" calcext:value-type="percentage">
            <text:p>0%</text:p>
          </table:table-cell>
          <table:table-cell table:style-name="ce70" table:formula="of:=([.E215] / MAX([.$D$193]; 1E-018))-1" office:value-type="percentage" office:value="0.5" calcext:value-type="percentage">
            <text:p>50%</text:p>
          </table:table-cell>
          <table:table-cell table:style-name="ce70" table:formula="of:=([.F215] / MAX([.$D$193]; 1E-018))-1" office:value-type="percentage" office:value="0" calcext:value-type="percentage">
            <text:p>0%</text:p>
          </table:table-cell>
          <table:table-cell table:style-name="ce70" table:formula="of:=([.G215] / MAX([.$D$193]; 1E-018))-1" office:value-type="percentage" office:value="0.5" calcext:value-type="percentage">
            <text:p>50%</text:p>
          </table:table-cell>
          <table:table-cell table:style-name="ce70" table:formula="of:=([.H215] / MAX([.$D$193]; 1E-018))-1" office:value-type="percentage" office:value="1" calcext:value-type="percentage">
            <text:p>100%</text:p>
          </table:table-cell>
          <table:table-cell table:style-name="ce70" table:formula="of:=([.I215] / MAX([.$D$193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216] / MAX([.$D$193]; 1E-018))-1" office:value-type="percentage" office:value="0.1" calcext:value-type="percentage">
            <text:p>10%</text:p>
          </table:table-cell>
          <table:table-cell table:style-name="ce70" table:formula="of:=([.E216] / MAX([.$D$193]; 1E-018))-1" office:value-type="percentage" office:value="0.65" calcext:value-type="percentage">
            <text:p>65%</text:p>
          </table:table-cell>
          <table:table-cell table:style-name="ce70" table:formula="of:=([.F216] / MAX([.$D$193]; 1E-018))-1" office:value-type="percentage" office:value="0.1" calcext:value-type="percentage">
            <text:p>10%</text:p>
          </table:table-cell>
          <table:table-cell table:style-name="ce70" table:formula="of:=([.G216] / MAX([.$D$193]; 1E-018))-1" office:value-type="percentage" office:value="0.65" calcext:value-type="percentage">
            <text:p>65%</text:p>
          </table:table-cell>
          <table:table-cell table:style-name="ce70" table:formula="of:=([.H216] / MAX([.$D$193]; 1E-018))-1" office:value-type="percentage" office:value="1.2" calcext:value-type="percentage">
            <text:p>120%</text:p>
          </table:table-cell>
          <table:table-cell table:style-name="ce70" table:formula="of:=([.I216] / MAX([.$D$193]; 1E-018))-1" office:value-type="percentage" office:value="1.75" calcext:value-type="percentage">
            <text:p>175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217] / MAX([.$D$193]; 1E-018))-1" office:value-type="percentage" office:value="0.2" calcext:value-type="percentage">
            <text:p>20%</text:p>
          </table:table-cell>
          <table:table-cell table:style-name="ce70" table:formula="of:=([.E217] / MAX([.$D$193]; 1E-018))-1" office:value-type="percentage" office:value="0.8" calcext:value-type="percentage">
            <text:p>80%</text:p>
          </table:table-cell>
          <table:table-cell table:style-name="ce70" table:formula="of:=([.F217] / MAX([.$D$193]; 1E-018))-1" office:value-type="percentage" office:value="0.2" calcext:value-type="percentage">
            <text:p>20%</text:p>
          </table:table-cell>
          <table:table-cell table:style-name="ce70" table:formula="of:=([.G217] / MAX([.$D$193]; 1E-018))-1" office:value-type="percentage" office:value="0.8" calcext:value-type="percentage">
            <text:p>80%</text:p>
          </table:table-cell>
          <table:table-cell table:style-name="ce70" table:formula="of:=([.H217] / MAX([.$D$193]; 1E-018))-1" office:value-type="percentage" office:value="1.4" calcext:value-type="percentage">
            <text:p>140%</text:p>
          </table:table-cell>
          <table:table-cell table:style-name="ce70" table:formula="of:=([.I217] / MAX([.$D$193]; 1E-018))-1" office:value-type="percentage" office:value="2" calcext:value-type="percentage">
            <text:p>2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218] / MAX([.$D$193]; 1E-018))-1" office:value-type="percentage" office:value="0.3" calcext:value-type="percentage">
            <text:p>30%</text:p>
          </table:table-cell>
          <table:table-cell table:style-name="ce70" table:formula="of:=([.E218] / MAX([.$D$193]; 1E-018))-1" office:value-type="percentage" office:value="0.95" calcext:value-type="percentage">
            <text:p>95%</text:p>
          </table:table-cell>
          <table:table-cell table:style-name="ce70" table:formula="of:=([.F218] / MAX([.$D$193]; 1E-018))-1" office:value-type="percentage" office:value="0.3" calcext:value-type="percentage">
            <text:p>30%</text:p>
          </table:table-cell>
          <table:table-cell table:style-name="ce70" table:formula="of:=([.G218] / MAX([.$D$193]; 1E-018))-1" office:value-type="percentage" office:value="0.95" calcext:value-type="percentage">
            <text:p>95%</text:p>
          </table:table-cell>
          <table:table-cell table:style-name="ce70" table:formula="of:=([.H218] / MAX([.$D$193]; 1E-018))-1" office:value-type="percentage" office:value="1.6" calcext:value-type="percentage">
            <text:p>160%</text:p>
          </table:table-cell>
          <table:table-cell table:style-name="ce70" table:formula="of:=([.I218] / MAX([.$D$193]; 1E-018))-1" office:value-type="percentage" office:value="2.25" calcext:value-type="percentage">
            <text:p>22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0" table:formula="of:=([.D219] / MAX([.$D$193]; 1E-018))-1" office:value-type="percentage" office:value="0.3" calcext:value-type="percentage">
            <text:p>30%</text:p>
          </table:table-cell>
          <table:table-cell table:style-name="ce70" table:formula="of:=([.E219] / MAX([.$D$193]; 1E-018))-1" office:value-type="percentage" office:value="0.95" calcext:value-type="percentage">
            <text:p>95%</text:p>
          </table:table-cell>
          <table:table-cell table:style-name="ce70" table:formula="of:=([.F219] / MAX([.$D$193]; 1E-018))-1" office:value-type="percentage" office:value="0.3" calcext:value-type="percentage">
            <text:p>30%</text:p>
          </table:table-cell>
          <table:table-cell table:style-name="ce70" table:formula="of:=([.G219] / MAX([.$D$193]; 1E-018))-1" office:value-type="percentage" office:value="0.95" calcext:value-type="percentage">
            <text:p>95%</text:p>
          </table:table-cell>
          <table:table-cell table:style-name="ce70" table:formula="of:=([.H219] / MAX([.$D$193]; 1E-018))-1" office:value-type="percentage" office:value="1.6" calcext:value-type="percentage">
            <text:p>160%</text:p>
          </table:table-cell>
          <table:table-cell table:style-name="ce70" table:formula="of:=([.I219] / MAX([.$D$193]; 1E-018))-1" office:value-type="percentage" office:value="2.25" calcext:value-type="percentage">
            <text:p>22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0" table:formula="of:=([.D220] / MAX([.$D$193]; 1E-018))-1" office:value-type="percentage" office:value="0.4" calcext:value-type="percentage">
            <text:p>40%</text:p>
          </table:table-cell>
          <table:table-cell table:style-name="ce70" table:formula="of:=([.E220] / MAX([.$D$193]; 1E-018))-1" office:value-type="percentage" office:value="1.1" calcext:value-type="percentage">
            <text:p>110%</text:p>
          </table:table-cell>
          <table:table-cell table:style-name="ce70" table:formula="of:=([.F220] / MAX([.$D$193]; 1E-018))-1" office:value-type="percentage" office:value="0.4" calcext:value-type="percentage">
            <text:p>40%</text:p>
          </table:table-cell>
          <table:table-cell table:style-name="ce70" table:formula="of:=([.G220] / MAX([.$D$193]; 1E-018))-1" office:value-type="percentage" office:value="1.1" calcext:value-type="percentage">
            <text:p>110%</text:p>
          </table:table-cell>
          <table:table-cell table:style-name="ce70" table:formula="of:=([.H220] / MAX([.$D$193]; 1E-018))-1" office:value-type="percentage" office:value="1.8" calcext:value-type="percentage">
            <text:p>180%</text:p>
          </table:table-cell>
          <table:table-cell table:style-name="ce70" table:formula="of:=([.I220] / MAX([.$D$193]; 1E-018))-1" office:value-type="percentage" office:value="2.5" calcext:value-type="percentage">
            <text:p>25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0" table:formula="of:=([.D221] / MAX([.$D$193]; 1E-018))-1" office:value-type="percentage" office:value="0.5" calcext:value-type="percentage">
            <text:p>50%</text:p>
          </table:table-cell>
          <table:table-cell table:style-name="ce70" table:formula="of:=([.E221] / MAX([.$D$193]; 1E-018))-1" office:value-type="percentage" office:value="1.25" calcext:value-type="percentage">
            <text:p>125%</text:p>
          </table:table-cell>
          <table:table-cell table:style-name="ce70" table:formula="of:=([.F221] / MAX([.$D$193]; 1E-018))-1" office:value-type="percentage" office:value="0.5" calcext:value-type="percentage">
            <text:p>50%</text:p>
          </table:table-cell>
          <table:table-cell table:style-name="ce70" table:formula="of:=([.G221] / MAX([.$D$193]; 1E-018))-1" office:value-type="percentage" office:value="1.25" calcext:value-type="percentage">
            <text:p>125%</text:p>
          </table:table-cell>
          <table:table-cell table:style-name="ce70" table:formula="of:=([.H221] / MAX([.$D$193]; 1E-018))-1" office:value-type="percentage" office:value="2" calcext:value-type="percentage">
            <text:p>200%</text:p>
          </table:table-cell>
          <table:table-cell table:style-name="ce70" table:formula="of:=([.I221] / MAX([.$D$193]; 1E-018))-1" office:value-type="percentage" office:value="2.75" calcext:value-type="percentage">
            <text:p>275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222] / MAX([.$D$193]; 1E-018))-1" office:value-type="percentage" office:value="0.1" calcext:value-type="percentage">
            <text:p>10%</text:p>
          </table:table-cell>
          <table:table-cell table:style-name="ce70" table:formula="of:=([.E222] / MAX([.$D$193]; 1E-018))-1" office:value-type="percentage" office:value="0.65" calcext:value-type="percentage">
            <text:p>65%</text:p>
          </table:table-cell>
          <table:table-cell table:style-name="ce70" table:formula="of:=([.F222] / MAX([.$D$193]; 1E-018))-1" office:value-type="percentage" office:value="0.1" calcext:value-type="percentage">
            <text:p>10%</text:p>
          </table:table-cell>
          <table:table-cell table:style-name="ce70" table:formula="of:=([.G222] / MAX([.$D$193]; 1E-018))-1" office:value-type="percentage" office:value="0.65" calcext:value-type="percentage">
            <text:p>65%</text:p>
          </table:table-cell>
          <table:table-cell table:style-name="ce70" table:formula="of:=([.H222] / MAX([.$D$193]; 1E-018))-1" office:value-type="percentage" office:value="1.2" calcext:value-type="percentage">
            <text:p>120%</text:p>
          </table:table-cell>
          <table:table-cell table:style-name="ce70" table:formula="of:=([.I222] / MAX([.$D$193]; 1E-018))-1" office:value-type="percentage" office:value="1.75" calcext:value-type="percentage">
            <text:p>175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223] / MAX([.$D$193]; 1E-018))-1" office:value-type="percentage" office:value="0.2" calcext:value-type="percentage">
            <text:p>20%</text:p>
          </table:table-cell>
          <table:table-cell table:style-name="ce70" table:formula="of:=([.E223] / MAX([.$D$193]; 1E-018))-1" office:value-type="percentage" office:value="0.8" calcext:value-type="percentage">
            <text:p>80%</text:p>
          </table:table-cell>
          <table:table-cell table:style-name="ce70" table:formula="of:=([.F223] / MAX([.$D$193]; 1E-018))-1" office:value-type="percentage" office:value="0.2" calcext:value-type="percentage">
            <text:p>20%</text:p>
          </table:table-cell>
          <table:table-cell table:style-name="ce70" table:formula="of:=([.G223] / MAX([.$D$193]; 1E-018))-1" office:value-type="percentage" office:value="0.8" calcext:value-type="percentage">
            <text:p>80%</text:p>
          </table:table-cell>
          <table:table-cell table:style-name="ce70" table:formula="of:=([.H223] / MAX([.$D$193]; 1E-018))-1" office:value-type="percentage" office:value="1.4" calcext:value-type="percentage">
            <text:p>140%</text:p>
          </table:table-cell>
          <table:table-cell table:style-name="ce70" table:formula="of:=([.I223] / MAX([.$D$193]; 1E-018))-1" office:value-type="percentage" office:value="2" calcext:value-type="percentage">
            <text:p>2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224] / MAX([.$D$193]; 1E-018))-1" office:value-type="percentage" office:value="0.3" calcext:value-type="percentage">
            <text:p>30%</text:p>
          </table:table-cell>
          <table:table-cell table:style-name="ce70" table:formula="of:=([.E224] / MAX([.$D$193]; 1E-018))-1" office:value-type="percentage" office:value="0.95" calcext:value-type="percentage">
            <text:p>95%</text:p>
          </table:table-cell>
          <table:table-cell table:style-name="ce70" table:formula="of:=([.F224] / MAX([.$D$193]; 1E-018))-1" office:value-type="percentage" office:value="0.3" calcext:value-type="percentage">
            <text:p>30%</text:p>
          </table:table-cell>
          <table:table-cell table:style-name="ce70" table:formula="of:=([.G224] / MAX([.$D$193]; 1E-018))-1" office:value-type="percentage" office:value="0.95" calcext:value-type="percentage">
            <text:p>95%</text:p>
          </table:table-cell>
          <table:table-cell table:style-name="ce70" table:formula="of:=([.H224] / MAX([.$D$193]; 1E-018))-1" office:value-type="percentage" office:value="1.6" calcext:value-type="percentage">
            <text:p>160%</text:p>
          </table:table-cell>
          <table:table-cell table:style-name="ce70" table:formula="of:=([.I224] / MAX([.$D$193]; 1E-018))-1" office:value-type="percentage" office:value="2.25" calcext:value-type="percentage">
            <text:p>22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0" table:formula="of:=([.D225] / MAX([.$D$193]; 1E-018))-1" office:value-type="percentage" office:value="0.35" calcext:value-type="percentage">
            <text:p>35%</text:p>
          </table:table-cell>
          <table:table-cell table:style-name="ce70" table:formula="of:=([.E225] / MAX([.$D$193]; 1E-018))-1" office:value-type="percentage" office:value="1.025" calcext:value-type="percentage">
            <text:p>103%</text:p>
          </table:table-cell>
          <table:table-cell table:style-name="ce70" table:formula="of:=([.F225] / MAX([.$D$193]; 1E-018))-1" office:value-type="percentage" office:value="0.35" calcext:value-type="percentage">
            <text:p>35%</text:p>
          </table:table-cell>
          <table:table-cell table:style-name="ce70" table:formula="of:=([.G225] / MAX([.$D$193]; 1E-018))-1" office:value-type="percentage" office:value="1.025" calcext:value-type="percentage">
            <text:p>103%</text:p>
          </table:table-cell>
          <table:table-cell table:style-name="ce70" table:formula="of:=([.H225] / MAX([.$D$193]; 1E-018))-1" office:value-type="percentage" office:value="1.7" calcext:value-type="percentage">
            <text:p>170%</text:p>
          </table:table-cell>
          <table:table-cell table:style-name="ce70" table:formula="of:=([.I225] / MAX([.$D$193]; 1E-018))-1" office:value-type="percentage" office:value="2.375" calcext:value-type="percentage">
            <text:p>238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0" table:formula="of:=([.D226] / MAX([.$D$193]; 1E-018))-1" office:value-type="percentage" office:value="0.45" calcext:value-type="percentage">
            <text:p>45%</text:p>
          </table:table-cell>
          <table:table-cell table:style-name="ce70" table:formula="of:=([.E226] / MAX([.$D$193]; 1E-018))-1" office:value-type="percentage" office:value="1.175" calcext:value-type="percentage">
            <text:p>118%</text:p>
          </table:table-cell>
          <table:table-cell table:style-name="ce70" table:formula="of:=([.F226] / MAX([.$D$193]; 1E-018))-1" office:value-type="percentage" office:value="0.45" calcext:value-type="percentage">
            <text:p>45%</text:p>
          </table:table-cell>
          <table:table-cell table:style-name="ce70" table:formula="of:=([.G226] / MAX([.$D$193]; 1E-018))-1" office:value-type="percentage" office:value="1.175" calcext:value-type="percentage">
            <text:p>118%</text:p>
          </table:table-cell>
          <table:table-cell table:style-name="ce70" table:formula="of:=([.H226] / MAX([.$D$193]; 1E-018))-1" office:value-type="percentage" office:value="1.9" calcext:value-type="percentage">
            <text:p>190%</text:p>
          </table:table-cell>
          <table:table-cell table:style-name="ce70" table:formula="of:=([.I226] / MAX([.$D$193]; 1E-018))-1" office:value-type="percentage" office:value="2.625" calcext:value-type="percentage">
            <text:p>263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0" table:formula="of:=([.D227] / MAX([.$D$193]; 1E-018))-1" office:value-type="percentage" office:value="0.55" calcext:value-type="percentage">
            <text:p>55%</text:p>
          </table:table-cell>
          <table:table-cell table:style-name="ce70" table:formula="of:=([.E227] / MAX([.$D$193]; 1E-018))-1" office:value-type="percentage" office:value="1.325" calcext:value-type="percentage">
            <text:p>133%</text:p>
          </table:table-cell>
          <table:table-cell table:style-name="ce70" table:formula="of:=([.F227] / MAX([.$D$193]; 1E-018))-1" office:value-type="percentage" office:value="0.55" calcext:value-type="percentage">
            <text:p>55%</text:p>
          </table:table-cell>
          <table:table-cell table:style-name="ce70" table:formula="of:=([.G227] / MAX([.$D$193]; 1E-018))-1" office:value-type="percentage" office:value="1.325" calcext:value-type="percentage">
            <text:p>133%</text:p>
          </table:table-cell>
          <table:table-cell table:style-name="ce70" table:formula="of:=([.H227] / MAX([.$D$193]; 1E-018))-1" office:value-type="percentage" office:value="2.1" calcext:value-type="percentage">
            <text:p>210%</text:p>
          </table:table-cell>
          <table:table-cell table:style-name="ce70" table:formula="of:=([.I227] / MAX([.$D$193]; 1E-018))-1" office:value-type="percentage" office:value="2.875" calcext:value-type="percentage">
            <text:p>288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228] / MAX([.$D$193]; 1E-018))-1" office:value-type="percentage" office:value="0.4" calcext:value-type="percentage">
            <text:p>40%</text:p>
          </table:table-cell>
          <table:table-cell table:style-name="ce70" table:formula="of:=([.E228] / MAX([.$D$193]; 1E-018))-1" office:value-type="percentage" office:value="1.1" calcext:value-type="percentage">
            <text:p>110%</text:p>
          </table:table-cell>
          <table:table-cell table:style-name="ce70" table:formula="of:=([.F228] / MAX([.$D$193]; 1E-018))-1" office:value-type="percentage" office:value="0.4" calcext:value-type="percentage">
            <text:p>40%</text:p>
          </table:table-cell>
          <table:table-cell table:style-name="ce70" table:formula="of:=([.G228] / MAX([.$D$193]; 1E-018))-1" office:value-type="percentage" office:value="1.1" calcext:value-type="percentage">
            <text:p>110%</text:p>
          </table:table-cell>
          <table:table-cell table:style-name="ce70" table:formula="of:=([.H228] / MAX([.$D$193]; 1E-018))-1" office:value-type="percentage" office:value="1.8" calcext:value-type="percentage">
            <text:p>180%</text:p>
          </table:table-cell>
          <table:table-cell table:style-name="ce70" table:formula="of:=([.I228] / MAX([.$D$193]; 1E-018))-1" office:value-type="percentage" office:value="2.5" calcext:value-type="percentage">
            <text:p>25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229] / MAX([.$D$193]; 1E-018))-1" office:value-type="percentage" office:value="0.5" calcext:value-type="percentage">
            <text:p>50%</text:p>
          </table:table-cell>
          <table:table-cell table:style-name="ce70" table:formula="of:=([.E229] / MAX([.$D$193]; 1E-018))-1" office:value-type="percentage" office:value="1.25" calcext:value-type="percentage">
            <text:p>125%</text:p>
          </table:table-cell>
          <table:table-cell table:style-name="ce70" table:formula="of:=([.F229] / MAX([.$D$193]; 1E-018))-1" office:value-type="percentage" office:value="0.5" calcext:value-type="percentage">
            <text:p>50%</text:p>
          </table:table-cell>
          <table:table-cell table:style-name="ce70" table:formula="of:=([.G229] / MAX([.$D$193]; 1E-018))-1" office:value-type="percentage" office:value="1.25" calcext:value-type="percentage">
            <text:p>125%</text:p>
          </table:table-cell>
          <table:table-cell table:style-name="ce70" table:formula="of:=([.H229] / MAX([.$D$193]; 1E-018))-1" office:value-type="percentage" office:value="2" calcext:value-type="percentage">
            <text:p>200%</text:p>
          </table:table-cell>
          <table:table-cell table:style-name="ce70" table:formula="of:=([.I229] / MAX([.$D$193]; 1E-018))-1" office:value-type="percentage" office:value="2.75" calcext:value-type="percentage">
            <text:p>275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230] / MAX([.$D$193]; 1E-018))-1" office:value-type="percentage" office:value="0.6" calcext:value-type="percentage">
            <text:p>60%</text:p>
          </table:table-cell>
          <table:table-cell table:style-name="ce70" table:formula="of:=([.E230] / MAX([.$D$193]; 1E-018))-1" office:value-type="percentage" office:value="1.4" calcext:value-type="percentage">
            <text:p>140%</text:p>
          </table:table-cell>
          <table:table-cell table:style-name="ce70" table:formula="of:=([.F230] / MAX([.$D$193]; 1E-018))-1" office:value-type="percentage" office:value="0.6" calcext:value-type="percentage">
            <text:p>60%</text:p>
          </table:table-cell>
          <table:table-cell table:style-name="ce70" table:formula="of:=([.G230] / MAX([.$D$193]; 1E-018))-1" office:value-type="percentage" office:value="1.4" calcext:value-type="percentage">
            <text:p>140%</text:p>
          </table:table-cell>
          <table:table-cell table:style-name="ce70" table:formula="of:=([.H230] / MAX([.$D$193]; 1E-018))-1" office:value-type="percentage" office:value="2.2" calcext:value-type="percentage">
            <text:p>220%</text:p>
          </table:table-cell>
          <table:table-cell table:style-name="ce70" table:formula="of:=([.I230] / MAX([.$D$193]; 1E-018))-1" office:value-type="percentage" office:value="3" calcext:value-type="percentage">
            <text:p>3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0" table:formula="of:=([.D231] / MAX([.$D$193]; 1E-018))-1" office:value-type="percentage" office:value="0.1" calcext:value-type="percentage">
            <text:p>10%</text:p>
          </table:table-cell>
          <table:table-cell table:style-name="ce70" table:formula="of:=([.E231] / MAX([.$D$193]; 1E-018))-1" office:value-type="percentage" office:value="0.65" calcext:value-type="percentage">
            <text:p>65%</text:p>
          </table:table-cell>
          <table:table-cell table:style-name="ce70" table:formula="of:=([.F231] / MAX([.$D$193]; 1E-018))-1" office:value-type="percentage" office:value="0.1" calcext:value-type="percentage">
            <text:p>10%</text:p>
          </table:table-cell>
          <table:table-cell table:style-name="ce70" table:formula="of:=([.G231] / MAX([.$D$193]; 1E-018))-1" office:value-type="percentage" office:value="0.65" calcext:value-type="percentage">
            <text:p>65%</text:p>
          </table:table-cell>
          <table:table-cell table:style-name="ce70" table:formula="of:=([.H231] / MAX([.$D$193]; 1E-018))-1" office:value-type="percentage" office:value="1.2" calcext:value-type="percentage">
            <text:p>120%</text:p>
          </table:table-cell>
          <table:table-cell table:style-name="ce70" table:formula="of:=([.I231] / MAX([.$D$193]; 1E-018))-1" office:value-type="percentage" office:value="1.75" calcext:value-type="percentage">
            <text:p>17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0" table:formula="of:=([.D232] / MAX([.$D$193]; 1E-018))-1" office:value-type="percentage" office:value="0.2" calcext:value-type="percentage">
            <text:p>20%</text:p>
          </table:table-cell>
          <table:table-cell table:style-name="ce70" table:formula="of:=([.E232] / MAX([.$D$193]; 1E-018))-1" office:value-type="percentage" office:value="0.8" calcext:value-type="percentage">
            <text:p>80%</text:p>
          </table:table-cell>
          <table:table-cell table:style-name="ce70" table:formula="of:=([.F232] / MAX([.$D$193]; 1E-018))-1" office:value-type="percentage" office:value="0.2" calcext:value-type="percentage">
            <text:p>20%</text:p>
          </table:table-cell>
          <table:table-cell table:style-name="ce70" table:formula="of:=([.G232] / MAX([.$D$193]; 1E-018))-1" office:value-type="percentage" office:value="0.8" calcext:value-type="percentage">
            <text:p>80%</text:p>
          </table:table-cell>
          <table:table-cell table:style-name="ce70" table:formula="of:=([.H232] / MAX([.$D$193]; 1E-018))-1" office:value-type="percentage" office:value="1.4" calcext:value-type="percentage">
            <text:p>140%</text:p>
          </table:table-cell>
          <table:table-cell table:style-name="ce70" table:formula="of:=([.I232] / MAX([.$D$193]; 1E-018))-1" office:value-type="percentage" office:value="2" calcext:value-type="percentage">
            <text:p>2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0" table:formula="of:=([.D233] / MAX([.$D$193]; 1E-018))-1" office:value-type="percentage" office:value="0.3" calcext:value-type="percentage">
            <text:p>30%</text:p>
          </table:table-cell>
          <table:table-cell table:style-name="ce70" table:formula="of:=([.E233] / MAX([.$D$193]; 1E-018))-1" office:value-type="percentage" office:value="0.95" calcext:value-type="percentage">
            <text:p>95%</text:p>
          </table:table-cell>
          <table:table-cell table:style-name="ce70" table:formula="of:=([.F233] / MAX([.$D$193]; 1E-018))-1" office:value-type="percentage" office:value="0.3" calcext:value-type="percentage">
            <text:p>30%</text:p>
          </table:table-cell>
          <table:table-cell table:style-name="ce70" table:formula="of:=([.G233] / MAX([.$D$193]; 1E-018))-1" office:value-type="percentage" office:value="0.95" calcext:value-type="percentage">
            <text:p>95%</text:p>
          </table:table-cell>
          <table:table-cell table:style-name="ce70" table:formula="of:=([.H233] / MAX([.$D$193]; 1E-018))-1" office:value-type="percentage" office:value="1.6" calcext:value-type="percentage">
            <text:p>160%</text:p>
          </table:table-cell>
          <table:table-cell table:style-name="ce70" table:formula="of:=([.I233] / MAX([.$D$193]; 1E-018))-1" office:value-type="percentage" office:value="2.25" calcext:value-type="percentage">
            <text:p>225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234] / MAX([.$D$193]; 1E-018))-1" office:value-type="percentage" office:value="0.1" calcext:value-type="percentage">
            <text:p>10%</text:p>
          </table:table-cell>
          <table:table-cell table:style-name="ce70" table:formula="of:=([.E234] / MAX([.$D$193]; 1E-018))-1" office:value-type="percentage" office:value="0.65" calcext:value-type="percentage">
            <text:p>65%</text:p>
          </table:table-cell>
          <table:table-cell table:style-name="ce70" table:formula="of:=([.F234] / MAX([.$D$193]; 1E-018))-1" office:value-type="percentage" office:value="0.1" calcext:value-type="percentage">
            <text:p>10%</text:p>
          </table:table-cell>
          <table:table-cell table:style-name="ce70" table:formula="of:=([.G234] / MAX([.$D$193]; 1E-018))-1" office:value-type="percentage" office:value="0.65" calcext:value-type="percentage">
            <text:p>65%</text:p>
          </table:table-cell>
          <table:table-cell table:style-name="ce70" table:formula="of:=([.H234] / MAX([.$D$193]; 1E-018))-1" office:value-type="percentage" office:value="1.2" calcext:value-type="percentage">
            <text:p>120%</text:p>
          </table:table-cell>
          <table:table-cell table:style-name="ce70" table:formula="of:=([.I234] / MAX([.$D$193]; 1E-018))-1" office:value-type="percentage" office:value="1.75" calcext:value-type="percentage">
            <text:p>175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235] / MAX([.$D$193]; 1E-018))-1" office:value-type="percentage" office:value="0.2" calcext:value-type="percentage">
            <text:p>20%</text:p>
          </table:table-cell>
          <table:table-cell table:style-name="ce70" table:formula="of:=([.E235] / MAX([.$D$193]; 1E-018))-1" office:value-type="percentage" office:value="0.8" calcext:value-type="percentage">
            <text:p>80%</text:p>
          </table:table-cell>
          <table:table-cell table:style-name="ce70" table:formula="of:=([.F235] / MAX([.$D$193]; 1E-018))-1" office:value-type="percentage" office:value="0.2" calcext:value-type="percentage">
            <text:p>20%</text:p>
          </table:table-cell>
          <table:table-cell table:style-name="ce70" table:formula="of:=([.G235] / MAX([.$D$193]; 1E-018))-1" office:value-type="percentage" office:value="0.8" calcext:value-type="percentage">
            <text:p>80%</text:p>
          </table:table-cell>
          <table:table-cell table:style-name="ce70" table:formula="of:=([.H235] / MAX([.$D$193]; 1E-018))-1" office:value-type="percentage" office:value="1.4" calcext:value-type="percentage">
            <text:p>140%</text:p>
          </table:table-cell>
          <table:table-cell table:style-name="ce70" table:formula="of:=([.I235] / MAX([.$D$193]; 1E-018))-1" office:value-type="percentage" office:value="2" calcext:value-type="percentage">
            <text:p>2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236] / MAX([.$D$193]; 1E-018))-1" office:value-type="percentage" office:value="0.3" calcext:value-type="percentage">
            <text:p>30%</text:p>
          </table:table-cell>
          <table:table-cell table:style-name="ce70" table:formula="of:=([.E236] / MAX([.$D$193]; 1E-018))-1" office:value-type="percentage" office:value="0.95" calcext:value-type="percentage">
            <text:p>95%</text:p>
          </table:table-cell>
          <table:table-cell table:style-name="ce70" table:formula="of:=([.F236] / MAX([.$D$193]; 1E-018))-1" office:value-type="percentage" office:value="0.3" calcext:value-type="percentage">
            <text:p>30%</text:p>
          </table:table-cell>
          <table:table-cell table:style-name="ce70" table:formula="of:=([.G236] / MAX([.$D$193]; 1E-018))-1" office:value-type="percentage" office:value="0.95" calcext:value-type="percentage">
            <text:p>95%</text:p>
          </table:table-cell>
          <table:table-cell table:style-name="ce70" table:formula="of:=([.H236] / MAX([.$D$193]; 1E-018))-1" office:value-type="percentage" office:value="1.6" calcext:value-type="percentage">
            <text:p>160%</text:p>
          </table:table-cell>
          <table:table-cell table:style-name="ce70" table:formula="of:=([.I236] / MAX([.$D$193]; 1E-018))-1" office:value-type="percentage" office:value="2.25" calcext:value-type="percentage">
            <text:p>225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Bonus Compared To Gun 2</text:p>
          </table:table-cell>
          <table:table-cell table:style-name="ce71" table:formula="of:=([.D193] / MAX([.$E$193]; 1E-018))-1" office:value-type="percentage" office:value="-0.333333333333333" calcext:value-type="percentage">
            <text:p>-33%</text:p>
          </table:table-cell>
          <table:table-cell table:style-name="ce71" table:formula="of:=([.E193] / MAX([.$E$193]; 1E-018))-1" office:value-type="percentage" office:value="0" calcext:value-type="percentage">
            <text:p>0%</text:p>
          </table:table-cell>
          <table:table-cell table:style-name="ce71" table:formula="of:=([.F193] / MAX([.$E$193]; 1E-018))-1" office:value-type="percentage" office:value="-0.333333333333333" calcext:value-type="percentage">
            <text:p>-33%</text:p>
          </table:table-cell>
          <table:table-cell table:style-name="ce71" table:formula="of:=([.G193] / MAX([.$E$193]; 1E-018))-1" office:value-type="percentage" office:value="0" calcext:value-type="percentage">
            <text:p>0%</text:p>
          </table:table-cell>
          <table:table-cell table:style-name="ce71" table:formula="of:=([.H193] / MAX([.$E$193]; 1E-018))-1" office:value-type="percentage" office:value="0.333333333333333" calcext:value-type="percentage">
            <text:p>33%</text:p>
          </table:table-cell>
          <table:table-cell table:style-name="ce71" table:formula="of:=([.I193] / MAX([.$E$193]; 1E-018))-1" office:value-type="percentage" office:value="0.666666666666667" calcext:value-type="percentage">
            <text:p>67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Bonus Compared To Gun 2</text:p>
          </table:table-cell>
          <table:table-cell table:style-name="ce71" table:formula="of:=([.D194] / MAX([.$E$193]; 1E-018))-1" office:value-type="percentage" office:value="-0.166666666666667" calcext:value-type="percentage">
            <text:p>-17%</text:p>
          </table:table-cell>
          <table:table-cell table:style-name="ce71" table:formula="of:=([.E194] / MAX([.$E$193]; 1E-018))-1" office:value-type="percentage" office:value="0.25" calcext:value-type="percentage">
            <text:p>25%</text:p>
          </table:table-cell>
          <table:table-cell table:style-name="ce71" table:formula="of:=([.F194] / MAX([.$E$193]; 1E-018))-1" office:value-type="percentage" office:value="-0.166666666666667" calcext:value-type="percentage">
            <text:p>-17%</text:p>
          </table:table-cell>
          <table:table-cell table:style-name="ce71" table:formula="of:=([.G194] / MAX([.$E$193]; 1E-018))-1" office:value-type="percentage" office:value="0.25" calcext:value-type="percentage">
            <text:p>25%</text:p>
          </table:table-cell>
          <table:table-cell table:style-name="ce71" table:formula="of:=([.H194] / MAX([.$E$193]; 1E-018))-1" office:value-type="percentage" office:value="0.666666666666667" calcext:value-type="percentage">
            <text:p>67%</text:p>
          </table:table-cell>
          <table:table-cell table:style-name="ce71" table:formula="of:=([.I194] / MAX([.$E$193]; 1E-018))-1" office:value-type="percentage" office:value="1.08333333333333" calcext:value-type="percentage">
            <text:p>108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Bonus Compared To Gun 2</text:p>
          </table:table-cell>
          <table:table-cell table:style-name="ce71" table:formula="of:=([.D195] / MAX([.$E$193]; 1E-018))-1" office:value-type="percentage" office:value="-0.333333333333333" calcext:value-type="percentage">
            <text:p>-33%</text:p>
          </table:table-cell>
          <table:table-cell table:style-name="ce71" table:formula="of:=([.E195] / MAX([.$E$193]; 1E-018))-1" office:value-type="percentage" office:value="0" calcext:value-type="percentage">
            <text:p>0%</text:p>
          </table:table-cell>
          <table:table-cell table:style-name="ce71" table:formula="of:=([.F195] / MAX([.$E$193]; 1E-018))-1" office:value-type="percentage" office:value="-0.333333333333333" calcext:value-type="percentage">
            <text:p>-33%</text:p>
          </table:table-cell>
          <table:table-cell table:style-name="ce71" table:formula="of:=([.G195] / MAX([.$E$193]; 1E-018))-1" office:value-type="percentage" office:value="0" calcext:value-type="percentage">
            <text:p>0%</text:p>
          </table:table-cell>
          <table:table-cell table:style-name="ce71" table:formula="of:=([.H195] / MAX([.$E$193]; 1E-018))-1" office:value-type="percentage" office:value="0.333333333333333" calcext:value-type="percentage">
            <text:p>33%</text:p>
          </table:table-cell>
          <table:table-cell table:style-name="ce71" table:formula="of:=([.I195] / MAX([.$E$193]; 1E-018))-1" office:value-type="percentage" office:value="0.666666666666667" calcext:value-type="percentage">
            <text:p>67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Bonus Compared To Gun 2</text:p>
          </table:table-cell>
          <table:table-cell table:style-name="ce71" table:formula="of:=([.D196] / MAX([.$E$193]; 1E-018))-1" office:value-type="percentage" office:value="-0.333333333333333" calcext:value-type="percentage">
            <text:p>-33%</text:p>
          </table:table-cell>
          <table:table-cell table:style-name="ce71" table:formula="of:=([.E196] / MAX([.$E$193]; 1E-018))-1" office:value-type="percentage" office:value="0" calcext:value-type="percentage">
            <text:p>0%</text:p>
          </table:table-cell>
          <table:table-cell table:style-name="ce71" table:formula="of:=([.F196] / MAX([.$E$193]; 1E-018))-1" office:value-type="percentage" office:value="-0.333333333333333" calcext:value-type="percentage">
            <text:p>-33%</text:p>
          </table:table-cell>
          <table:table-cell table:style-name="ce71" table:formula="of:=([.G196] / MAX([.$E$193]; 1E-018))-1" office:value-type="percentage" office:value="0" calcext:value-type="percentage">
            <text:p>0%</text:p>
          </table:table-cell>
          <table:table-cell table:style-name="ce71" table:formula="of:=([.H196] / MAX([.$E$193]; 1E-018))-1" office:value-type="percentage" office:value="0.333333333333333" calcext:value-type="percentage">
            <text:p>33%</text:p>
          </table:table-cell>
          <table:table-cell table:style-name="ce71" table:formula="of:=([.I196] / MAX([.$E$193]; 1E-018))-1" office:value-type="percentage" office:value="0.666666666666667" calcext:value-type="percentage">
            <text:p>67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197] / MAX([.$E$193]; 1E-018))-1" office:value-type="percentage" office:value="-0.333333333333333" calcext:value-type="percentage">
            <text:p>-33%</text:p>
          </table:table-cell>
          <table:table-cell table:style-name="ce71" table:formula="of:=([.E197] / MAX([.$E$193]; 1E-018))-1" office:value-type="percentage" office:value="0" calcext:value-type="percentage">
            <text:p>0%</text:p>
          </table:table-cell>
          <table:table-cell table:style-name="ce71" table:formula="of:=([.F197] / MAX([.$E$193]; 1E-018))-1" office:value-type="percentage" office:value="-0.333333333333333" calcext:value-type="percentage">
            <text:p>-33%</text:p>
          </table:table-cell>
          <table:table-cell table:style-name="ce71" table:formula="of:=([.G197] / MAX([.$E$193]; 1E-018))-1" office:value-type="percentage" office:value="0" calcext:value-type="percentage">
            <text:p>0%</text:p>
          </table:table-cell>
          <table:table-cell table:style-name="ce71" table:formula="of:=([.H197] / MAX([.$E$193]; 1E-018))-1" office:value-type="percentage" office:value="0.333333333333333" calcext:value-type="percentage">
            <text:p>33%</text:p>
          </table:table-cell>
          <table:table-cell table:style-name="ce71" table:formula="of:=([.I197] / MAX([.$E$193]; 1E-018))-1" office:value-type="percentage" office:value="0.666666666666667" calcext:value-type="percentage">
            <text:p>67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198] / MAX([.$E$193]; 1E-018))-1" office:value-type="percentage" office:value="-0.333333333333333" calcext:value-type="percentage">
            <text:p>-33%</text:p>
          </table:table-cell>
          <table:table-cell table:style-name="ce71" table:formula="of:=([.E198] / MAX([.$E$193]; 1E-018))-1" office:value-type="percentage" office:value="0" calcext:value-type="percentage">
            <text:p>0%</text:p>
          </table:table-cell>
          <table:table-cell table:style-name="ce71" table:formula="of:=([.F198] / MAX([.$E$193]; 1E-018))-1" office:value-type="percentage" office:value="-0.333333333333333" calcext:value-type="percentage">
            <text:p>-33%</text:p>
          </table:table-cell>
          <table:table-cell table:style-name="ce71" table:formula="of:=([.G198] / MAX([.$E$193]; 1E-018))-1" office:value-type="percentage" office:value="0" calcext:value-type="percentage">
            <text:p>0%</text:p>
          </table:table-cell>
          <table:table-cell table:style-name="ce71" table:formula="of:=([.H198] / MAX([.$E$193]; 1E-018))-1" office:value-type="percentage" office:value="0.333333333333333" calcext:value-type="percentage">
            <text:p>33%</text:p>
          </table:table-cell>
          <table:table-cell table:style-name="ce71" table:formula="of:=([.I198] / MAX([.$E$193]; 1E-018))-1" office:value-type="percentage" office:value="0.666666666666667" calcext:value-type="percentage">
            <text:p>67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199] / MAX([.$E$193]; 1E-018))-1" office:value-type="percentage" office:value="-0.333333333333333" calcext:value-type="percentage">
            <text:p>-33%</text:p>
          </table:table-cell>
          <table:table-cell table:style-name="ce71" table:formula="of:=([.E199] / MAX([.$E$193]; 1E-018))-1" office:value-type="percentage" office:value="0" calcext:value-type="percentage">
            <text:p>0%</text:p>
          </table:table-cell>
          <table:table-cell table:style-name="ce71" table:formula="of:=([.F199] / MAX([.$E$193]; 1E-018))-1" office:value-type="percentage" office:value="-0.333333333333333" calcext:value-type="percentage">
            <text:p>-33%</text:p>
          </table:table-cell>
          <table:table-cell table:style-name="ce71" table:formula="of:=([.G199] / MAX([.$E$193]; 1E-018))-1" office:value-type="percentage" office:value="0" calcext:value-type="percentage">
            <text:p>0%</text:p>
          </table:table-cell>
          <table:table-cell table:style-name="ce71" table:formula="of:=([.H199] / MAX([.$E$193]; 1E-018))-1" office:value-type="percentage" office:value="0.333333333333333" calcext:value-type="percentage">
            <text:p>33%</text:p>
          </table:table-cell>
          <table:table-cell table:style-name="ce71" table:formula="of:=([.I199] / MAX([.$E$193]; 1E-018))-1" office:value-type="percentage" office:value="0.666666666666667" calcext:value-type="percentage">
            <text:p>67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200] / MAX([.$E$193]; 1E-018))-1" office:value-type="percentage" office:value="-0.333333333333333" calcext:value-type="percentage">
            <text:p>-33%</text:p>
          </table:table-cell>
          <table:table-cell table:style-name="ce71" table:formula="of:=([.E200] / MAX([.$E$193]; 1E-018))-1" office:value-type="percentage" office:value="0" calcext:value-type="percentage">
            <text:p>0%</text:p>
          </table:table-cell>
          <table:table-cell table:style-name="ce71" table:formula="of:=([.F200] / MAX([.$E$193]; 1E-018))-1" office:value-type="percentage" office:value="-0.333333333333333" calcext:value-type="percentage">
            <text:p>-33%</text:p>
          </table:table-cell>
          <table:table-cell table:style-name="ce71" table:formula="of:=([.G200] / MAX([.$E$193]; 1E-018))-1" office:value-type="percentage" office:value="0" calcext:value-type="percentage">
            <text:p>0%</text:p>
          </table:table-cell>
          <table:table-cell table:style-name="ce71" table:formula="of:=([.H200] / MAX([.$E$193]; 1E-018))-1" office:value-type="percentage" office:value="0.333333333333333" calcext:value-type="percentage">
            <text:p>33%</text:p>
          </table:table-cell>
          <table:table-cell table:style-name="ce71" table:formula="of:=([.I200] / MAX([.$E$193]; 1E-018))-1" office:value-type="percentage" office:value="0.666666666666667" calcext:value-type="percentage">
            <text:p>67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201] / MAX([.$E$193]; 1E-018))-1" office:value-type="percentage" office:value="-0.333333333333333" calcext:value-type="percentage">
            <text:p>-33%</text:p>
          </table:table-cell>
          <table:table-cell table:style-name="ce71" table:formula="of:=([.E201] / MAX([.$E$193]; 1E-018))-1" office:value-type="percentage" office:value="0" calcext:value-type="percentage">
            <text:p>0%</text:p>
          </table:table-cell>
          <table:table-cell table:style-name="ce71" table:formula="of:=([.F201] / MAX([.$E$193]; 1E-018))-1" office:value-type="percentage" office:value="-0.333333333333333" calcext:value-type="percentage">
            <text:p>-33%</text:p>
          </table:table-cell>
          <table:table-cell table:style-name="ce71" table:formula="of:=([.G201] / MAX([.$E$193]; 1E-018))-1" office:value-type="percentage" office:value="0" calcext:value-type="percentage">
            <text:p>0%</text:p>
          </table:table-cell>
          <table:table-cell table:style-name="ce71" table:formula="of:=([.H201] / MAX([.$E$193]; 1E-018))-1" office:value-type="percentage" office:value="0.333333333333333" calcext:value-type="percentage">
            <text:p>33%</text:p>
          </table:table-cell>
          <table:table-cell table:style-name="ce71" table:formula="of:=([.I201] / MAX([.$E$193]; 1E-018))-1" office:value-type="percentage" office:value="0.666666666666667" calcext:value-type="percentage">
            <text:p>67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Bonus Compared To Gun 2</text:p>
          </table:table-cell>
          <table:table-cell table:style-name="ce71" table:formula="of:=([.D202] / MAX([.$E$193]; 1E-018))-1" office:value-type="percentage" office:value="-0.166666666666667" calcext:value-type="percentage">
            <text:p>-17%</text:p>
          </table:table-cell>
          <table:table-cell table:style-name="ce71" table:formula="of:=([.E202] / MAX([.$E$193]; 1E-018))-1" office:value-type="percentage" office:value="0.25" calcext:value-type="percentage">
            <text:p>25%</text:p>
          </table:table-cell>
          <table:table-cell table:style-name="ce71" table:formula="of:=([.F202] / MAX([.$E$193]; 1E-018))-1" office:value-type="percentage" office:value="-0.166666666666667" calcext:value-type="percentage">
            <text:p>-17%</text:p>
          </table:table-cell>
          <table:table-cell table:style-name="ce71" table:formula="of:=([.G202] / MAX([.$E$193]; 1E-018))-1" office:value-type="percentage" office:value="0.25" calcext:value-type="percentage">
            <text:p>25%</text:p>
          </table:table-cell>
          <table:table-cell table:style-name="ce71" table:formula="of:=([.H202] / MAX([.$E$193]; 1E-018))-1" office:value-type="percentage" office:value="0.666666666666667" calcext:value-type="percentage">
            <text:p>67%</text:p>
          </table:table-cell>
          <table:table-cell table:style-name="ce71" table:formula="of:=([.I202] / MAX([.$E$193]; 1E-018))-1" office:value-type="percentage" office:value="1.08333333333333" calcext:value-type="percentage">
            <text:p>108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Bonus Compared To Gun 2</text:p>
          </table:table-cell>
          <table:table-cell table:style-name="ce71" table:formula="of:=([.D203] / MAX([.$E$193]; 1E-018))-1" office:value-type="percentage" office:value="-0.333333333333333" calcext:value-type="percentage">
            <text:p>-33%</text:p>
          </table:table-cell>
          <table:table-cell table:style-name="ce71" table:formula="of:=([.E203] / MAX([.$E$193]; 1E-018))-1" office:value-type="percentage" office:value="0" calcext:value-type="percentage">
            <text:p>0%</text:p>
          </table:table-cell>
          <table:table-cell table:style-name="ce71" table:formula="of:=([.F203] / MAX([.$E$193]; 1E-018))-1" office:value-type="percentage" office:value="-0.333333333333333" calcext:value-type="percentage">
            <text:p>-33%</text:p>
          </table:table-cell>
          <table:table-cell table:style-name="ce71" table:formula="of:=([.G203] / MAX([.$E$193]; 1E-018))-1" office:value-type="percentage" office:value="0" calcext:value-type="percentage">
            <text:p>0%</text:p>
          </table:table-cell>
          <table:table-cell table:style-name="ce71" table:formula="of:=([.H203] / MAX([.$E$193]; 1E-018))-1" office:value-type="percentage" office:value="0.333333333333333" calcext:value-type="percentage">
            <text:p>33%</text:p>
          </table:table-cell>
          <table:table-cell table:style-name="ce71" table:formula="of:=([.I203] / MAX([.$E$193]; 1E-018))-1" office:value-type="percentage" office:value="0.666666666666667" calcext:value-type="percentage">
            <text:p>67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FRENZY_ON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71" table:formula="of:=([.D204] / MAX([.$E$193]; 1E-018))-1" office:value-type="percentage" office:value="-0.266666666666667" calcext:value-type="percentage">
            <text:p>-27%</text:p>
          </table:table-cell>
          <table:table-cell table:style-name="ce71" table:formula="of:=([.E204] / MAX([.$E$193]; 1E-018))-1" office:value-type="percentage" office:value="0.1" calcext:value-type="percentage">
            <text:p>10%</text:p>
          </table:table-cell>
          <table:table-cell table:style-name="ce71" table:formula="of:=([.F204] / MAX([.$E$193]; 1E-018))-1" office:value-type="percentage" office:value="-0.266666666666667" calcext:value-type="percentage">
            <text:p>-27%</text:p>
          </table:table-cell>
          <table:table-cell table:style-name="ce71" table:formula="of:=([.G204] / MAX([.$E$193]; 1E-018))-1" office:value-type="percentage" office:value="0.1" calcext:value-type="percentage">
            <text:p>10%</text:p>
          </table:table-cell>
          <table:table-cell table:style-name="ce71" table:formula="of:=([.H204] / MAX([.$E$193]; 1E-018))-1" office:value-type="percentage" office:value="0.466666666666667" calcext:value-type="percentage">
            <text:p>47%</text:p>
          </table:table-cell>
          <table:table-cell table:style-name="ce71" table:formula="of:=([.I204] / MAX([.$E$193]; 1E-018))-1" office:value-type="percentage" office:value="0.833333333333333" calcext:value-type="percentage">
            <text:p>83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205] / MAX([.$E$193]; 1E-018))-1" office:value-type="percentage" office:value="-0.2" calcext:value-type="percentage">
            <text:p>-20%</text:p>
          </table:table-cell>
          <table:table-cell table:style-name="ce71" table:formula="of:=([.E205] / MAX([.$E$193]; 1E-018))-1" office:value-type="percentage" office:value="0.2" calcext:value-type="percentage">
            <text:p>20%</text:p>
          </table:table-cell>
          <table:table-cell table:style-name="ce71" table:formula="of:=([.F205] / MAX([.$E$193]; 1E-018))-1" office:value-type="percentage" office:value="-0.2" calcext:value-type="percentage">
            <text:p>-20%</text:p>
          </table:table-cell>
          <table:table-cell table:style-name="ce71" table:formula="of:=([.G205] / MAX([.$E$193]; 1E-018))-1" office:value-type="percentage" office:value="0.2" calcext:value-type="percentage">
            <text:p>20%</text:p>
          </table:table-cell>
          <table:table-cell table:style-name="ce71" table:formula="of:=([.H205] / MAX([.$E$193]; 1E-018))-1" office:value-type="percentage" office:value="0.6" calcext:value-type="percentage">
            <text:p>60%</text:p>
          </table:table-cell>
          <table:table-cell table:style-name="ce71" table:formula="of:=([.I205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71" table:formula="of:=([.D206] / MAX([.$E$193]; 1E-018))-1" office:value-type="percentage" office:value="-0.133333333333333" calcext:value-type="percentage">
            <text:p>-13%</text:p>
          </table:table-cell>
          <table:table-cell table:style-name="ce71" table:formula="of:=([.E206] / MAX([.$E$193]; 1E-018))-1" office:value-type="percentage" office:value="0.3" calcext:value-type="percentage">
            <text:p>30%</text:p>
          </table:table-cell>
          <table:table-cell table:style-name="ce71" table:formula="of:=([.F206] / MAX([.$E$193]; 1E-018))-1" office:value-type="percentage" office:value="-0.133333333333333" calcext:value-type="percentage">
            <text:p>-13%</text:p>
          </table:table-cell>
          <table:table-cell table:style-name="ce71" table:formula="of:=([.G206] / MAX([.$E$193]; 1E-018))-1" office:value-type="percentage" office:value="0.3" calcext:value-type="percentage">
            <text:p>30%</text:p>
          </table:table-cell>
          <table:table-cell table:style-name="ce71" table:formula="of:=([.H206] / MAX([.$E$193]; 1E-018))-1" office:value-type="percentage" office:value="0.733333333333333" calcext:value-type="percentage">
            <text:p>73%</text:p>
          </table:table-cell>
          <table:table-cell table:style-name="ce71" table:formula="of:=([.I206] / MAX([.$E$193]; 1E-018))-1" office:value-type="percentage" office:value="1.16666666666667" calcext:value-type="percentage">
            <text:p>117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Bonus Compared To Gun 2</text:p>
          </table:table-cell>
          <table:table-cell table:style-name="ce71" table:formula="of:=([.D207] / MAX([.$E$193]; 1E-018))-1" office:value-type="percentage" office:value="-0.266666666666667" calcext:value-type="percentage">
            <text:p>-27%</text:p>
          </table:table-cell>
          <table:table-cell table:style-name="ce71" table:formula="of:=([.E207] / MAX([.$E$193]; 1E-018))-1" office:value-type="percentage" office:value="0.1" calcext:value-type="percentage">
            <text:p>10%</text:p>
          </table:table-cell>
          <table:table-cell table:style-name="ce71" table:formula="of:=([.F207] / MAX([.$E$193]; 1E-018))-1" office:value-type="percentage" office:value="-0.266666666666667" calcext:value-type="percentage">
            <text:p>-27%</text:p>
          </table:table-cell>
          <table:table-cell table:style-name="ce71" table:formula="of:=([.G207] / MAX([.$E$193]; 1E-018))-1" office:value-type="percentage" office:value="0.1" calcext:value-type="percentage">
            <text:p>10%</text:p>
          </table:table-cell>
          <table:table-cell table:style-name="ce71" table:formula="of:=([.H207] / MAX([.$E$193]; 1E-018))-1" office:value-type="percentage" office:value="0.466666666666667" calcext:value-type="percentage">
            <text:p>47%</text:p>
          </table:table-cell>
          <table:table-cell table:style-name="ce71" table:formula="of:=([.I207] / MAX([.$E$193]; 1E-018))-1" office:value-type="percentage" office:value="0.833333333333333" calcext:value-type="percentage">
            <text:p>83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Bonus Compared To Gun 2</text:p>
          </table:table-cell>
          <table:table-cell table:style-name="ce71" table:formula="of:=([.D208] / MAX([.$E$193]; 1E-018))-1" office:value-type="percentage" office:value="-0.2" calcext:value-type="percentage">
            <text:p>-20%</text:p>
          </table:table-cell>
          <table:table-cell table:style-name="ce71" table:formula="of:=([.E208] / MAX([.$E$193]; 1E-018))-1" office:value-type="percentage" office:value="0.2" calcext:value-type="percentage">
            <text:p>20%</text:p>
          </table:table-cell>
          <table:table-cell table:style-name="ce71" table:formula="of:=([.F208] / MAX([.$E$193]; 1E-018))-1" office:value-type="percentage" office:value="-0.2" calcext:value-type="percentage">
            <text:p>-20%</text:p>
          </table:table-cell>
          <table:table-cell table:style-name="ce71" table:formula="of:=([.G208] / MAX([.$E$193]; 1E-018))-1" office:value-type="percentage" office:value="0.2" calcext:value-type="percentage">
            <text:p>20%</text:p>
          </table:table-cell>
          <table:table-cell table:style-name="ce71" table:formula="of:=([.H208] / MAX([.$E$193]; 1E-018))-1" office:value-type="percentage" office:value="0.6" calcext:value-type="percentage">
            <text:p>60%</text:p>
          </table:table-cell>
          <table:table-cell table:style-name="ce71" table:formula="of:=([.I208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Bonus Compared To Gun 2</text:p>
          </table:table-cell>
          <table:table-cell table:style-name="ce71" table:formula="of:=([.D209] / MAX([.$E$193]; 1E-018))-1" office:value-type="percentage" office:value="-0.133333333333333" calcext:value-type="percentage">
            <text:p>-13%</text:p>
          </table:table-cell>
          <table:table-cell table:style-name="ce71" table:formula="of:=([.E209] / MAX([.$E$193]; 1E-018))-1" office:value-type="percentage" office:value="0.3" calcext:value-type="percentage">
            <text:p>30%</text:p>
          </table:table-cell>
          <table:table-cell table:style-name="ce71" table:formula="of:=([.F209] / MAX([.$E$193]; 1E-018))-1" office:value-type="percentage" office:value="-0.133333333333333" calcext:value-type="percentage">
            <text:p>-13%</text:p>
          </table:table-cell>
          <table:table-cell table:style-name="ce71" table:formula="of:=([.G209] / MAX([.$E$193]; 1E-018))-1" office:value-type="percentage" office:value="0.3" calcext:value-type="percentage">
            <text:p>30%</text:p>
          </table:table-cell>
          <table:table-cell table:style-name="ce71" table:formula="of:=([.H209] / MAX([.$E$193]; 1E-018))-1" office:value-type="percentage" office:value="0.733333333333333" calcext:value-type="percentage">
            <text:p>73%</text:p>
          </table:table-cell>
          <table:table-cell table:style-name="ce71" table:formula="of:=([.I209] / MAX([.$E$193]; 1E-018))-1" office:value-type="percentage" office:value="1.16666666666667" calcext:value-type="percentage">
            <text:p>117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BATTLEPLAN_BOMBARDMENT</text:p>
          </table:table-cell>
          <table:table-cell table:style-name="ce52" office:value-type="string" calcext:value-type="string">
            <text:p>Bonus Compared To Gun 2</text:p>
          </table:table-cell>
          <table:table-cell table:style-name="ce71" table:formula="of:=([.D210] / MAX([.$E$193]; 1E-018))-1" office:value-type="percentage" office:value="-0.2" calcext:value-type="percentage">
            <text:p>-20%</text:p>
          </table:table-cell>
          <table:table-cell table:style-name="ce71" table:formula="of:=([.E210] / MAX([.$E$193]; 1E-018))-1" office:value-type="percentage" office:value="0.2" calcext:value-type="percentage">
            <text:p>20%</text:p>
          </table:table-cell>
          <table:table-cell table:style-name="ce71" table:formula="of:=([.F210] / MAX([.$E$193]; 1E-018))-1" office:value-type="percentage" office:value="-0.2" calcext:value-type="percentage">
            <text:p>-20%</text:p>
          </table:table-cell>
          <table:table-cell table:style-name="ce71" table:formula="of:=([.G210] / MAX([.$E$193]; 1E-018))-1" office:value-type="percentage" office:value="0.2" calcext:value-type="percentage">
            <text:p>20%</text:p>
          </table:table-cell>
          <table:table-cell table:style-name="ce71" table:formula="of:=([.H210] / MAX([.$E$193]; 1E-018))-1" office:value-type="percentage" office:value="0.6" calcext:value-type="percentage">
            <text:p>60%</text:p>
          </table:table-cell>
          <table:table-cell table:style-name="ce71" table:formula="of:=([.I210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211] / MAX([.$E$193]; 1E-018))-1" office:value-type="percentage" office:value="-0.333333333333333" calcext:value-type="percentage">
            <text:p>-33%</text:p>
          </table:table-cell>
          <table:table-cell table:style-name="ce71" table:formula="of:=([.E211] / MAX([.$E$193]; 1E-018))-1" office:value-type="percentage" office:value="0" calcext:value-type="percentage">
            <text:p>0%</text:p>
          </table:table-cell>
          <table:table-cell table:style-name="ce71" table:formula="of:=([.F211] / MAX([.$E$193]; 1E-018))-1" office:value-type="percentage" office:value="-0.333333333333333" calcext:value-type="percentage">
            <text:p>-33%</text:p>
          </table:table-cell>
          <table:table-cell table:style-name="ce71" table:formula="of:=([.G211] / MAX([.$E$193]; 1E-018))-1" office:value-type="percentage" office:value="0" calcext:value-type="percentage">
            <text:p>0%</text:p>
          </table:table-cell>
          <table:table-cell table:style-name="ce71" table:formula="of:=([.H211] / MAX([.$E$193]; 1E-018))-1" office:value-type="percentage" office:value="0.333333333333333" calcext:value-type="percentage">
            <text:p>33%</text:p>
          </table:table-cell>
          <table:table-cell table:style-name="ce71" table:formula="of:=([.I211] / MAX([.$E$193]; 1E-018))-1" office:value-type="percentage" office:value="0.666666666666667" calcext:value-type="percentage">
            <text:p>67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BATTLEPLAN_HOLDTHELIN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71" table:formula="of:=([.D212] / MAX([.$E$193]; 1E-018))-1" office:value-type="percentage" office:value="-0.333333333333333" calcext:value-type="percentage">
            <text:p>-33%</text:p>
          </table:table-cell>
          <table:table-cell table:style-name="ce71" table:formula="of:=([.E212] / MAX([.$E$193]; 1E-018))-1" office:value-type="percentage" office:value="0" calcext:value-type="percentage">
            <text:p>0%</text:p>
          </table:table-cell>
          <table:table-cell table:style-name="ce71" table:formula="of:=([.F212] / MAX([.$E$193]; 1E-018))-1" office:value-type="percentage" office:value="-0.333333333333333" calcext:value-type="percentage">
            <text:p>-33%</text:p>
          </table:table-cell>
          <table:table-cell table:style-name="ce71" table:formula="of:=([.G212] / MAX([.$E$193]; 1E-018))-1" office:value-type="percentage" office:value="0" calcext:value-type="percentage">
            <text:p>0%</text:p>
          </table:table-cell>
          <table:table-cell table:style-name="ce71" table:formula="of:=([.H212] / MAX([.$E$193]; 1E-018))-1" office:value-type="percentage" office:value="0.333333333333333" calcext:value-type="percentage">
            <text:p>33%</text:p>
          </table:table-cell>
          <table:table-cell table:style-name="ce71" table:formula="of:=([.I212] / MAX([.$E$193]; 1E-018))-1" office:value-type="percentage" office:value="0.666666666666667" calcext:value-type="percentage">
            <text:p>67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3" office:value-type="string" calcext:value-type="string">
            <text:p>SOLO_AI_EASY</text:p>
          </table:table-cell>
          <table:table-cell table:style-name="ce53" office:value-type="string" calcext:value-type="string">
            <text:p>Bonus Compared To Gun 2</text:p>
          </table:table-cell>
          <table:table-cell table:style-name="ce71" table:formula="of:=([.D213] / MAX([.$E$193]; 1E-018))-1" office:value-type="percentage" office:value="-0.333333333333333" calcext:value-type="percentage">
            <text:p>-33%</text:p>
          </table:table-cell>
          <table:table-cell table:style-name="ce71" table:formula="of:=([.E213] / MAX([.$E$193]; 1E-018))-1" office:value-type="percentage" office:value="0" calcext:value-type="percentage">
            <text:p>0%</text:p>
          </table:table-cell>
          <table:table-cell table:style-name="ce71" table:formula="of:=([.F213] / MAX([.$E$193]; 1E-018))-1" office:value-type="percentage" office:value="-0.333333333333333" calcext:value-type="percentage">
            <text:p>-33%</text:p>
          </table:table-cell>
          <table:table-cell table:style-name="ce71" table:formula="of:=([.G213] / MAX([.$E$193]; 1E-018))-1" office:value-type="percentage" office:value="0" calcext:value-type="percentage">
            <text:p>0%</text:p>
          </table:table-cell>
          <table:table-cell table:style-name="ce71" table:formula="of:=([.H213] / MAX([.$E$193]; 1E-018))-1" office:value-type="percentage" office:value="0.333333333333333" calcext:value-type="percentage">
            <text:p>33%</text:p>
          </table:table-cell>
          <table:table-cell table:style-name="ce71" table:formula="of:=([.I213] / MAX([.$E$193]; 1E-018))-1" office:value-type="percentage" office:value="0.666666666666667" calcext:value-type="percentage">
            <text:p>67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Bonus Compared To Gun 2</text:p>
          </table:table-cell>
          <table:table-cell table:style-name="ce71" table:formula="of:=([.D214] / MAX([.$E$193]; 1E-018))-1" office:value-type="percentage" office:value="-0.333333333333333" calcext:value-type="percentage">
            <text:p>-33%</text:p>
          </table:table-cell>
          <table:table-cell table:style-name="ce71" table:formula="of:=([.E214] / MAX([.$E$193]; 1E-018))-1" office:value-type="percentage" office:value="0" calcext:value-type="percentage">
            <text:p>0%</text:p>
          </table:table-cell>
          <table:table-cell table:style-name="ce71" table:formula="of:=([.F214] / MAX([.$E$193]; 1E-018))-1" office:value-type="percentage" office:value="-0.333333333333333" calcext:value-type="percentage">
            <text:p>-33%</text:p>
          </table:table-cell>
          <table:table-cell table:style-name="ce71" table:formula="of:=([.G214] / MAX([.$E$193]; 1E-018))-1" office:value-type="percentage" office:value="0" calcext:value-type="percentage">
            <text:p>0%</text:p>
          </table:table-cell>
          <table:table-cell table:style-name="ce71" table:formula="of:=([.H214] / MAX([.$E$193]; 1E-018))-1" office:value-type="percentage" office:value="0.333333333333333" calcext:value-type="percentage">
            <text:p>33%</text:p>
          </table:table-cell>
          <table:table-cell table:style-name="ce71" table:formula="of:=([.I214] / MAX([.$E$193]; 1E-018))-1" office:value-type="percentage" office:value="0.666666666666667" calcext:value-type="percentage">
            <text:p>67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3" office:value-type="string" calcext:value-type="string">
            <text:p>SOLO_AI_HAR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71" table:formula="of:=([.D215] / MAX([.$E$193]; 1E-018))-1" office:value-type="percentage" office:value="-0.333333333333333" calcext:value-type="percentage">
            <text:p>-33%</text:p>
          </table:table-cell>
          <table:table-cell table:style-name="ce71" table:formula="of:=([.E215] / MAX([.$E$193]; 1E-018))-1" office:value-type="percentage" office:value="0" calcext:value-type="percentage">
            <text:p>0%</text:p>
          </table:table-cell>
          <table:table-cell table:style-name="ce71" table:formula="of:=([.F215] / MAX([.$E$193]; 1E-018))-1" office:value-type="percentage" office:value="-0.333333333333333" calcext:value-type="percentage">
            <text:p>-33%</text:p>
          </table:table-cell>
          <table:table-cell table:style-name="ce71" table:formula="of:=([.G215] / MAX([.$E$193]; 1E-018))-1" office:value-type="percentage" office:value="0" calcext:value-type="percentage">
            <text:p>0%</text:p>
          </table:table-cell>
          <table:table-cell table:style-name="ce71" table:formula="of:=([.H215] / MAX([.$E$193]; 1E-018))-1" office:value-type="percentage" office:value="0.333333333333333" calcext:value-type="percentage">
            <text:p>33%</text:p>
          </table:table-cell>
          <table:table-cell table:style-name="ce71" table:formula="of:=([.I215] / MAX([.$E$193]; 1E-018))-1" office:value-type="percentage" office:value="0.666666666666667" calcext:value-type="percentage">
            <text:p>67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SUBLIMINAL</text:p>
          </table:table-cell>
          <table:table-cell table:style-name="ce52" office:value-type="string" calcext:value-type="string">
            <text:p>Bonus Compared To Gun 2</text:p>
          </table:table-cell>
          <table:table-cell table:style-name="ce71" table:formula="of:=([.D216] / MAX([.$E$193]; 1E-018))-1" office:value-type="percentage" office:value="-0.266666666666667" calcext:value-type="percentage">
            <text:p>-27%</text:p>
          </table:table-cell>
          <table:table-cell table:style-name="ce71" table:formula="of:=([.E216] / MAX([.$E$193]; 1E-018))-1" office:value-type="percentage" office:value="0.1" calcext:value-type="percentage">
            <text:p>10%</text:p>
          </table:table-cell>
          <table:table-cell table:style-name="ce71" table:formula="of:=([.F216] / MAX([.$E$193]; 1E-018))-1" office:value-type="percentage" office:value="-0.266666666666667" calcext:value-type="percentage">
            <text:p>-27%</text:p>
          </table:table-cell>
          <table:table-cell table:style-name="ce71" table:formula="of:=([.G216] / MAX([.$E$193]; 1E-018))-1" office:value-type="percentage" office:value="0.1" calcext:value-type="percentage">
            <text:p>10%</text:p>
          </table:table-cell>
          <table:table-cell table:style-name="ce71" table:formula="of:=([.H216] / MAX([.$E$193]; 1E-018))-1" office:value-type="percentage" office:value="0.466666666666667" calcext:value-type="percentage">
            <text:p>47%</text:p>
          </table:table-cell>
          <table:table-cell table:style-name="ce71" table:formula="of:=([.I216] / MAX([.$E$193]; 1E-018))-1" office:value-type="percentage" office:value="0.833333333333333" calcext:value-type="percentage">
            <text:p>83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217] / MAX([.$E$193]; 1E-018))-1" office:value-type="percentage" office:value="-0.2" calcext:value-type="percentage">
            <text:p>-20%</text:p>
          </table:table-cell>
          <table:table-cell table:style-name="ce71" table:formula="of:=([.E217] / MAX([.$E$193]; 1E-018))-1" office:value-type="percentage" office:value="0.2" calcext:value-type="percentage">
            <text:p>20%</text:p>
          </table:table-cell>
          <table:table-cell table:style-name="ce71" table:formula="of:=([.F217] / MAX([.$E$193]; 1E-018))-1" office:value-type="percentage" office:value="-0.2" calcext:value-type="percentage">
            <text:p>-20%</text:p>
          </table:table-cell>
          <table:table-cell table:style-name="ce71" table:formula="of:=([.G217] / MAX([.$E$193]; 1E-018))-1" office:value-type="percentage" office:value="0.2" calcext:value-type="percentage">
            <text:p>20%</text:p>
          </table:table-cell>
          <table:table-cell table:style-name="ce71" table:formula="of:=([.H217] / MAX([.$E$193]; 1E-018))-1" office:value-type="percentage" office:value="0.6" calcext:value-type="percentage">
            <text:p>60%</text:p>
          </table:table-cell>
          <table:table-cell table:style-name="ce71" table:formula="of:=([.I217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SUBLIMINAL</text:p>
          </table:table-cell>
          <table:table-cell table:style-name="ce52" office:value-type="string" calcext:value-type="string">
            <text:p>Bonus Compared To Gun 2</text:p>
          </table:table-cell>
          <table:table-cell table:style-name="ce71" table:formula="of:=([.D218] / MAX([.$E$193]; 1E-018))-1" office:value-type="percentage" office:value="-0.133333333333333" calcext:value-type="percentage">
            <text:p>-13%</text:p>
          </table:table-cell>
          <table:table-cell table:style-name="ce71" table:formula="of:=([.E218] / MAX([.$E$193]; 1E-018))-1" office:value-type="percentage" office:value="0.3" calcext:value-type="percentage">
            <text:p>30%</text:p>
          </table:table-cell>
          <table:table-cell table:style-name="ce71" table:formula="of:=([.F218] / MAX([.$E$193]; 1E-018))-1" office:value-type="percentage" office:value="-0.133333333333333" calcext:value-type="percentage">
            <text:p>-13%</text:p>
          </table:table-cell>
          <table:table-cell table:style-name="ce71" table:formula="of:=([.G218] / MAX([.$E$193]; 1E-018))-1" office:value-type="percentage" office:value="0.3" calcext:value-type="percentage">
            <text:p>30%</text:p>
          </table:table-cell>
          <table:table-cell table:style-name="ce71" table:formula="of:=([.H218] / MAX([.$E$193]; 1E-018))-1" office:value-type="percentage" office:value="0.733333333333333" calcext:value-type="percentage">
            <text:p>73%</text:p>
          </table:table-cell>
          <table:table-cell table:style-name="ce71" table:formula="of:=([.I218] / MAX([.$E$193]; 1E-018))-1" office:value-type="percentage" office:value="1.16666666666667" calcext:value-type="percentage">
            <text:p>117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BATTLEPLAN_BOMBARDMENT</text:p>
          </table:table-cell>
          <table:table-cell table:style-name="ce53" office:value-type="string" calcext:value-type="string">
            <text:p>Bonus Compared To Gun 2</text:p>
          </table:table-cell>
          <table:table-cell table:style-name="ce71" table:formula="of:=([.D219] / MAX([.$E$193]; 1E-018))-1" office:value-type="percentage" office:value="-0.133333333333333" calcext:value-type="percentage">
            <text:p>-13%</text:p>
          </table:table-cell>
          <table:table-cell table:style-name="ce71" table:formula="of:=([.E219] / MAX([.$E$193]; 1E-018))-1" office:value-type="percentage" office:value="0.3" calcext:value-type="percentage">
            <text:p>30%</text:p>
          </table:table-cell>
          <table:table-cell table:style-name="ce71" table:formula="of:=([.F219] / MAX([.$E$193]; 1E-018))-1" office:value-type="percentage" office:value="-0.133333333333333" calcext:value-type="percentage">
            <text:p>-13%</text:p>
          </table:table-cell>
          <table:table-cell table:style-name="ce71" table:formula="of:=([.G219] / MAX([.$E$193]; 1E-018))-1" office:value-type="percentage" office:value="0.3" calcext:value-type="percentage">
            <text:p>30%</text:p>
          </table:table-cell>
          <table:table-cell table:style-name="ce71" table:formula="of:=([.H219] / MAX([.$E$193]; 1E-018))-1" office:value-type="percentage" office:value="0.733333333333333" calcext:value-type="percentage">
            <text:p>73%</text:p>
          </table:table-cell>
          <table:table-cell table:style-name="ce71" table:formula="of:=([.I219] / MAX([.$E$193]; 1E-018))-1" office:value-type="percentage" office:value="1.16666666666667" calcext:value-type="percentage">
            <text:p>117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Bonus Compared To Gun 2</text:p>
          </table:table-cell>
          <table:table-cell table:style-name="ce71" table:formula="of:=([.D220] / MAX([.$E$193]; 1E-018))-1" office:value-type="percentage" office:value="-0.0666666666666667" calcext:value-type="percentage">
            <text:p>-7%</text:p>
          </table:table-cell>
          <table:table-cell table:style-name="ce71" table:formula="of:=([.E220] / MAX([.$E$193]; 1E-018))-1" office:value-type="percentage" office:value="0.4" calcext:value-type="percentage">
            <text:p>40%</text:p>
          </table:table-cell>
          <table:table-cell table:style-name="ce71" table:formula="of:=([.F220] / MAX([.$E$193]; 1E-018))-1" office:value-type="percentage" office:value="-0.0666666666666667" calcext:value-type="percentage">
            <text:p>-7%</text:p>
          </table:table-cell>
          <table:table-cell table:style-name="ce71" table:formula="of:=([.G220] / MAX([.$E$193]; 1E-018))-1" office:value-type="percentage" office:value="0.4" calcext:value-type="percentage">
            <text:p>40%</text:p>
          </table:table-cell>
          <table:table-cell table:style-name="ce71" table:formula="of:=([.H220] / MAX([.$E$193]; 1E-018))-1" office:value-type="percentage" office:value="0.866666666666667" calcext:value-type="percentage">
            <text:p>87%</text:p>
          </table:table-cell>
          <table:table-cell table:style-name="ce71" table:formula="of:=([.I220] / MAX([.$E$193]; 1E-018))-1" office:value-type="percentage" office:value="1.33333333333333" calcext:value-type="percentage">
            <text:p>133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BATTLEPLAN_BOMBARDMENT</text:p>
          </table:table-cell>
          <table:table-cell table:style-name="ce53" office:value-type="string" calcext:value-type="string">
            <text:p>Bonus Compared To Gun 2</text:p>
          </table:table-cell>
          <table:table-cell table:style-name="ce71" table:formula="of:=([.D221] / MAX([.$E$193]; 1E-018))-1" office:value-type="percentage" office:value="0" calcext:value-type="percentage">
            <text:p>0%</text:p>
          </table:table-cell>
          <table:table-cell table:style-name="ce71" table:formula="of:=([.E221] / MAX([.$E$193]; 1E-018))-1" office:value-type="percentage" office:value="0.5" calcext:value-type="percentage">
            <text:p>50%</text:p>
          </table:table-cell>
          <table:table-cell table:style-name="ce71" table:formula="of:=([.F221] / MAX([.$E$193]; 1E-018))-1" office:value-type="percentage" office:value="0" calcext:value-type="percentage">
            <text:p>0%</text:p>
          </table:table-cell>
          <table:table-cell table:style-name="ce71" table:formula="of:=([.G221] / MAX([.$E$193]; 1E-018))-1" office:value-type="percentage" office:value="0.5" calcext:value-type="percentage">
            <text:p>50%</text:p>
          </table:table-cell>
          <table:table-cell table:style-name="ce71" table:formula="of:=([.H221] / MAX([.$E$193]; 1E-018))-1" office:value-type="percentage" office:value="1" calcext:value-type="percentage">
            <text:p>100%</text:p>
          </table:table-cell>
          <table:table-cell table:style-name="ce71" table:formula="of:=([.I221] / MAX([.$E$193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TARGET_FAERIE_FIR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71" table:formula="of:=([.D222] / MAX([.$E$193]; 1E-018))-1" office:value-type="percentage" office:value="-0.266666666666667" calcext:value-type="percentage">
            <text:p>-27%</text:p>
          </table:table-cell>
          <table:table-cell table:style-name="ce71" table:formula="of:=([.E222] / MAX([.$E$193]; 1E-018))-1" office:value-type="percentage" office:value="0.1" calcext:value-type="percentage">
            <text:p>10%</text:p>
          </table:table-cell>
          <table:table-cell table:style-name="ce71" table:formula="of:=([.F222] / MAX([.$E$193]; 1E-018))-1" office:value-type="percentage" office:value="-0.266666666666667" calcext:value-type="percentage">
            <text:p>-27%</text:p>
          </table:table-cell>
          <table:table-cell table:style-name="ce71" table:formula="of:=([.G222] / MAX([.$E$193]; 1E-018))-1" office:value-type="percentage" office:value="0.1" calcext:value-type="percentage">
            <text:p>10%</text:p>
          </table:table-cell>
          <table:table-cell table:style-name="ce71" table:formula="of:=([.H222] / MAX([.$E$193]; 1E-018))-1" office:value-type="percentage" office:value="0.466666666666667" calcext:value-type="percentage">
            <text:p>47%</text:p>
          </table:table-cell>
          <table:table-cell table:style-name="ce71" table:formula="of:=([.I222] / MAX([.$E$193]; 1E-018))-1" office:value-type="percentage" office:value="0.833333333333333" calcext:value-type="percentage">
            <text:p>83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223] / MAX([.$E$193]; 1E-018))-1" office:value-type="percentage" office:value="-0.2" calcext:value-type="percentage">
            <text:p>-20%</text:p>
          </table:table-cell>
          <table:table-cell table:style-name="ce71" table:formula="of:=([.E223] / MAX([.$E$193]; 1E-018))-1" office:value-type="percentage" office:value="0.2" calcext:value-type="percentage">
            <text:p>20%</text:p>
          </table:table-cell>
          <table:table-cell table:style-name="ce71" table:formula="of:=([.F223] / MAX([.$E$193]; 1E-018))-1" office:value-type="percentage" office:value="-0.2" calcext:value-type="percentage">
            <text:p>-20%</text:p>
          </table:table-cell>
          <table:table-cell table:style-name="ce71" table:formula="of:=([.G223] / MAX([.$E$193]; 1E-018))-1" office:value-type="percentage" office:value="0.2" calcext:value-type="percentage">
            <text:p>20%</text:p>
          </table:table-cell>
          <table:table-cell table:style-name="ce71" table:formula="of:=([.H223] / MAX([.$E$193]; 1E-018))-1" office:value-type="percentage" office:value="0.6" calcext:value-type="percentage">
            <text:p>60%</text:p>
          </table:table-cell>
          <table:table-cell table:style-name="ce71" table:formula="of:=([.I223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TARGET_FAERIE_FIR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71" table:formula="of:=([.D224] / MAX([.$E$193]; 1E-018))-1" office:value-type="percentage" office:value="-0.133333333333333" calcext:value-type="percentage">
            <text:p>-13%</text:p>
          </table:table-cell>
          <table:table-cell table:style-name="ce71" table:formula="of:=([.E224] / MAX([.$E$193]; 1E-018))-1" office:value-type="percentage" office:value="0.3" calcext:value-type="percentage">
            <text:p>30%</text:p>
          </table:table-cell>
          <table:table-cell table:style-name="ce71" table:formula="of:=([.F224] / MAX([.$E$193]; 1E-018))-1" office:value-type="percentage" office:value="-0.133333333333333" calcext:value-type="percentage">
            <text:p>-13%</text:p>
          </table:table-cell>
          <table:table-cell table:style-name="ce71" table:formula="of:=([.G224] / MAX([.$E$193]; 1E-018))-1" office:value-type="percentage" office:value="0.3" calcext:value-type="percentage">
            <text:p>30%</text:p>
          </table:table-cell>
          <table:table-cell table:style-name="ce71" table:formula="of:=([.H224] / MAX([.$E$193]; 1E-018))-1" office:value-type="percentage" office:value="0.733333333333333" calcext:value-type="percentage">
            <text:p>73%</text:p>
          </table:table-cell>
          <table:table-cell table:style-name="ce71" table:formula="of:=([.I224] / MAX([.$E$193]; 1E-018))-1" office:value-type="percentage" office:value="1.16666666666667" calcext:value-type="percentage">
            <text:p>117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GARRISONE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71" table:formula="of:=([.D225] / MAX([.$E$193]; 1E-018))-1" office:value-type="percentage" office:value="-0.1" calcext:value-type="percentage">
            <text:p>-10%</text:p>
          </table:table-cell>
          <table:table-cell table:style-name="ce71" table:formula="of:=([.E225] / MAX([.$E$193]; 1E-018))-1" office:value-type="percentage" office:value="0.35" calcext:value-type="percentage">
            <text:p>35%</text:p>
          </table:table-cell>
          <table:table-cell table:style-name="ce71" table:formula="of:=([.F225] / MAX([.$E$193]; 1E-018))-1" office:value-type="percentage" office:value="-0.1" calcext:value-type="percentage">
            <text:p>-10%</text:p>
          </table:table-cell>
          <table:table-cell table:style-name="ce71" table:formula="of:=([.G225] / MAX([.$E$193]; 1E-018))-1" office:value-type="percentage" office:value="0.35" calcext:value-type="percentage">
            <text:p>35%</text:p>
          </table:table-cell>
          <table:table-cell table:style-name="ce71" table:formula="of:=([.H225] / MAX([.$E$193]; 1E-018))-1" office:value-type="percentage" office:value="0.8" calcext:value-type="percentage">
            <text:p>80%</text:p>
          </table:table-cell>
          <table:table-cell table:style-name="ce71" table:formula="of:=([.I225] / MAX([.$E$193]; 1E-018))-1" office:value-type="percentage" office:value="1.25" calcext:value-type="percentage">
            <text:p>125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Bonus Compared To Gun 2</text:p>
          </table:table-cell>
          <table:table-cell table:style-name="ce71" table:formula="of:=([.D226] / MAX([.$E$193]; 1E-018))-1" office:value-type="percentage" office:value="-0.0333333333333333" calcext:value-type="percentage">
            <text:p>-3%</text:p>
          </table:table-cell>
          <table:table-cell table:style-name="ce71" table:formula="of:=([.E226] / MAX([.$E$193]; 1E-018))-1" office:value-type="percentage" office:value="0.45" calcext:value-type="percentage">
            <text:p>45%</text:p>
          </table:table-cell>
          <table:table-cell table:style-name="ce71" table:formula="of:=([.F226] / MAX([.$E$193]; 1E-018))-1" office:value-type="percentage" office:value="-0.0333333333333333" calcext:value-type="percentage">
            <text:p>-3%</text:p>
          </table:table-cell>
          <table:table-cell table:style-name="ce71" table:formula="of:=([.G226] / MAX([.$E$193]; 1E-018))-1" office:value-type="percentage" office:value="0.45" calcext:value-type="percentage">
            <text:p>45%</text:p>
          </table:table-cell>
          <table:table-cell table:style-name="ce71" table:formula="of:=([.H226] / MAX([.$E$193]; 1E-018))-1" office:value-type="percentage" office:value="0.933333333333333" calcext:value-type="percentage">
            <text:p>93%</text:p>
          </table:table-cell>
          <table:table-cell table:style-name="ce71" table:formula="of:=([.I226] / MAX([.$E$193]; 1E-018))-1" office:value-type="percentage" office:value="1.41666666666667" calcext:value-type="percentage">
            <text:p>142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GARRISONE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71" table:formula="of:=([.D227] / MAX([.$E$193]; 1E-018))-1" office:value-type="percentage" office:value="0.0333333333333334" calcext:value-type="percentage">
            <text:p>3%</text:p>
          </table:table-cell>
          <table:table-cell table:style-name="ce71" table:formula="of:=([.E227] / MAX([.$E$193]; 1E-018))-1" office:value-type="percentage" office:value="0.55" calcext:value-type="percentage">
            <text:p>55%</text:p>
          </table:table-cell>
          <table:table-cell table:style-name="ce71" table:formula="of:=([.F227] / MAX([.$E$193]; 1E-018))-1" office:value-type="percentage" office:value="0.0333333333333334" calcext:value-type="percentage">
            <text:p>3%</text:p>
          </table:table-cell>
          <table:table-cell table:style-name="ce71" table:formula="of:=([.G227] / MAX([.$E$193]; 1E-018))-1" office:value-type="percentage" office:value="0.55" calcext:value-type="percentage">
            <text:p>55%</text:p>
          </table:table-cell>
          <table:table-cell table:style-name="ce71" table:formula="of:=([.H227] / MAX([.$E$193]; 1E-018))-1" office:value-type="percentage" office:value="1.06666666666667" calcext:value-type="percentage">
            <text:p>107%</text:p>
          </table:table-cell>
          <table:table-cell table:style-name="ce71" table:formula="of:=([.I227] / MAX([.$E$193]; 1E-018))-1" office:value-type="percentage" office:value="1.58333333333333" calcext:value-type="percentage">
            <text:p>158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71" table:formula="of:=([.D228] / MAX([.$E$193]; 1E-018))-1" office:value-type="percentage" office:value="-0.0666666666666665" calcext:value-type="percentage">
            <text:p>-7%</text:p>
          </table:table-cell>
          <table:table-cell table:style-name="ce71" table:formula="of:=([.E228] / MAX([.$E$193]; 1E-018))-1" office:value-type="percentage" office:value="0.4" calcext:value-type="percentage">
            <text:p>40%</text:p>
          </table:table-cell>
          <table:table-cell table:style-name="ce71" table:formula="of:=([.F228] / MAX([.$E$193]; 1E-018))-1" office:value-type="percentage" office:value="-0.0666666666666665" calcext:value-type="percentage">
            <text:p>-7%</text:p>
          </table:table-cell>
          <table:table-cell table:style-name="ce71" table:formula="of:=([.G228] / MAX([.$E$193]; 1E-018))-1" office:value-type="percentage" office:value="0.4" calcext:value-type="percentage">
            <text:p>40%</text:p>
          </table:table-cell>
          <table:table-cell table:style-name="ce71" table:formula="of:=([.H228] / MAX([.$E$193]; 1E-018))-1" office:value-type="percentage" office:value="0.866666666666667" calcext:value-type="percentage">
            <text:p>87%</text:p>
          </table:table-cell>
          <table:table-cell table:style-name="ce71" table:formula="of:=([.I228] / MAX([.$E$193]; 1E-018))-1" office:value-type="percentage" office:value="1.33333333333333" calcext:value-type="percentage">
            <text:p>133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229] / MAX([.$E$193]; 1E-018))-1" office:value-type="percentage" office:value="0" calcext:value-type="percentage">
            <text:p>0%</text:p>
          </table:table-cell>
          <table:table-cell table:style-name="ce71" table:formula="of:=([.E229] / MAX([.$E$193]; 1E-018))-1" office:value-type="percentage" office:value="0.5" calcext:value-type="percentage">
            <text:p>50%</text:p>
          </table:table-cell>
          <table:table-cell table:style-name="ce71" table:formula="of:=([.F229] / MAX([.$E$193]; 1E-018))-1" office:value-type="percentage" office:value="0" calcext:value-type="percentage">
            <text:p>0%</text:p>
          </table:table-cell>
          <table:table-cell table:style-name="ce71" table:formula="of:=([.G229] / MAX([.$E$193]; 1E-018))-1" office:value-type="percentage" office:value="0.5" calcext:value-type="percentage">
            <text:p>50%</text:p>
          </table:table-cell>
          <table:table-cell table:style-name="ce71" table:formula="of:=([.H229] / MAX([.$E$193]; 1E-018))-1" office:value-type="percentage" office:value="1" calcext:value-type="percentage">
            <text:p>100%</text:p>
          </table:table-cell>
          <table:table-cell table:style-name="ce71" table:formula="of:=([.I229] / MAX([.$E$193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71" table:formula="of:=([.D230] / MAX([.$E$193]; 1E-018))-1" office:value-type="percentage" office:value="0.0666666666666667" calcext:value-type="percentage">
            <text:p>7%</text:p>
          </table:table-cell>
          <table:table-cell table:style-name="ce71" table:formula="of:=([.E230] / MAX([.$E$193]; 1E-018))-1" office:value-type="percentage" office:value="0.6" calcext:value-type="percentage">
            <text:p>60%</text:p>
          </table:table-cell>
          <table:table-cell table:style-name="ce71" table:formula="of:=([.F230] / MAX([.$E$193]; 1E-018))-1" office:value-type="percentage" office:value="0.0666666666666667" calcext:value-type="percentage">
            <text:p>7%</text:p>
          </table:table-cell>
          <table:table-cell table:style-name="ce71" table:formula="of:=([.G230] / MAX([.$E$193]; 1E-018))-1" office:value-type="percentage" office:value="0.6" calcext:value-type="percentage">
            <text:p>60%</text:p>
          </table:table-cell>
          <table:table-cell table:style-name="ce71" table:formula="of:=([.H230] / MAX([.$E$193]; 1E-018))-1" office:value-type="percentage" office:value="1.13333333333333" calcext:value-type="percentage">
            <text:p>113%</text:p>
          </table:table-cell>
          <table:table-cell table:style-name="ce71" table:formula="of:=([.I230] / MAX([.$E$193]; 1E-018))-1" office:value-type="percentage" office:value="1.66666666666667" calcext:value-type="percentage">
            <text:p>167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HORDE+NATIONALISM+FANATISM</text:p>
          </table:table-cell>
          <table:table-cell table:style-name="ce53" office:value-type="string" calcext:value-type="string">
            <text:p>Bonus Compared To Gun 2</text:p>
          </table:table-cell>
          <table:table-cell table:style-name="ce71" table:formula="of:=([.D231] / MAX([.$E$193]; 1E-018))-1" office:value-type="percentage" office:value="-0.266666666666667" calcext:value-type="percentage">
            <text:p>-27%</text:p>
          </table:table-cell>
          <table:table-cell table:style-name="ce71" table:formula="of:=([.E231] / MAX([.$E$193]; 1E-018))-1" office:value-type="percentage" office:value="0.1" calcext:value-type="percentage">
            <text:p>10%</text:p>
          </table:table-cell>
          <table:table-cell table:style-name="ce71" table:formula="of:=([.F231] / MAX([.$E$193]; 1E-018))-1" office:value-type="percentage" office:value="-0.266666666666667" calcext:value-type="percentage">
            <text:p>-27%</text:p>
          </table:table-cell>
          <table:table-cell table:style-name="ce71" table:formula="of:=([.G231] / MAX([.$E$193]; 1E-018))-1" office:value-type="percentage" office:value="0.1" calcext:value-type="percentage">
            <text:p>10%</text:p>
          </table:table-cell>
          <table:table-cell table:style-name="ce71" table:formula="of:=([.H231] / MAX([.$E$193]; 1E-018))-1" office:value-type="percentage" office:value="0.466666666666667" calcext:value-type="percentage">
            <text:p>47%</text:p>
          </table:table-cell>
          <table:table-cell table:style-name="ce71" table:formula="of:=([.I231] / MAX([.$E$193]; 1E-018))-1" office:value-type="percentage" office:value="0.833333333333333" calcext:value-type="percentage">
            <text:p>83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Bonus Compared To Gun 2</text:p>
          </table:table-cell>
          <table:table-cell table:style-name="ce71" table:formula="of:=([.D232] / MAX([.$E$193]; 1E-018))-1" office:value-type="percentage" office:value="-0.2" calcext:value-type="percentage">
            <text:p>-20%</text:p>
          </table:table-cell>
          <table:table-cell table:style-name="ce71" table:formula="of:=([.E232] / MAX([.$E$193]; 1E-018))-1" office:value-type="percentage" office:value="0.2" calcext:value-type="percentage">
            <text:p>20%</text:p>
          </table:table-cell>
          <table:table-cell table:style-name="ce71" table:formula="of:=([.F232] / MAX([.$E$193]; 1E-018))-1" office:value-type="percentage" office:value="-0.2" calcext:value-type="percentage">
            <text:p>-20%</text:p>
          </table:table-cell>
          <table:table-cell table:style-name="ce71" table:formula="of:=([.G232] / MAX([.$E$193]; 1E-018))-1" office:value-type="percentage" office:value="0.2" calcext:value-type="percentage">
            <text:p>20%</text:p>
          </table:table-cell>
          <table:table-cell table:style-name="ce71" table:formula="of:=([.H232] / MAX([.$E$193]; 1E-018))-1" office:value-type="percentage" office:value="0.6" calcext:value-type="percentage">
            <text:p>60%</text:p>
          </table:table-cell>
          <table:table-cell table:style-name="ce71" table:formula="of:=([.I232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HORDE+NATIONALISM+FANATISM</text:p>
          </table:table-cell>
          <table:table-cell table:style-name="ce53" office:value-type="string" calcext:value-type="string">
            <text:p>Bonus Compared To Gun 2</text:p>
          </table:table-cell>
          <table:table-cell table:style-name="ce71" table:formula="of:=([.D233] / MAX([.$E$193]; 1E-018))-1" office:value-type="percentage" office:value="-0.133333333333333" calcext:value-type="percentage">
            <text:p>-13%</text:p>
          </table:table-cell>
          <table:table-cell table:style-name="ce71" table:formula="of:=([.E233] / MAX([.$E$193]; 1E-018))-1" office:value-type="percentage" office:value="0.3" calcext:value-type="percentage">
            <text:p>30%</text:p>
          </table:table-cell>
          <table:table-cell table:style-name="ce71" table:formula="of:=([.F233] / MAX([.$E$193]; 1E-018))-1" office:value-type="percentage" office:value="-0.133333333333333" calcext:value-type="percentage">
            <text:p>-13%</text:p>
          </table:table-cell>
          <table:table-cell table:style-name="ce71" table:formula="of:=([.G233] / MAX([.$E$193]; 1E-018))-1" office:value-type="percentage" office:value="0.3" calcext:value-type="percentage">
            <text:p>30%</text:p>
          </table:table-cell>
          <table:table-cell table:style-name="ce71" table:formula="of:=([.H233] / MAX([.$E$193]; 1E-018))-1" office:value-type="percentage" office:value="0.733333333333333" calcext:value-type="percentage">
            <text:p>73%</text:p>
          </table:table-cell>
          <table:table-cell table:style-name="ce71" table:formula="of:=([.I233] / MAX([.$E$193]; 1E-018))-1" office:value-type="percentage" office:value="1.16666666666667" calcext:value-type="percentage">
            <text:p>117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234] / MAX([.$E$193]; 1E-018))-1" office:value-type="percentage" office:value="-0.266666666666667" calcext:value-type="percentage">
            <text:p>-27%</text:p>
          </table:table-cell>
          <table:table-cell table:style-name="ce71" table:formula="of:=([.E234] / MAX([.$E$193]; 1E-018))-1" office:value-type="percentage" office:value="0.1" calcext:value-type="percentage">
            <text:p>10%</text:p>
          </table:table-cell>
          <table:table-cell table:style-name="ce71" table:formula="of:=([.F234] / MAX([.$E$193]; 1E-018))-1" office:value-type="percentage" office:value="-0.266666666666667" calcext:value-type="percentage">
            <text:p>-27%</text:p>
          </table:table-cell>
          <table:table-cell table:style-name="ce71" table:formula="of:=([.G234] / MAX([.$E$193]; 1E-018))-1" office:value-type="percentage" office:value="0.1" calcext:value-type="percentage">
            <text:p>10%</text:p>
          </table:table-cell>
          <table:table-cell table:style-name="ce71" table:formula="of:=([.H234] / MAX([.$E$193]; 1E-018))-1" office:value-type="percentage" office:value="0.466666666666667" calcext:value-type="percentage">
            <text:p>47%</text:p>
          </table:table-cell>
          <table:table-cell table:style-name="ce71" table:formula="of:=([.I234] / MAX([.$E$193]; 1E-018))-1" office:value-type="percentage" office:value="0.833333333333333" calcext:value-type="percentage">
            <text:p>83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235] / MAX([.$E$193]; 1E-018))-1" office:value-type="percentage" office:value="-0.2" calcext:value-type="percentage">
            <text:p>-20%</text:p>
          </table:table-cell>
          <table:table-cell table:style-name="ce71" table:formula="of:=([.E235] / MAX([.$E$193]; 1E-018))-1" office:value-type="percentage" office:value="0.2" calcext:value-type="percentage">
            <text:p>20%</text:p>
          </table:table-cell>
          <table:table-cell table:style-name="ce71" table:formula="of:=([.F235] / MAX([.$E$193]; 1E-018))-1" office:value-type="percentage" office:value="-0.2" calcext:value-type="percentage">
            <text:p>-20%</text:p>
          </table:table-cell>
          <table:table-cell table:style-name="ce71" table:formula="of:=([.G235] / MAX([.$E$193]; 1E-018))-1" office:value-type="percentage" office:value="0.2" calcext:value-type="percentage">
            <text:p>20%</text:p>
          </table:table-cell>
          <table:table-cell table:style-name="ce71" table:formula="of:=([.H235] / MAX([.$E$193]; 1E-018))-1" office:value-type="percentage" office:value="0.6" calcext:value-type="percentage">
            <text:p>60%</text:p>
          </table:table-cell>
          <table:table-cell table:style-name="ce71" table:formula="of:=([.I235] / MAX([.$E$193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236] / MAX([.$E$193]; 1E-018))-1" office:value-type="percentage" office:value="-0.133333333333333" calcext:value-type="percentage">
            <text:p>-13%</text:p>
          </table:table-cell>
          <table:table-cell table:style-name="ce71" table:formula="of:=([.E236] / MAX([.$E$193]; 1E-018))-1" office:value-type="percentage" office:value="0.3" calcext:value-type="percentage">
            <text:p>30%</text:p>
          </table:table-cell>
          <table:table-cell table:style-name="ce71" table:formula="of:=([.F236] / MAX([.$E$193]; 1E-018))-1" office:value-type="percentage" office:value="-0.133333333333333" calcext:value-type="percentage">
            <text:p>-13%</text:p>
          </table:table-cell>
          <table:table-cell table:style-name="ce71" table:formula="of:=([.G236] / MAX([.$E$193]; 1E-018))-1" office:value-type="percentage" office:value="0.3" calcext:value-type="percentage">
            <text:p>30%</text:p>
          </table:table-cell>
          <table:table-cell table:style-name="ce71" table:formula="of:=([.H236] / MAX([.$E$193]; 1E-018))-1" office:value-type="percentage" office:value="0.733333333333333" calcext:value-type="percentage">
            <text:p>73%</text:p>
          </table:table-cell>
          <table:table-cell table:style-name="ce71" table:formula="of:=([.I236] / MAX([.$E$193]; 1E-018))-1" office:value-type="percentage" office:value="1.16666666666667" calcext:value-type="percentage">
            <text:p>117%</text:p>
          </table:table-cell>
          <table:table-cell table:number-columns-repeated="1015"/>
        </table:table-row>
        <table:table-row table:style-name="ro5" table:number-rows-repeated="104820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GLAInfantryStingerSoldier.D98:GLAInfantryStingerSoldier.I98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GLAInfantryStingerSoldier.D99:GLAInfantryStingerSoldier.I99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GLAInfantryStingerSoldier.D100:GLAInfantryStingerSoldier.I100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GLAInfantryStingerSoldier.D101:GLAInfantryStingerSoldier.I101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GLAInfantryStingerSoldier.D283:GLAInfantryStingerSoldier.I326">
            <calcext:color-scale>
              <calcext:color-scale-entry calcext:value="=MIN(MIN([.D283:.I326]); -1E-018)" calcext:type="formula" calcext:color="#ff0000"/>
              <calcext:color-scale-entry calcext:value="0" calcext:type="number" calcext:color="#ffffa6"/>
              <calcext:color-scale-entry calcext:value="=MAX(MAX([.D283:.I326]); 1E-018)" calcext:type="formula" calcext:color="#00a933"/>
            </calcext:color-scale>
          </calcext:conditional-format>
          <calcext:conditional-format calcext:target-range-address="GLAInfantryStingerSoldier.D238:GLAInfantryStingerSoldier.I281">
            <calcext:color-scale>
              <calcext:color-scale-entry calcext:value="=MIN(MIN([.D238:.I281]); -1E-018)" calcext:type="formula" calcext:color="#ff0000"/>
              <calcext:color-scale-entry calcext:value="0" calcext:type="number" calcext:color="#ffffa6"/>
              <calcext:color-scale-entry calcext:value="=MAX(MAX([.D238:.I281]); 1E-018)" calcext:type="formula" calcext:color="#00a933"/>
            </calcext:color-scale>
          </calcext:conditional-format>
          <calcext:conditional-format calcext:target-range-address="GLAInfantryStingerSoldier.D328:GLAInfantryStingerSoldier.I371">
            <calcext:color-scale>
              <calcext:color-scale-entry calcext:value="=MIN(MIN([.D328:.I371]); -1E-018)" calcext:type="formula" calcext:color="#ff0000"/>
              <calcext:color-scale-entry calcext:value="0" calcext:type="number" calcext:color="#ffffa6"/>
              <calcext:color-scale-entry calcext:value="=MAX(MAX([.D328:.I371]); 1E-018)" calcext:type="formula" calcext:color="#00a933"/>
            </calcext:color-scale>
          </calcext:conditional-format>
          <calcext:conditional-format calcext:target-range-address="GLAInfantryStingerSoldier.D51:GLAInfantryStingerSoldier.I96">
            <calcext:color-scale>
              <calcext:color-scale-entry calcext:value="=MIN(MIN([.D51:.I96]); 1-0.0000000001)" calcext:type="formula" calcext:color="#ff0000"/>
              <calcext:color-scale-entry calcext:value="1" calcext:type="number" calcext:color="#ffffa6"/>
              <calcext:color-scale-entry calcext:value="=MAX(MAX([.D51:.I96]); 1+0.0000000001)" calcext:type="formula" calcext:color="#00a933"/>
            </calcext:color-scale>
          </calcext:conditional-format>
          <calcext:conditional-format calcext:target-range-address="GLAInfantryStingerSoldier.D4:GLAInfantryStingerSoldier.I49">
            <calcext:color-scale>
              <calcext:color-scale-entry calcext:value="=MIN(MIN([.D4:.I49]); 1-0.0000000001)" calcext:type="formula" calcext:color="#ff0000"/>
              <calcext:color-scale-entry calcext:value="1" calcext:type="number" calcext:color="#ffffa6"/>
              <calcext:color-scale-entry calcext:value="=MAX(MAX([.D4:.I49]); 1+0.0000000001)" calcext:type="formula" calcext:color="#00a933"/>
            </calcext:color-scale>
          </calcext:conditional-format>
          <calcext:conditional-format calcext:target-range-address="GLAInfantryStingerSoldier.D193:GLAInfantryStingerSoldier.I236">
            <calcext:condition calcext:apply-style-name="ConditionalStyle_1" calcext:value="&gt;[#REF!]" calcext:base-cell-address="GLAInfantryStingerSoldier.D193"/>
            <calcext:condition calcext:apply-style-name="ConditionalStyle_2" calcext:value="&lt;[#REF!]" calcext:base-cell-address="GLAInfantryStingerSoldier.D193"/>
          </calcext:conditional-format>
          <calcext:conditional-format calcext:target-range-address="GLAInfantryStingerSoldier.D148:GLAInfantryStingerSoldier.I191">
            <calcext:condition calcext:apply-style-name="ConditionalStyle_2" calcext:value="&gt;[#REF!]" calcext:base-cell-address="GLAInfantryStingerSoldier.D148"/>
            <calcext:condition calcext:apply-style-name="ConditionalStyle_1" calcext:value="&lt;[#REF!]" calcext:base-cell-address="GLAInfantryStingerSoldier.D148"/>
          </calcext:conditional-format>
          <calcext:conditional-format calcext:target-range-address="GLAInfantryStingerSoldier.D103:GLAInfantryStingerSoldier.I146">
            <calcext:condition calcext:apply-style-name="ConditionalStyle_1" calcext:value="&gt;[#REF!]" calcext:base-cell-address="GLAInfantryStingerSoldier.D103"/>
            <calcext:condition calcext:apply-style-name="ConditionalStyle_2" calcext:value="&lt;[#REF!]" calcext:base-cell-address="GLAInfantryStingerSoldier.D10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9">
      <number:number number:decimal-places="4" number:min-decimal-places="4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eenBackground" style:family="table-cell" style:parent-style-name="Default" style:data-style-name="N0">
      <style:table-cell-properties fo:background-color="#77bc65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dBackground" style:family="table-cell" style:parent-style-name="Default" style:data-style-name="N0">
      <style:table-cell-properties fo:background-color="#f10d0c" style:diagonal-bl-tr="none" style:diagonal-tl-br="none" fo:border="non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sult2" style:family="table-cell" style:parent-style-name="Default" style:data-style-name="N122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YellowBackground" style:family="table-cell" style:parent-style-name="Default" style:data-style-name="N0">
      <style:table-cell-properties fo:background-color="#ffffa6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10pt" fo:font-style="normal" fo:text-shadow="none" style:text-underline-style="none" fo:font-weight="normal" style:font-name-asian="Arial Unicode MS" style:font-family-asian="'Arial Unicode MS'" style:font-family-generic-asian="swiss" style:font-size-asian="10pt" style:font-style-asian="normal" style:font-weight-asian="normal" style:font-name-complex="Arial Unicode MS" style:font-family-complex="'Arial Unicode MS'" style:font-family-generic-complex="swiss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77bc65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f10d0c" style:diagonal-bl-tr="none" style:diagonal-tl-br="none" fo:border="non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QuadCannon_20_Invert_20_Scale_20_Buff" style:display-name="PageStyle_QuadCannon Invert Scale Buff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lobals" style:display-name="PageStyle_Global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4T19:51:25</meta:creation-date>
    <meta:initial-creator>pascal </meta:initial-creator>
    <dc:language>en-US</dc:language>
    <dc:date>2022-11-12T17:29:01.057000000</dc:date>
    <meta:editing-cycles>128</meta:editing-cycles>
    <meta:editing-duration>P1DT3H16M22S</meta:editing-duration>
    <meta:generator>LibreOffice/7.3.4.2$Windows_X86_64 LibreOffice_project/728fec16bd5f605073805c3c9e7c4212a0120dc5</meta:generator>
    <meta:document-statistic meta:table-count="2" meta:cell-count="3165" meta:object-count="0"/>
    <meta:user-defined meta:name="AppVersion">15.0000</meta:user-defined>
  </office:meta>
</office:document-meta>
</file>